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ields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1" table:style-name="ce1">
            <text:p>1</text:p>
          </table:table-cell>
          <table:table-cell office:value-type="string" office:value="2" table:style-name="ce1">
            <text:p>2</text:p>
          </table:table-cell>
          <table:table-cell office:value-type="string" office:value="3" table:style-name="ce1">
            <text:p>3</text:p>
          </table:table-cell>
          <table:table-cell office:value-type="string" office:value="4" table:style-name="ce1">
            <text:p>4</text:p>
          </table:table-cell>
          <table:table-cell office:value-type="string" office:value="5" table:style-name="ce1">
            <text:p>5</text:p>
          </table:table-cell>
          <table:table-cell office:value-type="string" office:value="6" table:style-name="ce1">
            <text:p>6</text:p>
          </table:table-cell>
          <table:table-cell office:value-type="string" office:value="7" table:style-name="ce1">
            <text:p>7</text:p>
          </table:table-cell>
          <table:table-cell office:value-type="string" office:value="8" table:style-name="ce1">
            <text:p>8</text:p>
          </table:table-cell>
          <table:table-cell office:value-type="string" office:value="9" table:style-name="ce1">
            <text:p>9</text:p>
          </table:table-cell>
          <table:table-cell office:value-type="string" office:value="10" table:style-name="ce1">
            <text:p>10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948125" table:style-name="ce1">
            <text:p>1.948125</text:p>
          </table:table-cell>
          <table:table-cell office:value-type="float" office:value="5.210375" table:style-name="ce1">
            <text:p>5.210375</text:p>
          </table:table-cell>
          <table:table-cell office:value-type="float" office:value="2.54375" table:style-name="ce1">
            <text:p>2.54375</text:p>
          </table:table-cell>
          <table:table-cell office:value-type="float" office:value="1.4889453125" table:style-name="ce1">
            <text:p>1.4889453125</text:p>
          </table:table-cell>
          <table:table-cell office:value-type="float" office:value="8.399" table:style-name="ce1">
            <text:p>8.399</text:p>
          </table:table-cell>
          <table:table-cell office:value-type="float" office:value="9.836625" table:style-name="ce1">
            <text:p>9.836625</text:p>
          </table:table-cell>
          <table:table-cell office:value-type="float" office:value="5.581375" table:style-name="ce1">
            <text:p>5.581375</text:p>
          </table:table-cell>
          <table:table-cell office:value-type="float" office:value="1.5825" table:style-name="ce1">
            <text:p>1.5825</text:p>
          </table:table-cell>
          <table:table-cell office:value-type="float" office:value="3.281875" table:style-name="ce1">
            <text:p>3.281875</text:p>
          </table:table-cell>
          <table:table-cell office:value-type="float" office:value="5.908375" table:style-name="ce1">
            <text:p>5.908375</text:p>
          </table:table-cell>
          <table:table-cell office:value-type="float" office:value="1.658875" table:style-name="ce1">
            <text:p>1.658875</text:p>
          </table:table-cell>
          <table:table-cell office:value-type="float" office:value="3.415125" table:style-name="ce1">
            <text:p>3.415125</text:p>
          </table:table-cell>
          <table:table-cell office:value-type="float" office:value="3.005875" table:style-name="ce1">
            <text:p>3.005875</text:p>
          </table:table-cell>
          <table:table-cell office:value-type="float" office:value="1.7265" table:style-name="ce1">
            <text:p>1.7265</text:p>
          </table:table-cell>
          <table:table-cell office:value-type="float" office:value="1.268125" table:style-name="ce1">
            <text:p>1.268125</text:p>
          </table:table-cell>
          <table:table-cell office:value-type="float" office:value="2.118375" table:style-name="ce1">
            <text:p>2.118375</text:p>
          </table:table-cell>
          <table:table-cell office:value-type="float" office:value="3.0065" table:style-name="ce1">
            <text:p>3.0065</text:p>
          </table:table-cell>
          <table:table-cell office:value-type="float" office:value="3.25025" table:style-name="ce1">
            <text:p>3.25025</text:p>
          </table:table-cell>
          <table:table-cell office:value-type="float" office:value="1.798125" table:style-name="ce1">
            <text:p>1.798125</text:p>
          </table:table-cell>
          <table:table-cell office:value-type="float" office:value="4.88075" table:style-name="ce1">
            <text:p>4.88075</text:p>
          </table:table-cell>
          <table:table-cell office:value-type="float" office:value="1.948125" table:style-name="ce1">
            <text:p>1.948125</text:p>
          </table:table-cell>
          <table:table-cell office:value-type="float" office:value="2.238125" table:style-name="ce1">
            <text:p>2.238125</text:p>
          </table:table-cell>
          <table:table-cell office:value-type="float" office:value="4.256" table:style-name="ce1">
            <text:p>4.256</text:p>
          </table:table-cell>
          <table:table-cell office:value-type="float" office:value="5.88225" table:style-name="ce1">
            <text:p>5.88225</text:p>
          </table:table-cell>
          <table:table-cell office:value-type="float" office:value="3.802" table:style-name="ce1">
            <text:p>3.802</text:p>
          </table:table-cell>
          <table:table-cell office:value-type="float" office:value="2.87625" table:style-name="ce1">
            <text:p>2.87625</text:p>
          </table:table-cell>
          <table:table-cell office:value-type="float" office:value="3.480375" table:style-name="ce1">
            <text:p>3.480375</text:p>
          </table:table-cell>
          <table:table-cell office:value-type="float" office:value="3.678875" table:style-name="ce1">
            <text:p>3.678875</text:p>
          </table:table-cell>
          <table:table-cell office:value-type="float" office:value="3.58775" table:style-name="ce1">
            <text:p>3.58775</text:p>
          </table:table-cell>
          <table:table-cell office:value-type="float" office:value="3.184" table:style-name="ce1">
            <text:p>3.184</text:p>
          </table:table-cell>
          <table:table-cell office:value-type="float" office:value="4.417625" table:style-name="ce1">
            <text:p>4.417625</text:p>
          </table:table-cell>
          <table:table-cell office:value-type="float" office:value="5.59775" table:style-name="ce1">
            <text:p>5.59775</text:p>
          </table:table-cell>
          <table:table-cell office:value-type="float" office:value="2.303875" table:style-name="ce1">
            <text:p>2.303875</text:p>
          </table:table-cell>
          <table:table-cell office:value-type="float" office:value="3.7295" table:style-name="ce1">
            <text:p>3.7295</text:p>
          </table:table-cell>
          <table:table-cell office:value-type="float" office:value="2.074125" table:style-name="ce1">
            <text:p>2.074125</text:p>
          </table:table-cell>
          <table:table-cell office:value-type="float" office:value="3.58775" table:style-name="ce1">
            <text:p>3.58775</text:p>
          </table:table-cell>
          <table:table-cell office:value-type="float" office:value="1.94225" table:style-name="ce1">
            <text:p>1.94225</text:p>
          </table:table-cell>
          <table:table-cell office:value-type="float" office:value="2.18975" table:style-name="ce1">
            <text:p>2.18975</text:p>
          </table:table-cell>
          <table:table-cell office:value-type="float" office:value="0.689625" table:style-name="ce1">
            <text:p>0.689625</text:p>
          </table:table-cell>
          <table:table-cell office:value-type="float" office:value="2.09325" table:style-name="ce1">
            <text:p>2.09325</text:p>
          </table:table-cell>
          <table:table-cell office:value-type="float" office:value="0" table:style-name="ce1">
            <text:p>0</text:p>
          </table:table-cell>
          <table:table-cell office:value-type="float" office:value="2.099625" table:style-name="ce1">
            <text:p>2.099625</text:p>
          </table:table-cell>
          <table:table-cell office:value-type="float" office:value="4.479625" table:style-name="ce1">
            <text:p>4.479625</text:p>
          </table:table-cell>
          <table:table-cell office:value-type="float" office:value="0.309125" table:style-name="ce1">
            <text:p>0.309125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347625" table:style-name="ce1">
            <text:p>6.347625</text:p>
          </table:table-cell>
          <table:table-cell office:value-type="float" office:value="4.069375" table:style-name="ce1">
            <text:p>4.069375</text:p>
          </table:table-cell>
          <table:table-cell office:value-type="float" office:value="2.8159765625" table:style-name="ce1">
            <text:p>2.8159765625</text:p>
          </table:table-cell>
          <table:table-cell office:value-type="float" office:value="9.317" table:style-name="ce1">
            <text:p>9.317</text:p>
          </table:table-cell>
          <table:table-cell office:value-type="float" office:value="13.92575" table:style-name="ce1">
            <text:p>13.92575</text:p>
          </table:table-cell>
          <table:table-cell office:value-type="float" office:value="9.504625" table:style-name="ce1">
            <text:p>9.504625</text:p>
          </table:table-cell>
          <table:table-cell office:value-type="float" office:value="4.169375" table:style-name="ce1">
            <text:p>4.169375</text:p>
          </table:table-cell>
          <table:table-cell office:value-type="float" office:value="6.2625" table:style-name="ce1">
            <text:p>6.2625</text:p>
          </table:table-cell>
          <table:table-cell office:value-type="float" office:value="9.80575" table:style-name="ce1">
            <text:p>9.80575</text:p>
          </table:table-cell>
          <table:table-cell office:value-type="float" office:value="2.06975" table:style-name="ce1">
            <text:p>2.06975</text:p>
          </table:table-cell>
          <table:table-cell office:value-type="float" office:value="8.268875" table:style-name="ce1">
            <text:p>8.268875</text:p>
          </table:table-cell>
          <table:table-cell office:value-type="float" office:value="5.528625" table:style-name="ce1">
            <text:p>5.528625</text:p>
          </table:table-cell>
          <table:table-cell office:value-type="float" office:value="2.741" table:style-name="ce1">
            <text:p>2.741</text:p>
          </table:table-cell>
          <table:table-cell office:value-type="float" office:value="2.315" table:style-name="ce1">
            <text:p>2.315</text:p>
          </table:table-cell>
          <table:table-cell office:value-type="float" office:value="2.62425" table:style-name="ce1">
            <text:p>2.62425</text:p>
          </table:table-cell>
          <table:table-cell office:value-type="float" office:value="5.329125" table:style-name="ce1">
            <text:p>5.329125</text:p>
          </table:table-cell>
          <table:table-cell office:value-type="float" office:value="4.86625" table:style-name="ce1">
            <text:p>4.86625</text:p>
          </table:table-cell>
          <table:table-cell office:value-type="float" office:value="4.4375" table:style-name="ce1">
            <text:p>4.4375</text:p>
          </table:table-cell>
          <table:table-cell office:value-type="float" office:value="9.259125" table:style-name="ce1">
            <text:p>9.259125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1075" table:style-name="ce1">
            <text:p>6.1075</text:p>
          </table:table-cell>
          <table:table-cell office:value-type="float" office:value="9.400875" table:style-name="ce1">
            <text:p>9.400875</text:p>
          </table:table-cell>
          <table:table-cell office:value-type="float" office:value="10.121375" table:style-name="ce1">
            <text:p>10.121375</text:p>
          </table:table-cell>
          <table:table-cell office:value-type="float" office:value="7.878375" table:style-name="ce1">
            <text:p>7.878375</text:p>
          </table:table-cell>
          <table:table-cell office:value-type="float" office:value="6.535" table:style-name="ce1">
            <text:p>6.535</text:p>
          </table:table-cell>
          <table:table-cell office:value-type="float" office:value="7.2295" table:style-name="ce1">
            <text:p>7.2295</text:p>
          </table:table-cell>
          <table:table-cell office:value-type="float" office:value="9.622125" table:style-name="ce1">
            <text:p>9.622125</text:p>
          </table:table-cell>
          <table:table-cell office:value-type="float" office:value="8.34325" table:style-name="ce1">
            <text:p>8.34325</text:p>
          </table:table-cell>
          <table:table-cell office:value-type="float" office:value="6.62625" table:style-name="ce1">
            <text:p>6.62625</text:p>
          </table:table-cell>
          <table:table-cell office:value-type="float" office:value="7.782125" table:style-name="ce1">
            <text:p>7.782125</text:p>
          </table:table-cell>
          <table:table-cell office:value-type="float" office:value="10.976" table:style-name="ce1">
            <text:p>10.976</text:p>
          </table:table-cell>
          <table:table-cell office:value-type="float" office:value="5.155875" table:style-name="ce1">
            <text:p>5.155875</text:p>
          </table:table-cell>
          <table:table-cell office:value-type="float" office:value="5.974375" table:style-name="ce1">
            <text:p>5.974375</text:p>
          </table:table-cell>
          <table:table-cell office:value-type="float" office:value="4.59225" table:style-name="ce1">
            <text:p>4.59225</text:p>
          </table:table-cell>
          <table:table-cell office:value-type="float" office:value="8.12825" table:style-name="ce1">
            <text:p>8.12825</text:p>
          </table:table-cell>
          <table:table-cell office:value-type="float" office:value="4.117625" table:style-name="ce1">
            <text:p>4.117625</text:p>
          </table:table-cell>
          <table:table-cell office:value-type="float" office:value="4.84775" table:style-name="ce1">
            <text:p>4.84775</text:p>
          </table:table-cell>
          <table:table-cell office:value-type="float" office:value="3.04525" table:style-name="ce1">
            <text:p>3.04525</text:p>
          </table:table-cell>
          <table:table-cell office:value-type="float" office:value="5.915875" table:style-name="ce1">
            <text:p>5.915875</text:p>
          </table:table-cell>
          <table:table-cell office:value-type="float" office:value="0" table:style-name="ce1">
            <text:p>0</text:p>
          </table:table-cell>
          <table:table-cell office:value-type="float" office:value="6.314125" table:style-name="ce1">
            <text:p>6.314125</text:p>
          </table:table-cell>
          <table:table-cell office:value-type="float" office:value="10.959" table:style-name="ce1">
            <text:p>10.959</text:p>
          </table:table-cell>
          <table:table-cell office:value-type="float" office:value="1.085375" table:style-name="ce1">
            <text:p>1.085375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3.8275" table:style-name="ce1">
            <text:p>3.8275</text:p>
          </table:table-cell>
          <table:table-cell office:value-type="float" office:value="6.294625" table:style-name="ce1">
            <text:p>6.294625</text:p>
          </table:table-cell>
          <table:table-cell office:value-type="float" office:value="3.98125" table:style-name="ce1">
            <text:p>3.98125</text:p>
          </table:table-cell>
          <table:table-cell office:value-type="float" office:value="1.989921875" table:style-name="ce1">
            <text:p>1.989921875</text:p>
          </table:table-cell>
          <table:table-cell office:value-type="float" office:value="9.407875" table:style-name="ce1">
            <text:p>9.407875</text:p>
          </table:table-cell>
          <table:table-cell office:value-type="float" office:value="12.884" table:style-name="ce1">
            <text:p>12.884</text:p>
          </table:table-cell>
          <table:table-cell office:value-type="float" office:value="9.87525" table:style-name="ce1">
            <text:p>9.87525</text:p>
          </table:table-cell>
          <table:table-cell office:value-type="float" office:value="3.675" table:style-name="ce1">
            <text:p>3.675</text:p>
          </table:table-cell>
          <table:table-cell office:value-type="float" office:value="5.96625" table:style-name="ce1">
            <text:p>5.96625</text:p>
          </table:table-cell>
          <table:table-cell office:value-type="float" office:value="9.6985" table:style-name="ce1">
            <text:p>9.6985</text:p>
          </table:table-cell>
          <table:table-cell office:value-type="float" office:value="2.2315" table:style-name="ce1">
            <text:p>2.2315</text:p>
          </table:table-cell>
          <table:table-cell office:value-type="float" office:value="7.801" table:style-name="ce1">
            <text:p>7.801</text:p>
          </table:table-cell>
          <table:table-cell office:value-type="float" office:value="5.01225" table:style-name="ce1">
            <text:p>5.01225</text:p>
          </table:table-cell>
          <table:table-cell office:value-type="float" office:value="2.32525" table:style-name="ce1">
            <text:p>2.32525</text:p>
          </table:table-cell>
          <table:table-cell office:value-type="float" office:value="2.535625" table:style-name="ce1">
            <text:p>2.535625</text:p>
          </table:table-cell>
          <table:table-cell office:value-type="float" office:value="1.851125" table:style-name="ce1">
            <text:p>1.851125</text:p>
          </table:table-cell>
          <table:table-cell office:value-type="float" office:value="5.23325" table:style-name="ce1">
            <text:p>5.23325</text:p>
          </table:table-cell>
          <table:table-cell office:value-type="float" office:value="3.9715" table:style-name="ce1">
            <text:p>3.9715</text:p>
          </table:table-cell>
          <table:table-cell office:value-type="float" office:value="4.2575" table:style-name="ce1">
            <text:p>4.2575</text:p>
          </table:table-cell>
          <table:table-cell office:value-type="float" office:value="7.509" table:style-name="ce1">
            <text:p>7.509</text:p>
          </table:table-cell>
          <table:table-cell office:value-type="float" office:value="3.8275" table:style-name="ce1">
            <text:p>3.8275</text:p>
          </table:table-cell>
          <table:table-cell office:value-type="float" office:value="6.145625" table:style-name="ce1">
            <text:p>6.145625</text:p>
          </table:table-cell>
          <table:table-cell office:value-type="float" office:value="8.096" table:style-name="ce1">
            <text:p>8.096</text:p>
          </table:table-cell>
          <table:table-cell office:value-type="float" office:value="10.0785" table:style-name="ce1">
            <text:p>10.0785</text:p>
          </table:table-cell>
          <table:table-cell office:value-type="float" office:value="5.81525" table:style-name="ce1">
            <text:p>5.81525</text:p>
          </table:table-cell>
          <table:table-cell office:value-type="float" office:value="5.095" table:style-name="ce1">
            <text:p>5.095</text:p>
          </table:table-cell>
          <table:table-cell office:value-type="float" office:value="4.48725" table:style-name="ce1">
            <text:p>4.48725</text:p>
          </table:table-cell>
          <table:table-cell office:value-type="float" office:value="9.611875" table:style-name="ce1">
            <text:p>9.611875</text:p>
          </table:table-cell>
          <table:table-cell office:value-type="float" office:value="7.189125" table:style-name="ce1">
            <text:p>7.189125</text:p>
          </table:table-cell>
          <table:table-cell office:value-type="float" office:value="4.711625" table:style-name="ce1">
            <text:p>4.711625</text:p>
          </table:table-cell>
          <table:table-cell office:value-type="float" office:value="7.37825" table:style-name="ce1">
            <text:p>7.37825</text:p>
          </table:table-cell>
          <table:table-cell office:value-type="float" office:value="9.580875" table:style-name="ce1">
            <text:p>9.580875</text:p>
          </table:table-cell>
          <table:table-cell office:value-type="float" office:value="3.158625" table:style-name="ce1">
            <text:p>3.158625</text:p>
          </table:table-cell>
          <table:table-cell office:value-type="float" office:value="5.27325" table:style-name="ce1">
            <text:p>5.27325</text:p>
          </table:table-cell>
          <table:table-cell office:value-type="float" office:value="0.653875" table:style-name="ce1">
            <text:p>0.653875</text:p>
          </table:table-cell>
          <table:table-cell office:value-type="float" office:value="5.618375" table:style-name="ce1">
            <text:p>5.618375</text:p>
          </table:table-cell>
          <table:table-cell office:value-type="float" office:value="2.582125" table:style-name="ce1">
            <text:p>2.582125</text:p>
          </table:table-cell>
          <table:table-cell office:value-type="float" office:value="4.6715" table:style-name="ce1">
            <text:p>4.6715</text:p>
          </table:table-cell>
          <table:table-cell office:value-type="float" office:value="1.312875" table:style-name="ce1">
            <text:p>1.312875</text:p>
          </table:table-cell>
          <table:table-cell office:value-type="float" office:value="4.20325" table:style-name="ce1">
            <text:p>4.20325</text:p>
          </table:table-cell>
          <table:table-cell office:value-type="float" office:value="0" table:style-name="ce1">
            <text:p>0</text:p>
          </table:table-cell>
          <table:table-cell office:value-type="float" office:value="3.10975" table:style-name="ce1">
            <text:p>3.10975</text:p>
          </table:table-cell>
          <table:table-cell office:value-type="float" office:value="12.659625" table:style-name="ce1">
            <text:p>12.659625</text:p>
          </table:table-cell>
          <table:table-cell office:value-type="float" office:value="0.30525" table:style-name="ce1">
            <text:p>0.30525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6.382125" table:style-name="ce1">
            <text:p>6.382125</text:p>
          </table:table-cell>
          <table:table-cell office:value-type="float" office:value="4.05" table:style-name="ce1">
            <text:p>4.05</text:p>
          </table:table-cell>
          <table:table-cell office:value-type="float" office:value="2.8353515625" table:style-name="ce1">
            <text:p>2.8353515625</text:p>
          </table:table-cell>
          <table:table-cell office:value-type="float" office:value="9.897125" table:style-name="ce1">
            <text:p>9.897125</text:p>
          </table:table-cell>
          <table:table-cell office:value-type="float" office:value="14.798125" table:style-name="ce1">
            <text:p>14.798125</text:p>
          </table:table-cell>
          <table:table-cell office:value-type="float" office:value="10.327875" table:style-name="ce1">
            <text:p>10.327875</text:p>
          </table:table-cell>
          <table:table-cell office:value-type="float" office:value="3.575" table:style-name="ce1">
            <text:p>3.575</text:p>
          </table:table-cell>
          <table:table-cell office:value-type="float" office:value="5.69625" table:style-name="ce1">
            <text:p>5.69625</text:p>
          </table:table-cell>
          <table:table-cell office:value-type="float" office:value="9.22175" table:style-name="ce1">
            <text:p>9.22175</text:p>
          </table:table-cell>
          <table:table-cell office:value-type="float" office:value="2.262" table:style-name="ce1">
            <text:p>2.262</text:p>
          </table:table-cell>
          <table:table-cell office:value-type="float" office:value="7.648375" table:style-name="ce1">
            <text:p>7.648375</text:p>
          </table:table-cell>
          <table:table-cell office:value-type="float" office:value="5.371625" table:style-name="ce1">
            <text:p>5.371625</text:p>
          </table:table-cell>
          <table:table-cell office:value-type="float" office:value="2.91975" table:style-name="ce1">
            <text:p>2.91975</text:p>
          </table:table-cell>
          <table:table-cell office:value-type="float" office:value="3.01875" table:style-name="ce1">
            <text:p>3.01875</text:p>
          </table:table-cell>
          <table:table-cell office:value-type="float" office:value="3.2895" table:style-name="ce1">
            <text:p>3.2895</text:p>
          </table:table-cell>
          <table:table-cell office:value-type="float" office:value="5.129" table:style-name="ce1">
            <text:p>5.129</text:p>
          </table:table-cell>
          <table:table-cell office:value-type="float" office:value="4.656" table:style-name="ce1">
            <text:p>4.656</text:p>
          </table:table-cell>
          <table:table-cell office:value-type="float" office:value="4.155625" table:style-name="ce1">
            <text:p>4.155625</text:p>
          </table:table-cell>
          <table:table-cell office:value-type="float" office:value="8.926375" table:style-name="ce1">
            <text:p>8.926375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5.101875" table:style-name="ce1">
            <text:p>5.101875</text:p>
          </table:table-cell>
          <table:table-cell office:value-type="float" office:value="9.09" table:style-name="ce1">
            <text:p>9.09</text:p>
          </table:table-cell>
          <table:table-cell office:value-type="float" office:value="10.464625" table:style-name="ce1">
            <text:p>10.464625</text:p>
          </table:table-cell>
          <table:table-cell office:value-type="float" office:value="6.999625" table:style-name="ce1">
            <text:p>6.999625</text:p>
          </table:table-cell>
          <table:table-cell office:value-type="float" office:value="5.878125" table:style-name="ce1">
            <text:p>5.878125</text:p>
          </table:table-cell>
          <table:table-cell office:value-type="float" office:value="6.8185" table:style-name="ce1">
            <text:p>6.8185</text:p>
          </table:table-cell>
          <table:table-cell office:value-type="float" office:value="8.772625" table:style-name="ce1">
            <text:p>8.772625</text:p>
          </table:table-cell>
          <table:table-cell office:value-type="float" office:value="8.388375" table:style-name="ce1">
            <text:p>8.388375</text:p>
          </table:table-cell>
          <table:table-cell office:value-type="float" office:value="5.38625" table:style-name="ce1">
            <text:p>5.38625</text:p>
          </table:table-cell>
          <table:table-cell office:value-type="float" office:value="7.624" table:style-name="ce1">
            <text:p>7.624</text:p>
          </table:table-cell>
          <table:table-cell office:value-type="float" office:value="9.527875" table:style-name="ce1">
            <text:p>9.527875</text:p>
          </table:table-cell>
          <table:table-cell office:value-type="float" office:value="5.339625" table:style-name="ce1">
            <text:p>5.339625</text:p>
          </table:table-cell>
          <table:table-cell office:value-type="float" office:value="6.612125" table:style-name="ce1">
            <text:p>6.612125</text:p>
          </table:table-cell>
          <table:table-cell office:value-type="float" office:value="4.371875" table:style-name="ce1">
            <text:p>4.371875</text:p>
          </table:table-cell>
          <table:table-cell office:value-type="float" office:value="7.969" table:style-name="ce1">
            <text:p>7.969</text:p>
          </table:table-cell>
          <table:table-cell office:value-type="float" office:value="4.6395" table:style-name="ce1">
            <text:p>4.6395</text:p>
          </table:table-cell>
          <table:table-cell office:value-type="float" office:value="5.048" table:style-name="ce1">
            <text:p>5.048</text:p>
          </table:table-cell>
          <table:table-cell office:value-type="float" office:value="4.517625" table:style-name="ce1">
            <text:p>4.517625</text:p>
          </table:table-cell>
          <table:table-cell office:value-type="float" office:value="4.9795" table:style-name="ce1">
            <text:p>4.9795</text:p>
          </table:table-cell>
          <table:table-cell office:value-type="float" office:value="0" table:style-name="ce1">
            <text:p>0</text:p>
          </table:table-cell>
          <table:table-cell office:value-type="float" office:value="5.842125" table:style-name="ce1">
            <text:p>5.842125</text:p>
          </table:table-cell>
          <table:table-cell office:value-type="float" office:value="7.94975" table:style-name="ce1">
            <text:p>7.94975</text:p>
          </table:table-cell>
          <table:table-cell office:value-type="float" office:value="1.759125" table:style-name="ce1">
            <text:p>1.759125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2.017875" table:style-name="ce1">
            <text:p>2.017875</text:p>
          </table:table-cell>
          <table:table-cell office:value-type="float" office:value="5.099625" table:style-name="ce1">
            <text:p>5.099625</text:p>
          </table:table-cell>
          <table:table-cell office:value-type="float" office:value="3.0875" table:style-name="ce1">
            <text:p>3.0875</text:p>
          </table:table-cell>
          <table:table-cell office:value-type="float" office:value="1.4723828125" table:style-name="ce1">
            <text:p>1.4723828125</text:p>
          </table:table-cell>
          <table:table-cell office:value-type="float" office:value="9.207875" table:style-name="ce1">
            <text:p>9.207875</text:p>
          </table:table-cell>
          <table:table-cell office:value-type="float" office:value="7.332125" table:style-name="ce1">
            <text:p>7.332125</text:p>
          </table:table-cell>
          <table:table-cell office:value-type="float" office:value="6.115" table:style-name="ce1">
            <text:p>6.115</text:p>
          </table:table-cell>
          <table:table-cell office:value-type="float" office:value="1.923125" table:style-name="ce1">
            <text:p>1.923125</text:p>
          </table:table-cell>
          <table:table-cell office:value-type="float" office:value="3.45125" table:style-name="ce1">
            <text:p>3.45125</text:p>
          </table:table-cell>
          <table:table-cell office:value-type="float" office:value="5.329" table:style-name="ce1">
            <text:p>5.329</text:p>
          </table:table-cell>
          <table:table-cell office:value-type="float" office:value="1.544" table:style-name="ce1">
            <text:p>1.544</text:p>
          </table:table-cell>
          <table:table-cell office:value-type="float" office:value="4.14275" table:style-name="ce1">
            <text:p>4.14275</text:p>
          </table:table-cell>
          <table:table-cell office:value-type="float" office:value="1.963375" table:style-name="ce1">
            <text:p>1.963375</text:p>
          </table:table-cell>
          <table:table-cell office:value-type="float" office:value="1.519875" table:style-name="ce1">
            <text:p>1.519875</text:p>
          </table:table-cell>
          <table:table-cell office:value-type="float" office:value="1.22875" table:style-name="ce1">
            <text:p>1.22875</text:p>
          </table:table-cell>
          <table:table-cell office:value-type="float" office:value="2.59025" table:style-name="ce1">
            <text:p>2.59025</text:p>
          </table:table-cell>
          <table:table-cell office:value-type="float" office:value="2.63125" table:style-name="ce1">
            <text:p>2.63125</text:p>
          </table:table-cell>
          <table:table-cell office:value-type="float" office:value="3.964" table:style-name="ce1">
            <text:p>3.964</text:p>
          </table:table-cell>
          <table:table-cell office:value-type="float" office:value="0.688125" table:style-name="ce1">
            <text:p>0.688125</text:p>
          </table:table-cell>
          <table:table-cell office:value-type="float" office:value="4.680375" table:style-name="ce1">
            <text:p>4.680375</text:p>
          </table:table-cell>
          <table:table-cell office:value-type="float" office:value="2.017875" table:style-name="ce1">
            <text:p>2.017875</text:p>
          </table:table-cell>
          <table:table-cell office:value-type="float" office:value="2.65375" table:style-name="ce1">
            <text:p>2.65375</text:p>
          </table:table-cell>
          <table:table-cell office:value-type="float" office:value="3.900875" table:style-name="ce1">
            <text:p>3.900875</text:p>
          </table:table-cell>
          <table:table-cell office:value-type="float" office:value="6.18875" table:style-name="ce1">
            <text:p>6.18875</text:p>
          </table:table-cell>
          <table:table-cell office:value-type="float" office:value="3.37025" table:style-name="ce1">
            <text:p>3.37025</text:p>
          </table:table-cell>
          <table:table-cell office:value-type="float" office:value="3.340625" table:style-name="ce1">
            <text:p>3.340625</text:p>
          </table:table-cell>
          <table:table-cell office:value-type="float" office:value="2.37475" table:style-name="ce1">
            <text:p>2.37475</text:p>
          </table:table-cell>
          <table:table-cell office:value-type="float" office:value="4.240875" table:style-name="ce1">
            <text:p>4.240875</text:p>
          </table:table-cell>
          <table:table-cell office:value-type="float" office:value="3.188375" table:style-name="ce1">
            <text:p>3.188375</text:p>
          </table:table-cell>
          <table:table-cell office:value-type="float" office:value="3.4645" table:style-name="ce1">
            <text:p>3.4645</text:p>
          </table:table-cell>
          <table:table-cell office:value-type="float" office:value="4.470375" table:style-name="ce1">
            <text:p>4.470375</text:p>
          </table:table-cell>
          <table:table-cell office:value-type="float" office:value="7.0135" table:style-name="ce1">
            <text:p>7.0135</text:p>
          </table:table-cell>
          <table:table-cell office:value-type="float" office:value="2.26075" table:style-name="ce1">
            <text:p>2.26075</text:p>
          </table:table-cell>
          <table:table-cell office:value-type="float" office:value="3.950875" table:style-name="ce1">
            <text:p>3.950875</text:p>
          </table:table-cell>
          <table:table-cell office:value-type="float" office:value="2.3745" table:style-name="ce1">
            <text:p>2.3745</text:p>
          </table:table-cell>
          <table:table-cell office:value-type="float" office:value="4.426" table:style-name="ce1">
            <text:p>4.426</text:p>
          </table:table-cell>
          <table:table-cell office:value-type="float" office:value="2.592" table:style-name="ce1">
            <text:p>2.592</text:p>
          </table:table-cell>
          <table:table-cell office:value-type="float" office:value="2.193875" table:style-name="ce1">
            <text:p>2.193875</text:p>
          </table:table-cell>
          <table:table-cell office:value-type="float" office:value="2.052625" table:style-name="ce1">
            <text:p>2.052625</text:p>
          </table:table-cell>
          <table:table-cell office:value-type="float" office:value="3.232125" table:style-name="ce1">
            <text:p>3.232125</text:p>
          </table:table-cell>
          <table:table-cell office:value-type="float" office:value="0" table:style-name="ce1">
            <text:p>0</text:p>
          </table:table-cell>
          <table:table-cell office:value-type="float" office:value="2.87025" table:style-name="ce1">
            <text:p>2.87025</text:p>
          </table:table-cell>
          <table:table-cell office:value-type="float" office:value="3.304625" table:style-name="ce1">
            <text:p>3.304625</text:p>
          </table:table-cell>
          <table:table-cell office:value-type="float" office:value="0.533375" table:style-name="ce1">
            <text:p>0.53337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182" table:style-name="ce1">
            <text:p>6.182</text:p>
          </table:table-cell>
          <table:table-cell office:value-type="float" office:value="4.325" table:style-name="ce1">
            <text:p>4.325</text:p>
          </table:table-cell>
          <table:table-cell office:value-type="float" office:value="2.9621875" table:style-name="ce1">
            <text:p>2.9621875</text:p>
          </table:table-cell>
          <table:table-cell office:value-type="float" office:value="9.234125" table:style-name="ce1">
            <text:p>9.234125</text:p>
          </table:table-cell>
          <table:table-cell office:value-type="float" office:value="12.710625" table:style-name="ce1">
            <text:p>12.710625</text:p>
          </table:table-cell>
          <table:table-cell office:value-type="float" office:value="10.75525" table:style-name="ce1">
            <text:p>10.75525</text:p>
          </table:table-cell>
          <table:table-cell office:value-type="float" office:value="4.66" table:style-name="ce1">
            <text:p>4.66</text:p>
          </table:table-cell>
          <table:table-cell office:value-type="float" office:value="6.274375" table:style-name="ce1">
            <text:p>6.274375</text:p>
          </table:table-cell>
          <table:table-cell office:value-type="float" office:value="9.752125" table:style-name="ce1">
            <text:p>9.752125</text:p>
          </table:table-cell>
          <table:table-cell office:value-type="float" office:value="1.763125" table:style-name="ce1">
            <text:p>1.763125</text:p>
          </table:table-cell>
          <table:table-cell office:value-type="float" office:value="7.90475" table:style-name="ce1">
            <text:p>7.90475</text:p>
          </table:table-cell>
          <table:table-cell office:value-type="float" office:value="5.24575" table:style-name="ce1">
            <text:p>5.24575</text:p>
          </table:table-cell>
          <table:table-cell office:value-type="float" office:value="2.239" table:style-name="ce1">
            <text:p>2.239</text:p>
          </table:table-cell>
          <table:table-cell office:value-type="float" office:value="3.064375" table:style-name="ce1">
            <text:p>3.064375</text:p>
          </table:table-cell>
          <table:table-cell office:value-type="float" office:value="3.04125" table:style-name="ce1">
            <text:p>3.04125</text:p>
          </table:table-cell>
          <table:table-cell office:value-type="float" office:value="5.798875" table:style-name="ce1">
            <text:p>5.798875</text:p>
          </table:table-cell>
          <table:table-cell office:value-type="float" office:value="5.289625" table:style-name="ce1">
            <text:p>5.289625</text:p>
          </table:table-cell>
          <table:table-cell office:value-type="float" office:value="4.090625" table:style-name="ce1">
            <text:p>4.090625</text:p>
          </table:table-cell>
          <table:table-cell office:value-type="float" office:value="9.90725" table:style-name="ce1">
            <text:p>9.90725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59375" table:style-name="ce1">
            <text:p>6.59375</text:p>
          </table:table-cell>
          <table:table-cell office:value-type="float" office:value="9.89475" table:style-name="ce1">
            <text:p>9.89475</text:p>
          </table:table-cell>
          <table:table-cell office:value-type="float" office:value="11.22075" table:style-name="ce1">
            <text:p>11.22075</text:p>
          </table:table-cell>
          <table:table-cell office:value-type="float" office:value="7.6665" table:style-name="ce1">
            <text:p>7.6665</text:p>
          </table:table-cell>
          <table:table-cell office:value-type="float" office:value="7.723125" table:style-name="ce1">
            <text:p>7.723125</text:p>
          </table:table-cell>
          <table:table-cell office:value-type="float" office:value="6.70075" table:style-name="ce1">
            <text:p>6.70075</text:p>
          </table:table-cell>
          <table:table-cell office:value-type="float" office:value="10.430875" table:style-name="ce1">
            <text:p>10.430875</text:p>
          </table:table-cell>
          <table:table-cell office:value-type="float" office:value="8.535875" table:style-name="ce1">
            <text:p>8.535875</text:p>
          </table:table-cell>
          <table:table-cell office:value-type="float" office:value="7.391" table:style-name="ce1">
            <text:p>7.391</text:p>
          </table:table-cell>
          <table:table-cell office:value-type="float" office:value="7.9045" table:style-name="ce1">
            <text:p>7.9045</text:p>
          </table:table-cell>
          <table:table-cell office:value-type="float" office:value="11.2635" table:style-name="ce1">
            <text:p>11.2635</text:p>
          </table:table-cell>
          <table:table-cell office:value-type="float" office:value="5.481375" table:style-name="ce1">
            <text:p>5.481375</text:p>
          </table:table-cell>
          <table:table-cell office:value-type="float" office:value="6.991375" table:style-name="ce1">
            <text:p>6.991375</text:p>
          </table:table-cell>
          <table:table-cell office:value-type="float" office:value="5.48275" table:style-name="ce1">
            <text:p>5.48275</text:p>
          </table:table-cell>
          <table:table-cell office:value-type="float" office:value="7.891" table:style-name="ce1">
            <text:p>7.891</text:p>
          </table:table-cell>
          <table:table-cell office:value-type="float" office:value="4.71775" table:style-name="ce1">
            <text:p>4.71775</text:p>
          </table:table-cell>
          <table:table-cell office:value-type="float" office:value="5.142625" table:style-name="ce1">
            <text:p>5.142625</text:p>
          </table:table-cell>
          <table:table-cell office:value-type="float" office:value="4.497125" table:style-name="ce1">
            <text:p>4.497125</text:p>
          </table:table-cell>
          <table:table-cell office:value-type="float" office:value="6.069625" table:style-name="ce1">
            <text:p>6.069625</text:p>
          </table:table-cell>
          <table:table-cell office:value-type="float" office:value="0" table:style-name="ce1">
            <text:p>0</text:p>
          </table:table-cell>
          <table:table-cell office:value-type="float" office:value="6.7855" table:style-name="ce1">
            <text:p>6.7855</text:p>
          </table:table-cell>
          <table:table-cell office:value-type="float" office:value="11.629" table:style-name="ce1">
            <text:p>11.629</text:p>
          </table:table-cell>
          <table:table-cell office:value-type="float" office:value="1.907625" table:style-name="ce1">
            <text:p>1.907625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6.622375" table:style-name="ce1">
            <text:p>6.622375</text:p>
          </table:table-cell>
          <table:table-cell office:value-type="float" office:value="2.76875" table:style-name="ce1">
            <text:p>2.76875</text:p>
          </table:table-cell>
          <table:table-cell office:value-type="float" office:value="2.6712109375" table:style-name="ce1">
            <text:p>2.6712109375</text:p>
          </table:table-cell>
          <table:table-cell office:value-type="float" office:value="8.788625" table:style-name="ce1">
            <text:p>8.788625</text:p>
          </table:table-cell>
          <table:table-cell office:value-type="float" office:value="16.21725" table:style-name="ce1">
            <text:p>16.21725</text:p>
          </table:table-cell>
          <table:table-cell office:value-type="float" office:value="7.382375" table:style-name="ce1">
            <text:p>7.382375</text:p>
          </table:table-cell>
          <table:table-cell office:value-type="float" office:value="2.55" table:style-name="ce1">
            <text:p>2.55</text:p>
          </table:table-cell>
          <table:table-cell office:value-type="float" office:value="4.1225" table:style-name="ce1">
            <text:p>4.1225</text:p>
          </table:table-cell>
          <table:table-cell office:value-type="float" office:value="6.66475" table:style-name="ce1">
            <text:p>6.66475</text:p>
          </table:table-cell>
          <table:table-cell office:value-type="float" office:value="2.41825" table:style-name="ce1">
            <text:p>2.41825</text:p>
          </table:table-cell>
          <table:table-cell office:value-type="float" office:value="4.287" table:style-name="ce1">
            <text:p>4.287</text:p>
          </table:table-cell>
          <table:table-cell office:value-type="float" office:value="5.5865" table:style-name="ce1">
            <text:p>5.5865</text:p>
          </table:table-cell>
          <table:table-cell office:value-type="float" office:value="1.902" table:style-name="ce1">
            <text:p>1.902</text:p>
          </table:table-cell>
          <table:table-cell office:value-type="float" office:value="3.51125" table:style-name="ce1">
            <text:p>3.51125</text:p>
          </table:table-cell>
          <table:table-cell office:value-type="float" office:value="2.76525" table:style-name="ce1">
            <text:p>2.76525</text:p>
          </table:table-cell>
          <table:table-cell office:value-type="float" office:value="5.2265" table:style-name="ce1">
            <text:p>5.2265</text:p>
          </table:table-cell>
          <table:table-cell office:value-type="float" office:value="4.67775" table:style-name="ce1">
            <text:p>4.67775</text:p>
          </table:table-cell>
          <table:table-cell office:value-type="float" office:value="5.48125" table:style-name="ce1">
            <text:p>5.48125</text:p>
          </table:table-cell>
          <table:table-cell office:value-type="float" office:value="7.438375" table:style-name="ce1">
            <text:p>7.438375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4.40625" table:style-name="ce1">
            <text:p>4.40625</text:p>
          </table:table-cell>
          <table:table-cell office:value-type="float" office:value="10.46875" table:style-name="ce1">
            <text:p>10.46875</text:p>
          </table:table-cell>
          <table:table-cell office:value-type="float" office:value="9.188375" table:style-name="ce1">
            <text:p>9.188375</text:p>
          </table:table-cell>
          <table:table-cell office:value-type="float" office:value="7.371625" table:style-name="ce1">
            <text:p>7.371625</text:p>
          </table:table-cell>
          <table:table-cell office:value-type="float" office:value="5.3425" table:style-name="ce1">
            <text:p>5.3425</text:p>
          </table:table-cell>
          <table:table-cell office:value-type="float" office:value="7.301375" table:style-name="ce1">
            <text:p>7.301375</text:p>
          </table:table-cell>
          <table:table-cell office:value-type="float" office:value="7.51775" table:style-name="ce1">
            <text:p>7.51775</text:p>
          </table:table-cell>
          <table:table-cell office:value-type="float" office:value="9.043625" table:style-name="ce1">
            <text:p>9.043625</text:p>
          </table:table-cell>
          <table:table-cell office:value-type="float" office:value="5.1955" table:style-name="ce1">
            <text:p>5.1955</text:p>
          </table:table-cell>
          <table:table-cell office:value-type="float" office:value="8.335875" table:style-name="ce1">
            <text:p>8.335875</text:p>
          </table:table-cell>
          <table:table-cell office:value-type="float" office:value="10.01975" table:style-name="ce1">
            <text:p>10.01975</text:p>
          </table:table-cell>
          <table:table-cell office:value-type="float" office:value="6.601" table:style-name="ce1">
            <text:p>6.601</text:p>
          </table:table-cell>
          <table:table-cell office:value-type="float" office:value="6.263375" table:style-name="ce1">
            <text:p>6.263375</text:p>
          </table:table-cell>
          <table:table-cell office:value-type="float" office:value="4.5195" table:style-name="ce1">
            <text:p>4.5195</text:p>
          </table:table-cell>
          <table:table-cell office:value-type="float" office:value="5.991375" table:style-name="ce1">
            <text:p>5.991375</text:p>
          </table:table-cell>
          <table:table-cell office:value-type="float" office:value="3.658" table:style-name="ce1">
            <text:p>3.658</text:p>
          </table:table-cell>
          <table:table-cell office:value-type="float" office:value="3.810125" table:style-name="ce1">
            <text:p>3.810125</text:p>
          </table:table-cell>
          <table:table-cell office:value-type="float" office:value="2.02525" table:style-name="ce1">
            <text:p>2.02525</text:p>
          </table:table-cell>
          <table:table-cell office:value-type="float" office:value="3.97725" table:style-name="ce1">
            <text:p>3.97725</text:p>
          </table:table-cell>
          <table:table-cell office:value-type="float" office:value="0" table:style-name="ce1">
            <text:p>0</text:p>
          </table:table-cell>
          <table:table-cell office:value-type="float" office:value="4.288875" table:style-name="ce1">
            <text:p>4.288875</text:p>
          </table:table-cell>
          <table:table-cell office:value-type="float" office:value="7.504" table:style-name="ce1">
            <text:p>7.504</text:p>
          </table:table-cell>
          <table:table-cell office:value-type="float" office:value="0.711" table:style-name="ce1">
            <text:p>0.711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5.4425" table:style-name="ce1">
            <text:p>5.4425</text:p>
          </table:table-cell>
          <table:table-cell office:value-type="float" office:value="2.46875" table:style-name="ce1">
            <text:p>2.46875</text:p>
          </table:table-cell>
          <table:table-cell office:value-type="float" office:value="1.6093359375" table:style-name="ce1">
            <text:p>1.6093359375</text:p>
          </table:table-cell>
          <table:table-cell office:value-type="float" office:value="8.898375" table:style-name="ce1">
            <text:p>8.898375</text:p>
          </table:table-cell>
          <table:table-cell office:value-type="float" office:value="10.27525" table:style-name="ce1">
            <text:p>10.27525</text:p>
          </table:table-cell>
          <table:table-cell office:value-type="float" office:value="5.548625" table:style-name="ce1">
            <text:p>5.548625</text:p>
          </table:table-cell>
          <table:table-cell office:value-type="float" office:value="1.4275" table:style-name="ce1">
            <text:p>1.4275</text:p>
          </table:table-cell>
          <table:table-cell office:value-type="float" office:value="3.396875" table:style-name="ce1">
            <text:p>3.396875</text:p>
          </table:table-cell>
          <table:table-cell office:value-type="float" office:value="5.389125" table:style-name="ce1">
            <text:p>5.389125</text:p>
          </table:table-cell>
          <table:table-cell office:value-type="float" office:value="2.180375" table:style-name="ce1">
            <text:p>2.180375</text:p>
          </table:table-cell>
          <table:table-cell office:value-type="float" office:value="2.801625" table:style-name="ce1">
            <text:p>2.801625</text:p>
          </table:table-cell>
          <table:table-cell office:value-type="float" office:value="2.887875" table:style-name="ce1">
            <text:p>2.887875</text:p>
          </table:table-cell>
          <table:table-cell office:value-type="float" office:value="1.52725" table:style-name="ce1">
            <text:p>1.52725</text:p>
          </table:table-cell>
          <table:table-cell office:value-type="float" office:value="1.7825" table:style-name="ce1">
            <text:p>1.7825</text:p>
          </table:table-cell>
          <table:table-cell office:value-type="float" office:value="2.32025" table:style-name="ce1">
            <text:p>2.32025</text:p>
          </table:table-cell>
          <table:table-cell office:value-type="float" office:value="3.11325" table:style-name="ce1">
            <text:p>3.11325</text:p>
          </table:table-cell>
          <table:table-cell office:value-type="float" office:value="3.03975" table:style-name="ce1">
            <text:p>3.03975</text:p>
          </table:table-cell>
          <table:table-cell office:value-type="float" office:value="1.16125" table:style-name="ce1">
            <text:p>1.16125</text:p>
          </table:table-cell>
          <table:table-cell office:value-type="float" office:value="4.516375" table:style-name="ce1">
            <text:p>4.516375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2.091875" table:style-name="ce1">
            <text:p>2.091875</text:p>
          </table:table-cell>
          <table:table-cell office:value-type="float" office:value="4.562875" table:style-name="ce1">
            <text:p>4.562875</text:p>
          </table:table-cell>
          <table:table-cell office:value-type="float" office:value="6.46525" table:style-name="ce1">
            <text:p>6.46525</text:p>
          </table:table-cell>
          <table:table-cell office:value-type="float" office:value="3.913375" table:style-name="ce1">
            <text:p>3.913375</text:p>
          </table:table-cell>
          <table:table-cell office:value-type="float" office:value="2.715625" table:style-name="ce1">
            <text:p>2.715625</text:p>
          </table:table-cell>
          <table:table-cell office:value-type="float" office:value="3.649" table:style-name="ce1">
            <text:p>3.649</text:p>
          </table:table-cell>
          <table:table-cell office:value-type="float" office:value="4.11675" table:style-name="ce1">
            <text:p>4.11675</text:p>
          </table:table-cell>
          <table:table-cell office:value-type="float" office:value="3.742875" table:style-name="ce1">
            <text:p>3.742875</text:p>
          </table:table-cell>
          <table:table-cell office:value-type="float" office:value="3.12375" table:style-name="ce1">
            <text:p>3.12375</text:p>
          </table:table-cell>
          <table:table-cell office:value-type="float" office:value="4.050375" table:style-name="ce1">
            <text:p>4.050375</text:p>
          </table:table-cell>
          <table:table-cell office:value-type="float" office:value="4.406625" table:style-name="ce1">
            <text:p>4.406625</text:p>
          </table:table-cell>
          <table:table-cell office:value-type="float" office:value="2.489625" table:style-name="ce1">
            <text:p>2.489625</text:p>
          </table:table-cell>
          <table:table-cell office:value-type="float" office:value="3.430375" table:style-name="ce1">
            <text:p>3.430375</text:p>
          </table:table-cell>
          <table:table-cell office:value-type="float" office:value="2.691625" table:style-name="ce1">
            <text:p>2.691625</text:p>
          </table:table-cell>
          <table:table-cell office:value-type="float" office:value="3.7315" table:style-name="ce1">
            <text:p>3.7315</text:p>
          </table:table-cell>
          <table:table-cell office:value-type="float" office:value="3.296375" table:style-name="ce1">
            <text:p>3.296375</text:p>
          </table:table-cell>
          <table:table-cell office:value-type="float" office:value="1.68275" table:style-name="ce1">
            <text:p>1.68275</text:p>
          </table:table-cell>
          <table:table-cell office:value-type="float" office:value="2.23325" table:style-name="ce1">
            <text:p>2.23325</text:p>
          </table:table-cell>
          <table:table-cell office:value-type="float" office:value="2.9305" table:style-name="ce1">
            <text:p>2.9305</text:p>
          </table:table-cell>
          <table:table-cell office:value-type="float" office:value="0" table:style-name="ce1">
            <text:p>0</text:p>
          </table:table-cell>
          <table:table-cell office:value-type="float" office:value="2.414625" table:style-name="ce1">
            <text:p>2.414625</text:p>
          </table:table-cell>
          <table:table-cell office:value-type="float" office:value="5.641" table:style-name="ce1">
            <text:p>5.641</text:p>
          </table:table-cell>
          <table:table-cell office:value-type="float" office:value="0.857" table:style-name="ce1">
            <text:p>0.857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5.296125" table:style-name="ce1">
            <text:p>5.296125</text:p>
          </table:table-cell>
          <table:table-cell office:value-type="float" office:value="2.525" table:style-name="ce1">
            <text:p>2.525</text:p>
          </table:table-cell>
          <table:table-cell office:value-type="float" office:value="2.61296875" table:style-name="ce1">
            <text:p>2.61296875</text:p>
          </table:table-cell>
          <table:table-cell office:value-type="float" office:value="8.833875" table:style-name="ce1">
            <text:p>8.833875</text:p>
          </table:table-cell>
          <table:table-cell office:value-type="float" office:value="14.298375" table:style-name="ce1">
            <text:p>14.298375</text:p>
          </table:table-cell>
          <table:table-cell office:value-type="float" office:value="7.244" table:style-name="ce1">
            <text:p>7.244</text:p>
          </table:table-cell>
          <table:table-cell office:value-type="float" office:value="2.183125" table:style-name="ce1">
            <text:p>2.183125</text:p>
          </table:table-cell>
          <table:table-cell office:value-type="float" office:value="4.4225" table:style-name="ce1">
            <text:p>4.4225</text:p>
          </table:table-cell>
          <table:table-cell office:value-type="float" office:value="7.154" table:style-name="ce1">
            <text:p>7.154</text:p>
          </table:table-cell>
          <table:table-cell office:value-type="float" office:value="3.65525" table:style-name="ce1">
            <text:p>3.65525</text:p>
          </table:table-cell>
          <table:table-cell office:value-type="float" office:value="4.0215" table:style-name="ce1">
            <text:p>4.0215</text:p>
          </table:table-cell>
          <table:table-cell office:value-type="float" office:value="4.23775" table:style-name="ce1">
            <text:p>4.23775</text:p>
          </table:table-cell>
          <table:table-cell office:value-type="float" office:value="1.545375" table:style-name="ce1">
            <text:p>1.545375</text:p>
          </table:table-cell>
          <table:table-cell office:value-type="float" office:value="3.458125" table:style-name="ce1">
            <text:p>3.458125</text:p>
          </table:table-cell>
          <table:table-cell office:value-type="float" office:value="3.651625" table:style-name="ce1">
            <text:p>3.651625</text:p>
          </table:table-cell>
          <table:table-cell office:value-type="float" office:value="4.15" table:style-name="ce1">
            <text:p>4.15</text:p>
          </table:table-cell>
          <table:table-cell office:value-type="float" office:value="5.38575" table:style-name="ce1">
            <text:p>5.38575</text:p>
          </table:table-cell>
          <table:table-cell office:value-type="float" office:value="2.29625" table:style-name="ce1">
            <text:p>2.29625</text:p>
          </table:table-cell>
          <table:table-cell office:value-type="float" office:value="7.59025" table:style-name="ce1">
            <text:p>7.59025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3.9975" table:style-name="ce1">
            <text:p>3.9975</text:p>
          </table:table-cell>
          <table:table-cell office:value-type="float" office:value="7.021625" table:style-name="ce1">
            <text:p>7.021625</text:p>
          </table:table-cell>
          <table:table-cell office:value-type="float" office:value="8.711375" table:style-name="ce1">
            <text:p>8.711375</text:p>
          </table:table-cell>
          <table:table-cell office:value-type="float" office:value="5.70475" table:style-name="ce1">
            <text:p>5.70475</text:p>
          </table:table-cell>
          <table:table-cell office:value-type="float" office:value="5.556875" table:style-name="ce1">
            <text:p>5.556875</text:p>
          </table:table-cell>
          <table:table-cell office:value-type="float" office:value="6.582625" table:style-name="ce1">
            <text:p>6.582625</text:p>
          </table:table-cell>
          <table:table-cell office:value-type="float" office:value="6.703375" table:style-name="ce1">
            <text:p>6.703375</text:p>
          </table:table-cell>
          <table:table-cell office:value-type="float" office:value="6.012625" table:style-name="ce1">
            <text:p>6.012625</text:p>
          </table:table-cell>
          <table:table-cell office:value-type="float" office:value="4.9985" table:style-name="ce1">
            <text:p>4.9985</text:p>
          </table:table-cell>
          <table:table-cell office:value-type="float" office:value="6.500875" table:style-name="ce1">
            <text:p>6.500875</text:p>
          </table:table-cell>
          <table:table-cell office:value-type="float" office:value="8.44525" table:style-name="ce1">
            <text:p>8.44525</text:p>
          </table:table-cell>
          <table:table-cell office:value-type="float" office:value="4.982125" table:style-name="ce1">
            <text:p>4.982125</text:p>
          </table:table-cell>
          <table:table-cell office:value-type="float" office:value="6.037625" table:style-name="ce1">
            <text:p>6.037625</text:p>
          </table:table-cell>
          <table:table-cell office:value-type="float" office:value="5.97825" table:style-name="ce1">
            <text:p>5.97825</text:p>
          </table:table-cell>
          <table:table-cell office:value-type="float" office:value="7.298375" table:style-name="ce1">
            <text:p>7.298375</text:p>
          </table:table-cell>
          <table:table-cell office:value-type="float" office:value="5.4665" table:style-name="ce1">
            <text:p>5.4665</text:p>
          </table:table-cell>
          <table:table-cell office:value-type="float" office:value="3.761" table:style-name="ce1">
            <text:p>3.761</text:p>
          </table:table-cell>
          <table:table-cell office:value-type="float" office:value="4.511375" table:style-name="ce1">
            <text:p>4.511375</text:p>
          </table:table-cell>
          <table:table-cell office:value-type="float" office:value="3.70475" table:style-name="ce1">
            <text:p>3.70475</text:p>
          </table:table-cell>
          <table:table-cell office:value-type="float" office:value="0" table:style-name="ce1">
            <text:p>0</text:p>
          </table:table-cell>
          <table:table-cell office:value-type="float" office:value="4.429125" table:style-name="ce1">
            <text:p>4.429125</text:p>
          </table:table-cell>
          <table:table-cell office:value-type="float" office:value="8.7825" table:style-name="ce1">
            <text:p>8.7825</text:p>
          </table:table-cell>
          <table:table-cell office:value-type="float" office:value="0.99775" table:style-name="ce1">
            <text:p>0.99775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4.705375" table:style-name="ce1">
            <text:p>4.705375</text:p>
          </table:table-cell>
          <table:table-cell office:value-type="float" office:value="2.425" table:style-name="ce1">
            <text:p>2.425</text:p>
          </table:table-cell>
          <table:table-cell office:value-type="float" office:value="2.532578125" table:style-name="ce1">
            <text:p>2.532578125</text:p>
          </table:table-cell>
          <table:table-cell office:value-type="float" office:value="8.92575" table:style-name="ce1">
            <text:p>8.92575</text:p>
          </table:table-cell>
          <table:table-cell office:value-type="float" office:value="15.328" table:style-name="ce1">
            <text:p>15.328</text:p>
          </table:table-cell>
          <table:table-cell office:value-type="float" office:value="6.879" table:style-name="ce1">
            <text:p>6.879</text:p>
          </table:table-cell>
          <table:table-cell office:value-type="float" office:value="2.145625" table:style-name="ce1">
            <text:p>2.145625</text:p>
          </table:table-cell>
          <table:table-cell office:value-type="float" office:value="3.846875" table:style-name="ce1">
            <text:p>3.846875</text:p>
          </table:table-cell>
          <table:table-cell office:value-type="float" office:value="6.059625" table:style-name="ce1">
            <text:p>6.059625</text:p>
          </table:table-cell>
          <table:table-cell office:value-type="float" office:value="3.428625" table:style-name="ce1">
            <text:p>3.428625</text:p>
          </table:table-cell>
          <table:table-cell office:value-type="float" office:value="4.36025" table:style-name="ce1">
            <text:p>4.36025</text:p>
          </table:table-cell>
          <table:table-cell office:value-type="float" office:value="4.243375" table:style-name="ce1">
            <text:p>4.243375</text:p>
          </table:table-cell>
          <table:table-cell office:value-type="float" office:value="1.4415" table:style-name="ce1">
            <text:p>1.4415</text:p>
          </table:table-cell>
          <table:table-cell office:value-type="float" office:value="3.156875" table:style-name="ce1">
            <text:p>3.156875</text:p>
          </table:table-cell>
          <table:table-cell office:value-type="float" office:value="3.490125" table:style-name="ce1">
            <text:p>3.490125</text:p>
          </table:table-cell>
          <table:table-cell office:value-type="float" office:value="4.16525" table:style-name="ce1">
            <text:p>4.16525</text:p>
          </table:table-cell>
          <table:table-cell office:value-type="float" office:value="4.957" table:style-name="ce1">
            <text:p>4.957</text:p>
          </table:table-cell>
          <table:table-cell office:value-type="float" office:value="2.374375" table:style-name="ce1">
            <text:p>2.374375</text:p>
          </table:table-cell>
          <table:table-cell office:value-type="float" office:value="6.867875" table:style-name="ce1">
            <text:p>6.867875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3.8275" table:style-name="ce1">
            <text:p>3.8275</text:p>
          </table:table-cell>
          <table:table-cell office:value-type="float" office:value="6.66275" table:style-name="ce1">
            <text:p>6.66275</text:p>
          </table:table-cell>
          <table:table-cell office:value-type="float" office:value="8.368875" table:style-name="ce1">
            <text:p>8.368875</text:p>
          </table:table-cell>
          <table:table-cell office:value-type="float" office:value="5.46025" table:style-name="ce1">
            <text:p>5.46025</text:p>
          </table:table-cell>
          <table:table-cell office:value-type="float" office:value="4.83625" table:style-name="ce1">
            <text:p>4.83625</text:p>
          </table:table-cell>
          <table:table-cell office:value-type="float" office:value="6.174" table:style-name="ce1">
            <text:p>6.174</text:p>
          </table:table-cell>
          <table:table-cell office:value-type="float" office:value="6.520125" table:style-name="ce1">
            <text:p>6.520125</text:p>
          </table:table-cell>
          <table:table-cell office:value-type="float" office:value="5.783375" table:style-name="ce1">
            <text:p>5.783375</text:p>
          </table:table-cell>
          <table:table-cell office:value-type="float" office:value="4.957125" table:style-name="ce1">
            <text:p>4.957125</text:p>
          </table:table-cell>
          <table:table-cell office:value-type="float" office:value="6.457125" table:style-name="ce1">
            <text:p>6.457125</text:p>
          </table:table-cell>
          <table:table-cell office:value-type="float" office:value="8.56775" table:style-name="ce1">
            <text:p>8.56775</text:p>
          </table:table-cell>
          <table:table-cell office:value-type="float" office:value="4.88825" table:style-name="ce1">
            <text:p>4.88825</text:p>
          </table:table-cell>
          <table:table-cell office:value-type="float" office:value="6.36775" table:style-name="ce1">
            <text:p>6.36775</text:p>
          </table:table-cell>
          <table:table-cell office:value-type="float" office:value="5.968375" table:style-name="ce1">
            <text:p>5.968375</text:p>
          </table:table-cell>
          <table:table-cell office:value-type="float" office:value="6.30575" table:style-name="ce1">
            <text:p>6.30575</text:p>
          </table:table-cell>
          <table:table-cell office:value-type="float" office:value="5.660125" table:style-name="ce1">
            <text:p>5.660125</text:p>
          </table:table-cell>
          <table:table-cell office:value-type="float" office:value="3.922" table:style-name="ce1">
            <text:p>3.922</text:p>
          </table:table-cell>
          <table:table-cell office:value-type="float" office:value="4.793875" table:style-name="ce1">
            <text:p>4.793875</text:p>
          </table:table-cell>
          <table:table-cell office:value-type="float" office:value="4.28525" table:style-name="ce1">
            <text:p>4.28525</text:p>
          </table:table-cell>
          <table:table-cell office:value-type="float" office:value="0" table:style-name="ce1">
            <text:p>0</text:p>
          </table:table-cell>
          <table:table-cell office:value-type="float" office:value="3.90025" table:style-name="ce1">
            <text:p>3.90025</text:p>
          </table:table-cell>
          <table:table-cell office:value-type="float" office:value="8.3185" table:style-name="ce1">
            <text:p>8.3185</text:p>
          </table:table-cell>
          <table:table-cell office:value-type="float" office:value="1.093375" table:style-name="ce1">
            <text:p>1.093375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4.511625" table:style-name="ce1">
            <text:p>4.511625</text:p>
          </table:table-cell>
          <table:table-cell office:value-type="float" office:value="2.125" table:style-name="ce1">
            <text:p>2.125</text:p>
          </table:table-cell>
          <table:table-cell office:value-type="float" office:value="1.16875" table:style-name="ce1">
            <text:p>1.16875</text:p>
          </table:table-cell>
          <table:table-cell office:value-type="float" office:value="9.105875" table:style-name="ce1">
            <text:p>9.105875</text:p>
          </table:table-cell>
          <table:table-cell office:value-type="float" office:value="7.065875" table:style-name="ce1">
            <text:p>7.065875</text:p>
          </table:table-cell>
          <table:table-cell office:value-type="float" office:value="5.10225" table:style-name="ce1">
            <text:p>5.10225</text:p>
          </table:table-cell>
          <table:table-cell office:value-type="float" office:value="1.36" table:style-name="ce1">
            <text:p>1.36</text:p>
          </table:table-cell>
          <table:table-cell office:value-type="float" office:value="3.21" table:style-name="ce1">
            <text:p>3.21</text:p>
          </table:table-cell>
          <table:table-cell office:value-type="float" office:value="5.03025" table:style-name="ce1">
            <text:p>5.03025</text:p>
          </table:table-cell>
          <table:table-cell office:value-type="float" office:value="0.729125" table:style-name="ce1">
            <text:p>0.729125</text:p>
          </table:table-cell>
          <table:table-cell office:value-type="float" office:value="2.844" table:style-name="ce1">
            <text:p>2.844</text:p>
          </table:table-cell>
          <table:table-cell office:value-type="float" office:value="1.705875" table:style-name="ce1">
            <text:p>1.705875</text:p>
          </table:table-cell>
          <table:table-cell office:value-type="float" office:value="1.39525" table:style-name="ce1">
            <text:p>1.39525</text:p>
          </table:table-cell>
          <table:table-cell office:value-type="float" office:value="0.2425" table:style-name="ce1">
            <text:p>0.2425</text:p>
          </table:table-cell>
          <table:table-cell office:value-type="float" office:value="1.464" table:style-name="ce1">
            <text:p>1.464</text:p>
          </table:table-cell>
          <table:table-cell office:value-type="float" office:value="1.458875" table:style-name="ce1">
            <text:p>1.458875</text:p>
          </table:table-cell>
          <table:table-cell office:value-type="float" office:value="2.737875" table:style-name="ce1">
            <text:p>2.737875</text:p>
          </table:table-cell>
          <table:table-cell office:value-type="float" office:value="0.549375" table:style-name="ce1">
            <text:p>0.549375</text:p>
          </table:table-cell>
          <table:table-cell office:value-type="float" office:value="4.07725" table:style-name="ce1">
            <text:p>4.07725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1.98875" table:style-name="ce1">
            <text:p>1.98875</text:p>
          </table:table-cell>
          <table:table-cell office:value-type="float" office:value="3.09525" table:style-name="ce1">
            <text:p>3.09525</text:p>
          </table:table-cell>
          <table:table-cell office:value-type="float" office:value="5.542" table:style-name="ce1">
            <text:p>5.542</text:p>
          </table:table-cell>
          <table:table-cell office:value-type="float" office:value="2.847" table:style-name="ce1">
            <text:p>2.847</text:p>
          </table:table-cell>
          <table:table-cell office:value-type="float" office:value="2.453125" table:style-name="ce1">
            <text:p>2.453125</text:p>
          </table:table-cell>
          <table:table-cell office:value-type="float" office:value="2.10725" table:style-name="ce1">
            <text:p>2.10725</text:p>
          </table:table-cell>
          <table:table-cell office:value-type="float" office:value="2.75525" table:style-name="ce1">
            <text:p>2.75525</text:p>
          </table:table-cell>
          <table:table-cell office:value-type="float" office:value="2.659625" table:style-name="ce1">
            <text:p>2.659625</text:p>
          </table:table-cell>
          <table:table-cell office:value-type="float" office:value="2.877875" table:style-name="ce1">
            <text:p>2.877875</text:p>
          </table:table-cell>
          <table:table-cell office:value-type="float" office:value="2.759" table:style-name="ce1">
            <text:p>2.759</text:p>
          </table:table-cell>
          <table:table-cell office:value-type="float" office:value="4.579" table:style-name="ce1">
            <text:p>4.579</text:p>
          </table:table-cell>
          <table:table-cell office:value-type="float" office:value="1.579625" table:style-name="ce1">
            <text:p>1.579625</text:p>
          </table:table-cell>
          <table:table-cell office:value-type="float" office:value="3.377625" table:style-name="ce1">
            <text:p>3.377625</text:p>
          </table:table-cell>
          <table:table-cell office:value-type="float" office:value="1.51825" table:style-name="ce1">
            <text:p>1.51825</text:p>
          </table:table-cell>
          <table:table-cell office:value-type="float" office:value="3.0665" table:style-name="ce1">
            <text:p>3.0665</text:p>
          </table:table-cell>
          <table:table-cell office:value-type="float" office:value="1.836" table:style-name="ce1">
            <text:p>1.836</text:p>
          </table:table-cell>
          <table:table-cell office:value-type="float" office:value="1.255875" table:style-name="ce1">
            <text:p>1.255875</text:p>
          </table:table-cell>
          <table:table-cell office:value-type="float" office:value="1.333875" table:style-name="ce1">
            <text:p>1.333875</text:p>
          </table:table-cell>
          <table:table-cell office:value-type="float" office:value="1.695125" table:style-name="ce1">
            <text:p>1.695125</text:p>
          </table:table-cell>
          <table:table-cell office:value-type="float" office:value="0" table:style-name="ce1">
            <text:p>0</text:p>
          </table:table-cell>
          <table:table-cell office:value-type="float" office:value="1.379" table:style-name="ce1">
            <text:p>1.379</text:p>
          </table:table-cell>
          <table:table-cell office:value-type="float" office:value="2.896625" table:style-name="ce1">
            <text:p>2.896625</text:p>
          </table:table-cell>
          <table:table-cell office:value-type="float" office:value="0.329625" table:style-name="ce1">
            <text:p>0.329625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4165" table:style-name="ce1">
            <text:p>6.4165</text:p>
          </table:table-cell>
          <table:table-cell office:value-type="float" office:value="3.88125" table:style-name="ce1">
            <text:p>3.88125</text:p>
          </table:table-cell>
          <table:table-cell office:value-type="float" office:value="3.48015625" table:style-name="ce1">
            <text:p>3.48015625</text:p>
          </table:table-cell>
          <table:table-cell office:value-type="float" office:value="10.38775" table:style-name="ce1">
            <text:p>10.38775</text:p>
          </table:table-cell>
          <table:table-cell office:value-type="float" office:value="14.40025" table:style-name="ce1">
            <text:p>14.40025</text:p>
          </table:table-cell>
          <table:table-cell office:value-type="float" office:value="10.708875" table:style-name="ce1">
            <text:p>10.708875</text:p>
          </table:table-cell>
          <table:table-cell office:value-type="float" office:value="4.49" table:style-name="ce1">
            <text:p>4.49</text:p>
          </table:table-cell>
          <table:table-cell office:value-type="float" office:value="6.18375" table:style-name="ce1">
            <text:p>6.18375</text:p>
          </table:table-cell>
          <table:table-cell office:value-type="float" office:value="10.7035" table:style-name="ce1">
            <text:p>10.7035</text:p>
          </table:table-cell>
          <table:table-cell office:value-type="float" office:value="3.696875" table:style-name="ce1">
            <text:p>3.696875</text:p>
          </table:table-cell>
          <table:table-cell office:value-type="float" office:value="7.3095" table:style-name="ce1">
            <text:p>7.3095</text:p>
          </table:table-cell>
          <table:table-cell office:value-type="float" office:value="5.739125" table:style-name="ce1">
            <text:p>5.739125</text:p>
          </table:table-cell>
          <table:table-cell office:value-type="float" office:value="3.0085" table:style-name="ce1">
            <text:p>3.0085</text:p>
          </table:table-cell>
          <table:table-cell office:value-type="float" office:value="3.63875" table:style-name="ce1">
            <text:p>3.63875</text:p>
          </table:table-cell>
          <table:table-cell office:value-type="float" office:value="3.808375" table:style-name="ce1">
            <text:p>3.808375</text:p>
          </table:table-cell>
          <table:table-cell office:value-type="float" office:value="5.884" table:style-name="ce1">
            <text:p>5.884</text:p>
          </table:table-cell>
          <table:table-cell office:value-type="float" office:value="5.704" table:style-name="ce1">
            <text:p>5.704</text:p>
          </table:table-cell>
          <table:table-cell office:value-type="float" office:value="4.46625" table:style-name="ce1">
            <text:p>4.46625</text:p>
          </table:table-cell>
          <table:table-cell office:value-type="float" office:value="9.73025" table:style-name="ce1">
            <text:p>9.73025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510625" table:style-name="ce1">
            <text:p>6.510625</text:p>
          </table:table-cell>
          <table:table-cell office:value-type="float" office:value="10.987625" table:style-name="ce1">
            <text:p>10.987625</text:p>
          </table:table-cell>
          <table:table-cell office:value-type="float" office:value="10.83825" table:style-name="ce1">
            <text:p>10.83825</text:p>
          </table:table-cell>
          <table:table-cell office:value-type="float" office:value="7.862" table:style-name="ce1">
            <text:p>7.862</text:p>
          </table:table-cell>
          <table:table-cell office:value-type="float" office:value="6.330625" table:style-name="ce1">
            <text:p>6.330625</text:p>
          </table:table-cell>
          <table:table-cell office:value-type="float" office:value="8.13375" table:style-name="ce1">
            <text:p>8.13375</text:p>
          </table:table-cell>
          <table:table-cell office:value-type="float" office:value="9.712" table:style-name="ce1">
            <text:p>9.712</text:p>
          </table:table-cell>
          <table:table-cell office:value-type="float" office:value="9.764625" table:style-name="ce1">
            <text:p>9.764625</text:p>
          </table:table-cell>
          <table:table-cell office:value-type="float" office:value="7.6985" table:style-name="ce1">
            <text:p>7.6985</text:p>
          </table:table-cell>
          <table:table-cell office:value-type="float" office:value="8.683875" table:style-name="ce1">
            <text:p>8.683875</text:p>
          </table:table-cell>
          <table:table-cell office:value-type="float" office:value="11.26225" table:style-name="ce1">
            <text:p>11.26225</text:p>
          </table:table-cell>
          <table:table-cell office:value-type="float" office:value="6.845875" table:style-name="ce1">
            <text:p>6.845875</text:p>
          </table:table-cell>
          <table:table-cell office:value-type="float" office:value="8.482125" table:style-name="ce1">
            <text:p>8.482125</text:p>
          </table:table-cell>
          <table:table-cell office:value-type="float" office:value="7.41525" table:style-name="ce1">
            <text:p>7.41525</text:p>
          </table:table-cell>
          <table:table-cell office:value-type="float" office:value="8.742875" table:style-name="ce1">
            <text:p>8.742875</text:p>
          </table:table-cell>
          <table:table-cell office:value-type="float" office:value="6.357625" table:style-name="ce1">
            <text:p>6.357625</text:p>
          </table:table-cell>
          <table:table-cell office:value-type="float" office:value="4.463375" table:style-name="ce1">
            <text:p>4.463375</text:p>
          </table:table-cell>
          <table:table-cell office:value-type="float" office:value="5.929625" table:style-name="ce1">
            <text:p>5.929625</text:p>
          </table:table-cell>
          <table:table-cell office:value-type="float" office:value="6.336" table:style-name="ce1">
            <text:p>6.336</text:p>
          </table:table-cell>
          <table:table-cell office:value-type="float" office:value="0" table:style-name="ce1">
            <text:p>0</text:p>
          </table:table-cell>
          <table:table-cell office:value-type="float" office:value="6.89225" table:style-name="ce1">
            <text:p>6.89225</text:p>
          </table:table-cell>
          <table:table-cell office:value-type="float" office:value="15.72325" table:style-name="ce1">
            <text:p>15.72325</text:p>
          </table:table-cell>
          <table:table-cell office:value-type="float" office:value="3.7825" table:style-name="ce1">
            <text:p>3.7825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780875" table:style-name="ce1">
            <text:p>6.780875</text:p>
          </table:table-cell>
          <table:table-cell office:value-type="float" office:value="4.13125" table:style-name="ce1">
            <text:p>4.13125</text:p>
          </table:table-cell>
          <table:table-cell office:value-type="float" office:value="2.8255859375" table:style-name="ce1">
            <text:p>2.8255859375</text:p>
          </table:table-cell>
          <table:table-cell office:value-type="float" office:value="10.031" table:style-name="ce1">
            <text:p>10.031</text:p>
          </table:table-cell>
          <table:table-cell office:value-type="float" office:value="12.864" table:style-name="ce1">
            <text:p>12.864</text:p>
          </table:table-cell>
          <table:table-cell office:value-type="float" office:value="10.314625" table:style-name="ce1">
            <text:p>10.314625</text:p>
          </table:table-cell>
          <table:table-cell office:value-type="float" office:value="4.364375" table:style-name="ce1">
            <text:p>4.364375</text:p>
          </table:table-cell>
          <table:table-cell office:value-type="float" office:value="5.69375" table:style-name="ce1">
            <text:p>5.69375</text:p>
          </table:table-cell>
          <table:table-cell office:value-type="float" office:value="9.45975" table:style-name="ce1">
            <text:p>9.45975</text:p>
          </table:table-cell>
          <table:table-cell office:value-type="float" office:value="1.759625" table:style-name="ce1">
            <text:p>1.759625</text:p>
          </table:table-cell>
          <table:table-cell office:value-type="float" office:value="7.985375" table:style-name="ce1">
            <text:p>7.985375</text:p>
          </table:table-cell>
          <table:table-cell office:value-type="float" office:value="4.7835" table:style-name="ce1">
            <text:p>4.7835</text:p>
          </table:table-cell>
          <table:table-cell office:value-type="float" office:value="2.188375" table:style-name="ce1">
            <text:p>2.188375</text:p>
          </table:table-cell>
          <table:table-cell office:value-type="float" office:value="2.053125" table:style-name="ce1">
            <text:p>2.053125</text:p>
          </table:table-cell>
          <table:table-cell office:value-type="float" office:value="2.857625" table:style-name="ce1">
            <text:p>2.857625</text:p>
          </table:table-cell>
          <table:table-cell office:value-type="float" office:value="5.0735" table:style-name="ce1">
            <text:p>5.0735</text:p>
          </table:table-cell>
          <table:table-cell office:value-type="float" office:value="5.20825" table:style-name="ce1">
            <text:p>5.20825</text:p>
          </table:table-cell>
          <table:table-cell office:value-type="float" office:value="3.654375" table:style-name="ce1">
            <text:p>3.654375</text:p>
          </table:table-cell>
          <table:table-cell office:value-type="float" office:value="9.123125" table:style-name="ce1">
            <text:p>9.123125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3" table:style-name="ce1">
            <text:p>6.3</text:p>
          </table:table-cell>
          <table:table-cell office:value-type="float" office:value="9.931" table:style-name="ce1">
            <text:p>9.931</text:p>
          </table:table-cell>
          <table:table-cell office:value-type="float" office:value="10.795125" table:style-name="ce1">
            <text:p>10.795125</text:p>
          </table:table-cell>
          <table:table-cell office:value-type="float" office:value="7.312375" table:style-name="ce1">
            <text:p>7.312375</text:p>
          </table:table-cell>
          <table:table-cell office:value-type="float" office:value="6.87125" table:style-name="ce1">
            <text:p>6.87125</text:p>
          </table:table-cell>
          <table:table-cell office:value-type="float" office:value="6.75525" table:style-name="ce1">
            <text:p>6.75525</text:p>
          </table:table-cell>
          <table:table-cell office:value-type="float" office:value="9.800375" table:style-name="ce1">
            <text:p>9.800375</text:p>
          </table:table-cell>
          <table:table-cell office:value-type="float" office:value="8.0435" table:style-name="ce1">
            <text:p>8.0435</text:p>
          </table:table-cell>
          <table:table-cell office:value-type="float" office:value="6.842125" table:style-name="ce1">
            <text:p>6.842125</text:p>
          </table:table-cell>
          <table:table-cell office:value-type="float" office:value="7.413875" table:style-name="ce1">
            <text:p>7.413875</text:p>
          </table:table-cell>
          <table:table-cell office:value-type="float" office:value="10.35025" table:style-name="ce1">
            <text:p>10.35025</text:p>
          </table:table-cell>
          <table:table-cell office:value-type="float" office:value="5.22775" table:style-name="ce1">
            <text:p>5.22775</text:p>
          </table:table-cell>
          <table:table-cell office:value-type="float" office:value="7.43525" table:style-name="ce1">
            <text:p>7.43525</text:p>
          </table:table-cell>
          <table:table-cell office:value-type="float" office:value="4.6915" table:style-name="ce1">
            <text:p>4.6915</text:p>
          </table:table-cell>
          <table:table-cell office:value-type="float" office:value="7.840875" table:style-name="ce1">
            <text:p>7.840875</text:p>
          </table:table-cell>
          <table:table-cell office:value-type="float" office:value="5.231" table:style-name="ce1">
            <text:p>5.231</text:p>
          </table:table-cell>
          <table:table-cell office:value-type="float" office:value="3.61725" table:style-name="ce1">
            <text:p>3.61725</text:p>
          </table:table-cell>
          <table:table-cell office:value-type="float" office:value="4.266625" table:style-name="ce1">
            <text:p>4.266625</text:p>
          </table:table-cell>
          <table:table-cell office:value-type="float" office:value="5.991375" table:style-name="ce1">
            <text:p>5.991375</text:p>
          </table:table-cell>
          <table:table-cell office:value-type="float" office:value="0" table:style-name="ce1">
            <text:p>0</text:p>
          </table:table-cell>
          <table:table-cell office:value-type="float" office:value="5.656375" table:style-name="ce1">
            <text:p>5.656375</text:p>
          </table:table-cell>
          <table:table-cell office:value-type="float" office:value="9.5625" table:style-name="ce1">
            <text:p>9.5625</text:p>
          </table:table-cell>
          <table:table-cell office:value-type="float" office:value="2.175125" table:style-name="ce1">
            <text:p>2.175125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6.736" table:style-name="ce1">
            <text:p>6.736</text:p>
          </table:table-cell>
          <table:table-cell office:value-type="float" office:value="3.6375" table:style-name="ce1">
            <text:p>3.6375</text:p>
          </table:table-cell>
          <table:table-cell office:value-type="float" office:value="3.772265625" table:style-name="ce1">
            <text:p>3.772265625</text:p>
          </table:table-cell>
          <table:table-cell office:value-type="float" office:value="9.531" table:style-name="ce1">
            <text:p>9.531</text:p>
          </table:table-cell>
          <table:table-cell office:value-type="float" office:value="16.881375" table:style-name="ce1">
            <text:p>16.881375</text:p>
          </table:table-cell>
          <table:table-cell office:value-type="float" office:value="9.233375" table:style-name="ce1">
            <text:p>9.233375</text:p>
          </table:table-cell>
          <table:table-cell office:value-type="float" office:value="4.5825" table:style-name="ce1">
            <text:p>4.5825</text:p>
          </table:table-cell>
          <table:table-cell office:value-type="float" office:value="5.379375" table:style-name="ce1">
            <text:p>5.379375</text:p>
          </table:table-cell>
          <table:table-cell office:value-type="float" office:value="8.871375" table:style-name="ce1">
            <text:p>8.871375</text:p>
          </table:table-cell>
          <table:table-cell office:value-type="float" office:value="3.53725" table:style-name="ce1">
            <text:p>3.53725</text:p>
          </table:table-cell>
          <table:table-cell office:value-type="float" office:value="7.33525" table:style-name="ce1">
            <text:p>7.33525</text:p>
          </table:table-cell>
          <table:table-cell office:value-type="float" office:value="6.065375" table:style-name="ce1">
            <text:p>6.065375</text:p>
          </table:table-cell>
          <table:table-cell office:value-type="float" office:value="2.286625" table:style-name="ce1">
            <text:p>2.286625</text:p>
          </table:table-cell>
          <table:table-cell office:value-type="float" office:value="4.37875" table:style-name="ce1">
            <text:p>4.37875</text:p>
          </table:table-cell>
          <table:table-cell office:value-type="float" office:value="3.71825" table:style-name="ce1">
            <text:p>3.71825</text:p>
          </table:table-cell>
          <table:table-cell office:value-type="float" office:value="5.8315" table:style-name="ce1">
            <text:p>5.8315</text:p>
          </table:table-cell>
          <table:table-cell office:value-type="float" office:value="5.982625" table:style-name="ce1">
            <text:p>5.982625</text:p>
          </table:table-cell>
          <table:table-cell office:value-type="float" office:value="5.85" table:style-name="ce1">
            <text:p>5.85</text:p>
          </table:table-cell>
          <table:table-cell office:value-type="float" office:value="9.220375" table:style-name="ce1">
            <text:p>9.220375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7.030625" table:style-name="ce1">
            <text:p>7.030625</text:p>
          </table:table-cell>
          <table:table-cell office:value-type="float" office:value="11.722" table:style-name="ce1">
            <text:p>11.722</text:p>
          </table:table-cell>
          <table:table-cell office:value-type="float" office:value="11.950875" table:style-name="ce1">
            <text:p>11.950875</text:p>
          </table:table-cell>
          <table:table-cell office:value-type="float" office:value="9.612125" table:style-name="ce1">
            <text:p>9.612125</text:p>
          </table:table-cell>
          <table:table-cell office:value-type="float" office:value="7.800625" table:style-name="ce1">
            <text:p>7.800625</text:p>
          </table:table-cell>
          <table:table-cell office:value-type="float" office:value="9.458375" table:style-name="ce1">
            <text:p>9.458375</text:p>
          </table:table-cell>
          <table:table-cell office:value-type="float" office:value="11.39575" table:style-name="ce1">
            <text:p>11.39575</text:p>
          </table:table-cell>
          <table:table-cell office:value-type="float" office:value="12.147125" table:style-name="ce1">
            <text:p>12.147125</text:p>
          </table:table-cell>
          <table:table-cell office:value-type="float" office:value="6.848875" table:style-name="ce1">
            <text:p>6.848875</text:p>
          </table:table-cell>
          <table:table-cell office:value-type="float" office:value="8.857875" table:style-name="ce1">
            <text:p>8.857875</text:p>
          </table:table-cell>
          <table:table-cell office:value-type="float" office:value="11.509875" table:style-name="ce1">
            <text:p>11.509875</text:p>
          </table:table-cell>
          <table:table-cell office:value-type="float" office:value="7.117125" table:style-name="ce1">
            <text:p>7.117125</text:p>
          </table:table-cell>
          <table:table-cell office:value-type="float" office:value="8.36" table:style-name="ce1">
            <text:p>8.36</text:p>
          </table:table-cell>
          <table:table-cell office:value-type="float" office:value="8.14225" table:style-name="ce1">
            <text:p>8.14225</text:p>
          </table:table-cell>
          <table:table-cell office:value-type="float" office:value="7.996375" table:style-name="ce1">
            <text:p>7.996375</text:p>
          </table:table-cell>
          <table:table-cell office:value-type="float" office:value="7.649125" table:style-name="ce1">
            <text:p>7.649125</text:p>
          </table:table-cell>
          <table:table-cell office:value-type="float" office:value="6.407125" table:style-name="ce1">
            <text:p>6.407125</text:p>
          </table:table-cell>
          <table:table-cell office:value-type="float" office:value="7.84125" table:style-name="ce1">
            <text:p>7.84125</text:p>
          </table:table-cell>
          <table:table-cell office:value-type="float" office:value="7.419" table:style-name="ce1">
            <text:p>7.419</text:p>
          </table:table-cell>
          <table:table-cell office:value-type="float" office:value="0" table:style-name="ce1">
            <text:p>0</text:p>
          </table:table-cell>
          <table:table-cell office:value-type="float" office:value="8.10575" table:style-name="ce1">
            <text:p>8.10575</text:p>
          </table:table-cell>
          <table:table-cell office:value-type="float" office:value="16.926375" table:style-name="ce1">
            <text:p>16.926375</text:p>
          </table:table-cell>
          <table:table-cell office:value-type="float" office:value="4.6945" table:style-name="ce1">
            <text:p>4.6945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</table:table-row>
      </table:table>
      <table:table table:name="Calculated r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310142429314989" table:style-name="ce1">
            <text:p>0.310142429314989</text:p>
          </table:table-cell>
          <table:table-cell office:value-type="float" office:value="0.172771318977543" table:style-name="ce1">
            <text:p>0.172771318977543</text:p>
          </table:table-cell>
          <table:table-cell office:value-type="float" office:value="0.686895478103359" table:style-name="ce1">
            <text:p>0.686895478103359</text:p>
          </table:table-cell>
          <table:table-cell office:value-type="float" office:value="0.259338553434114" table:style-name="ce1">
            <text:p>0.259338553434114</text:p>
          </table:table-cell>
          <table:table-cell office:value-type="float" office:value="1.02387054435282" table:style-name="ce1">
            <text:p>1.02387054435282</text:p>
          </table:table-cell>
          <table:table-cell office:value-type="float" office:value="0.242178221111287" table:style-name="ce1">
            <text:p>0.242178221111287</text:p>
          </table:table-cell>
          <table:table-cell office:value-type="float" office:value="0.712127070772344" table:style-name="ce1">
            <text:p>0.712127070772344</text:p>
          </table:table-cell>
          <table:table-cell office:value-type="float" office:value="0.269689491990873" table:style-name="ce1">
            <text:p>0.269689491990873</text:p>
          </table:table-cell>
          <table:table-cell office:value-type="float" office:value="0.143838336375019" table:style-name="ce1">
            <text:p>0.143838336375019</text:p>
          </table:table-cell>
          <table:table-cell office:value-type="float" office:value="0.183243303347033" table:style-name="ce1">
            <text:p>0.183243303347033</text:p>
          </table:table-cell>
          <table:table-cell office:value-type="float" office:value="0.278139661120799" table:style-name="ce1">
            <text:p>0.278139661120799</text:p>
          </table:table-cell>
          <table:table-cell office:value-type="float" office:value="0.472452060916982" table:style-name="ce1">
            <text:p>0.472452060916982</text:p>
          </table:table-cell>
          <table:table-cell office:value-type="float" office:value="0.427172431242056" table:style-name="ce1">
            <text:p>0.427172431242056</text:p>
          </table:table-cell>
          <table:table-cell office:value-type="float" office:value="0.285621725767756" table:style-name="ce1">
            <text:p>0.285621725767756</text:p>
          </table:table-cell>
          <table:table-cell office:value-type="float" office:value="0.234906880924154" table:style-name="ce1">
            <text:p>0.234906880924154</text:p>
          </table:table-cell>
          <table:table-cell office:value-type="float" office:value="0.328978976540783" table:style-name="ce1">
            <text:p>0.328978976540783</text:p>
          </table:table-cell>
          <table:table-cell office:value-type="float" office:value="0.427241581562269" table:style-name="ce1">
            <text:p>0.427241581562269</text:p>
          </table:table-cell>
          <table:table-cell office:value-type="float" office:value="0.454210206445013" table:style-name="ce1">
            <text:p>0.454210206445013</text:p>
          </table:table-cell>
          <table:table-cell office:value-type="float" office:value="0.29354635246407" table:style-name="ce1">
            <text:p>0.29354635246407</text:p>
          </table:table-cell>
          <table:table-cell office:value-type="float" office:value="0.634609561814508" table:style-name="ce1">
            <text:p>0.634609561814508</text:p>
          </table:table-cell>
          <table:table-cell office:value-type="float" office:value="0.310142429314989" table:style-name="ce1">
            <text:p>0.310142429314989</text:p>
          </table:table-cell>
          <table:table-cell office:value-type="float" office:value="0.342228177893434" table:style-name="ce1">
            <text:p>0.342228177893434</text:p>
          </table:table-cell>
          <table:table-cell office:value-type="float" office:value="0.565486901730428" table:style-name="ce1">
            <text:p>0.565486901730428</text:p>
          </table:table-cell>
          <table:table-cell office:value-type="float" office:value="0.74541603492248" table:style-name="ce1">
            <text:p>0.74541603492248</text:p>
          </table:table-cell>
          <table:table-cell office:value-type="float" office:value="0.515256109128312" table:style-name="ce1">
            <text:p>0.515256109128312</text:p>
          </table:table-cell>
          <table:table-cell office:value-type="float" office:value="0.412830654830054" table:style-name="ce1">
            <text:p>0.412830654830054</text:p>
          </table:table-cell>
          <table:table-cell office:value-type="float" office:value="0.479671354347132" table:style-name="ce1">
            <text:p>0.479671354347132</text:p>
          </table:table-cell>
          <table:table-cell office:value-type="float" office:value="0.501633496046515" table:style-name="ce1">
            <text:p>0.501633496046515</text:p>
          </table:table-cell>
          <table:table-cell office:value-type="float" office:value="0.491551379359582" table:style-name="ce1">
            <text:p>0.491551379359582</text:p>
          </table:table-cell>
          <table:table-cell office:value-type="float" office:value="0.446880272502523" table:style-name="ce1">
            <text:p>0.446880272502523</text:p>
          </table:table-cell>
          <table:table-cell office:value-type="float" office:value="0.583369174537294" table:style-name="ce1">
            <text:p>0.583369174537294</text:p>
          </table:table-cell>
          <table:table-cell office:value-type="float" office:value="0.713938809161903" table:style-name="ce1">
            <text:p>0.713938809161903</text:p>
          </table:table-cell>
          <table:table-cell office:value-type="float" office:value="0.349502791579753" table:style-name="ce1">
            <text:p>0.349502791579753</text:p>
          </table:table-cell>
          <table:table-cell office:value-type="float" office:value="0.507234671983701" table:style-name="ce1">
            <text:p>0.507234671983701</text:p>
          </table:table-cell>
          <table:table-cell office:value-type="float" office:value="0.324083133869762" table:style-name="ce1">
            <text:p>0.324083133869762</text:p>
          </table:table-cell>
          <table:table-cell office:value-type="float" office:value="0.491551379359582" table:style-name="ce1">
            <text:p>0.491551379359582</text:p>
          </table:table-cell>
          <table:table-cell office:value-type="float" office:value="0.309492416304995" table:style-name="ce1">
            <text:p>0.309492416304995</text:p>
          </table:table-cell>
          <table:table-cell office:value-type="float" office:value="0.336875943109012" table:style-name="ce1">
            <text:p>0.336875943109012</text:p>
          </table:table-cell>
          <table:table-cell office:value-type="float" office:value="0.170901344535774" table:style-name="ce1">
            <text:p>0.170901344535774</text:p>
          </table:table-cell>
          <table:table-cell office:value-type="float" office:value="0.326199133668254" table:style-name="ce1">
            <text:p>0.326199133668254</text:p>
          </table:table-cell>
          <table:table-cell office:value-type="float" office:value="0.0946008812136721" table:style-name="ce1">
            <text:p>0.0946008812136721</text:p>
          </table:table-cell>
          <table:table-cell office:value-type="float" office:value="0.326904466934418" table:style-name="ce1">
            <text:p>0.326904466934418</text:p>
          </table:table-cell>
          <table:table-cell office:value-type="float" office:value="0.590228886302341" table:style-name="ce1">
            <text:p>0.590228886302341</text:p>
          </table:table-cell>
          <table:table-cell office:value-type="float" office:value="0.128802629590609" table:style-name="ce1">
            <text:p>0.128802629590609</text:p>
          </table:table-cell>
          <table:table-cell office:value-type="float" office:value="0.406949014972825" table:style-name="ce1">
            <text:p>0.406949014972825</text:p>
          </table:table-cell>
          <table:table-cell office:value-type="float" office:value="0.406949014972825" table:style-name="ce1">
            <text:p>0.406949014972825</text:p>
          </table:table-cell>
          <table:table-cell office:value-type="float" office:value="0.406949014972825" table:style-name="ce1">
            <text:p>0.406949014972825</text:p>
          </table:table-cell>
          <table:table-cell office:value-type="float" office:value="0.406949014972825" table:style-name="ce1">
            <text:p>0.406949014972825</text:p>
          </table:table-cell>
          <table:table-cell office:value-type="float" office:value="0.406949014972825" table:style-name="ce1">
            <text:p>0.406949014972825</text:p>
          </table:table-cell>
          <table:table-cell office:value-type="float" office:value="0.406949014972825" table:style-name="ce1">
            <text:p>0.406949014972825</text:p>
          </table:table-cell>
          <table:table-cell office:value-type="float" office:value="0.406949014972825" table:style-name="ce1">
            <text:p>0.406949014972825</text:p>
          </table:table-cell>
          <table:table-cell office:value-type="float" office:value="0.406949014972825" table:style-name="ce1">
            <text:p>0.406949014972825</text:p>
          </table:table-cell>
          <table:table-cell office:value-type="float" office:value="0.406949014972825" table:style-name="ce1">
            <text:p>0.406949014972825</text:p>
          </table:table-cell>
          <table:table-cell office:value-type="float" office:value="0.406949014972825" table:style-name="ce1">
            <text:p>0.406949014972825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529736186180739" table:style-name="ce1">
            <text:p>0.529736186180739</text:p>
          </table:table-cell>
          <table:table-cell office:value-type="float" office:value="0.189833302106773" table:style-name="ce1">
            <text:p>0.189833302106773</text:p>
          </table:table-cell>
          <table:table-cell office:value-type="float" office:value="1.04212670930919" table:style-name="ce1">
            <text:p>1.04212670930919</text:p>
          </table:table-cell>
          <table:table-cell office:value-type="float" office:value="0.406161970824593" table:style-name="ce1">
            <text:p>0.406161970824593</text:p>
          </table:table-cell>
          <table:table-cell office:value-type="float" office:value="1.12543853468045" table:style-name="ce1">
            <text:p>1.12543853468045</text:p>
          </table:table-cell>
          <table:table-cell office:value-type="float" office:value="0.303526721232907" table:style-name="ce1">
            <text:p>0.303526721232907</text:p>
          </table:table-cell>
          <table:table-cell office:value-type="float" office:value="1.14619746080814" table:style-name="ce1">
            <text:p>1.14619746080814</text:p>
          </table:table-cell>
          <table:table-cell office:value-type="float" office:value="0.555902667349022" table:style-name="ce1">
            <text:p>0.555902667349022</text:p>
          </table:table-cell>
          <table:table-cell office:value-type="float" office:value="0.188556185101826" table:style-name="ce1">
            <text:p>0.188556185101826</text:p>
          </table:table-cell>
          <table:table-cell office:value-type="float" office:value="0.241715008335631" table:style-name="ce1">
            <text:p>0.241715008335631</text:p>
          </table:table-cell>
          <table:table-cell office:value-type="float" office:value="0.323599081628276" table:style-name="ce1">
            <text:p>0.323599081628276</text:p>
          </table:table-cell>
          <table:table-cell office:value-type="float" office:value="1.00947344768465" table:style-name="ce1">
            <text:p>1.00947344768465</text:p>
          </table:table-cell>
          <table:table-cell office:value-type="float" office:value="0.706290783746438" table:style-name="ce1">
            <text:p>0.706290783746438</text:p>
          </table:table-cell>
          <table:table-cell office:value-type="float" office:value="0.397866525536141" table:style-name="ce1">
            <text:p>0.397866525536141</text:p>
          </table:table-cell>
          <table:table-cell office:value-type="float" office:value="0.35073366727953" table:style-name="ce1">
            <text:p>0.35073366727953</text:p>
          </table:table-cell>
          <table:table-cell office:value-type="float" office:value="0.384949245720509" table:style-name="ce1">
            <text:p>0.384949245720509</text:p>
          </table:table-cell>
          <table:table-cell office:value-type="float" office:value="0.684218001534715" table:style-name="ce1">
            <text:p>0.684218001534715</text:p>
          </table:table-cell>
          <table:table-cell office:value-type="float" office:value="0.633005274385586" table:style-name="ce1">
            <text:p>0.633005274385586</text:p>
          </table:table-cell>
          <table:table-cell office:value-type="float" office:value="0.585568154720041" table:style-name="ce1">
            <text:p>0.585568154720041</text:p>
          </table:table-cell>
          <table:table-cell office:value-type="float" office:value="1.11903521502881" table:style-name="ce1">
            <text:p>1.11903521502881</text:p>
          </table:table-cell>
          <table:table-cell office:value-type="float" office:value="0.529736186180739" table:style-name="ce1">
            <text:p>0.529736186180739</text:p>
          </table:table-cell>
          <table:table-cell office:value-type="float" office:value="0.770337810326944" table:style-name="ce1">
            <text:p>0.770337810326944</text:p>
          </table:table-cell>
          <table:table-cell office:value-type="float" office:value="1.13471850765292" table:style-name="ce1">
            <text:p>1.13471850765292</text:p>
          </table:table-cell>
          <table:table-cell office:value-type="float" office:value="1.21443499679351" table:style-name="ce1">
            <text:p>1.21443499679351</text:p>
          </table:table-cell>
          <table:table-cell office:value-type="float" office:value="0.966268327616092" table:style-name="ce1">
            <text:p>0.966268327616092</text:p>
          </table:table-cell>
          <table:table-cell office:value-type="float" office:value="0.817636629352065" table:style-name="ce1">
            <text:p>0.817636629352065</text:p>
          </table:table-cell>
          <table:table-cell office:value-type="float" office:value="0.894476465171822" table:style-name="ce1">
            <text:p>0.894476465171822</text:p>
          </table:table-cell>
          <table:table-cell office:value-type="float" office:value="1.15919772100803" table:style-name="ce1">
            <text:p>1.15919772100803</text:p>
          </table:table-cell>
          <table:table-cell office:value-type="float" office:value="1.0177023357899" table:style-name="ce1">
            <text:p>1.0177023357899</text:p>
          </table:table-cell>
          <table:table-cell office:value-type="float" office:value="0.827732576103041" table:style-name="ce1">
            <text:p>0.827732576103041</text:p>
          </table:table-cell>
          <table:table-cell office:value-type="float" office:value="0.955619178303418" table:style-name="ce1">
            <text:p>0.955619178303418</text:p>
          </table:table-cell>
          <table:table-cell office:value-type="float" office:value="1.30899114465162" table:style-name="ce1">
            <text:p>1.30899114465162</text:p>
          </table:table-cell>
          <table:table-cell office:value-type="float" office:value="0.665049532771903" table:style-name="ce1">
            <text:p>0.665049532771903</text:p>
          </table:table-cell>
          <table:table-cell office:value-type="float" office:value="0.755608792121753" table:style-name="ce1">
            <text:p>0.755608792121753</text:p>
          </table:table-cell>
          <table:table-cell office:value-type="float" office:value="0.602689774004573" table:style-name="ce1">
            <text:p>0.602689774004573</text:p>
          </table:table-cell>
          <table:table-cell office:value-type="float" office:value="0.993914625636915" table:style-name="ce1">
            <text:p>0.993914625636915</text:p>
          </table:table-cell>
          <table:table-cell office:value-type="float" office:value="0.550177020835455" table:style-name="ce1">
            <text:p>0.550177020835455</text:p>
          </table:table-cell>
          <table:table-cell office:value-type="float" office:value="0.630958424907306" table:style-name="ce1">
            <text:p>0.630958424907306</text:p>
          </table:table-cell>
          <table:table-cell office:value-type="float" office:value="0.431528901415423" table:style-name="ce1">
            <text:p>0.431528901415423</text:p>
          </table:table-cell>
          <table:table-cell office:value-type="float" office:value="0.749136322149895" table:style-name="ce1">
            <text:p>0.749136322149895</text:p>
          </table:table-cell>
          <table:table-cell office:value-type="float" office:value="0.0946008812136721" table:style-name="ce1">
            <text:p>0.0946008812136721</text:p>
          </table:table-cell>
          <table:table-cell office:value-type="float" office:value="0.793198906189086" table:style-name="ce1">
            <text:p>0.793198906189086</text:p>
          </table:table-cell>
          <table:table-cell office:value-type="float" office:value="1.30711025594185" table:style-name="ce1">
            <text:p>1.30711025594185</text:p>
          </table:table-cell>
          <table:table-cell office:value-type="float" office:value="0.214687327294117" table:style-name="ce1">
            <text:p>0.214687327294117</text:p>
          </table:table-cell>
          <table:table-cell office:value-type="float" office:value="0.711578336059682" table:style-name="ce1">
            <text:p>0.711578336059682</text:p>
          </table:table-cell>
          <table:table-cell office:value-type="float" office:value="0.711578336059682" table:style-name="ce1">
            <text:p>0.711578336059682</text:p>
          </table:table-cell>
          <table:table-cell office:value-type="float" office:value="0.711578336059682" table:style-name="ce1">
            <text:p>0.711578336059682</text:p>
          </table:table-cell>
          <table:table-cell office:value-type="float" office:value="0.711578336059682" table:style-name="ce1">
            <text:p>0.711578336059682</text:p>
          </table:table-cell>
          <table:table-cell office:value-type="float" office:value="0.711578336059682" table:style-name="ce1">
            <text:p>0.711578336059682</text:p>
          </table:table-cell>
          <table:table-cell office:value-type="float" office:value="0.711578336059682" table:style-name="ce1">
            <text:p>0.711578336059682</text:p>
          </table:table-cell>
          <table:table-cell office:value-type="float" office:value="0.711578336059682" table:style-name="ce1">
            <text:p>0.711578336059682</text:p>
          </table:table-cell>
          <table:table-cell office:value-type="float" office:value="0.711578336059682" table:style-name="ce1">
            <text:p>0.711578336059682</text:p>
          </table:table-cell>
          <table:table-cell office:value-type="float" office:value="0.711578336059682" table:style-name="ce1">
            <text:p>0.711578336059682</text:p>
          </table:table-cell>
          <table:table-cell office:value-type="float" office:value="0.711578336059682" table:style-name="ce1">
            <text:p>0.711578336059682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518077442192968" table:style-name="ce1">
            <text:p>0.518077442192968</text:p>
          </table:table-cell>
          <table:table-cell office:value-type="float" office:value="0.189038151431152" table:style-name="ce1">
            <text:p>0.189038151431152</text:p>
          </table:table-cell>
          <table:table-cell office:value-type="float" office:value="1.02160741246362" table:style-name="ce1">
            <text:p>1.02160741246362</text:p>
          </table:table-cell>
          <table:table-cell office:value-type="float" office:value="0.314766856979178" table:style-name="ce1">
            <text:p>0.314766856979178</text:p>
          </table:table-cell>
          <table:table-cell office:value-type="float" office:value="1.1354929912393" table:style-name="ce1">
            <text:p>1.1354929912393</text:p>
          </table:table-cell>
          <table:table-cell office:value-type="float" office:value="0.287897509604087" table:style-name="ce1">
            <text:p>0.287897509604087</text:p>
          </table:table-cell>
          <table:table-cell office:value-type="float" office:value="1.18720360069396" table:style-name="ce1">
            <text:p>1.18720360069396</text:p>
          </table:table-cell>
          <table:table-cell office:value-type="float" office:value="0.5012047640612" table:style-name="ce1">
            <text:p>0.5012047640612</text:p>
          </table:table-cell>
          <table:table-cell office:value-type="float" office:value="0.184111592881967" table:style-name="ce1">
            <text:p>0.184111592881967</text:p>
          </table:table-cell>
          <table:table-cell office:value-type="float" office:value="0.24010595343072" table:style-name="ce1">
            <text:p>0.24010595343072</text:p>
          </table:table-cell>
          <table:table-cell office:value-type="float" office:value="0.341495184499185" table:style-name="ce1">
            <text:p>0.341495184499185</text:p>
          </table:table-cell>
          <table:table-cell office:value-type="float" office:value="0.957707517973826" table:style-name="ce1">
            <text:p>0.957707517973826</text:p>
          </table:table-cell>
          <table:table-cell office:value-type="float" office:value="0.649158789187147" table:style-name="ce1">
            <text:p>0.649158789187147</text:p>
          </table:table-cell>
          <table:table-cell office:value-type="float" office:value="0.351867732531009" table:style-name="ce1">
            <text:p>0.351867732531009</text:p>
          </table:table-cell>
          <table:table-cell office:value-type="float" office:value="0.375143730314424" table:style-name="ce1">
            <text:p>0.375143730314424</text:p>
          </table:table-cell>
          <table:table-cell office:value-type="float" office:value="0.299410299618061" table:style-name="ce1">
            <text:p>0.299410299618061</text:p>
          </table:table-cell>
          <table:table-cell office:value-type="float" office:value="0.673610342414169" table:style-name="ce1">
            <text:p>0.673610342414169</text:p>
          </table:table-cell>
          <table:table-cell office:value-type="float" office:value="0.534009675969851" table:style-name="ce1">
            <text:p>0.534009675969851</text:p>
          </table:table-cell>
          <table:table-cell office:value-type="float" office:value="0.565652862498937" table:style-name="ce1">
            <text:p>0.565652862498937</text:p>
          </table:table-cell>
          <table:table-cell office:value-type="float" office:value="0.925400488370702" table:style-name="ce1">
            <text:p>0.925400488370702</text:p>
          </table:table-cell>
          <table:table-cell office:value-type="float" office:value="0.518077442192968" table:style-name="ce1">
            <text:p>0.518077442192968</text:p>
          </table:table-cell>
          <table:table-cell office:value-type="float" office:value="0.774555979859887" table:style-name="ce1">
            <text:p>0.774555979859887</text:p>
          </table:table-cell>
          <table:table-cell office:value-type="float" office:value="0.990346469113967" table:style-name="ce1">
            <text:p>0.990346469113967</text:p>
          </table:table-cell>
          <table:table-cell office:value-type="float" office:value="1.20969128482695" table:style-name="ce1">
            <text:p>1.20969128482695</text:p>
          </table:table-cell>
          <table:table-cell office:value-type="float" office:value="0.738003120595736" table:style-name="ce1">
            <text:p>0.738003120595736</text:p>
          </table:table-cell>
          <table:table-cell office:value-type="float" office:value="0.658314291583238" table:style-name="ce1">
            <text:p>0.658314291583238</text:p>
          </table:table-cell>
          <table:table-cell office:value-type="float" office:value="0.591072520208929" table:style-name="ce1">
            <text:p>0.591072520208929</text:p>
          </table:table-cell>
          <table:table-cell office:value-type="float" office:value="1.15806365575655" table:style-name="ce1">
            <text:p>1.15806365575655</text:p>
          </table:table-cell>
          <table:table-cell office:value-type="float" office:value="0.890009354486117" table:style-name="ce1">
            <text:p>0.890009354486117</text:p>
          </table:table-cell>
          <table:table-cell office:value-type="float" office:value="0.615897485165096" table:style-name="ce1">
            <text:p>0.615897485165096</text:p>
          </table:table-cell>
          <table:table-cell office:value-type="float" office:value="0.910934241382318" table:style-name="ce1">
            <text:p>0.910934241382318</text:p>
          </table:table-cell>
          <table:table-cell office:value-type="float" office:value="1.15463379987403" table:style-name="ce1">
            <text:p>1.15463379987403</text:p>
          </table:table-cell>
          <table:table-cell office:value-type="float" office:value="0.44407276950191" table:style-name="ce1">
            <text:p>0.44407276950191</text:p>
          </table:table-cell>
          <table:table-cell office:value-type="float" office:value="0.678035962907747" table:style-name="ce1">
            <text:p>0.678035962907747</text:p>
          </table:table-cell>
          <table:table-cell office:value-type="float" office:value="0.166945946219639" table:style-name="ce1">
            <text:p>0.166945946219639</text:p>
          </table:table-cell>
          <table:table-cell office:value-type="float" office:value="0.716220769728904" table:style-name="ce1">
            <text:p>0.716220769728904</text:p>
          </table:table-cell>
          <table:table-cell office:value-type="float" office:value="0.380288514138209" table:style-name="ce1">
            <text:p>0.380288514138209</text:p>
          </table:table-cell>
          <table:table-cell office:value-type="float" office:value="0.611458034607475" table:style-name="ce1">
            <text:p>0.611458034607475</text:p>
          </table:table-cell>
          <table:table-cell office:value-type="float" office:value="0.239858043851345" table:style-name="ce1">
            <text:p>0.239858043851345</text:p>
          </table:table-cell>
          <table:table-cell office:value-type="float" office:value="0.559650614704521" table:style-name="ce1">
            <text:p>0.559650614704521</text:p>
          </table:table-cell>
          <table:table-cell office:value-type="float" office:value="0.0946008812136721" table:style-name="ce1">
            <text:p>0.0946008812136721</text:p>
          </table:table-cell>
          <table:table-cell office:value-type="float" office:value="0.438665214461318" table:style-name="ce1">
            <text:p>0.438665214461318</text:p>
          </table:table-cell>
          <table:table-cell office:value-type="float" office:value="1.49526827723915" table:style-name="ce1">
            <text:p>1.49526827723915</text:p>
          </table:table-cell>
          <table:table-cell office:value-type="float" office:value="0.128373897605293" table:style-name="ce1">
            <text:p>0.128373897605293</text:p>
          </table:table-cell>
          <table:table-cell office:value-type="float" office:value="0.623090942490464" table:style-name="ce1">
            <text:p>0.623090942490464</text:p>
          </table:table-cell>
          <table:table-cell office:value-type="float" office:value="0.623090942490464" table:style-name="ce1">
            <text:p>0.623090942490464</text:p>
          </table:table-cell>
          <table:table-cell office:value-type="float" office:value="0.623090942490464" table:style-name="ce1">
            <text:p>0.623090942490464</text:p>
          </table:table-cell>
          <table:table-cell office:value-type="float" office:value="0.623090942490464" table:style-name="ce1">
            <text:p>0.623090942490464</text:p>
          </table:table-cell>
          <table:table-cell office:value-type="float" office:value="0.623090942490464" table:style-name="ce1">
            <text:p>0.623090942490464</text:p>
          </table:table-cell>
          <table:table-cell office:value-type="float" office:value="0.623090942490464" table:style-name="ce1">
            <text:p>0.623090942490464</text:p>
          </table:table-cell>
          <table:table-cell office:value-type="float" office:value="0.623090942490464" table:style-name="ce1">
            <text:p>0.623090942490464</text:p>
          </table:table-cell>
          <table:table-cell office:value-type="float" office:value="0.623090942490464" table:style-name="ce1">
            <text:p>0.623090942490464</text:p>
          </table:table-cell>
          <table:table-cell office:value-type="float" office:value="0.623090942490464" table:style-name="ce1">
            <text:p>0.623090942490464</text:p>
          </table:table-cell>
          <table:table-cell office:value-type="float" office:value="0.623090942490464" table:style-name="ce1">
            <text:p>0.623090942490464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524722787965357" table:style-name="ce1">
            <text:p>0.524722787965357</text:p>
          </table:table-cell>
          <table:table-cell office:value-type="float" office:value="0.190350900188073" table:style-name="ce1">
            <text:p>0.190350900188073</text:p>
          </table:table-cell>
          <table:table-cell office:value-type="float" office:value="1.03761537454172" table:style-name="ce1">
            <text:p>1.03761537454172</text:p>
          </table:table-cell>
          <table:table-cell office:value-type="float" office:value="0.40830563075117" table:style-name="ce1">
            <text:p>0.40830563075117</text:p>
          </table:table-cell>
          <table:table-cell office:value-type="float" office:value="1.18962386190138" table:style-name="ce1">
            <text:p>1.18962386190138</text:p>
          </table:table-cell>
          <table:table-cell office:value-type="float" office:value="0.316614826339403" table:style-name="ce1">
            <text:p>0.316614826339403</text:p>
          </table:table-cell>
          <table:table-cell office:value-type="float" office:value="1.23728226259161" table:style-name="ce1">
            <text:p>1.23728226259161</text:p>
          </table:table-cell>
          <table:table-cell office:value-type="float" office:value="0.490140712827254" table:style-name="ce1">
            <text:p>0.490140712827254</text:p>
          </table:table-cell>
          <table:table-cell office:value-type="float" office:value="0.180060825289185" table:style-name="ce1">
            <text:p>0.180060825289185</text:p>
          </table:table-cell>
          <table:table-cell office:value-type="float" office:value="0.232953348060871" table:style-name="ce1">
            <text:p>0.232953348060871</text:p>
          </table:table-cell>
          <table:table-cell office:value-type="float" office:value="0.344869720125538" table:style-name="ce1">
            <text:p>0.344869720125538</text:p>
          </table:table-cell>
          <table:table-cell office:value-type="float" office:value="0.940821009778015" table:style-name="ce1">
            <text:p>0.940821009778015</text:p>
          </table:table-cell>
          <table:table-cell office:value-type="float" office:value="0.688920223309142" table:style-name="ce1">
            <text:p>0.688920223309142</text:p>
          </table:table-cell>
          <table:table-cell office:value-type="float" office:value="0.41764351711682" table:style-name="ce1">
            <text:p>0.41764351711682</text:p>
          </table:table-cell>
          <table:table-cell office:value-type="float" office:value="0.428596927838427" table:style-name="ce1">
            <text:p>0.428596927838427</text:p>
          </table:table-cell>
          <table:table-cell office:value-type="float" office:value="0.458552846554337" table:style-name="ce1">
            <text:p>0.458552846554337</text:p>
          </table:table-cell>
          <table:table-cell office:value-type="float" office:value="0.662076069002779" table:style-name="ce1">
            <text:p>0.662076069002779</text:p>
          </table:table-cell>
          <table:table-cell office:value-type="float" office:value="0.609743106666213" table:style-name="ce1">
            <text:p>0.609743106666213</text:p>
          </table:table-cell>
          <table:table-cell office:value-type="float" office:value="0.554381360304354" table:style-name="ce1">
            <text:p>0.554381360304354</text:p>
          </table:table-cell>
          <table:table-cell office:value-type="float" office:value="1.08221958454785" table:style-name="ce1">
            <text:p>1.08221958454785</text:p>
          </table:table-cell>
          <table:table-cell office:value-type="float" office:value="0.524722787965357" table:style-name="ce1">
            <text:p>0.524722787965357</text:p>
          </table:table-cell>
          <table:table-cell office:value-type="float" office:value="0.659074945105572" table:style-name="ce1">
            <text:p>0.659074945105572</text:p>
          </table:table-cell>
          <table:table-cell office:value-type="float" office:value="1.10032313837939" table:style-name="ce1">
            <text:p>1.10032313837939</text:p>
          </table:table-cell>
          <table:table-cell office:value-type="float" office:value="1.25241235265403" table:style-name="ce1">
            <text:p>1.25241235265403</text:p>
          </table:table-cell>
          <table:table-cell office:value-type="float" office:value="0.869042977397788" table:style-name="ce1">
            <text:p>0.869042977397788</text:p>
          </table:table-cell>
          <table:table-cell office:value-type="float" office:value="0.74495964280908" table:style-name="ce1">
            <text:p>0.74495964280908</text:p>
          </table:table-cell>
          <table:table-cell office:value-type="float" office:value="0.849003214600303" table:style-name="ce1">
            <text:p>0.849003214600303</text:p>
          </table:table-cell>
          <table:table-cell office:value-type="float" office:value="1.06520860577566" table:style-name="ce1">
            <text:p>1.06520860577566</text:p>
          </table:table-cell>
          <table:table-cell office:value-type="float" office:value="1.02269498890922" table:style-name="ce1">
            <text:p>1.02269498890922</text:p>
          </table:table-cell>
          <table:table-cell office:value-type="float" office:value="0.690538340802107" table:style-name="ce1">
            <text:p>0.690538340802107</text:p>
          </table:table-cell>
          <table:table-cell office:value-type="float" office:value="0.938124147289741" table:style-name="ce1">
            <text:p>0.938124147289741</text:p>
          </table:table-cell>
          <table:table-cell office:value-type="float" office:value="1.14876985272004" table:style-name="ce1">
            <text:p>1.14876985272004</text:p>
          </table:table-cell>
          <table:table-cell office:value-type="float" office:value="0.685379726914279" table:style-name="ce1">
            <text:p>0.685379726914279</text:p>
          </table:table-cell>
          <table:table-cell office:value-type="float" office:value="0.826169778866246" table:style-name="ce1">
            <text:p>0.826169778866246</text:p>
          </table:table-cell>
          <table:table-cell office:value-type="float" office:value="0.578307371097763" table:style-name="ce1">
            <text:p>0.578307371097763</text:p>
          </table:table-cell>
          <table:table-cell office:value-type="float" office:value="0.976295124046855" table:style-name="ce1">
            <text:p>0.976295124046855</text:p>
          </table:table-cell>
          <table:table-cell office:value-type="float" office:value="0.607917538212612" table:style-name="ce1">
            <text:p>0.607917538212612</text:p>
          </table:table-cell>
          <table:table-cell office:value-type="float" office:value="0.653114187503283" table:style-name="ce1">
            <text:p>0.653114187503283</text:p>
          </table:table-cell>
          <table:table-cell office:value-type="float" office:value="0.59443322577124" table:style-name="ce1">
            <text:p>0.59443322577124</text:p>
          </table:table-cell>
          <table:table-cell office:value-type="float" office:value="0.64553531240803" table:style-name="ce1">
            <text:p>0.64553531240803</text:p>
          </table:table-cell>
          <table:table-cell office:value-type="float" office:value="0.0946008812136721" table:style-name="ce1">
            <text:p>0.0946008812136721</text:p>
          </table:table-cell>
          <table:table-cell office:value-type="float" office:value="0.740976584364859" table:style-name="ce1">
            <text:p>0.740976584364859</text:p>
          </table:table-cell>
          <table:table-cell office:value-type="float" office:value="0.974165294184321" table:style-name="ce1">
            <text:p>0.974165294184321</text:p>
          </table:table-cell>
          <table:table-cell office:value-type="float" office:value="0.289231372482831" table:style-name="ce1">
            <text:p>0.289231372482831</text:p>
          </table:table-cell>
          <table:table-cell office:value-type="float" office:value="0.693784006526677" table:style-name="ce1">
            <text:p>0.693784006526677</text:p>
          </table:table-cell>
          <table:table-cell office:value-type="float" office:value="0.693784006526677" table:style-name="ce1">
            <text:p>0.693784006526677</text:p>
          </table:table-cell>
          <table:table-cell office:value-type="float" office:value="0.693784006526677" table:style-name="ce1">
            <text:p>0.693784006526677</text:p>
          </table:table-cell>
          <table:table-cell office:value-type="float" office:value="0.693784006526677" table:style-name="ce1">
            <text:p>0.693784006526677</text:p>
          </table:table-cell>
          <table:table-cell office:value-type="float" office:value="0.693784006526677" table:style-name="ce1">
            <text:p>0.693784006526677</text:p>
          </table:table-cell>
          <table:table-cell office:value-type="float" office:value="0.693784006526677" table:style-name="ce1">
            <text:p>0.693784006526677</text:p>
          </table:table-cell>
          <table:table-cell office:value-type="float" office:value="0.693784006526677" table:style-name="ce1">
            <text:p>0.693784006526677</text:p>
          </table:table-cell>
          <table:table-cell office:value-type="float" office:value="0.693784006526677" table:style-name="ce1">
            <text:p>0.693784006526677</text:p>
          </table:table-cell>
          <table:table-cell office:value-type="float" office:value="0.693784006526677" table:style-name="ce1">
            <text:p>0.693784006526677</text:p>
          </table:table-cell>
          <table:table-cell office:value-type="float" office:value="0.693784006526677" table:style-name="ce1">
            <text:p>0.693784006526677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317859605050667" table:style-name="ce1">
            <text:p>0.317859605050667</text:p>
          </table:table-cell>
          <table:table-cell office:value-type="float" office:value="0.171109754122355" table:style-name="ce1">
            <text:p>0.171109754122355</text:p>
          </table:table-cell>
          <table:table-cell office:value-type="float" office:value="0.813503905448329" table:style-name="ce1">
            <text:p>0.813503905448329</text:p>
          </table:table-cell>
          <table:table-cell office:value-type="float" office:value="0.257506069948492" table:style-name="ce1">
            <text:p>0.257506069948492</text:p>
          </table:table-cell>
          <table:table-cell office:value-type="float" office:value="1.11336488877141" table:style-name="ce1">
            <text:p>1.11336488877141</text:p>
          </table:table-cell>
          <table:table-cell office:value-type="float" office:value="0.204603600977493" table:style-name="ce1">
            <text:p>0.204603600977493</text:p>
          </table:table-cell>
          <table:table-cell office:value-type="float" office:value="0.77116761416949" table:style-name="ce1">
            <text:p>0.77116761416949</text:p>
          </table:table-cell>
          <table:table-cell office:value-type="float" office:value="0.307376416506503" table:style-name="ce1">
            <text:p>0.307376416506503</text:p>
          </table:table-cell>
          <table:table-cell office:value-type="float" office:value="0.146379442897343" table:style-name="ce1">
            <text:p>0.146379442897343</text:p>
          </table:table-cell>
          <table:table-cell office:value-type="float" office:value="0.174551031220853" table:style-name="ce1">
            <text:p>0.174551031220853</text:p>
          </table:table-cell>
          <table:table-cell office:value-type="float" office:value="0.265429832265803" table:style-name="ce1">
            <text:p>0.265429832265803</text:p>
          </table:table-cell>
          <table:table-cell office:value-type="float" office:value="0.552956863707984" table:style-name="ce1">
            <text:p>0.552956863707984</text:p>
          </table:table-cell>
          <table:table-cell office:value-type="float" office:value="0.311829697128166" table:style-name="ce1">
            <text:p>0.311829697128166</text:p>
          </table:table-cell>
          <table:table-cell office:value-type="float" office:value="0.262760629905614" table:style-name="ce1">
            <text:p>0.262760629905614</text:p>
          </table:table-cell>
          <table:table-cell office:value-type="float" office:value="0.230550410750788" table:style-name="ce1">
            <text:p>0.230550410750788</text:p>
          </table:table-cell>
          <table:table-cell office:value-type="float" office:value="0.381187468300967" table:style-name="ce1">
            <text:p>0.381187468300967</text:p>
          </table:table-cell>
          <table:table-cell office:value-type="float" office:value="0.385723729306885" table:style-name="ce1">
            <text:p>0.385723729306885</text:p>
          </table:table-cell>
          <table:table-cell office:value-type="float" office:value="0.533179872127305" table:style-name="ce1">
            <text:p>0.533179872127305</text:p>
          </table:table-cell>
          <table:table-cell office:value-type="float" office:value="0.170735383767265" table:style-name="ce1">
            <text:p>0.170735383767265</text:p>
          </table:table-cell>
          <table:table-cell office:value-type="float" office:value="0.612439969154488" table:style-name="ce1">
            <text:p>0.612439969154488</text:p>
          </table:table-cell>
          <table:table-cell office:value-type="float" office:value="0.317859605050667" table:style-name="ce1">
            <text:p>0.317859605050667</text:p>
          </table:table-cell>
          <table:table-cell office:value-type="float" office:value="0.388213140834523" table:style-name="ce1">
            <text:p>0.388213140834523</text:p>
          </table:table-cell>
          <table:table-cell office:value-type="float" office:value="0.526195689785876" table:style-name="ce1">
            <text:p>0.526195689785876</text:p>
          </table:table-cell>
          <table:table-cell office:value-type="float" office:value="0.779327351954526" table:style-name="ce1">
            <text:p>0.779327351954526</text:p>
          </table:table-cell>
          <table:table-cell office:value-type="float" office:value="0.467487067925748" table:style-name="ce1">
            <text:p>0.467487067925748</text:p>
          </table:table-cell>
          <table:table-cell office:value-type="float" office:value="0.464209342747692" table:style-name="ce1">
            <text:p>0.464209342747692</text:p>
          </table:table-cell>
          <table:table-cell office:value-type="float" office:value="0.357344437891813" table:style-name="ce1">
            <text:p>0.357344437891813</text:p>
          </table:table-cell>
          <table:table-cell office:value-type="float" office:value="0.563813463981294" table:style-name="ce1">
            <text:p>0.563813463981294</text:p>
          </table:table-cell>
          <table:table-cell office:value-type="float" office:value="0.447364324744009" table:style-name="ce1">
            <text:p>0.447364324744009</text:p>
          </table:table-cell>
          <table:table-cell office:value-type="float" office:value="0.477914936213743" table:style-name="ce1">
            <text:p>0.477914936213743</text:p>
          </table:table-cell>
          <table:table-cell office:value-type="float" office:value="0.589205461563201" table:style-name="ce1">
            <text:p>0.589205461563201</text:p>
          </table:table-cell>
          <table:table-cell office:value-type="float" office:value="0.870578114506498" table:style-name="ce1">
            <text:p>0.870578114506498</text:p>
          </table:table-cell>
          <table:table-cell office:value-type="float" office:value="0.344731419485114" table:style-name="ce1">
            <text:p>0.344731419485114</text:p>
          </table:table-cell>
          <table:table-cell office:value-type="float" office:value="0.531727715402849" table:style-name="ce1">
            <text:p>0.531727715402849</text:p>
          </table:table-cell>
          <table:table-cell office:value-type="float" office:value="0.357316777763728" table:style-name="ce1">
            <text:p>0.357316777763728</text:p>
          </table:table-cell>
          <table:table-cell office:value-type="float" office:value="0.584295788828137" table:style-name="ce1">
            <text:p>0.584295788828137</text:p>
          </table:table-cell>
          <table:table-cell office:value-type="float" office:value="0.381381089197561" table:style-name="ce1">
            <text:p>0.381381089197561</text:p>
          </table:table-cell>
          <table:table-cell office:value-type="float" office:value="0.337332335222412" table:style-name="ce1">
            <text:p>0.337332335222412</text:p>
          </table:table-cell>
          <table:table-cell office:value-type="float" office:value="0.321704362854463" table:style-name="ce1">
            <text:p>0.321704362854463</text:p>
          </table:table-cell>
          <table:table-cell office:value-type="float" office:value="0.45220484715886" table:style-name="ce1">
            <text:p>0.45220484715886</text:p>
          </table:table-cell>
          <table:table-cell office:value-type="float" office:value="0.0946008812136721" table:style-name="ce1">
            <text:p>0.0946008812136721</text:p>
          </table:table-cell>
          <table:table-cell office:value-type="float" office:value="0.412166811756017" table:style-name="ce1">
            <text:p>0.412166811756017</text:p>
          </table:table-cell>
          <table:table-cell office:value-type="float" office:value="0.460226284303471" table:style-name="ce1">
            <text:p>0.460226284303471</text:p>
          </table:table-cell>
          <table:table-cell office:value-type="float" office:value="0.153613764482733" table:style-name="ce1">
            <text:p>0.153613764482733</text:p>
          </table:table-cell>
          <table:table-cell office:value-type="float" office:value="0.424205254554473" table:style-name="ce1">
            <text:p>0.424205254554473</text:p>
          </table:table-cell>
          <table:table-cell office:value-type="float" office:value="0.424205254554473" table:style-name="ce1">
            <text:p>0.424205254554473</text:p>
          </table:table-cell>
          <table:table-cell office:value-type="float" office:value="0.424205254554473" table:style-name="ce1">
            <text:p>0.424205254554473</text:p>
          </table:table-cell>
          <table:table-cell office:value-type="float" office:value="0.424205254554473" table:style-name="ce1">
            <text:p>0.424205254554473</text:p>
          </table:table-cell>
          <table:table-cell office:value-type="float" office:value="0.424205254554473" table:style-name="ce1">
            <text:p>0.424205254554473</text:p>
          </table:table-cell>
          <table:table-cell office:value-type="float" office:value="0.424205254554473" table:style-name="ce1">
            <text:p>0.424205254554473</text:p>
          </table:table-cell>
          <table:table-cell office:value-type="float" office:value="0.424205254554473" table:style-name="ce1">
            <text:p>0.424205254554473</text:p>
          </table:table-cell>
          <table:table-cell office:value-type="float" office:value="0.424205254554473" table:style-name="ce1">
            <text:p>0.424205254554473</text:p>
          </table:table-cell>
          <table:table-cell office:value-type="float" office:value="0.424205254554473" table:style-name="ce1">
            <text:p>0.424205254554473</text:p>
          </table:table-cell>
          <table:table-cell office:value-type="float" office:value="0.424205254554473" table:style-name="ce1">
            <text:p>0.424205254554473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558371333780596" table:style-name="ce1">
            <text:p>0.558371333780596</text:p>
          </table:table-cell>
          <table:table-cell office:value-type="float" office:value="0.187348456245459" table:style-name="ce1">
            <text:p>0.187348456245459</text:p>
          </table:table-cell>
          <table:table-cell office:value-type="float" office:value="1.10164722285412" table:style-name="ce1">
            <text:p>1.10164722285412</text:p>
          </table:table-cell>
          <table:table-cell office:value-type="float" office:value="0.422338823859226" table:style-name="ce1">
            <text:p>0.422338823859226</text:p>
          </table:table-cell>
          <table:table-cell office:value-type="float" office:value="1.11626920222032" table:style-name="ce1">
            <text:p>1.11626920222032</text:p>
          </table:table-cell>
          <table:table-cell office:value-type="float" office:value="0.285296391710018" table:style-name="ce1">
            <text:p>0.285296391710018</text:p>
          </table:table-cell>
          <table:table-cell office:value-type="float" office:value="1.28456725155269" table:style-name="ce1">
            <text:p>1.28456725155269</text:p>
          </table:table-cell>
          <table:table-cell office:value-type="float" office:value="0.610185668715571" table:style-name="ce1">
            <text:p>0.610185668715571</text:p>
          </table:table-cell>
          <table:table-cell office:value-type="float" office:value="0.188734343861694" table:style-name="ce1">
            <text:p>0.188734343861694</text:p>
          </table:table-cell>
          <table:table-cell office:value-type="float" office:value="0.240910480883175" table:style-name="ce1">
            <text:p>0.240910480883175</text:p>
          </table:table-cell>
          <table:table-cell office:value-type="float" office:value="0.289673934532188" table:style-name="ce1">
            <text:p>0.289673934532188</text:p>
          </table:table-cell>
          <table:table-cell office:value-type="float" office:value="0.969186471129045" table:style-name="ce1">
            <text:p>0.969186471129045</text:p>
          </table:table-cell>
          <table:table-cell office:value-type="float" office:value="0.674993348818412" table:style-name="ce1">
            <text:p>0.674993348818412</text:p>
          </table:table-cell>
          <table:table-cell office:value-type="float" office:value="0.342324988341731" table:style-name="ce1">
            <text:p>0.342324988341731</text:p>
          </table:table-cell>
          <table:table-cell office:value-type="float" office:value="0.433644901213915" table:style-name="ce1">
            <text:p>0.433644901213915</text:p>
          </table:table-cell>
          <table:table-cell office:value-type="float" office:value="0.431086339366065" table:style-name="ce1">
            <text:p>0.431086339366065</text:p>
          </table:table-cell>
          <table:table-cell office:value-type="float" office:value="0.736191382206178" table:style-name="ce1">
            <text:p>0.736191382206178</text:p>
          </table:table-cell>
          <table:table-cell office:value-type="float" office:value="0.679847701297306" table:style-name="ce1">
            <text:p>0.679847701297306</text:p>
          </table:table-cell>
          <table:table-cell office:value-type="float" office:value="0.547189727002289" table:style-name="ce1">
            <text:p>0.547189727002289</text:p>
          </table:table-cell>
          <table:table-cell office:value-type="float" office:value="1.19074409708882" table:style-name="ce1">
            <text:p>1.19074409708882</text:p>
          </table:table-cell>
          <table:table-cell office:value-type="float" office:value="0.558371333780596" table:style-name="ce1">
            <text:p>0.558371333780596</text:p>
          </table:table-cell>
          <table:table-cell office:value-type="float" office:value="0.824136759452008" table:style-name="ce1">
            <text:p>0.824136759452008</text:p>
          </table:table-cell>
          <table:table-cell office:value-type="float" office:value="1.18936109068458" table:style-name="ce1">
            <text:p>1.18936109068458</text:p>
          </table:table-cell>
          <table:table-cell office:value-type="float" office:value="1.33607041004671" table:style-name="ce1">
            <text:p>1.33607041004671</text:p>
          </table:table-cell>
          <table:table-cell office:value-type="float" office:value="0.942826369064168" table:style-name="ce1">
            <text:p>0.942826369064168</text:p>
          </table:table-cell>
          <table:table-cell office:value-type="float" office:value="0.94909138807539" table:style-name="ce1">
            <text:p>0.94909138807539</text:p>
          </table:table-cell>
          <table:table-cell office:value-type="float" office:value="0.835975294272331" table:style-name="ce1">
            <text:p>0.835975294272331</text:p>
          </table:table-cell>
          <table:table-cell office:value-type="float" office:value="1.24867823536257" table:style-name="ce1">
            <text:p>1.24867823536257</text:p>
          </table:table-cell>
          <table:table-cell office:value-type="float" office:value="1.03901446447929" table:style-name="ce1">
            <text:p>1.03901446447929</text:p>
          </table:table-cell>
          <table:table-cell office:value-type="float" office:value="0.912344907914646" table:style-name="ce1">
            <text:p>0.912344907914646</text:p>
          </table:table-cell>
          <table:table-cell office:value-type="float" office:value="0.96915881100096" table:style-name="ce1">
            <text:p>0.96915881100096</text:p>
          </table:table-cell>
          <table:table-cell office:value-type="float" office:value="1.34080029194922" table:style-name="ce1">
            <text:p>1.34080029194922</text:p>
          </table:table-cell>
          <table:table-cell office:value-type="float" office:value="0.701063019538398" table:style-name="ce1">
            <text:p>0.701063019538398</text:p>
          </table:table-cell>
          <table:table-cell office:value-type="float" office:value="0.868130193170988" table:style-name="ce1">
            <text:p>0.868130193170988</text:p>
          </table:table-cell>
          <table:table-cell office:value-type="float" office:value="0.701215150242865" table:style-name="ce1">
            <text:p>0.701215150242865</text:p>
          </table:table-cell>
          <table:table-cell office:value-type="float" office:value="0.967665164084377" table:style-name="ce1">
            <text:p>0.967665164084377</text:p>
          </table:table-cell>
          <table:table-cell office:value-type="float" office:value="0.616575158303175" table:style-name="ce1">
            <text:p>0.616575158303175</text:p>
          </table:table-cell>
          <table:table-cell office:value-type="float" office:value="0.663583545983405" table:style-name="ce1">
            <text:p>0.663583545983405</text:p>
          </table:table-cell>
          <table:table-cell office:value-type="float" office:value="0.592165095268281" table:style-name="ce1">
            <text:p>0.592165095268281</text:p>
          </table:table-cell>
          <table:table-cell office:value-type="float" office:value="0.766147300922087" table:style-name="ce1">
            <text:p>0.766147300922087</text:p>
          </table:table-cell>
          <table:table-cell office:value-type="float" office:value="0.0946008812136721" table:style-name="ce1">
            <text:p>0.0946008812136721</text:p>
          </table:table-cell>
          <table:table-cell office:value-type="float" office:value="0.845352077693101" table:style-name="ce1">
            <text:p>0.845352077693101</text:p>
          </table:table-cell>
          <table:table-cell office:value-type="float" office:value="1.38123939920929" table:style-name="ce1">
            <text:p>1.38123939920929</text:p>
          </table:table-cell>
          <table:table-cell office:value-type="float" office:value="0.305661488565241" table:style-name="ce1">
            <text:p>0.305661488565241</text:p>
          </table:table-cell>
          <table:table-cell office:value-type="float" office:value="0.748631361294458" table:style-name="ce1">
            <text:p>0.748631361294458</text:p>
          </table:table-cell>
          <table:table-cell office:value-type="float" office:value="0.748631361294458" table:style-name="ce1">
            <text:p>0.748631361294458</text:p>
          </table:table-cell>
          <table:table-cell office:value-type="float" office:value="0.748631361294458" table:style-name="ce1">
            <text:p>0.748631361294458</text:p>
          </table:table-cell>
          <table:table-cell office:value-type="float" office:value="0.748631361294458" table:style-name="ce1">
            <text:p>0.748631361294458</text:p>
          </table:table-cell>
          <table:table-cell office:value-type="float" office:value="0.748631361294458" table:style-name="ce1">
            <text:p>0.748631361294458</text:p>
          </table:table-cell>
          <table:table-cell office:value-type="float" office:value="0.748631361294458" table:style-name="ce1">
            <text:p>0.748631361294458</text:p>
          </table:table-cell>
          <table:table-cell office:value-type="float" office:value="0.748631361294458" table:style-name="ce1">
            <text:p>0.748631361294458</text:p>
          </table:table-cell>
          <table:table-cell office:value-type="float" office:value="0.748631361294458" table:style-name="ce1">
            <text:p>0.748631361294458</text:p>
          </table:table-cell>
          <table:table-cell office:value-type="float" office:value="0.748631361294458" table:style-name="ce1">
            <text:p>0.748631361294458</text:p>
          </table:table-cell>
          <table:table-cell office:value-type="float" office:value="0.748631361294458" table:style-name="ce1">
            <text:p>0.748631361294458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490769980741184" table:style-name="ce1">
            <text:p>0.490769980741184</text:p>
          </table:table-cell>
          <table:table-cell office:value-type="float" office:value="0.193955333203503" table:style-name="ce1">
            <text:p>0.193955333203503</text:p>
          </table:table-cell>
          <table:table-cell office:value-type="float" office:value="0.73928517217714" table:style-name="ce1">
            <text:p>0.73928517217714</text:p>
          </table:table-cell>
          <table:table-cell office:value-type="float" office:value="0.39014502790545" table:style-name="ce1">
            <text:p>0.39014502790545</text:p>
          </table:table-cell>
          <table:table-cell office:value-type="float" office:value="1.06697885397309" table:style-name="ce1">
            <text:p>1.06697885397309</text:p>
          </table:table-cell>
          <table:table-cell office:value-type="float" office:value="0.337905735821283" table:style-name="ce1">
            <text:p>0.337905735821283</text:p>
          </table:table-cell>
          <table:table-cell office:value-type="float" office:value="0.911390633495718" table:style-name="ce1">
            <text:p>0.911390633495718</text:p>
          </table:table-cell>
          <table:table-cell office:value-type="float" office:value="0.376734187679304" table:style-name="ce1">
            <text:p>0.376734187679304</text:p>
          </table:table-cell>
          <table:table-cell office:value-type="float" office:value="0.156450101218289" table:style-name="ce1">
            <text:p>0.156450101218289</text:p>
          </table:table-cell>
          <table:table-cell office:value-type="float" office:value="0.194591078672925" table:style-name="ce1">
            <text:p>0.194591078672925</text:p>
          </table:table-cell>
          <table:table-cell office:value-type="float" office:value="0.362157300178579" table:style-name="ce1">
            <text:p>0.362157300178579</text:p>
          </table:table-cell>
          <table:table-cell office:value-type="float" office:value="0.568916757612951" table:style-name="ce1">
            <text:p>0.568916757612951</text:p>
          </table:table-cell>
          <table:table-cell office:value-type="float" office:value="0.712694103398084" table:style-name="ce1">
            <text:p>0.712694103398084</text:p>
          </table:table-cell>
          <table:table-cell office:value-type="float" office:value="0.305039135683331" table:style-name="ce1">
            <text:p>0.305039135683331</text:p>
          </table:table-cell>
          <table:table-cell office:value-type="float" office:value="0.483087380165613" table:style-name="ce1">
            <text:p>0.483087380165613</text:p>
          </table:table-cell>
          <table:table-cell office:value-type="float" office:value="0.400549557960373" table:style-name="ce1">
            <text:p>0.400549557960373</text:p>
          </table:table-cell>
          <table:table-cell office:value-type="float" office:value="0.672863518955877" table:style-name="ce1">
            <text:p>0.672863518955877</text:p>
          </table:table-cell>
          <table:table-cell office:value-type="float" office:value="0.612149537809597" table:style-name="ce1">
            <text:p>0.612149537809597</text:p>
          </table:table-cell>
          <table:table-cell office:value-type="float" office:value="0.701049189474356" table:style-name="ce1">
            <text:p>0.701049189474356</text:p>
          </table:table-cell>
          <table:table-cell office:value-type="float" office:value="0.917586502186728" table:style-name="ce1">
            <text:p>0.917586502186728</text:p>
          </table:table-cell>
          <table:table-cell office:value-type="float" office:value="0.490769980741184" table:style-name="ce1">
            <text:p>0.490769980741184</text:p>
          </table:table-cell>
          <table:table-cell office:value-type="float" office:value="0.582110638709432" table:style-name="ce1">
            <text:p>0.582110638709432</text:p>
          </table:table-cell>
          <table:table-cell office:value-type="float" office:value="1.25286874476743" table:style-name="ce1">
            <text:p>1.25286874476743</text:p>
          </table:table-cell>
          <table:table-cell office:value-type="float" office:value="1.11120739878079" table:style-name="ce1">
            <text:p>1.11120739878079</text:p>
          </table:table-cell>
          <table:table-cell office:value-type="float" office:value="0.910201247988069" table:style-name="ce1">
            <text:p>0.910201247988069</text:p>
          </table:table-cell>
          <table:table-cell office:value-type="float" office:value="0.685697818387255" table:style-name="ce1">
            <text:p>0.685697818387255</text:p>
          </table:table-cell>
          <table:table-cell office:value-type="float" office:value="0.902428751996221" table:style-name="ce1">
            <text:p>0.902428751996221</text:p>
          </table:table-cell>
          <table:table-cell office:value-type="float" office:value="0.926368592853673" table:style-name="ce1">
            <text:p>0.926368592853673</text:p>
          </table:table-cell>
          <table:table-cell office:value-type="float" office:value="1.09519218461965" table:style-name="ce1">
            <text:p>1.09519218461965</text:p>
          </table:table-cell>
          <table:table-cell office:value-type="float" office:value="0.669433663073354" table:style-name="ce1">
            <text:p>0.669433663073354</text:p>
          </table:table-cell>
          <table:table-cell office:value-type="float" office:value="1.0168863620114" table:style-name="ce1">
            <text:p>1.0168863620114</text:p>
          </table:table-cell>
          <table:table-cell office:value-type="float" office:value="1.20319115472701" table:style-name="ce1">
            <text:p>1.20319115472701</text:p>
          </table:table-cell>
          <table:table-cell office:value-type="float" office:value="0.82493890316647" table:style-name="ce1">
            <text:p>0.82493890316647</text:p>
          </table:table-cell>
          <table:table-cell office:value-type="float" office:value="0.787583900187858" table:style-name="ce1">
            <text:p>0.787583900187858</text:p>
          </table:table-cell>
          <table:table-cell office:value-type="float" office:value="0.594640676731877" table:style-name="ce1">
            <text:p>0.594640676731877</text:p>
          </table:table-cell>
          <table:table-cell office:value-type="float" office:value="0.757489680831524" table:style-name="ce1">
            <text:p>0.757489680831524</text:p>
          </table:table-cell>
          <table:table-cell office:value-type="float" office:value="0.499323875351429" table:style-name="ce1">
            <text:p>0.499323875351429</text:p>
          </table:table-cell>
          <table:table-cell office:value-type="float" office:value="0.51615506329107" table:style-name="ce1">
            <text:p>0.51615506329107</text:p>
          </table:table-cell>
          <table:table-cell office:value-type="float" office:value="0.31867557882917" table:style-name="ce1">
            <text:p>0.31867557882917</text:p>
          </table:table-cell>
          <table:table-cell office:value-type="float" office:value="0.534645858915803" table:style-name="ce1">
            <text:p>0.534645858915803</text:p>
          </table:table-cell>
          <table:table-cell office:value-type="float" office:value="0.0946008812136721" table:style-name="ce1">
            <text:p>0.0946008812136721</text:p>
          </table:table-cell>
          <table:table-cell office:value-type="float" office:value="0.569124208573588" table:style-name="ce1">
            <text:p>0.569124208573588</text:p>
          </table:table-cell>
          <table:table-cell office:value-type="float" office:value="0.924847285809005" table:style-name="ce1">
            <text:p>0.924847285809005</text:p>
          </table:table-cell>
          <table:table-cell office:value-type="float" office:value="0.173266285487031" table:style-name="ce1">
            <text:p>0.173266285487031</text:p>
          </table:table-cell>
          <table:table-cell office:value-type="float" office:value="0.637180632394485" table:style-name="ce1">
            <text:p>0.637180632394485</text:p>
          </table:table-cell>
          <table:table-cell office:value-type="float" office:value="0.637180632394485" table:style-name="ce1">
            <text:p>0.637180632394485</text:p>
          </table:table-cell>
          <table:table-cell office:value-type="float" office:value="0.637180632394485" table:style-name="ce1">
            <text:p>0.637180632394485</text:p>
          </table:table-cell>
          <table:table-cell office:value-type="float" office:value="0.637180632394485" table:style-name="ce1">
            <text:p>0.637180632394485</text:p>
          </table:table-cell>
          <table:table-cell office:value-type="float" office:value="0.637180632394485" table:style-name="ce1">
            <text:p>0.637180632394485</text:p>
          </table:table-cell>
          <table:table-cell office:value-type="float" office:value="0.637180632394485" table:style-name="ce1">
            <text:p>0.637180632394485</text:p>
          </table:table-cell>
          <table:table-cell office:value-type="float" office:value="0.637180632394485" table:style-name="ce1">
            <text:p>0.637180632394485</text:p>
          </table:table-cell>
          <table:table-cell office:value-type="float" office:value="0.637180632394485" table:style-name="ce1">
            <text:p>0.637180632394485</text:p>
          </table:table-cell>
          <table:table-cell office:value-type="float" office:value="0.637180632394485" table:style-name="ce1">
            <text:p>0.637180632394485</text:p>
          </table:table-cell>
          <table:table-cell office:value-type="float" office:value="0.637180632394485" table:style-name="ce1">
            <text:p>0.637180632394485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328626309907701" table:style-name="ce1">
            <text:p>0.328626309907701</text:p>
          </table:table-cell>
          <table:table-cell office:value-type="float" office:value="0.176253853894116" table:style-name="ce1">
            <text:p>0.176253853894116</text:p>
          </table:table-cell>
          <table:table-cell office:value-type="float" office:value="0.669432246745432" table:style-name="ce1">
            <text:p>0.669432246745432</text:p>
          </table:table-cell>
          <table:table-cell office:value-type="float" office:value="0.272658633864983" table:style-name="ce1">
            <text:p>0.272658633864983</text:p>
          </table:table-cell>
          <table:table-cell office:value-type="float" office:value="1.07912165020234" table:style-name="ce1">
            <text:p>1.07912165020234</text:p>
          </table:table-cell>
          <table:table-cell office:value-type="float" office:value="0.248758843094192" table:style-name="ce1">
            <text:p>0.248758843094192</text:p>
          </table:table-cell>
          <table:table-cell office:value-type="float" office:value="0.708503593993227" table:style-name="ce1">
            <text:p>0.708503593993227</text:p>
          </table:table-cell>
          <table:table-cell office:value-type="float" office:value="0.252540212578256" table:style-name="ce1">
            <text:p>0.252540212578256</text:p>
          </table:table-cell>
          <table:table-cell office:value-type="float" office:value="0.145563663312686" table:style-name="ce1">
            <text:p>0.145563663312686</text:p>
          </table:table-cell>
          <table:table-cell office:value-type="float" office:value="0.175453077152394" table:style-name="ce1">
            <text:p>0.175453077152394</text:p>
          </table:table-cell>
          <table:table-cell office:value-type="float" office:value="0.335838688305829" table:style-name="ce1">
            <text:p>0.335838688305829</text:p>
          </table:table-cell>
          <table:table-cell office:value-type="float" office:value="0.404574106596721" table:style-name="ce1">
            <text:p>0.404574106596721</text:p>
          </table:table-cell>
          <table:table-cell office:value-type="float" office:value="0.414116850786" table:style-name="ce1">
            <text:p>0.414116850786</text:p>
          </table:table-cell>
          <table:table-cell office:value-type="float" office:value="0.263576603684118" table:style-name="ce1">
            <text:p>0.263576603684118</text:p>
          </table:table-cell>
          <table:table-cell office:value-type="float" office:value="0.291817594458766" table:style-name="ce1">
            <text:p>0.291817594458766</text:p>
          </table:table-cell>
          <table:table-cell office:value-type="float" office:value="0.351314529969312" table:style-name="ce1">
            <text:p>0.351314529969312</text:p>
          </table:table-cell>
          <table:table-cell office:value-type="float" office:value="0.439052456254506" table:style-name="ce1">
            <text:p>0.439052456254506</text:p>
          </table:table-cell>
          <table:table-cell office:value-type="float" office:value="0.430920378597556" table:style-name="ce1">
            <text:p>0.430920378597556</text:p>
          </table:table-cell>
          <table:table-cell office:value-type="float" office:value="0.223082176167874" table:style-name="ce1">
            <text:p>0.223082176167874</text:p>
          </table:table-cell>
          <table:table-cell office:value-type="float" office:value="0.594294925130816" table:style-name="ce1">
            <text:p>0.594294925130816</text:p>
          </table:table-cell>
          <table:table-cell office:value-type="float" office:value="0.328626309907701" table:style-name="ce1">
            <text:p>0.328626309907701</text:p>
          </table:table-cell>
          <table:table-cell office:value-type="float" office:value="0.326047002963787" table:style-name="ce1">
            <text:p>0.326047002963787</text:p>
          </table:table-cell>
          <table:table-cell office:value-type="float" office:value="0.599439708954601" table:style-name="ce1">
            <text:p>0.599439708954601</text:p>
          </table:table-cell>
          <table:table-cell office:value-type="float" office:value="0.809919453616388" table:style-name="ce1">
            <text:p>0.809919453616388</text:p>
          </table:table-cell>
          <table:table-cell office:value-type="float" office:value="0.527578696190119" table:style-name="ce1">
            <text:p>0.527578696190119</text:p>
          </table:table-cell>
          <table:table-cell office:value-type="float" office:value="0.395059022535527" table:style-name="ce1">
            <text:p>0.395059022535527</text:p>
          </table:table-cell>
          <table:table-cell office:value-type="float" office:value="0.498328110740374" table:style-name="ce1">
            <text:p>0.498328110740374</text:p>
          </table:table-cell>
          <table:table-cell office:value-type="float" office:value="0.550080210387158" table:style-name="ce1">
            <text:p>0.550080210387158</text:p>
          </table:table-cell>
          <table:table-cell office:value-type="float" office:value="0.508714488836241" table:style-name="ce1">
            <text:p>0.508714488836241</text:p>
          </table:table-cell>
          <table:table-cell office:value-type="float" office:value="0.440214181634071" table:style-name="ce1">
            <text:p>0.440214181634071</text:p>
          </table:table-cell>
          <table:table-cell office:value-type="float" office:value="0.542736446380626" table:style-name="ce1">
            <text:p>0.542736446380626</text:p>
          </table:table-cell>
          <table:table-cell office:value-type="float" office:value="0.58215212890156" table:style-name="ce1">
            <text:p>0.58215212890156</text:p>
          </table:table-cell>
          <table:table-cell office:value-type="float" office:value="0.370054266746809" table:style-name="ce1">
            <text:p>0.370054266746809</text:p>
          </table:table-cell>
          <table:table-cell office:value-type="float" office:value="0.474139328730159" table:style-name="ce1">
            <text:p>0.474139328730159</text:p>
          </table:table-cell>
          <table:table-cell office:value-type="float" office:value="0.39240365023938" table:style-name="ce1">
            <text:p>0.39240365023938</text:p>
          </table:table-cell>
          <table:table-cell office:value-type="float" office:value="0.50745595300838" table:style-name="ce1">
            <text:p>0.50745595300838</text:p>
          </table:table-cell>
          <table:table-cell office:value-type="float" office:value="0.459313500076671" table:style-name="ce1">
            <text:p>0.459313500076671</text:p>
          </table:table-cell>
          <table:table-cell office:value-type="float" office:value="0.280781203352904" table:style-name="ce1">
            <text:p>0.280781203352904</text:p>
          </table:table-cell>
          <table:table-cell office:value-type="float" office:value="0.341688805395779" table:style-name="ce1">
            <text:p>0.341688805395779</text:p>
          </table:table-cell>
          <table:table-cell office:value-type="float" office:value="0.418832902624469" table:style-name="ce1">
            <text:p>0.418832902624469</text:p>
          </table:table-cell>
          <table:table-cell office:value-type="float" office:value="0.0946008812136721" table:style-name="ce1">
            <text:p>0.0946008812136721</text:p>
          </table:table-cell>
          <table:table-cell office:value-type="float" office:value="0.361756228321349" table:style-name="ce1">
            <text:p>0.361756228321349</text:p>
          </table:table-cell>
          <table:table-cell office:value-type="float" office:value="0.718724011320585" table:style-name="ce1">
            <text:p>0.718724011320585</text:p>
          </table:table-cell>
          <table:table-cell office:value-type="float" office:value="0.189419800288592" table:style-name="ce1">
            <text:p>0.189419800288592</text:p>
          </table:table-cell>
          <table:table-cell office:value-type="float" office:value="0.420990151978721" table:style-name="ce1">
            <text:p>0.420990151978721</text:p>
          </table:table-cell>
          <table:table-cell office:value-type="float" office:value="0.420990151978721" table:style-name="ce1">
            <text:p>0.420990151978721</text:p>
          </table:table-cell>
          <table:table-cell office:value-type="float" office:value="0.420990151978721" table:style-name="ce1">
            <text:p>0.420990151978721</text:p>
          </table:table-cell>
          <table:table-cell office:value-type="float" office:value="0.420990151978721" table:style-name="ce1">
            <text:p>0.420990151978721</text:p>
          </table:table-cell>
          <table:table-cell office:value-type="float" office:value="0.420990151978721" table:style-name="ce1">
            <text:p>0.420990151978721</text:p>
          </table:table-cell>
          <table:table-cell office:value-type="float" office:value="0.420990151978721" table:style-name="ce1">
            <text:p>0.420990151978721</text:p>
          </table:table-cell>
          <table:table-cell office:value-type="float" office:value="0.420990151978721" table:style-name="ce1">
            <text:p>0.420990151978721</text:p>
          </table:table-cell>
          <table:table-cell office:value-type="float" office:value="0.420990151978721" table:style-name="ce1">
            <text:p>0.420990151978721</text:p>
          </table:table-cell>
          <table:table-cell office:value-type="float" office:value="0.420990151978721" table:style-name="ce1">
            <text:p>0.420990151978721</text:p>
          </table:table-cell>
          <table:table-cell office:value-type="float" office:value="0.420990151978721" table:style-name="ce1">
            <text:p>0.420990151978721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461353434522929" table:style-name="ce1">
            <text:p>0.461353434522929</text:p>
          </table:table-cell>
          <table:table-cell office:value-type="float" office:value="0.174057812759325" table:style-name="ce1">
            <text:p>0.174057812759325</text:p>
          </table:table-cell>
          <table:table-cell office:value-type="float" office:value="0.682529670263877" table:style-name="ce1">
            <text:p>0.682529670263877</text:p>
          </table:table-cell>
          <table:table-cell office:value-type="float" office:value="0.383701082440679" table:style-name="ce1">
            <text:p>0.383701082440679</text:p>
          </table:table-cell>
          <table:table-cell office:value-type="float" office:value="1.07198533715645" table:style-name="ce1">
            <text:p>1.07198533715645</text:p>
          </table:table-cell>
          <table:table-cell office:value-type="float" office:value="0.309117155582021" table:style-name="ce1">
            <text:p>0.309117155582021</text:p>
          </table:table-cell>
          <table:table-cell office:value-type="float" office:value="0.896080752600745" table:style-name="ce1">
            <text:p>0.896080752600745</text:p>
          </table:table-cell>
          <table:table-cell office:value-type="float" office:value="0.336142949714763" table:style-name="ce1">
            <text:p>0.336142949714763</text:p>
          </table:table-cell>
          <table:table-cell office:value-type="float" office:value="0.160950954099159" table:style-name="ce1">
            <text:p>0.160950954099159</text:p>
          </table:table-cell>
          <table:table-cell office:value-type="float" office:value="0.201931219579477" table:style-name="ce1">
            <text:p>0.201931219579477</text:p>
          </table:table-cell>
          <table:table-cell office:value-type="float" office:value="0.499019613942495" table:style-name="ce1">
            <text:p>0.499019613942495</text:p>
          </table:table-cell>
          <table:table-cell office:value-type="float" office:value="0.539541701586824" table:style-name="ce1">
            <text:p>0.539541701586824</text:p>
          </table:table-cell>
          <table:table-cell office:value-type="float" office:value="0.563467712380233" table:style-name="ce1">
            <text:p>0.563467712380233</text:p>
          </table:table-cell>
          <table:table-cell office:value-type="float" office:value="0.26558196297027" table:style-name="ce1">
            <text:p>0.26558196297027</text:p>
          </table:table-cell>
          <table:table-cell office:value-type="float" office:value="0.477209602947579" table:style-name="ce1">
            <text:p>0.477209602947579</text:p>
          </table:table-cell>
          <table:table-cell office:value-type="float" office:value="0.498618542085265" table:style-name="ce1">
            <text:p>0.498618542085265</text:p>
          </table:table-cell>
          <table:table-cell office:value-type="float" office:value="0.553759007422445" table:style-name="ce1">
            <text:p>0.553759007422445</text:p>
          </table:table-cell>
          <table:table-cell office:value-type="float" office:value="0.690483020545937" table:style-name="ce1">
            <text:p>0.690483020545937</text:p>
          </table:table-cell>
          <table:table-cell office:value-type="float" office:value="0.348659157673165" table:style-name="ce1">
            <text:p>0.348659157673165</text:p>
          </table:table-cell>
          <table:table-cell office:value-type="float" office:value="0.934390029998284" table:style-name="ce1">
            <text:p>0.934390029998284</text:p>
          </table:table-cell>
          <table:table-cell office:value-type="float" office:value="0.461353434522929" table:style-name="ce1">
            <text:p>0.461353434522929</text:p>
          </table:table-cell>
          <table:table-cell office:value-type="float" office:value="0.536886329290677" table:style-name="ce1">
            <text:p>0.536886329290677</text:p>
          </table:table-cell>
          <table:table-cell office:value-type="float" office:value="0.871477068669256" table:style-name="ce1">
            <text:p>0.871477068669256</text:p>
          </table:table-cell>
          <table:table-cell office:value-type="float" office:value="1.05843187439486" table:style-name="ce1">
            <text:p>1.05843187439486</text:p>
          </table:table-cell>
          <table:table-cell office:value-type="float" office:value="0.725777343982226" table:style-name="ce1">
            <text:p>0.725777343982226</text:p>
          </table:table-cell>
          <table:table-cell office:value-type="float" office:value="0.709416378220027" table:style-name="ce1">
            <text:p>0.709416378220027</text:p>
          </table:table-cell>
          <table:table-cell office:value-type="float" office:value="0.822905883752232" table:style-name="ce1">
            <text:p>0.822905883752232</text:p>
          </table:table-cell>
          <table:table-cell office:value-type="float" office:value="0.836265725617222" table:style-name="ce1">
            <text:p>0.836265725617222</text:p>
          </table:table-cell>
          <table:table-cell office:value-type="float" office:value="0.759840791718738" table:style-name="ce1">
            <text:p>0.759840791718738</text:p>
          </table:table-cell>
          <table:table-cell office:value-type="float" office:value="0.64763748214248" table:style-name="ce1">
            <text:p>0.64763748214248</text:p>
          </table:table-cell>
          <table:table-cell office:value-type="float" office:value="0.813861021868481" table:style-name="ce1">
            <text:p>0.813861021868481</text:p>
          </table:table-cell>
          <table:table-cell office:value-type="float" office:value="1.02898766804852" table:style-name="ce1">
            <text:p>1.02898766804852</text:p>
          </table:table-cell>
          <table:table-cell office:value-type="float" office:value="0.645825743752921" table:style-name="ce1">
            <text:p>0.645825743752921</text:p>
          </table:table-cell>
          <table:table-cell office:value-type="float" office:value="0.762606804527225" table:style-name="ce1">
            <text:p>0.762606804527225</text:p>
          </table:table-cell>
          <table:table-cell office:value-type="float" office:value="0.756037524107069" table:style-name="ce1">
            <text:p>0.756037524107069</text:p>
          </table:table-cell>
          <table:table-cell office:value-type="float" office:value="0.902096830459203" table:style-name="ce1">
            <text:p>0.902096830459203</text:p>
          </table:table-cell>
          <table:table-cell office:value-type="float" office:value="0.699417241917348" table:style-name="ce1">
            <text:p>0.699417241917348</text:p>
          </table:table-cell>
          <table:table-cell office:value-type="float" office:value="0.510719848122394" table:style-name="ce1">
            <text:p>0.510719848122394</text:p>
          </table:table-cell>
          <table:table-cell office:value-type="float" office:value="0.593741722569119" table:style-name="ce1">
            <text:p>0.593741722569119</text:p>
          </table:table-cell>
          <table:table-cell office:value-type="float" office:value="0.504496319303299" table:style-name="ce1">
            <text:p>0.504496319303299</text:p>
          </table:table-cell>
          <table:table-cell office:value-type="float" office:value="0.0946008812136721" table:style-name="ce1">
            <text:p>0.0946008812136721</text:p>
          </table:table-cell>
          <table:table-cell office:value-type="float" office:value="0.584641540429198" table:style-name="ce1">
            <text:p>0.584641540429198</text:p>
          </table:table-cell>
          <table:table-cell office:value-type="float" office:value="1.06630118083501" table:style-name="ce1">
            <text:p>1.06630118083501</text:p>
          </table:table-cell>
          <table:table-cell office:value-type="float" office:value="0.204992452400372" table:style-name="ce1">
            <text:p>0.204992452400372</text:p>
          </table:table-cell>
          <table:table-cell office:value-type="float" office:value="0.605611359366736" table:style-name="ce1">
            <text:p>0.605611359366736</text:p>
          </table:table-cell>
          <table:table-cell office:value-type="float" office:value="0.605611359366736" table:style-name="ce1">
            <text:p>0.605611359366736</text:p>
          </table:table-cell>
          <table:table-cell office:value-type="float" office:value="0.605611359366736" table:style-name="ce1">
            <text:p>0.605611359366736</text:p>
          </table:table-cell>
          <table:table-cell office:value-type="float" office:value="0.605611359366736" table:style-name="ce1">
            <text:p>0.605611359366736</text:p>
          </table:table-cell>
          <table:table-cell office:value-type="float" office:value="0.605611359366736" table:style-name="ce1">
            <text:p>0.605611359366736</text:p>
          </table:table-cell>
          <table:table-cell office:value-type="float" office:value="0.605611359366736" table:style-name="ce1">
            <text:p>0.605611359366736</text:p>
          </table:table-cell>
          <table:table-cell office:value-type="float" office:value="0.605611359366736" table:style-name="ce1">
            <text:p>0.605611359366736</text:p>
          </table:table-cell>
          <table:table-cell office:value-type="float" office:value="0.605611359366736" table:style-name="ce1">
            <text:p>0.605611359366736</text:p>
          </table:table-cell>
          <table:table-cell office:value-type="float" office:value="0.605611359366736" table:style-name="ce1">
            <text:p>0.605611359366736</text:p>
          </table:table-cell>
          <table:table-cell office:value-type="float" office:value="0.605611359366736" table:style-name="ce1">
            <text:p>0.605611359366736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460330009783789" table:style-name="ce1">
            <text:p>0.460330009783789</text:p>
          </table:table-cell>
          <table:table-cell office:value-type="float" office:value="0.165194883294745" table:style-name="ce1">
            <text:p>0.165194883294745</text:p>
          </table:table-cell>
          <table:table-cell office:value-type="float" office:value="0.659245361786642" table:style-name="ce1">
            <text:p>0.659245361786642</text:p>
          </table:table-cell>
          <table:table-cell office:value-type="float" office:value="0.37480662250339" table:style-name="ce1">
            <text:p>0.37480662250339</text:p>
          </table:table-cell>
          <table:table-cell office:value-type="float" office:value="1.08215043422764" table:style-name="ce1">
            <text:p>1.08215043422764</text:p>
          </table:table-cell>
          <table:table-cell office:value-type="float" office:value="0.324564457740239" table:style-name="ce1">
            <text:p>0.324564457740239</text:p>
          </table:table-cell>
          <table:table-cell office:value-type="float" office:value="0.85569696559684" table:style-name="ce1">
            <text:p>0.85569696559684</text:p>
          </table:table-cell>
          <table:table-cell office:value-type="float" office:value="0.331993930502033" table:style-name="ce1">
            <text:p>0.331993930502033</text:p>
          </table:table-cell>
          <table:table-cell office:value-type="float" office:value="0.15231494263399" table:style-name="ce1">
            <text:p>0.15231494263399</text:p>
          </table:table-cell>
          <table:table-cell office:value-type="float" office:value="0.185512483341138" table:style-name="ce1">
            <text:p>0.185512483341138</text:p>
          </table:table-cell>
          <table:table-cell office:value-type="float" office:value="0.473945707833565" table:style-name="ce1">
            <text:p>0.473945707833565</text:p>
          </table:table-cell>
          <table:table-cell office:value-type="float" office:value="0.577021175141817" table:style-name="ce1">
            <text:p>0.577021175141817</text:p>
          </table:table-cell>
          <table:table-cell office:value-type="float" office:value="0.564090065262142" table:style-name="ce1">
            <text:p>0.564090065262142</text:p>
          </table:table-cell>
          <table:table-cell office:value-type="float" office:value="0.254089179751008" table:style-name="ce1">
            <text:p>0.254089179751008</text:p>
          </table:table-cell>
          <table:table-cell office:value-type="float" office:value="0.443879148605315" table:style-name="ce1">
            <text:p>0.443879148605315</text:p>
          </table:table-cell>
          <table:table-cell office:value-type="float" office:value="0.480750099342442" table:style-name="ce1">
            <text:p>0.480750099342442</text:p>
          </table:table-cell>
          <table:table-cell office:value-type="float" office:value="0.555446275235622" table:style-name="ce1">
            <text:p>0.555446275235622</text:p>
          </table:table-cell>
          <table:table-cell office:value-type="float" office:value="0.643045900880392" table:style-name="ce1">
            <text:p>0.643045900880392</text:p>
          </table:table-cell>
          <table:table-cell office:value-type="float" office:value="0.357302947699685" table:style-name="ce1">
            <text:p>0.357302947699685</text:p>
          </table:table-cell>
          <table:table-cell office:value-type="float" office:value="0.854466089897064" table:style-name="ce1">
            <text:p>0.854466089897064</text:p>
          </table:table-cell>
          <table:table-cell office:value-type="float" office:value="0.460330009783789" table:style-name="ce1">
            <text:p>0.460330009783789</text:p>
          </table:table-cell>
          <table:table-cell office:value-type="float" office:value="0.518077442192968" table:style-name="ce1">
            <text:p>0.518077442192968</text:p>
          </table:table-cell>
          <table:table-cell office:value-type="float" office:value="0.831770954803431" table:style-name="ce1">
            <text:p>0.831770954803431</text:p>
          </table:table-cell>
          <table:table-cell office:value-type="float" office:value="1.0205374989186" table:style-name="ce1">
            <text:p>1.0205374989186</text:p>
          </table:table-cell>
          <table:table-cell office:value-type="float" office:value="0.698725738715227" table:style-name="ce1">
            <text:p>0.698725738715227</text:p>
          </table:table-cell>
          <table:table-cell office:value-type="float" office:value="0.629686059015402" table:style-name="ce1">
            <text:p>0.629686059015402</text:p>
          </table:table-cell>
          <table:table-cell office:value-type="float" office:value="0.777695404397519" table:style-name="ce1">
            <text:p>0.777695404397519</text:p>
          </table:table-cell>
          <table:table-cell office:value-type="float" office:value="0.815990851731016" table:style-name="ce1">
            <text:p>0.815990851731016</text:p>
          </table:table-cell>
          <table:table-cell office:value-type="float" office:value="0.734476454264916" table:style-name="ce1">
            <text:p>0.734476454264916</text:p>
          </table:table-cell>
          <table:table-cell office:value-type="float" office:value="0.643059730944434" table:style-name="ce1">
            <text:p>0.643059730944434</text:p>
          </table:table-cell>
          <table:table-cell office:value-type="float" office:value="0.809020499453629" table:style-name="ce1">
            <text:p>0.809020499453629</text:p>
          </table:table-cell>
          <table:table-cell office:value-type="float" office:value="1.04254113081011" table:style-name="ce1">
            <text:p>1.04254113081011</text:p>
          </table:table-cell>
          <table:table-cell office:value-type="float" office:value="0.635439365657054" table:style-name="ce1">
            <text:p>0.635439365657054</text:p>
          </table:table-cell>
          <table:table-cell office:value-type="float" office:value="0.79913200366329" table:style-name="ce1">
            <text:p>0.79913200366329</text:p>
          </table:table-cell>
          <table:table-cell office:value-type="float" office:value="0.754944949047717" table:style-name="ce1">
            <text:p>0.754944949047717</text:p>
          </table:table-cell>
          <table:table-cell office:value-type="float" office:value="0.792272291898243" table:style-name="ce1">
            <text:p>0.792272291898243</text:p>
          </table:table-cell>
          <table:table-cell office:value-type="float" office:value="0.720840011119077" table:style-name="ce1">
            <text:p>0.720840011119077</text:p>
          </table:table-cell>
          <table:table-cell office:value-type="float" office:value="0.528532970609047" table:style-name="ce1">
            <text:p>0.528532970609047</text:p>
          </table:table-cell>
          <table:table-cell office:value-type="float" office:value="0.624997667305017" table:style-name="ce1">
            <text:p>0.624997667305017</text:p>
          </table:table-cell>
          <table:table-cell office:value-type="float" office:value="0.568723136716357" table:style-name="ce1">
            <text:p>0.568723136716357</text:p>
          </table:table-cell>
          <table:table-cell office:value-type="float" office:value="0.0946008812136721" table:style-name="ce1">
            <text:p>0.0946008812136721</text:p>
          </table:table-cell>
          <table:table-cell office:value-type="float" office:value="0.526126539465664" table:style-name="ce1">
            <text:p>0.526126539465664</text:p>
          </table:table-cell>
          <table:table-cell office:value-type="float" office:value="1.0149639831095" table:style-name="ce1">
            <text:p>1.0149639831095</text:p>
          </table:table-cell>
          <table:table-cell office:value-type="float" office:value="0.215572451392833" table:style-name="ce1">
            <text:p>0.215572451392833</text:p>
          </table:table-cell>
          <table:table-cell office:value-type="float" office:value="0.592134197892909" table:style-name="ce1">
            <text:p>0.592134197892909</text:p>
          </table:table-cell>
          <table:table-cell office:value-type="float" office:value="0.592134197892909" table:style-name="ce1">
            <text:p>0.592134197892909</text:p>
          </table:table-cell>
          <table:table-cell office:value-type="float" office:value="0.592134197892909" table:style-name="ce1">
            <text:p>0.592134197892909</text:p>
          </table:table-cell>
          <table:table-cell office:value-type="float" office:value="0.592134197892909" table:style-name="ce1">
            <text:p>0.592134197892909</text:p>
          </table:table-cell>
          <table:table-cell office:value-type="float" office:value="0.592134197892909" table:style-name="ce1">
            <text:p>0.592134197892909</text:p>
          </table:table-cell>
          <table:table-cell office:value-type="float" office:value="0.592134197892909" table:style-name="ce1">
            <text:p>0.592134197892909</text:p>
          </table:table-cell>
          <table:table-cell office:value-type="float" office:value="0.592134197892909" table:style-name="ce1">
            <text:p>0.592134197892909</text:p>
          </table:table-cell>
          <table:table-cell office:value-type="float" office:value="0.592134197892909" table:style-name="ce1">
            <text:p>0.592134197892909</text:p>
          </table:table-cell>
          <table:table-cell office:value-type="float" office:value="0.592134197892909" table:style-name="ce1">
            <text:p>0.592134197892909</text:p>
          </table:table-cell>
          <table:table-cell office:value-type="float" office:value="0.592134197892909" table:style-name="ce1">
            <text:p>0.592134197892909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25773340162619" table:style-name="ce1">
            <text:p>0.25773340162619</text:p>
          </table:table-cell>
          <table:table-cell office:value-type="float" office:value="0.16228808247585" table:style-name="ce1">
            <text:p>0.16228808247585</text:p>
          </table:table-cell>
          <table:table-cell office:value-type="float" office:value="0.589392436354934" table:style-name="ce1">
            <text:p>0.589392436354934</text:p>
          </table:table-cell>
          <table:table-cell office:value-type="float" office:value="0.22391198001042" table:style-name="ce1">
            <text:p>0.22391198001042</text:p>
          </table:table-cell>
          <table:table-cell office:value-type="float" office:value="1.10207955651278" table:style-name="ce1">
            <text:p>1.10207955651278</text:p>
          </table:table-cell>
          <table:table-cell office:value-type="float" office:value="0.200609094045721" table:style-name="ce1">
            <text:p>0.200609094045721</text:p>
          </table:table-cell>
          <table:table-cell office:value-type="float" office:value="0.659116435297699" table:style-name="ce1">
            <text:p>0.659116435297699</text:p>
          </table:table-cell>
          <table:table-cell office:value-type="float" office:value="0.245071977995342" table:style-name="ce1">
            <text:p>0.245071977995342</text:p>
          </table:table-cell>
          <table:table-cell office:value-type="float" office:value="0.142760007038977" table:style-name="ce1">
            <text:p>0.142760007038977</text:p>
          </table:table-cell>
          <table:table-cell office:value-type="float" office:value="0.170068931893654" table:style-name="ce1">
            <text:p>0.170068931893654</text:p>
          </table:table-cell>
          <table:table-cell office:value-type="float" office:value="0.175271644773183" table:style-name="ce1">
            <text:p>0.175271644773183</text:p>
          </table:table-cell>
          <table:table-cell office:value-type="float" office:value="0.409262498307106" table:style-name="ce1">
            <text:p>0.409262498307106</text:p>
          </table:table-cell>
          <table:table-cell office:value-type="float" office:value="0.283339765200754" table:style-name="ce1">
            <text:p>0.283339765200754</text:p>
          </table:table-cell>
          <table:table-cell office:value-type="float" office:value="0.248972056055308" table:style-name="ce1">
            <text:p>0.248972056055308</text:p>
          </table:table-cell>
          <table:table-cell office:value-type="float" office:value="0.121431205455992" table:style-name="ce1">
            <text:p>0.121431205455992</text:p>
          </table:table-cell>
          <table:table-cell office:value-type="float" office:value="0.256578591278646" table:style-name="ce1">
            <text:p>0.256578591278646</text:p>
          </table:table-cell>
          <table:table-cell office:value-type="float" office:value="0.256011558652907" table:style-name="ce1">
            <text:p>0.256011558652907</text:p>
          </table:table-cell>
          <table:table-cell office:value-type="float" office:value="0.39752077393508" table:style-name="ce1">
            <text:p>0.39752077393508</text:p>
          </table:table-cell>
          <table:table-cell office:value-type="float" office:value="0.155384012680165" table:style-name="ce1">
            <text:p>0.155384012680165</text:p>
          </table:table-cell>
          <table:table-cell office:value-type="float" office:value="0.545709910149749" table:style-name="ce1">
            <text:p>0.545709910149749</text:p>
          </table:table-cell>
          <table:table-cell office:value-type="float" office:value="0.25773340162619" table:style-name="ce1">
            <text:p>0.25773340162619</text:p>
          </table:table-cell>
          <table:table-cell office:value-type="float" office:value="0.31463720012878" table:style-name="ce1">
            <text:p>0.31463720012878</text:p>
          </table:table-cell>
          <table:table-cell office:value-type="float" office:value="0.437060927032396" table:style-name="ce1">
            <text:p>0.437060927032396</text:p>
          </table:table-cell>
          <table:table-cell office:value-type="float" office:value="0.707770600598978" table:style-name="ce1">
            <text:p>0.707770600598978</text:p>
          </table:table-cell>
          <table:table-cell office:value-type="float" office:value="0.409594419844124" table:style-name="ce1">
            <text:p>0.409594419844124</text:p>
          </table:table-cell>
          <table:table-cell office:value-type="float" office:value="0.366015888046418" table:style-name="ce1">
            <text:p>0.366015888046418</text:p>
          </table:table-cell>
          <table:table-cell office:value-type="float" office:value="0.327748100841006" table:style-name="ce1">
            <text:p>0.327748100841006</text:p>
          </table:table-cell>
          <table:table-cell office:value-type="float" office:value="0.399443152836979" table:style-name="ce1">
            <text:p>0.399443152836979</text:p>
          </table:table-cell>
          <table:table-cell office:value-type="float" office:value="0.388863153844517" table:style-name="ce1">
            <text:p>0.388863153844517</text:p>
          </table:table-cell>
          <table:table-cell office:value-type="float" office:value="0.413010445662605" table:style-name="ce1">
            <text:p>0.413010445662605</text:p>
          </table:table-cell>
          <table:table-cell office:value-type="float" office:value="0.399858054758251" table:style-name="ce1">
            <text:p>0.399858054758251</text:p>
          </table:table-cell>
          <table:table-cell office:value-type="float" office:value="0.601223787216075" table:style-name="ce1">
            <text:p>0.601223787216075</text:p>
          </table:table-cell>
          <table:table-cell office:value-type="float" office:value="0.269371400517897" table:style-name="ce1">
            <text:p>0.269371400517897</text:p>
          </table:table-cell>
          <table:table-cell office:value-type="float" office:value="0.468303041704252" table:style-name="ce1">
            <text:p>0.468303041704252</text:p>
          </table:table-cell>
          <table:table-cell office:value-type="float" office:value="0.262580839073062" table:style-name="ce1">
            <text:p>0.262580839073062</text:p>
          </table:table-cell>
          <table:table-cell office:value-type="float" office:value="0.433880012302636" table:style-name="ce1">
            <text:p>0.433880012302636</text:p>
          </table:table-cell>
          <table:table-cell office:value-type="float" office:value="0.297736861868927" table:style-name="ce1">
            <text:p>0.297736861868927</text:p>
          </table:table-cell>
          <table:table-cell office:value-type="float" office:value="0.233551534647996" table:style-name="ce1">
            <text:p>0.233551534647996</text:p>
          </table:table-cell>
          <table:table-cell office:value-type="float" office:value="0.242181494610474" table:style-name="ce1">
            <text:p>0.242181494610474</text:p>
          </table:table-cell>
          <table:table-cell office:value-type="float" office:value="0.282150379693105" table:style-name="ce1">
            <text:p>0.282150379693105</text:p>
          </table:table-cell>
          <table:table-cell office:value-type="float" office:value="0.0946008812136721" table:style-name="ce1">
            <text:p>0.0946008812136721</text:p>
          </table:table-cell>
          <table:table-cell office:value-type="float" office:value="0.247174147729792" table:style-name="ce1">
            <text:p>0.247174147729792</text:p>
          </table:table-cell>
          <table:table-cell office:value-type="float" office:value="0.41508495526897" table:style-name="ce1">
            <text:p>0.41508495526897</text:p>
          </table:table-cell>
          <table:table-cell office:value-type="float" office:value="0.131070760093568" table:style-name="ce1">
            <text:p>0.131070760093568</text:p>
          </table:table-cell>
          <table:table-cell office:value-type="float" office:value="0.340980894565935" table:style-name="ce1">
            <text:p>0.340980894565935</text:p>
          </table:table-cell>
          <table:table-cell office:value-type="float" office:value="0.340980894565935" table:style-name="ce1">
            <text:p>0.340980894565935</text:p>
          </table:table-cell>
          <table:table-cell office:value-type="float" office:value="0.340980894565935" table:style-name="ce1">
            <text:p>0.340980894565935</text:p>
          </table:table-cell>
          <table:table-cell office:value-type="float" office:value="0.340980894565935" table:style-name="ce1">
            <text:p>0.340980894565935</text:p>
          </table:table-cell>
          <table:table-cell office:value-type="float" office:value="0.340980894565935" table:style-name="ce1">
            <text:p>0.340980894565935</text:p>
          </table:table-cell>
          <table:table-cell office:value-type="float" office:value="0.340980894565935" table:style-name="ce1">
            <text:p>0.340980894565935</text:p>
          </table:table-cell>
          <table:table-cell office:value-type="float" office:value="0.340980894565935" table:style-name="ce1">
            <text:p>0.340980894565935</text:p>
          </table:table-cell>
          <table:table-cell office:value-type="float" office:value="0.340980894565935" table:style-name="ce1">
            <text:p>0.340980894565935</text:p>
          </table:table-cell>
          <table:table-cell office:value-type="float" office:value="0.340980894565935" table:style-name="ce1">
            <text:p>0.340980894565935</text:p>
          </table:table-cell>
          <table:table-cell office:value-type="float" office:value="0.340980894565935" table:style-name="ce1">
            <text:p>0.340980894565935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.609639381185895" table:style-name="ce1">
            <text:p>0.609639381185895</text:p>
          </table:table-cell>
          <table:table-cell office:value-type="float" office:value="0.190866622914006" table:style-name="ce1">
            <text:p>0.190866622914006</text:p>
          </table:table-cell>
          <table:table-cell office:value-type="float" office:value="0.998323103986389" table:style-name="ce1">
            <text:p>0.998323103986389</text:p>
          </table:table-cell>
          <table:table-cell office:value-type="float" office:value="0.479647151735058" table:style-name="ce1">
            <text:p>0.479647151735058</text:p>
          </table:table-cell>
          <table:table-cell office:value-type="float" office:value="1.24390686326793" table:style-name="ce1">
            <text:p>1.24390686326793</text:p>
          </table:table-cell>
          <table:table-cell office:value-type="float" office:value="0.310645570206149" table:style-name="ce1">
            <text:p>0.310645570206149</text:p>
          </table:table-cell>
          <table:table-cell office:value-type="float" office:value="1.27943629779294" table:style-name="ce1">
            <text:p>1.27943629779294</text:p>
          </table:table-cell>
          <table:table-cell office:value-type="float" office:value="0.591376781617863" table:style-name="ce1">
            <text:p>0.591376781617863</text:p>
          </table:table-cell>
          <table:table-cell office:value-type="float" office:value="0.187374711220598" table:style-name="ce1">
            <text:p>0.187374711220598</text:p>
          </table:table-cell>
          <table:table-cell office:value-type="float" office:value="0.255183810581633" table:style-name="ce1">
            <text:p>0.255183810581633</text:p>
          </table:table-cell>
          <table:table-cell office:value-type="float" office:value="0.503625025268626" table:style-name="ce1">
            <text:p>0.503625025268626</text:p>
          </table:table-cell>
          <table:table-cell office:value-type="float" office:value="0.903327706158979" table:style-name="ce1">
            <text:p>0.903327706158979</text:p>
          </table:table-cell>
          <table:table-cell office:value-type="float" office:value="0.729580611593895" table:style-name="ce1">
            <text:p>0.729580611593895</text:p>
          </table:table-cell>
          <table:table-cell office:value-type="float" office:value="0.427462862586948" table:style-name="ce1">
            <text:p>0.427462862586948</text:p>
          </table:table-cell>
          <table:table-cell office:value-type="float" office:value="0.497194045488894" table:style-name="ce1">
            <text:p>0.497194045488894</text:p>
          </table:table-cell>
          <table:table-cell office:value-type="float" office:value="0.515961442394476" table:style-name="ce1">
            <text:p>0.515961442394476</text:p>
          </table:table-cell>
          <table:table-cell office:value-type="float" office:value="0.745609655819074" table:style-name="ce1">
            <text:p>0.745609655819074</text:p>
          </table:table-cell>
          <table:table-cell office:value-type="float" office:value="0.725694363597971" table:style-name="ce1">
            <text:p>0.725694363597971</text:p>
          </table:table-cell>
          <table:table-cell office:value-type="float" office:value="0.5887490694498" table:style-name="ce1">
            <text:p>0.5887490694498</text:p>
          </table:table-cell>
          <table:table-cell office:value-type="float" office:value="1.17116072640474" table:style-name="ce1">
            <text:p>1.17116072640474</text:p>
          </table:table-cell>
          <table:table-cell office:value-type="float" office:value="0.609639381185895" table:style-name="ce1">
            <text:p>0.609639381185895</text:p>
          </table:table-cell>
          <table:table-cell office:value-type="float" office:value="0.814939766863791" table:style-name="ce1">
            <text:p>0.814939766863791</text:p>
          </table:table-cell>
          <table:table-cell office:value-type="float" office:value="1.31027734060757" table:style-name="ce1">
            <text:p>1.31027734060757</text:p>
          </table:table-cell>
          <table:table-cell office:value-type="float" office:value="1.29375041407686" table:style-name="ce1">
            <text:p>1.29375041407686</text:p>
          </table:table-cell>
          <table:table-cell office:value-type="float" office:value="0.964456589226533" table:style-name="ce1">
            <text:p>0.964456589226533</text:p>
          </table:table-cell>
          <table:table-cell office:value-type="float" office:value="0.795024474642687" table:style-name="ce1">
            <text:p>0.795024474642687</text:p>
          </table:table-cell>
          <table:table-cell office:value-type="float" office:value="0.994523148454782" table:style-name="ce1">
            <text:p>0.994523148454782</text:p>
          </table:table-cell>
          <table:table-cell office:value-type="float" office:value="1.16914153705454" table:style-name="ce1">
            <text:p>1.16914153705454</text:p>
          </table:table-cell>
          <table:table-cell office:value-type="float" office:value="1.1749639940164" table:style-name="ce1">
            <text:p>1.1749639940164</text:p>
          </table:table-cell>
          <table:table-cell office:value-type="float" office:value="0.946366865459031" table:style-name="ce1">
            <text:p>0.946366865459031</text:p>
          </table:table-cell>
          <table:table-cell office:value-type="float" office:value="1.05538926030553" table:style-name="ce1">
            <text:p>1.05538926030553</text:p>
          </table:table-cell>
          <table:table-cell office:value-type="float" office:value="1.34066199130879" table:style-name="ce1">
            <text:p>1.34066199130879</text:p>
          </table:table-cell>
          <table:table-cell office:value-type="float" office:value="0.852031998625596" table:style-name="ce1">
            <text:p>0.852031998625596</text:p>
          </table:table-cell>
          <table:table-cell office:value-type="float" office:value="1.03306753694104" table:style-name="ce1">
            <text:p>1.03306753694104</text:p>
          </table:table-cell>
          <table:table-cell office:value-type="float" office:value="0.915027940338878" table:style-name="ce1">
            <text:p>0.915027940338878</text:p>
          </table:table-cell>
          <table:table-cell office:value-type="float" office:value="1.06191705053356" table:style-name="ce1">
            <text:p>1.06191705053356</text:p>
          </table:table-cell>
          <table:table-cell office:value-type="float" office:value="0.798011768475853" table:style-name="ce1">
            <text:p>0.798011768475853</text:p>
          </table:table-cell>
          <table:table-cell office:value-type="float" office:value="0.588430977976824" table:style-name="ce1">
            <text:p>0.588430977976824</text:p>
          </table:table-cell>
          <table:table-cell office:value-type="float" office:value="0.750657629194562" table:style-name="ce1">
            <text:p>0.750657629194562</text:p>
          </table:table-cell>
          <table:table-cell office:value-type="float" office:value="0.795619167396512" table:style-name="ce1">
            <text:p>0.795619167396512</text:p>
          </table:table-cell>
          <table:table-cell office:value-type="float" office:value="0.0946008812136721" table:style-name="ce1">
            <text:p>0.0946008812136721</text:p>
          </table:table-cell>
          <table:table-cell office:value-type="float" office:value="0.857162952385338" table:style-name="ce1">
            <text:p>0.857162952385338</text:p>
          </table:table-cell>
          <table:table-cell office:value-type="float" office:value="1.83422931685514" table:style-name="ce1">
            <text:p>1.83422931685514</text:p>
          </table:table-cell>
          <table:table-cell office:value-type="float" office:value="0.513098619137692" table:style-name="ce1">
            <text:p>0.513098619137692</text:p>
          </table:table-cell>
          <table:table-cell office:value-type="float" office:value="0.807221736489749" table:style-name="ce1">
            <text:p>0.807221736489749</text:p>
          </table:table-cell>
          <table:table-cell office:value-type="float" office:value="0.807221736489749" table:style-name="ce1">
            <text:p>0.807221736489749</text:p>
          </table:table-cell>
          <table:table-cell office:value-type="float" office:value="0.807221736489749" table:style-name="ce1">
            <text:p>0.807221736489749</text:p>
          </table:table-cell>
          <table:table-cell office:value-type="float" office:value="0.807221736489749" table:style-name="ce1">
            <text:p>0.807221736489749</text:p>
          </table:table-cell>
          <table:table-cell office:value-type="float" office:value="0.807221736489749" table:style-name="ce1">
            <text:p>0.807221736489749</text:p>
          </table:table-cell>
          <table:table-cell office:value-type="float" office:value="0.807221736489749" table:style-name="ce1">
            <text:p>0.807221736489749</text:p>
          </table:table-cell>
          <table:table-cell office:value-type="float" office:value="0.807221736489749" table:style-name="ce1">
            <text:p>0.807221736489749</text:p>
          </table:table-cell>
          <table:table-cell office:value-type="float" office:value="0.807221736489749" table:style-name="ce1">
            <text:p>0.807221736489749</text:p>
          </table:table-cell>
          <table:table-cell office:value-type="float" office:value="0.807221736489749" table:style-name="ce1">
            <text:p>0.807221736489749</text:p>
          </table:table-cell>
          <table:table-cell office:value-type="float" office:value="0.807221736489749" table:style-name="ce1">
            <text:p>0.807221736489749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.550073295355137" table:style-name="ce1">
            <text:p>0.550073295355137</text:p>
          </table:table-cell>
          <table:table-cell office:value-type="float" office:value="0.196333283808895" table:style-name="ce1">
            <text:p>0.196333283808895</text:p>
          </table:table-cell>
          <table:table-cell office:value-type="float" office:value="1.05653387517948" table:style-name="ce1">
            <text:p>1.05653387517948</text:p>
          </table:table-cell>
          <table:table-cell office:value-type="float" office:value="0.407225156997855" table:style-name="ce1">
            <text:p>0.407225156997855</text:p>
          </table:table-cell>
          <table:table-cell office:value-type="float" office:value="1.20443586049083" table:style-name="ce1">
            <text:p>1.20443586049083</text:p>
          </table:table-cell>
          <table:table-cell office:value-type="float" office:value="0.287597452745363" table:style-name="ce1">
            <text:p>0.287597452745363</text:p>
          </table:table-cell>
          <table:table-cell office:value-type="float" office:value="1.23581627580311" table:style-name="ce1">
            <text:p>1.23581627580311</text:p>
          </table:table-cell>
          <table:table-cell office:value-type="float" office:value="0.577477567255217" table:style-name="ce1">
            <text:p>0.577477567255217</text:p>
          </table:table-cell>
          <table:table-cell office:value-type="float" office:value="0.180023318181844" table:style-name="ce1">
            <text:p>0.180023318181844</text:p>
          </table:table-cell>
          <table:table-cell office:value-type="float" office:value="0.236524024679694" table:style-name="ce1">
            <text:p>0.236524024679694</text:p>
          </table:table-cell>
          <table:table-cell office:value-type="float" office:value="0.289286692739" table:style-name="ce1">
            <text:p>0.289286692739</text:p>
          </table:table-cell>
          <table:table-cell office:value-type="float" office:value="0.978106862436414" table:style-name="ce1">
            <text:p>0.978106862436414</text:p>
          </table:table-cell>
          <table:table-cell office:value-type="float" office:value="0.623849771989495" table:style-name="ce1">
            <text:p>0.623849771989495</text:p>
          </table:table-cell>
          <table:table-cell office:value-type="float" office:value="0.336723812404545" table:style-name="ce1">
            <text:p>0.336723812404545</text:p>
          </table:table-cell>
          <table:table-cell office:value-type="float" office:value="0.321759683110633" table:style-name="ce1">
            <text:p>0.321759683110633</text:p>
          </table:table-cell>
          <table:table-cell office:value-type="float" office:value="0.410769975287731" table:style-name="ce1">
            <text:p>0.410769975287731</text:p>
          </table:table-cell>
          <table:table-cell office:value-type="float" office:value="0.655935520567939" table:style-name="ce1">
            <text:p>0.655935520567939</text:p>
          </table:table-cell>
          <table:table-cell office:value-type="float" office:value="0.670844329605682" table:style-name="ce1">
            <text:p>0.670844329605682</text:p>
          </table:table-cell>
          <table:table-cell office:value-type="float" office:value="0.498922803494198" table:style-name="ce1">
            <text:p>0.498922803494198</text:p>
          </table:table-cell>
          <table:table-cell office:value-type="float" office:value="1.10398810535064" table:style-name="ce1">
            <text:p>1.10398810535064</text:p>
          </table:table-cell>
          <table:table-cell office:value-type="float" office:value="0.550073295355137" table:style-name="ce1">
            <text:p>0.550073295355137</text:p>
          </table:table-cell>
          <table:table-cell office:value-type="float" office:value="0.791636108952291" table:style-name="ce1">
            <text:p>0.791636108952291</text:p>
          </table:table-cell>
          <table:table-cell office:value-type="float" office:value="1.19337180925688" table:style-name="ce1">
            <text:p>1.19337180925688</text:p>
          </table:table-cell>
          <table:table-cell office:value-type="float" office:value="1.28897904198222" table:style-name="ce1">
            <text:p>1.28897904198222</text:p>
          </table:table-cell>
          <table:table-cell office:value-type="float" office:value="0.903645797631955" table:style-name="ce1">
            <text:p>0.903645797631955</text:p>
          </table:table-cell>
          <table:table-cell office:value-type="float" office:value="0.85483950162621" table:style-name="ce1">
            <text:p>0.85483950162621</text:p>
          </table:table-cell>
          <table:table-cell office:value-type="float" office:value="0.842005202194832" table:style-name="ce1">
            <text:p>0.842005202194832</text:p>
          </table:table-cell>
          <table:table-cell office:value-type="float" office:value="1.17891939233254" table:style-name="ce1">
            <text:p>1.17891939233254</text:p>
          </table:table-cell>
          <table:table-cell office:value-type="float" office:value="0.984537842216145" table:style-name="ce1">
            <text:p>0.984537842216145</text:p>
          </table:table-cell>
          <table:table-cell office:value-type="float" office:value="0.851617096704323" table:style-name="ce1">
            <text:p>0.851617096704323</text:p>
          </table:table-cell>
          <table:table-cell office:value-type="float" office:value="0.914875809634411" table:style-name="ce1">
            <text:p>0.914875809634411</text:p>
          </table:table-cell>
          <table:table-cell office:value-type="float" office:value="1.2397578440552" table:style-name="ce1">
            <text:p>1.2397578440552</text:p>
          </table:table-cell>
          <table:table-cell office:value-type="float" office:value="0.673001819596302" table:style-name="ce1">
            <text:p>0.673001819596302</text:p>
          </table:table-cell>
          <table:table-cell office:value-type="float" office:value="0.917240750585667" table:style-name="ce1">
            <text:p>0.917240750585667</text:p>
          </table:table-cell>
          <table:table-cell office:value-type="float" office:value="0.613670844854264" table:style-name="ce1">
            <text:p>0.613670844854264</text:p>
          </table:table-cell>
          <table:table-cell office:value-type="float" office:value="0.962119308403362" table:style-name="ce1">
            <text:p>0.962119308403362</text:p>
          </table:table-cell>
          <table:table-cell office:value-type="float" office:value="0.673361401261405" table:style-name="ce1">
            <text:p>0.673361401261405</text:p>
          </table:table-cell>
          <table:table-cell office:value-type="float" office:value="0.494815274473596" table:style-name="ce1">
            <text:p>0.494815274473596</text:p>
          </table:table-cell>
          <table:table-cell office:value-type="float" office:value="0.566662457174035" table:style-name="ce1">
            <text:p>0.566662457174035</text:p>
          </table:table-cell>
          <table:table-cell office:value-type="float" office:value="0.757489680831524" table:style-name="ce1">
            <text:p>0.757489680831524</text:p>
          </table:table-cell>
          <table:table-cell office:value-type="float" office:value="0.0946008812136721" table:style-name="ce1">
            <text:p>0.0946008812136721</text:p>
          </table:table-cell>
          <table:table-cell office:value-type="float" office:value="0.720425109197804" table:style-name="ce1">
            <text:p>0.720425109197804</text:p>
          </table:table-cell>
          <table:table-cell office:value-type="float" office:value="1.15260078045979" table:style-name="ce1">
            <text:p>1.15260078045979</text:p>
          </table:table-cell>
          <table:table-cell office:value-type="float" office:value="0.335257825616047" table:style-name="ce1">
            <text:p>0.335257825616047</text:p>
          </table:table-cell>
          <table:table-cell office:value-type="float" office:value="0.713130285070303" table:style-name="ce1">
            <text:p>0.713130285070303</text:p>
          </table:table-cell>
          <table:table-cell office:value-type="float" office:value="0.713130285070303" table:style-name="ce1">
            <text:p>0.713130285070303</text:p>
          </table:table-cell>
          <table:table-cell office:value-type="float" office:value="0.713130285070303" table:style-name="ce1">
            <text:p>0.713130285070303</text:p>
          </table:table-cell>
          <table:table-cell office:value-type="float" office:value="0.713130285070303" table:style-name="ce1">
            <text:p>0.713130285070303</text:p>
          </table:table-cell>
          <table:table-cell office:value-type="float" office:value="0.713130285070303" table:style-name="ce1">
            <text:p>0.713130285070303</text:p>
          </table:table-cell>
          <table:table-cell office:value-type="float" office:value="0.713130285070303" table:style-name="ce1">
            <text:p>0.713130285070303</text:p>
          </table:table-cell>
          <table:table-cell office:value-type="float" office:value="0.713130285070303" table:style-name="ce1">
            <text:p>0.713130285070303</text:p>
          </table:table-cell>
          <table:table-cell office:value-type="float" office:value="0.713130285070303" table:style-name="ce1">
            <text:p>0.713130285070303</text:p>
          </table:table-cell>
          <table:table-cell office:value-type="float" office:value="0.713130285070303" table:style-name="ce1">
            <text:p>0.713130285070303</text:p>
          </table:table-cell>
          <table:table-cell office:value-type="float" office:value="0.713130285070303" table:style-name="ce1">
            <text:p>0.713130285070303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.66438533508084" table:style-name="ce1">
            <text:p>0.66438533508084</text:p>
          </table:table-cell>
          <table:table-cell office:value-type="float" office:value="0.195660031232132" table:style-name="ce1">
            <text:p>0.195660031232132</text:p>
          </table:table-cell>
          <table:table-cell office:value-type="float" office:value="0.941567602073127" table:style-name="ce1">
            <text:p>0.941567602073127</text:p>
          </table:table-cell>
          <table:table-cell office:value-type="float" office:value="0.511966282644218" table:style-name="ce1">
            <text:p>0.511966282644218</text:p>
          </table:table-cell>
          <table:table-cell office:value-type="float" office:value="1.1491156043211" table:style-name="ce1">
            <text:p>1.1491156043211</text:p>
          </table:table-cell>
          <table:table-cell office:value-type="float" office:value="0.347869498886308" table:style-name="ce1">
            <text:p>0.347869498886308</text:p>
          </table:table-cell>
          <table:table-cell office:value-type="float" office:value="1.11618622183606" table:style-name="ce1">
            <text:p>1.11618622183606</text:p>
          </table:table-cell>
          <table:table-cell office:value-type="float" office:value="0.601611029009263" table:style-name="ce1">
            <text:p>0.601611029009263</text:p>
          </table:table-cell>
          <table:table-cell office:value-type="float" office:value="0.175306799433766" table:style-name="ce1">
            <text:p>0.175306799433766</text:p>
          </table:table-cell>
          <table:table-cell office:value-type="float" office:value="0.227696726967089" table:style-name="ce1">
            <text:p>0.227696726967089</text:p>
          </table:table-cell>
          <table:table-cell office:value-type="float" office:value="0.485964033486439" table:style-name="ce1">
            <text:p>0.485964033486439</text:p>
          </table:table-cell>
          <table:table-cell office:value-type="float" office:value="0.906176699351721" table:style-name="ce1">
            <text:p>0.906176699351721</text:p>
          </table:table-cell>
          <table:table-cell office:value-type="float" office:value="0.765677078744645" table:style-name="ce1">
            <text:p>0.765677078744645</text:p>
          </table:table-cell>
          <table:table-cell office:value-type="float" office:value="0.347594242741897" table:style-name="ce1">
            <text:p>0.347594242741897</text:p>
          </table:table-cell>
          <table:table-cell office:value-type="float" office:value="0.579068024620097" table:style-name="ce1">
            <text:p>0.579068024620097</text:p>
          </table:table-cell>
          <table:table-cell office:value-type="float" office:value="0.505989966219882" table:style-name="ce1">
            <text:p>0.505989966219882</text:p>
          </table:table-cell>
          <table:table-cell office:value-type="float" office:value="0.739801028921253" table:style-name="ce1">
            <text:p>0.739801028921253</text:p>
          </table:table-cell>
          <table:table-cell office:value-type="float" office:value="0.756521576348554" table:style-name="ce1">
            <text:p>0.756521576348554</text:p>
          </table:table-cell>
          <table:table-cell office:value-type="float" office:value="0.741847878399533" table:style-name="ce1">
            <text:p>0.741847878399533</text:p>
          </table:table-cell>
          <table:table-cell office:value-type="float" office:value="1.11474789517565" table:style-name="ce1">
            <text:p>1.11474789517565</text:p>
          </table:table-cell>
          <table:table-cell office:value-type="float" office:value="0.66438533508084" table:style-name="ce1">
            <text:p>0.66438533508084</text:p>
          </table:table-cell>
          <table:table-cell office:value-type="float" office:value="0.872472833280312" table:style-name="ce1">
            <text:p>0.872472833280312</text:p>
          </table:table-cell>
          <table:table-cell office:value-type="float" office:value="1.39152896685686" table:style-name="ce1">
            <text:p>1.39152896685686</text:p>
          </table:table-cell>
          <table:table-cell office:value-type="float" office:value="1.41685181411856" table:style-name="ce1">
            <text:p>1.41685181411856</text:p>
          </table:table-cell>
          <table:table-cell office:value-type="float" office:value="1.15809131588464" table:style-name="ce1">
            <text:p>1.15809131588464</text:p>
          </table:table-cell>
          <table:table-cell office:value-type="float" office:value="0.957666027781698" table:style-name="ce1">
            <text:p>0.957666027781698</text:p>
          </table:table-cell>
          <table:table-cell office:value-type="float" office:value="1.14108033711244" table:style-name="ce1">
            <text:p>1.14108033711244</text:p>
          </table:table-cell>
          <table:table-cell office:value-type="float" office:value="1.35543249970611" table:style-name="ce1">
            <text:p>1.35543249970611</text:p>
          </table:table-cell>
          <table:table-cell office:value-type="float" office:value="1.43856501466518" table:style-name="ce1">
            <text:p>1.43856501466518</text:p>
          </table:table-cell>
          <table:table-cell office:value-type="float" office:value="0.852363920162614" table:style-name="ce1">
            <text:p>0.852363920162614</text:p>
          </table:table-cell>
          <table:table-cell office:value-type="float" office:value="1.0746407094526" table:style-name="ce1">
            <text:p>1.0746407094526</text:p>
          </table:table-cell>
          <table:table-cell office:value-type="float" office:value="1.36805934817685" table:style-name="ce1">
            <text:p>1.36805934817685</text:p>
          </table:table-cell>
          <table:table-cell office:value-type="float" office:value="0.882043237597675" table:style-name="ce1">
            <text:p>0.882043237597675</text:p>
          </table:table-cell>
          <table:table-cell office:value-type="float" office:value="1.01955556437159" table:style-name="ce1">
            <text:p>1.01955556437159</text:p>
          </table:table-cell>
          <table:table-cell office:value-type="float" office:value="0.995463592809668" table:style-name="ce1">
            <text:p>0.995463592809668</text:p>
          </table:table-cell>
          <table:table-cell office:value-type="float" office:value="0.979323908072148" table:style-name="ce1">
            <text:p>0.979323908072148</text:p>
          </table:table-cell>
          <table:table-cell office:value-type="float" office:value="0.94090399016227" table:style-name="ce1">
            <text:p>0.94090399016227</text:p>
          </table:table-cell>
          <table:table-cell office:value-type="float" office:value="0.803488473836656" table:style-name="ce1">
            <text:p>0.803488473836656</text:p>
          </table:table-cell>
          <table:table-cell office:value-type="float" office:value="0.962160798595489" table:style-name="ce1">
            <text:p>0.962160798595489</text:p>
          </table:table-cell>
          <table:table-cell office:value-type="float" office:value="0.915442842260151" table:style-name="ce1">
            <text:p>0.915442842260151</text:p>
          </table:table-cell>
          <table:table-cell office:value-type="float" office:value="0.0946008812136721" table:style-name="ce1">
            <text:p>0.0946008812136721</text:p>
          </table:table-cell>
          <table:table-cell office:value-type="float" office:value="0.991425214109277" table:style-name="ce1">
            <text:p>0.991425214109277</text:p>
          </table:table-cell>
          <table:table-cell office:value-type="float" office:value="1.96734368326356" table:style-name="ce1">
            <text:p>1.96734368326356</text:p>
          </table:table-cell>
          <table:table-cell office:value-type="float" office:value="0.614002766391283" table:style-name="ce1">
            <text:p>0.614002766391283</text:p>
          </table:table-cell>
          <table:table-cell office:value-type="float" office:value="0.857537423419448" table:style-name="ce1">
            <text:p>0.857537423419448</text:p>
          </table:table-cell>
          <table:table-cell office:value-type="float" office:value="0.857537423419448" table:style-name="ce1">
            <text:p>0.857537423419448</text:p>
          </table:table-cell>
          <table:table-cell office:value-type="float" office:value="0.857537423419448" table:style-name="ce1">
            <text:p>0.857537423419448</text:p>
          </table:table-cell>
          <table:table-cell office:value-type="float" office:value="0.857537423419448" table:style-name="ce1">
            <text:p>0.857537423419448</text:p>
          </table:table-cell>
          <table:table-cell office:value-type="float" office:value="0.857537423419448" table:style-name="ce1">
            <text:p>0.857537423419448</text:p>
          </table:table-cell>
          <table:table-cell office:value-type="float" office:value="0.857537423419448" table:style-name="ce1">
            <text:p>0.857537423419448</text:p>
          </table:table-cell>
          <table:table-cell office:value-type="float" office:value="0.857537423419448" table:style-name="ce1">
            <text:p>0.857537423419448</text:p>
          </table:table-cell>
          <table:table-cell office:value-type="float" office:value="0.857537423419448" table:style-name="ce1">
            <text:p>0.857537423419448</text:p>
          </table:table-cell>
          <table:table-cell office:value-type="float" office:value="0.857537423419448" table:style-name="ce1">
            <text:p>0.857537423419448</text:p>
          </table:table-cell>
          <table:table-cell office:value-type="float" office:value="0.857537423419448" table:style-name="ce1">
            <text:p>0.857537423419448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</table:table-row>
      </table:table>
      <table:table table:name="Calculated sh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0435858542110939" table:style-name="ce1">
            <text:p>0.0435858542110939</text:p>
          </table:table-cell>
          <table:table-cell office:value-type="float" office:value="0.116572933017711" table:style-name="ce1">
            <text:p>0.116572933017711</text:p>
          </table:table-cell>
          <table:table-cell office:value-type="float" office:value="0.0569119110167315" table:style-name="ce1">
            <text:p>0.0569119110167315</text:p>
          </table:table-cell>
          <table:table-cell office:value-type="float" office:value="0.0333125201508715" table:style-name="ce1">
            <text:p>0.0333125201508715</text:p>
          </table:table-cell>
          <table:table-cell office:value-type="float" office:value="0.187912782557063" table:style-name="ce1">
            <text:p>0.187912782557063</text:p>
          </table:table-cell>
          <table:table-cell office:value-type="float" office:value="0.220077101407354" table:style-name="ce1">
            <text:p>0.220077101407354</text:p>
          </table:table-cell>
          <table:table-cell office:value-type="float" office:value="0.124873402398431" table:style-name="ce1">
            <text:p>0.124873402398431</text:p>
          </table:table-cell>
          <table:table-cell office:value-type="float" office:value="0.0354056409568462" table:style-name="ce1">
            <text:p>0.0354056409568462</text:p>
          </table:table-cell>
          <table:table-cell office:value-type="float" office:value="0.0734261535009477" table:style-name="ce1">
            <text:p>0.0734261535009477</text:p>
          </table:table-cell>
          <table:table-cell office:value-type="float" office:value="0.132189449534538" table:style-name="ce1">
            <text:p>0.132189449534538</text:p>
          </table:table-cell>
          <table:table-cell office:value-type="float" office:value="0.0371143966144002" table:style-name="ce1">
            <text:p>0.0371143966144002</text:p>
          </table:table-cell>
          <table:table-cell office:value-type="float" office:value="0.076407386775829" table:style-name="ce1">
            <text:p>0.076407386775829</text:p>
          </table:table-cell>
          <table:table-cell office:value-type="float" office:value="0.0672511412392797" table:style-name="ce1">
            <text:p>0.0672511412392797</text:p>
          </table:table-cell>
          <table:table-cell office:value-type="float" office:value="0.038627386484673" table:style-name="ce1">
            <text:p>0.038627386484673</text:p>
          </table:table-cell>
          <table:table-cell office:value-type="float" office:value="0.0283720558852452" table:style-name="ce1">
            <text:p>0.0283720558852452</text:p>
          </table:table-cell>
          <table:table-cell office:value-type="float" office:value="0.047394897100764" table:style-name="ce1">
            <text:p>0.047394897100764</text:p>
          </table:table-cell>
          <table:table-cell office:value-type="float" office:value="0.0672651245097998" table:style-name="ce1">
            <text:p>0.0672651245097998</text:p>
          </table:table-cell>
          <table:table-cell office:value-type="float" office:value="0.0727186000126315" table:style-name="ce1">
            <text:p>0.0727186000126315</text:p>
          </table:table-cell>
          <table:table-cell office:value-type="float" office:value="0.0402298692862743" table:style-name="ce1">
            <text:p>0.0402298692862743</text:p>
          </table:table-cell>
          <table:table-cell office:value-type="float" office:value="0.10919815614542" table:style-name="ce1">
            <text:p>0.10919815614542</text:p>
          </table:table-cell>
          <table:table-cell office:value-type="float" office:value="0.0435858542110939" table:style-name="ce1">
            <text:p>0.0435858542110939</text:p>
          </table:table-cell>
          <table:table-cell office:value-type="float" office:value="0.0500740917324117" table:style-name="ce1">
            <text:p>0.0500740917324117</text:p>
          </table:table-cell>
          <table:table-cell office:value-type="float" office:value="0.0952204789335466" table:style-name="ce1">
            <text:p>0.0952204789335466</text:p>
          </table:table-cell>
          <table:table-cell office:value-type="float" office:value="0.131604948826799" table:style-name="ce1">
            <text:p>0.131604948826799</text:p>
          </table:table-cell>
          <table:table-cell office:value-type="float" office:value="0.0850630312277594" table:style-name="ce1">
            <text:p>0.0850630312277594</text:p>
          </table:table-cell>
          <table:table-cell office:value-type="float" office:value="0.0643510109334148" table:style-name="ce1">
            <text:p>0.0643510109334148</text:p>
          </table:table-cell>
          <table:table-cell office:value-type="float" office:value="0.0778672402181255" table:style-name="ce1">
            <text:p>0.0778672402181255</text:p>
          </table:table-cell>
          <table:table-cell office:value-type="float" office:value="0.0823083269353034" table:style-name="ce1">
            <text:p>0.0823083269353034</text:p>
          </table:table-cell>
          <table:table-cell office:value-type="float" office:value="0.0802695660934755" table:style-name="ce1">
            <text:p>0.0802695660934755</text:p>
          </table:table-cell>
          <table:table-cell office:value-type="float" office:value="0.0712363733375029" table:style-name="ce1">
            <text:p>0.0712363733375029</text:p>
          </table:table-cell>
          <table:table-cell office:value-type="float" office:value="0.0988365526900397" table:style-name="ce1">
            <text:p>0.0988365526900397</text:p>
          </table:table-cell>
          <table:table-cell office:value-type="float" office:value="0.125239764086057" table:style-name="ce1">
            <text:p>0.125239764086057</text:p>
          </table:table-cell>
          <table:table-cell office:value-type="float" office:value="0.0515451317911242" table:style-name="ce1">
            <text:p>0.0515451317911242</text:p>
          </table:table-cell>
          <table:table-cell office:value-type="float" office:value="0.08344097184743" table:style-name="ce1">
            <text:p>0.08344097184743</text:p>
          </table:table-cell>
          <table:table-cell office:value-type="float" office:value="0.0464048815479423" table:style-name="ce1">
            <text:p>0.0464048815479423</text:p>
          </table:table-cell>
          <table:table-cell office:value-type="float" office:value="0.0802695660934755" table:style-name="ce1">
            <text:p>0.0802695660934755</text:p>
          </table:table-cell>
          <table:table-cell office:value-type="float" office:value="0.0434544114682051" table:style-name="ce1">
            <text:p>0.0434544114682051</text:p>
          </table:table-cell>
          <table:table-cell office:value-type="float" office:value="0.0489917865941574" table:style-name="ce1">
            <text:p>0.0489917865941574</text:p>
          </table:table-cell>
          <table:table-cell office:value-type="float" office:value="0.0154291406918579" table:style-name="ce1">
            <text:p>0.0154291406918579</text:p>
          </table:table-cell>
          <table:table-cell office:value-type="float" office:value="0.0468327696258568" table:style-name="ce1">
            <text:p>0.0468327696258568</text:p>
          </table:table-cell>
          <table:table-cell office:value-type="float" office:value="0" table:style-name="ce1">
            <text:p>0</text:p>
          </table:table-cell>
          <table:table-cell office:value-type="float" office:value="0.0469753989851616" table:style-name="ce1">
            <text:p>0.0469753989851616</text:p>
          </table:table-cell>
          <table:table-cell office:value-type="float" office:value="0.100223693125632" table:style-name="ce1">
            <text:p>0.100223693125632</text:p>
          </table:table-cell>
          <table:table-cell office:value-type="float" office:value="0.00691612559923228" table:style-name="ce1">
            <text:p>0.00691612559923228</text:p>
          </table:table-cell>
          <table:table-cell office:value-type="float" office:value="0.0723860881682161" table:style-name="ce1">
            <text:p>0.0723860881682161</text:p>
          </table:table-cell>
          <table:table-cell office:value-type="float" office:value="0.0723860881682161" table:style-name="ce1">
            <text:p>0.0723860881682161</text:p>
          </table:table-cell>
          <table:table-cell office:value-type="float" office:value="0.0723860881682161" table:style-name="ce1">
            <text:p>0.0723860881682161</text:p>
          </table:table-cell>
          <table:table-cell office:value-type="float" office:value="0.0723860881682161" table:style-name="ce1">
            <text:p>0.0723860881682161</text:p>
          </table:table-cell>
          <table:table-cell office:value-type="float" office:value="0.0723860881682161" table:style-name="ce1">
            <text:p>0.0723860881682161</text:p>
          </table:table-cell>
          <table:table-cell office:value-type="float" office:value="0.0723860881682161" table:style-name="ce1">
            <text:p>0.0723860881682161</text:p>
          </table:table-cell>
          <table:table-cell office:value-type="float" office:value="0.0723860881682161" table:style-name="ce1">
            <text:p>0.0723860881682161</text:p>
          </table:table-cell>
          <table:table-cell office:value-type="float" office:value="0.0723860881682161" table:style-name="ce1">
            <text:p>0.0723860881682161</text:p>
          </table:table-cell>
          <table:table-cell office:value-type="float" office:value="0.0723860881682161" table:style-name="ce1">
            <text:p>0.0723860881682161</text:p>
          </table:table-cell>
          <table:table-cell office:value-type="float" office:value="0.0723860881682161" table:style-name="ce1">
            <text:p>0.0723860881682161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0879911280746645" table:style-name="ce1">
            <text:p>0.0879911280746645</text:p>
          </table:table-cell>
          <table:table-cell office:value-type="float" office:value="0.142016892056051" table:style-name="ce1">
            <text:p>0.142016892056051</text:p>
          </table:table-cell>
          <table:table-cell office:value-type="float" office:value="0.0910450743562503" table:style-name="ce1">
            <text:p>0.0910450743562503</text:p>
          </table:table-cell>
          <table:table-cell office:value-type="float" office:value="0.0630024992826344" table:style-name="ce1">
            <text:p>0.0630024992826344</text:p>
          </table:table-cell>
          <table:table-cell office:value-type="float" office:value="0.208451410296958" table:style-name="ce1">
            <text:p>0.208451410296958</text:p>
          </table:table-cell>
          <table:table-cell office:value-type="float" office:value="0.311564047112039" table:style-name="ce1">
            <text:p>0.311564047112039</text:p>
          </table:table-cell>
          <table:table-cell office:value-type="float" office:value="0.212649188107087" table:style-name="ce1">
            <text:p>0.212649188107087</text:p>
          </table:table-cell>
          <table:table-cell office:value-type="float" office:value="0.0932823976394633" table:style-name="ce1">
            <text:p>0.0932823976394633</text:p>
          </table:table-cell>
          <table:table-cell office:value-type="float" office:value="0.140112370611216" table:style-name="ce1">
            <text:p>0.140112370611216</text:p>
          </table:table-cell>
          <table:table-cell office:value-type="float" office:value="0.219386327843662" table:style-name="ce1">
            <text:p>0.219386327843662</text:p>
          </table:table-cell>
          <table:table-cell office:value-type="float" office:value="0.0463069986543017" table:style-name="ce1">
            <text:p>0.0463069986543017</text:p>
          </table:table-cell>
          <table:table-cell office:value-type="float" office:value="0.185001465634782" table:style-name="ce1">
            <text:p>0.185001465634782</text:p>
          </table:table-cell>
          <table:table-cell office:value-type="float" office:value="0.123693214366536" table:style-name="ce1">
            <text:p>0.123693214366536</text:p>
          </table:table-cell>
          <table:table-cell office:value-type="float" office:value="0.0613250311928692" table:style-name="ce1">
            <text:p>0.0613250311928692</text:p>
          </table:table-cell>
          <table:table-cell office:value-type="float" office:value="0.0517940340063817" table:style-name="ce1">
            <text:p>0.0517940340063817</text:p>
          </table:table-cell>
          <table:table-cell office:value-type="float" office:value="0.058712956259718" table:style-name="ce1">
            <text:p>0.058712956259718</text:p>
          </table:table-cell>
          <table:table-cell office:value-type="float" office:value="0.119229754416526" table:style-name="ce1">
            <text:p>0.119229754416526</text:p>
          </table:table-cell>
          <table:table-cell office:value-type="float" office:value="0.108873744269354" table:style-name="ce1">
            <text:p>0.108873744269354</text:p>
          </table:table-cell>
          <table:table-cell office:value-type="float" office:value="0.0992812206925782" table:style-name="ce1">
            <text:p>0.0992812206925782</text:p>
          </table:table-cell>
          <table:table-cell office:value-type="float" office:value="0.207156559446799" table:style-name="ce1">
            <text:p>0.207156559446799</text:p>
          </table:table-cell>
          <table:table-cell office:value-type="float" office:value="0.0879911280746645" table:style-name="ce1">
            <text:p>0.0879911280746645</text:p>
          </table:table-cell>
          <table:table-cell office:value-type="float" office:value="0.136644519522236" table:style-name="ce1">
            <text:p>0.136644519522236</text:p>
          </table:table-cell>
          <table:table-cell office:value-type="float" office:value="0.210327965200753" table:style-name="ce1">
            <text:p>0.210327965200753</text:p>
          </table:table-cell>
          <table:table-cell office:value-type="float" office:value="0.226447879456303" table:style-name="ce1">
            <text:p>0.226447879456303</text:p>
          </table:table-cell>
          <table:table-cell office:value-type="float" office:value="0.176264718213835" table:style-name="ce1">
            <text:p>0.176264718213835</text:p>
          </table:table-cell>
          <table:table-cell office:value-type="float" office:value="0.146209076557972" table:style-name="ce1">
            <text:p>0.146209076557972</text:p>
          </table:table-cell>
          <table:table-cell office:value-type="float" office:value="0.161747286759886" table:style-name="ce1">
            <text:p>0.161747286759886</text:p>
          </table:table-cell>
          <table:table-cell office:value-type="float" office:value="0.215278042964862" table:style-name="ce1">
            <text:p>0.215278042964862</text:p>
          </table:table-cell>
          <table:table-cell office:value-type="float" office:value="0.186665474826671" table:style-name="ce1">
            <text:p>0.186665474826671</text:p>
          </table:table-cell>
          <table:table-cell office:value-type="float" office:value="0.148250634053903" table:style-name="ce1">
            <text:p>0.148250634053903</text:p>
          </table:table-cell>
          <table:table-cell office:value-type="float" office:value="0.174111294553742" table:style-name="ce1">
            <text:p>0.174111294553742</text:p>
          </table:table-cell>
          <table:table-cell office:value-type="float" office:value="0.245568603565462" table:style-name="ce1">
            <text:p>0.245568603565462</text:p>
          </table:table-cell>
          <table:table-cell office:value-type="float" office:value="0.11535359182836" table:style-name="ce1">
            <text:p>0.11535359182836</text:p>
          </table:table-cell>
          <table:table-cell office:value-type="float" office:value="0.133666082901459" table:style-name="ce1">
            <text:p>0.133666082901459</text:p>
          </table:table-cell>
          <table:table-cell office:value-type="float" office:value="0.10274347847335" table:style-name="ce1">
            <text:p>0.10274347847335</text:p>
          </table:table-cell>
          <table:table-cell office:value-type="float" office:value="0.181855229767763" table:style-name="ce1">
            <text:p>0.181855229767763</text:p>
          </table:table-cell>
          <table:table-cell office:value-type="float" office:value="0.0921245828404006" table:style-name="ce1">
            <text:p>0.0921245828404006</text:p>
          </table:table-cell>
          <table:table-cell office:value-type="float" office:value="0.10845983946196" table:style-name="ce1">
            <text:p>0.10845983946196</text:p>
          </table:table-cell>
          <table:table-cell office:value-type="float" office:value="0.0681320872820448" table:style-name="ce1">
            <text:p>0.0681320872820448</text:p>
          </table:table-cell>
          <table:table-cell office:value-type="float" office:value="0.132357248780779" table:style-name="ce1">
            <text:p>0.132357248780779</text:p>
          </table:table-cell>
          <table:table-cell office:value-type="float" office:value="0" table:style-name="ce1">
            <text:p>0</text:p>
          </table:table-cell>
          <table:table-cell office:value-type="float" office:value="0.141267388756175" table:style-name="ce1">
            <text:p>0.141267388756175</text:p>
          </table:table-cell>
          <table:table-cell office:value-type="float" office:value="0.245188258607316" table:style-name="ce1">
            <text:p>0.245188258607316</text:p>
          </table:table-cell>
          <table:table-cell office:value-type="float" office:value="0.0242833475851734" table:style-name="ce1">
            <text:p>0.0242833475851734</text:p>
          </table:table-cell>
          <table:table-cell office:value-type="float" office:value="0.138450319871703" table:style-name="ce1">
            <text:p>0.138450319871703</text:p>
          </table:table-cell>
          <table:table-cell office:value-type="float" office:value="0.138450319871703" table:style-name="ce1">
            <text:p>0.138450319871703</text:p>
          </table:table-cell>
          <table:table-cell office:value-type="float" office:value="0.138450319871703" table:style-name="ce1">
            <text:p>0.138450319871703</text:p>
          </table:table-cell>
          <table:table-cell office:value-type="float" office:value="0.138450319871703" table:style-name="ce1">
            <text:p>0.138450319871703</text:p>
          </table:table-cell>
          <table:table-cell office:value-type="float" office:value="0.138450319871703" table:style-name="ce1">
            <text:p>0.138450319871703</text:p>
          </table:table-cell>
          <table:table-cell office:value-type="float" office:value="0.138450319871703" table:style-name="ce1">
            <text:p>0.138450319871703</text:p>
          </table:table-cell>
          <table:table-cell office:value-type="float" office:value="0.138450319871703" table:style-name="ce1">
            <text:p>0.138450319871703</text:p>
          </table:table-cell>
          <table:table-cell office:value-type="float" office:value="0.138450319871703" table:style-name="ce1">
            <text:p>0.138450319871703</text:p>
          </table:table-cell>
          <table:table-cell office:value-type="float" office:value="0.138450319871703" table:style-name="ce1">
            <text:p>0.138450319871703</text:p>
          </table:table-cell>
          <table:table-cell office:value-type="float" office:value="0.138450319871703" table:style-name="ce1">
            <text:p>0.138450319871703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0856335486649788" table:style-name="ce1">
            <text:p>0.0856335486649788</text:p>
          </table:table-cell>
          <table:table-cell office:value-type="float" office:value="0.140831110715948" table:style-name="ce1">
            <text:p>0.140831110715948</text:p>
          </table:table-cell>
          <table:table-cell office:value-type="float" office:value="0.0890734332129188" table:style-name="ce1">
            <text:p>0.0890734332129188</text:p>
          </table:table-cell>
          <table:table-cell office:value-type="float" office:value="0.0445209854271243" table:style-name="ce1">
            <text:p>0.0445209854271243</text:p>
          </table:table-cell>
          <table:table-cell office:value-type="float" office:value="0.210484577830578" table:style-name="ce1">
            <text:p>0.210484577830578</text:p>
          </table:table-cell>
          <table:table-cell office:value-type="float" office:value="0.288256731809167" table:style-name="ce1">
            <text:p>0.288256731809167</text:p>
          </table:table-cell>
          <table:table-cell office:value-type="float" office:value="0.220941267525495" table:style-name="ce1">
            <text:p>0.220941267525495</text:p>
          </table:table-cell>
          <table:table-cell office:value-type="float" office:value="0.0822216306580789" table:style-name="ce1">
            <text:p>0.0822216306580789</text:p>
          </table:table-cell>
          <table:table-cell office:value-type="float" office:value="0.133484300384697" table:style-name="ce1">
            <text:p>0.133484300384697</text:p>
          </table:table-cell>
          <table:table-cell office:value-type="float" office:value="0.216986798622416" table:style-name="ce1">
            <text:p>0.216986798622416</text:p>
          </table:table-cell>
          <table:table-cell office:value-type="float" office:value="0.0499258690648988" table:style-name="ce1">
            <text:p>0.0499258690648988</text:p>
          </table:table-cell>
          <table:table-cell office:value-type="float" office:value="0.174533589323449" table:style-name="ce1">
            <text:p>0.174533589323449</text:p>
          </table:table-cell>
          <table:table-cell office:value-type="float" office:value="0.112140236262845" table:style-name="ce1">
            <text:p>0.112140236262845</text:p>
          </table:table-cell>
          <table:table-cell office:value-type="float" office:value="0.052023359642911" table:style-name="ce1">
            <text:p>0.052023359642911</text:p>
          </table:table-cell>
          <table:table-cell office:value-type="float" office:value="0.0567301284999704" table:style-name="ce1">
            <text:p>0.0567301284999704</text:p>
          </table:table-cell>
          <table:table-cell office:value-type="float" office:value="0.0414156506263772" table:style-name="ce1">
            <text:p>0.0414156506263772</text:p>
          </table:table-cell>
          <table:table-cell office:value-type="float" office:value="0.117084720718746" table:style-name="ce1">
            <text:p>0.117084720718746</text:p>
          </table:table-cell>
          <table:table-cell office:value-type="float" office:value="0.0888552941928055" table:style-name="ce1">
            <text:p>0.0888552941928055</text:p>
          </table:table-cell>
          <table:table-cell office:value-type="float" office:value="0.0952540387827948" table:style-name="ce1">
            <text:p>0.0952540387827948</text:p>
          </table:table-cell>
          <table:table-cell office:value-type="float" office:value="0.168000605336467" table:style-name="ce1">
            <text:p>0.168000605336467</text:p>
          </table:table-cell>
          <table:table-cell office:value-type="float" office:value="0.0856335486649788" table:style-name="ce1">
            <text:p>0.0856335486649788</text:p>
          </table:table-cell>
          <table:table-cell office:value-type="float" office:value="0.137497499023961" table:style-name="ce1">
            <text:p>0.137497499023961</text:p>
          </table:table-cell>
          <table:table-cell office:value-type="float" office:value="0.181133693008927" table:style-name="ce1">
            <text:p>0.181133693008927</text:p>
          </table:table-cell>
          <table:table-cell office:value-type="float" office:value="0.225488627098625" table:style-name="ce1">
            <text:p>0.225488627098625</text:p>
          </table:table-cell>
          <table:table-cell office:value-type="float" office:value="0.130105942227046" table:style-name="ce1">
            <text:p>0.130105942227046</text:p>
          </table:table-cell>
          <table:table-cell office:value-type="float" office:value="0.113991621279704" table:style-name="ce1">
            <text:p>0.113991621279704</text:p>
          </table:table-cell>
          <table:table-cell office:value-type="float" office:value="0.100394289025977" table:style-name="ce1">
            <text:p>0.100394289025977</text:p>
          </table:table-cell>
          <table:table-cell office:value-type="float" office:value="0.215048717328333" table:style-name="ce1">
            <text:p>0.215048717328333</text:p>
          </table:table-cell>
          <table:table-cell office:value-type="float" office:value="0.160843967484289" table:style-name="ce1">
            <text:p>0.160843967484289</text:p>
          </table:table-cell>
          <table:table-cell office:value-type="float" office:value="0.105414283142686" table:style-name="ce1">
            <text:p>0.105414283142686</text:p>
          </table:table-cell>
          <table:table-cell office:value-type="float" office:value="0.165075305143665" table:style-name="ce1">
            <text:p>0.165075305143665</text:p>
          </table:table-cell>
          <table:table-cell office:value-type="float" office:value="0.214355147110536" table:style-name="ce1">
            <text:p>0.214355147110536</text:p>
          </table:table-cell>
          <table:table-cell office:value-type="float" office:value="0.0706686525543876" table:style-name="ce1">
            <text:p>0.0706686525543876</text:p>
          </table:table-cell>
          <table:table-cell office:value-type="float" office:value="0.117979650032031" table:style-name="ce1">
            <text:p>0.117979650032031</text:p>
          </table:table-cell>
          <table:table-cell office:value-type="float" office:value="0.0146292976181092" table:style-name="ce1">
            <text:p>0.0146292976181092</text:p>
          </table:table-cell>
          <table:table-cell office:value-type="float" office:value="0.12570121201322" table:style-name="ce1">
            <text:p>0.12570121201322</text:p>
          </table:table-cell>
          <table:table-cell office:value-type="float" office:value="0.0577704838266645" table:style-name="ce1">
            <text:p>0.0577704838266645</text:p>
          </table:table-cell>
          <table:table-cell office:value-type="float" office:value="0.104516557175297" table:style-name="ce1">
            <text:p>0.104516557175297</text:p>
          </table:table-cell>
          <table:table-cell office:value-type="float" office:value="0.0293732580544831" table:style-name="ce1">
            <text:p>0.0293732580544831</text:p>
          </table:table-cell>
          <table:table-cell office:value-type="float" office:value="0.0940402909016517" table:style-name="ce1">
            <text:p>0.0940402909016517</text:p>
          </table:table-cell>
          <table:table-cell office:value-type="float" office:value="0" table:style-name="ce1">
            <text:p>0</text:p>
          </table:table-cell>
          <table:table-cell office:value-type="float" office:value="0.0695751607997172" table:style-name="ce1">
            <text:p>0.0695751607997172</text:p>
          </table:table-cell>
          <table:table-cell office:value-type="float" office:value="0.283236737692458" table:style-name="ce1">
            <text:p>0.283236737692458</text:p>
          </table:table-cell>
          <table:table-cell office:value-type="float" office:value="0.00682942932200778" table:style-name="ce1">
            <text:p>0.00682942932200778</text:p>
          </table:table-cell>
          <table:table-cell office:value-type="float" office:value="0.119947755632532" table:style-name="ce1">
            <text:p>0.119947755632532</text:p>
          </table:table-cell>
          <table:table-cell office:value-type="float" office:value="0.119947755632532" table:style-name="ce1">
            <text:p>0.119947755632532</text:p>
          </table:table-cell>
          <table:table-cell office:value-type="float" office:value="0.119947755632532" table:style-name="ce1">
            <text:p>0.119947755632532</text:p>
          </table:table-cell>
          <table:table-cell office:value-type="float" office:value="0.119947755632532" table:style-name="ce1">
            <text:p>0.119947755632532</text:p>
          </table:table-cell>
          <table:table-cell office:value-type="float" office:value="0.119947755632532" table:style-name="ce1">
            <text:p>0.119947755632532</text:p>
          </table:table-cell>
          <table:table-cell office:value-type="float" office:value="0.119947755632532" table:style-name="ce1">
            <text:p>0.119947755632532</text:p>
          </table:table-cell>
          <table:table-cell office:value-type="float" office:value="0.119947755632532" table:style-name="ce1">
            <text:p>0.119947755632532</text:p>
          </table:table-cell>
          <table:table-cell office:value-type="float" office:value="0.119947755632532" table:style-name="ce1">
            <text:p>0.119947755632532</text:p>
          </table:table-cell>
          <table:table-cell office:value-type="float" office:value="0.119947755632532" table:style-name="ce1">
            <text:p>0.119947755632532</text:p>
          </table:table-cell>
          <table:table-cell office:value-type="float" office:value="0.119947755632532" table:style-name="ce1">
            <text:p>0.119947755632532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0869773409619586" table:style-name="ce1">
            <text:p>0.0869773409619586</text:p>
          </table:table-cell>
          <table:table-cell office:value-type="float" office:value="0.14278876858876" table:style-name="ce1">
            <text:p>0.14278876858876</text:p>
          </table:table-cell>
          <table:table-cell office:value-type="float" office:value="0.0906115929701277" table:style-name="ce1">
            <text:p>0.0906115929701277</text:p>
          </table:table-cell>
          <table:table-cell office:value-type="float" office:value="0.063435980668757" table:style-name="ce1">
            <text:p>0.063435980668757</text:p>
          </table:table-cell>
          <table:table-cell office:value-type="float" office:value="0.221430681993698" table:style-name="ce1">
            <text:p>0.221430681993698</text:p>
          </table:table-cell>
          <table:table-cell office:value-type="float" office:value="0.331081896103968" table:style-name="ce1">
            <text:p>0.331081896103968</text:p>
          </table:table-cell>
          <table:table-cell office:value-type="float" office:value="0.231067952036138" table:style-name="ce1">
            <text:p>0.231067952036138</text:p>
          </table:table-cell>
          <table:table-cell office:value-type="float" office:value="0.0799843073748659" table:style-name="ce1">
            <text:p>0.0799843073748659</text:p>
          </table:table-cell>
          <table:table-cell office:value-type="float" office:value="0.127443527520022" table:style-name="ce1">
            <text:p>0.127443527520022</text:p>
          </table:table-cell>
          <table:table-cell office:value-type="float" office:value="0.206320359869698" table:style-name="ce1">
            <text:p>0.206320359869698</text:p>
          </table:table-cell>
          <table:table-cell office:value-type="float" office:value="0.0506082526662788" table:style-name="ce1">
            <text:p>0.0506082526662788</text:p>
          </table:table-cell>
          <table:table-cell office:value-type="float" office:value="0.171118874662445" table:style-name="ce1">
            <text:p>0.171118874662445</text:p>
          </table:table-cell>
          <table:table-cell office:value-type="float" office:value="0.120180616811892" table:style-name="ce1">
            <text:p>0.120180616811892</text:p>
          </table:table-cell>
          <table:table-cell office:value-type="float" office:value="0.0653242465616125" table:style-name="ce1">
            <text:p>0.0653242465616125</text:p>
          </table:table-cell>
          <table:table-cell office:value-type="float" office:value="0.0675391966119934" table:style-name="ce1">
            <text:p>0.0675391966119934</text:p>
          </table:table-cell>
          <table:table-cell office:value-type="float" office:value="0.0735967494012927" table:style-name="ce1">
            <text:p>0.0735967494012927</text:p>
          </table:table-cell>
          <table:table-cell office:value-type="float" office:value="0.114752311195996" table:style-name="ce1">
            <text:p>0.114752311195996</text:p>
          </table:table-cell>
          <table:table-cell office:value-type="float" office:value="0.104169772066399" table:style-name="ce1">
            <text:p>0.104169772066399</text:p>
          </table:table-cell>
          <table:table-cell office:value-type="float" office:value="0.0929747656880215" table:style-name="ce1">
            <text:p>0.0929747656880215</text:p>
          </table:table-cell>
          <table:table-cell office:value-type="float" office:value="0.199711866221907" table:style-name="ce1">
            <text:p>0.199711866221907</text:p>
          </table:table-cell>
          <table:table-cell office:value-type="float" office:value="0.0869773409619586" table:style-name="ce1">
            <text:p>0.0869773409619586</text:p>
          </table:table-cell>
          <table:table-cell office:value-type="float" office:value="0.114145437255425" table:style-name="ce1">
            <text:p>0.114145437255425</text:p>
          </table:table-cell>
          <table:table-cell office:value-type="float" office:value="0.203372686444065" table:style-name="ce1">
            <text:p>0.203372686444065</text:p>
          </table:table-cell>
          <table:table-cell office:value-type="float" office:value="0.234127491625932" table:style-name="ce1">
            <text:p>0.234127491625932</text:p>
          </table:table-cell>
          <table:table-cell office:value-type="float" office:value="0.1566042398626" table:style-name="ce1">
            <text:p>0.1566042398626</text:p>
          </table:table-cell>
          <table:table-cell office:value-type="float" office:value="0.131512659241366" table:style-name="ce1">
            <text:p>0.131512659241366</text:p>
          </table:table-cell>
          <table:table-cell office:value-type="float" office:value="0.152551888065881" table:style-name="ce1">
            <text:p>0.152551888065881</text:p>
          </table:table-cell>
          <table:table-cell office:value-type="float" office:value="0.196271981673967" table:style-name="ce1">
            <text:p>0.196271981673967</text:p>
          </table:table-cell>
          <table:table-cell office:value-type="float" office:value="0.187675066958221" table:style-name="ce1">
            <text:p>0.187675066958221</text:p>
          </table:table-cell>
          <table:table-cell office:value-type="float" office:value="0.120507825342062" table:style-name="ce1">
            <text:p>0.120507825342062</text:p>
          </table:table-cell>
          <table:table-cell office:value-type="float" office:value="0.170573527112162" table:style-name="ce1">
            <text:p>0.170573527112162</text:p>
          </table:table-cell>
          <table:table-cell office:value-type="float" office:value="0.213169365770434" table:style-name="ce1">
            <text:p>0.213169365770434</text:p>
          </table:table-cell>
          <table:table-cell office:value-type="float" office:value="0.119464673361264" table:style-name="ce1">
            <text:p>0.119464673361264</text:p>
          </table:table-cell>
          <table:table-cell office:value-type="float" office:value="0.14793461214015" table:style-name="ce1">
            <text:p>0.14793461214015</text:p>
          </table:table-cell>
          <table:table-cell office:value-type="float" office:value="0.0978129772879697" table:style-name="ce1">
            <text:p>0.0978129772879697</text:p>
          </table:table-cell>
          <table:table-cell office:value-type="float" office:value="0.178292292439246" table:style-name="ce1">
            <text:p>0.178292292439246</text:p>
          </table:table-cell>
          <table:table-cell office:value-type="float" office:value="0.103800613724669" table:style-name="ce1">
            <text:p>0.103800613724669</text:p>
          </table:table-cell>
          <table:table-cell office:value-type="float" office:value="0.112940079336594" table:style-name="ce1">
            <text:p>0.112940079336594</text:p>
          </table:table-cell>
          <table:table-cell office:value-type="float" office:value="0.101073875973253" table:style-name="ce1">
            <text:p>0.101073875973253</text:p>
          </table:table-cell>
          <table:table-cell office:value-type="float" office:value="0.111407512887593" table:style-name="ce1">
            <text:p>0.111407512887593</text:p>
          </table:table-cell>
          <table:table-cell office:value-type="float" office:value="0" table:style-name="ce1">
            <text:p>0</text:p>
          </table:table-cell>
          <table:table-cell office:value-type="float" office:value="0.130707222859409" table:style-name="ce1">
            <text:p>0.130707222859409</text:p>
          </table:table-cell>
          <table:table-cell office:value-type="float" office:value="0.177861607707228" table:style-name="ce1">
            <text:p>0.177861607707228</text:p>
          </table:table-cell>
          <table:table-cell office:value-type="float" office:value="0.0393573132058212" table:style-name="ce1">
            <text:p>0.0393573132058212</text:p>
          </table:table-cell>
          <table:table-cell office:value-type="float" office:value="0.134755939800298" table:style-name="ce1">
            <text:p>0.134755939800298</text:p>
          </table:table-cell>
          <table:table-cell office:value-type="float" office:value="0.134755939800298" table:style-name="ce1">
            <text:p>0.134755939800298</text:p>
          </table:table-cell>
          <table:table-cell office:value-type="float" office:value="0.134755939800298" table:style-name="ce1">
            <text:p>0.134755939800298</text:p>
          </table:table-cell>
          <table:table-cell office:value-type="float" office:value="0.134755939800298" table:style-name="ce1">
            <text:p>0.134755939800298</text:p>
          </table:table-cell>
          <table:table-cell office:value-type="float" office:value="0.134755939800298" table:style-name="ce1">
            <text:p>0.134755939800298</text:p>
          </table:table-cell>
          <table:table-cell office:value-type="float" office:value="0.134755939800298" table:style-name="ce1">
            <text:p>0.134755939800298</text:p>
          </table:table-cell>
          <table:table-cell office:value-type="float" office:value="0.134755939800298" table:style-name="ce1">
            <text:p>0.134755939800298</text:p>
          </table:table-cell>
          <table:table-cell office:value-type="float" office:value="0.134755939800298" table:style-name="ce1">
            <text:p>0.134755939800298</text:p>
          </table:table-cell>
          <table:table-cell office:value-type="float" office:value="0.134755939800298" table:style-name="ce1">
            <text:p>0.134755939800298</text:p>
          </table:table-cell>
          <table:table-cell office:value-type="float" office:value="0.134755939800298" table:style-name="ce1">
            <text:p>0.134755939800298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045146387201135" table:style-name="ce1">
            <text:p>0.045146387201135</text:p>
          </table:table-cell>
          <table:table-cell office:value-type="float" office:value="0.114095097481553" table:style-name="ce1">
            <text:p>0.114095097481553</text:p>
          </table:table-cell>
          <table:table-cell office:value-type="float" office:value="0.0690773563692023" table:style-name="ce1">
            <text:p>0.0690773563692023</text:p>
          </table:table-cell>
          <table:table-cell office:value-type="float" office:value="0.0329419634820894" table:style-name="ce1">
            <text:p>0.0329419634820894</text:p>
          </table:table-cell>
          <table:table-cell office:value-type="float" office:value="0.206009931264152" table:style-name="ce1">
            <text:p>0.206009931264152</text:p>
          </table:table-cell>
          <table:table-cell office:value-type="float" office:value="0.164043339779283" table:style-name="ce1">
            <text:p>0.164043339779283</text:p>
          </table:table-cell>
          <table:table-cell office:value-type="float" office:value="0.136812318768477" table:style-name="ce1">
            <text:p>0.136812318768477</text:p>
          </table:table-cell>
          <table:table-cell office:value-type="float" office:value="0.0430265233902906" table:style-name="ce1">
            <text:p>0.0430265233902906</text:p>
          </table:table-cell>
          <table:table-cell office:value-type="float" office:value="0.0772156198118897" table:style-name="ce1">
            <text:p>0.0772156198118897</text:p>
          </table:table-cell>
          <table:table-cell office:value-type="float" office:value="0.119226957762422" table:style-name="ce1">
            <text:p>0.119226957762422</text:p>
          </table:table-cell>
          <table:table-cell office:value-type="float" office:value="0.0345442714928092" table:style-name="ce1">
            <text:p>0.0345442714928092</text:p>
          </table:table-cell>
          <table:table-cell office:value-type="float" office:value="0.0926867103153079" table:style-name="ce1">
            <text:p>0.0926867103153079</text:p>
          </table:table-cell>
          <table:table-cell office:value-type="float" office:value="0.0439270460117838" table:style-name="ce1">
            <text:p>0.0439270460117838</text:p>
          </table:table-cell>
          <table:table-cell office:value-type="float" office:value="0.0340045172507341" table:style-name="ce1">
            <text:p>0.0340045172507341</text:p>
          </table:table-cell>
          <table:table-cell office:value-type="float" office:value="0.0274911098424801" table:style-name="ce1">
            <text:p>0.0274911098424801</text:p>
          </table:table-cell>
          <table:table-cell office:value-type="float" office:value="0.0579522663434255" table:style-name="ce1">
            <text:p>0.0579522663434255</text:p>
          </table:table-cell>
          <table:table-cell office:value-type="float" office:value="0.0588695688895429" table:style-name="ce1">
            <text:p>0.0588695688895429</text:p>
          </table:table-cell>
          <table:table-cell office:value-type="float" office:value="0.0886874949465646" table:style-name="ce1">
            <text:p>0.0886874949465646</text:p>
          </table:table-cell>
          <table:table-cell office:value-type="float" office:value="0.0153955808426097" table:style-name="ce1">
            <text:p>0.0153955808426097</text:p>
          </table:table-cell>
          <table:table-cell office:value-type="float" office:value="0.104715119616682" table:style-name="ce1">
            <text:p>0.104715119616682</text:p>
          </table:table-cell>
          <table:table-cell office:value-type="float" office:value="0.045146387201135" table:style-name="ce1">
            <text:p>0.045146387201135</text:p>
          </table:table-cell>
          <table:table-cell office:value-type="float" office:value="0.0593729666282658" table:style-name="ce1">
            <text:p>0.0593729666282658</text:p>
          </table:table-cell>
          <table:table-cell office:value-type="float" office:value="0.0872751846240363" table:style-name="ce1">
            <text:p>0.0872751846240363</text:p>
          </table:table-cell>
          <table:table-cell office:value-type="float" office:value="0.138462344689846" table:style-name="ce1">
            <text:p>0.138462344689846</text:p>
          </table:table-cell>
          <table:table-cell office:value-type="float" office:value="0.0754033879524872" table:style-name="ce1">
            <text:p>0.0754033879524872</text:p>
          </table:table-cell>
          <table:table-cell office:value-type="float" office:value="0.0747405809298353" table:style-name="ce1">
            <text:p>0.0747405809298353</text:p>
          </table:table-cell>
          <table:table-cell office:value-type="float" office:value="0.0531308346681015" table:style-name="ce1">
            <text:p>0.0531308346681015</text:p>
          </table:table-cell>
          <table:table-cell office:value-type="float" office:value="0.0948820837869606" table:style-name="ce1">
            <text:p>0.0948820837869606</text:p>
          </table:table-cell>
          <table:table-cell office:value-type="float" office:value="0.0713342562311435" table:style-name="ce1">
            <text:p>0.0713342562311435</text:p>
          </table:table-cell>
          <table:table-cell office:value-type="float" office:value="0.0775120651469155" table:style-name="ce1">
            <text:p>0.0775120651469155</text:p>
          </table:table-cell>
          <table:table-cell office:value-type="float" office:value="0.100016740721935" table:style-name="ce1">
            <text:p>0.100016740721935</text:p>
          </table:table-cell>
          <table:table-cell office:value-type="float" office:value="0.156914668468146" table:style-name="ce1">
            <text:p>0.156914668468146</text:p>
          </table:table-cell>
          <table:table-cell office:value-type="float" office:value="0.0505802861252386" table:style-name="ce1">
            <text:p>0.0505802861252386</text:p>
          </table:table-cell>
          <table:table-cell office:value-type="float" office:value="0.0883938462656428" table:style-name="ce1">
            <text:p>0.0883938462656428</text:p>
          </table:table-cell>
          <table:table-cell office:value-type="float" office:value="0.0531252413598934" table:style-name="ce1">
            <text:p>0.0531252413598934</text:p>
          </table:table-cell>
          <table:table-cell office:value-type="float" office:value="0.0990239285150088" table:style-name="ce1">
            <text:p>0.0990239285150088</text:p>
          </table:table-cell>
          <table:table-cell office:value-type="float" office:value="0.0579914195008818" table:style-name="ce1">
            <text:p>0.0579914195008818</text:p>
          </table:table-cell>
          <table:table-cell office:value-type="float" office:value="0.0490840761795899" table:style-name="ce1">
            <text:p>0.0490840761795899</text:p>
          </table:table-cell>
          <table:table-cell office:value-type="float" office:value="0.0459238570420515" table:style-name="ce1">
            <text:p>0.0459238570420515</text:p>
          </table:table-cell>
          <table:table-cell office:value-type="float" office:value="0.0723130851675492" table:style-name="ce1">
            <text:p>0.0723130851675492</text:p>
          </table:table-cell>
          <table:table-cell office:value-type="float" office:value="0" table:style-name="ce1">
            <text:p>0</text:p>
          </table:table-cell>
          <table:table-cell office:value-type="float" office:value="0.064216771536422" table:style-name="ce1">
            <text:p>0.064216771536422</text:p>
          </table:table-cell>
          <table:table-cell office:value-type="float" office:value="0.0739351445478786" table:style-name="ce1">
            <text:p>0.0739351445478786</text:p>
          </table:table-cell>
          <table:table-cell office:value-type="float" office:value="0.0119333230618375" table:style-name="ce1">
            <text:p>0.0119333230618375</text:p>
          </table:table-cell>
          <table:table-cell office:value-type="float" office:value="0.0742404923003008" table:style-name="ce1">
            <text:p>0.0742404923003008</text:p>
          </table:table-cell>
          <table:table-cell office:value-type="float" office:value="0.0742404923003008" table:style-name="ce1">
            <text:p>0.0742404923003008</text:p>
          </table:table-cell>
          <table:table-cell office:value-type="float" office:value="0.0742404923003008" table:style-name="ce1">
            <text:p>0.0742404923003008</text:p>
          </table:table-cell>
          <table:table-cell office:value-type="float" office:value="0.0742404923003008" table:style-name="ce1">
            <text:p>0.0742404923003008</text:p>
          </table:table-cell>
          <table:table-cell office:value-type="float" office:value="0.0742404923003008" table:style-name="ce1">
            <text:p>0.0742404923003008</text:p>
          </table:table-cell>
          <table:table-cell office:value-type="float" office:value="0.0742404923003008" table:style-name="ce1">
            <text:p>0.0742404923003008</text:p>
          </table:table-cell>
          <table:table-cell office:value-type="float" office:value="0.0742404923003008" table:style-name="ce1">
            <text:p>0.0742404923003008</text:p>
          </table:table-cell>
          <table:table-cell office:value-type="float" office:value="0.0742404923003008" table:style-name="ce1">
            <text:p>0.0742404923003008</text:p>
          </table:table-cell>
          <table:table-cell office:value-type="float" office:value="0.0742404923003008" table:style-name="ce1">
            <text:p>0.0742404923003008</text:p>
          </table:table-cell>
          <table:table-cell office:value-type="float" office:value="0.0742404923003008" table:style-name="ce1">
            <text:p>0.0742404923003008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0937816003970302" table:style-name="ce1">
            <text:p>0.0937816003970302</text:p>
          </table:table-cell>
          <table:table-cell office:value-type="float" office:value="0.13831132536823" table:style-name="ce1">
            <text:p>0.13831132536823</text:p>
          </table:table-cell>
          <table:table-cell office:value-type="float" office:value="0.0967642319989636" table:style-name="ce1">
            <text:p>0.0967642319989636</text:p>
          </table:table-cell>
          <table:table-cell office:value-type="float" office:value="0.066273710629926" table:style-name="ce1">
            <text:p>0.066273710629926</text:p>
          </table:table-cell>
          <table:table-cell office:value-type="float" office:value="0.206597228625995" table:style-name="ce1">
            <text:p>0.206597228625995</text:p>
          </table:table-cell>
          <table:table-cell office:value-type="float" office:value="0.284377772566896" table:style-name="ce1">
            <text:p>0.284377772566896</text:p>
          </table:table-cell>
          <table:table-cell office:value-type="float" office:value="0.24062971241777" table:style-name="ce1">
            <text:p>0.24062971241777</text:p>
          </table:table-cell>
          <table:table-cell office:value-type="float" office:value="0.104259264997727" table:style-name="ce1">
            <text:p>0.104259264997727</text:p>
          </table:table-cell>
          <table:table-cell office:value-type="float" office:value="0.140378052751098" table:style-name="ce1">
            <text:p>0.140378052751098</text:p>
          </table:table-cell>
          <table:table-cell office:value-type="float" office:value="0.218186563233039" table:style-name="ce1">
            <text:p>0.218186563233039</text:p>
          </table:table-cell>
          <table:table-cell office:value-type="float" office:value="0.0394468061371498" table:style-name="ce1">
            <text:p>0.0394468061371498</text:p>
          </table:table-cell>
          <table:table-cell office:value-type="float" office:value="0.176854812229782" table:style-name="ce1">
            <text:p>0.176854812229782</text:p>
          </table:table-cell>
          <table:table-cell office:value-type="float" office:value="0.117364386129148" table:style-name="ce1">
            <text:p>0.117364386129148</text:p>
          </table:table-cell>
          <table:table-cell office:value-type="float" office:value="0.0500936683111398" table:style-name="ce1">
            <text:p>0.0500936683111398</text:p>
          </table:table-cell>
          <table:table-cell office:value-type="float" office:value="0.0685599753599593" table:style-name="ce1">
            <text:p>0.0685599753599593</text:p>
          </table:table-cell>
          <table:table-cell office:value-type="float" office:value="0.0680425943507163" table:style-name="ce1">
            <text:p>0.0680425943507163</text:p>
          </table:table-cell>
          <table:table-cell office:value-type="float" office:value="0.12973958053942" table:style-name="ce1">
            <text:p>0.12973958053942</text:p>
          </table:table-cell>
          <table:table-cell office:value-type="float" office:value="0.118346011719657" table:style-name="ce1">
            <text:p>0.118346011719657</text:p>
          </table:table-cell>
          <table:table-cell office:value-type="float" office:value="0.0915205055539331" table:style-name="ce1">
            <text:p>0.0915205055539331</text:p>
          </table:table-cell>
          <table:table-cell office:value-type="float" office:value="0.221657210976123" table:style-name="ce1">
            <text:p>0.221657210976123</text:p>
          </table:table-cell>
          <table:table-cell office:value-type="float" office:value="0.0937816003970302" table:style-name="ce1">
            <text:p>0.0937816003970302</text:p>
          </table:table-cell>
          <table:table-cell office:value-type="float" office:value="0.147523503986859" table:style-name="ce1">
            <text:p>0.147523503986859</text:p>
          </table:table-cell>
          <table:table-cell office:value-type="float" office:value="0.221377545565721" table:style-name="ce1">
            <text:p>0.221377545565721</text:p>
          </table:table-cell>
          <table:table-cell office:value-type="float" office:value="0.251044452301126" table:style-name="ce1">
            <text:p>0.251044452301126</text:p>
          </table:table-cell>
          <table:table-cell office:value-type="float" office:value="0.171524389507527" table:style-name="ce1">
            <text:p>0.171524389507527</text:p>
          </table:table-cell>
          <table:table-cell office:value-type="float" office:value="0.172791273816646" table:style-name="ce1">
            <text:p>0.172791273816646</text:p>
          </table:table-cell>
          <table:table-cell office:value-type="float" office:value="0.149917439899897" table:style-name="ce1">
            <text:p>0.149917439899897</text:p>
          </table:table-cell>
          <table:table-cell office:value-type="float" office:value="0.233372395017847" table:style-name="ce1">
            <text:p>0.233372395017847</text:p>
          </table:table-cell>
          <table:table-cell office:value-type="float" office:value="0.19097511880096" table:style-name="ce1">
            <text:p>0.19097511880096</text:p>
          </table:table-cell>
          <table:table-cell office:value-type="float" office:value="0.165360563862275" table:style-name="ce1">
            <text:p>0.165360563862275</text:p>
          </table:table-cell>
          <table:table-cell office:value-type="float" office:value="0.176849218921574" table:style-name="ce1">
            <text:p>0.176849218921574</text:p>
          </table:table-cell>
          <table:table-cell office:value-type="float" office:value="0.2520009080047" table:style-name="ce1">
            <text:p>0.2520009080047</text:p>
          </table:table-cell>
          <table:table-cell office:value-type="float" office:value="0.122636079115218" table:style-name="ce1">
            <text:p>0.122636079115218</text:p>
          </table:table-cell>
          <table:table-cell office:value-type="float" office:value="0.156419660691735" table:style-name="ce1">
            <text:p>0.156419660691735</text:p>
          </table:table-cell>
          <table:table-cell office:value-type="float" office:value="0.122666842310362" table:style-name="ce1">
            <text:p>0.122666842310362</text:p>
          </table:table-cell>
          <table:table-cell office:value-type="float" office:value="0.17654718027834" table:style-name="ce1">
            <text:p>0.17654718027834</text:p>
          </table:table-cell>
          <table:table-cell office:value-type="float" office:value="0.105551319193783" table:style-name="ce1">
            <text:p>0.105551319193783</text:p>
          </table:table-cell>
          <table:table-cell office:value-type="float" office:value="0.115057146493334" table:style-name="ce1">
            <text:p>0.115057146493334</text:p>
          </table:table-cell>
          <table:table-cell office:value-type="float" office:value="0.100615224700194" table:style-name="ce1">
            <text:p>0.100615224700194</text:p>
          </table:table-cell>
          <table:table-cell office:value-type="float" office:value="0.135797133328719" table:style-name="ce1">
            <text:p>0.135797133328719</text:p>
          </table:table-cell>
          <table:table-cell office:value-type="float" office:value="0" table:style-name="ce1">
            <text:p>0</text:p>
          </table:table-cell>
          <table:table-cell office:value-type="float" office:value="0.15181357138242" table:style-name="ce1">
            <text:p>0.15181357138242</text:p>
          </table:table-cell>
          <table:table-cell office:value-type="float" office:value="0.260178324604843" table:style-name="ce1">
            <text:p>0.260178324604843</text:p>
          </table:table-cell>
          <table:table-cell office:value-type="float" office:value="0.0426797382813926" table:style-name="ce1">
            <text:p>0.0426797382813926</text:p>
          </table:table-cell>
          <table:table-cell office:value-type="float" office:value="0.145174219199005" table:style-name="ce1">
            <text:p>0.145174219199005</text:p>
          </table:table-cell>
          <table:table-cell office:value-type="float" office:value="0.145174219199005" table:style-name="ce1">
            <text:p>0.145174219199005</text:p>
          </table:table-cell>
          <table:table-cell office:value-type="float" office:value="0.145174219199005" table:style-name="ce1">
            <text:p>0.145174219199005</text:p>
          </table:table-cell>
          <table:table-cell office:value-type="float" office:value="0.145174219199005" table:style-name="ce1">
            <text:p>0.145174219199005</text:p>
          </table:table-cell>
          <table:table-cell office:value-type="float" office:value="0.145174219199005" table:style-name="ce1">
            <text:p>0.145174219199005</text:p>
          </table:table-cell>
          <table:table-cell office:value-type="float" office:value="0.145174219199005" table:style-name="ce1">
            <text:p>0.145174219199005</text:p>
          </table:table-cell>
          <table:table-cell office:value-type="float" office:value="0.145174219199005" table:style-name="ce1">
            <text:p>0.145174219199005</text:p>
          </table:table-cell>
          <table:table-cell office:value-type="float" office:value="0.145174219199005" table:style-name="ce1">
            <text:p>0.145174219199005</text:p>
          </table:table-cell>
          <table:table-cell office:value-type="float" office:value="0.145174219199005" table:style-name="ce1">
            <text:p>0.145174219199005</text:p>
          </table:table-cell>
          <table:table-cell office:value-type="float" office:value="0.145174219199005" table:style-name="ce1">
            <text:p>0.145174219199005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0801115551365986" table:style-name="ce1">
            <text:p>0.0801115551365986</text:p>
          </table:table-cell>
          <table:table-cell office:value-type="float" office:value="0.148163937776679" table:style-name="ce1">
            <text:p>0.148163937776679</text:p>
          </table:table-cell>
          <table:table-cell office:value-type="float" office:value="0.0619458884039608" table:style-name="ce1">
            <text:p>0.0619458884039608</text:p>
          </table:table-cell>
          <table:table-cell office:value-type="float" office:value="0.0597636242484206" table:style-name="ce1">
            <text:p>0.0597636242484206</text:p>
          </table:table-cell>
          <table:table-cell office:value-type="float" office:value="0.196629953399281" table:style-name="ce1">
            <text:p>0.196629953399281</text:p>
          </table:table-cell>
          <table:table-cell office:value-type="float" office:value="0.362832310146865" table:style-name="ce1">
            <text:p>0.362832310146865</text:p>
          </table:table-cell>
          <table:table-cell office:value-type="float" office:value="0.165167594729098" table:style-name="ce1">
            <text:p>0.165167594729098</text:p>
          </table:table-cell>
          <table:table-cell office:value-type="float" office:value="0.0570517437219323" table:style-name="ce1">
            <text:p>0.0570517437219323</text:p>
          </table:table-cell>
          <table:table-cell office:value-type="float" office:value="0.0922336523504572" table:style-name="ce1">
            <text:p>0.0922336523504572</text:p>
          </table:table-cell>
          <table:table-cell office:value-type="float" office:value="0.14911200351794" table:style-name="ce1">
            <text:p>0.14911200351794</text:p>
          </table:table-cell>
          <table:table-cell office:value-type="float" office:value="0.0541040702962991" table:style-name="ce1">
            <text:p>0.0541040702962991</text:p>
          </table:table-cell>
          <table:table-cell office:value-type="float" office:value="0.0959140491513426" table:style-name="ce1">
            <text:p>0.0959140491513426</text:p>
          </table:table-cell>
          <table:table-cell office:value-type="float" office:value="0.124988065216696" table:style-name="ce1">
            <text:p>0.124988065216696</text:p>
          </table:table-cell>
          <table:table-cell office:value-type="float" office:value="0.0425538888467119" table:style-name="ce1">
            <text:p>0.0425538888467119</text:p>
          </table:table-cell>
          <table:table-cell office:value-type="float" office:value="0.0785580137818176" table:style-name="ce1">
            <text:p>0.0785580137818176</text:p>
          </table:table-cell>
          <table:table-cell office:value-type="float" office:value="0.0618675820890483" table:style-name="ce1">
            <text:p>0.0618675820890483</text:p>
          </table:table-cell>
          <table:table-cell office:value-type="float" office:value="0.116933701397129" table:style-name="ce1">
            <text:p>0.116933701397129</text:p>
          </table:table-cell>
          <table:table-cell office:value-type="float" office:value="0.104656389880498" table:style-name="ce1">
            <text:p>0.104656389880498</text:p>
          </table:table-cell>
          <table:table-cell office:value-type="float" office:value="0.122633282461114" table:style-name="ce1">
            <text:p>0.122633282461114</text:p>
          </table:table-cell>
          <table:table-cell office:value-type="float" office:value="0.166420495767697" table:style-name="ce1">
            <text:p>0.166420495767697</text:p>
          </table:table-cell>
          <table:table-cell office:value-type="float" office:value="0.0801115551365986" table:style-name="ce1">
            <text:p>0.0801115551365986</text:p>
          </table:table-cell>
          <table:table-cell office:value-type="float" office:value="0.0985820571665742" table:style-name="ce1">
            <text:p>0.0985820571665742</text:p>
          </table:table-cell>
          <table:table-cell office:value-type="float" office:value="0.234219781211364" table:style-name="ce1">
            <text:p>0.234219781211364</text:p>
          </table:table-cell>
          <table:table-cell office:value-type="float" office:value="0.205573653223925" table:style-name="ce1">
            <text:p>0.205573653223925</text:p>
          </table:table-cell>
          <table:table-cell office:value-type="float" office:value="0.164927082476153" table:style-name="ce1">
            <text:p>0.164927082476153</text:p>
          </table:table-cell>
          <table:table-cell office:value-type="float" office:value="0.119528996405656" table:style-name="ce1">
            <text:p>0.119528996405656</text:p>
          </table:table-cell>
          <table:table-cell office:value-type="float" office:value="0.163355362869695" table:style-name="ce1">
            <text:p>0.163355362869695</text:p>
          </table:table-cell>
          <table:table-cell office:value-type="float" office:value="0.168196371123748" table:style-name="ce1">
            <text:p>0.168196371123748</text:p>
          </table:table-cell>
          <table:table-cell office:value-type="float" office:value="0.202335127771474" table:style-name="ce1">
            <text:p>0.202335127771474</text:p>
          </table:table-cell>
          <table:table-cell office:value-type="float" office:value="0.116240131179333" table:style-name="ce1">
            <text:p>0.116240131179333</text:p>
          </table:table-cell>
          <table:table-cell office:value-type="float" office:value="0.186500472234534" table:style-name="ce1">
            <text:p>0.186500472234534</text:p>
          </table:table-cell>
          <table:table-cell office:value-type="float" office:value="0.224174199669738" table:style-name="ce1">
            <text:p>0.224174199669738</text:p>
          </table:table-cell>
          <table:table-cell office:value-type="float" office:value="0.147685709924892" table:style-name="ce1">
            <text:p>0.147685709924892</text:p>
          </table:table-cell>
          <table:table-cell office:value-type="float" office:value="0.140131947189944" table:style-name="ce1">
            <text:p>0.140131947189944</text:p>
          </table:table-cell>
          <table:table-cell office:value-type="float" office:value="0.101115825784813" table:style-name="ce1">
            <text:p>0.101115825784813</text:p>
          </table:table-cell>
          <table:table-cell office:value-type="float" office:value="0.134046427859605" table:style-name="ce1">
            <text:p>0.134046427859605</text:p>
          </table:table-cell>
          <table:table-cell office:value-type="float" office:value="0.0818412856999327" table:style-name="ce1">
            <text:p>0.0818412856999327</text:p>
          </table:table-cell>
          <table:table-cell office:value-type="float" office:value="0.0852448137445205" table:style-name="ce1">
            <text:p>0.0852448137445205</text:p>
          </table:table-cell>
          <table:table-cell office:value-type="float" office:value="0.0453113897932719" table:style-name="ce1">
            <text:p>0.0453113897932719</text:p>
          </table:table-cell>
          <table:table-cell office:value-type="float" office:value="0.0889839402815903" table:style-name="ce1">
            <text:p>0.0889839402815903</text:p>
          </table:table-cell>
          <table:table-cell office:value-type="float" office:value="0" table:style-name="ce1">
            <text:p>0</text:p>
          </table:table-cell>
          <table:table-cell office:value-type="float" office:value="0.0959559989629029" table:style-name="ce1">
            <text:p>0.0959559989629029</text:p>
          </table:table-cell>
          <table:table-cell office:value-type="float" office:value="0.167888739172306" table:style-name="ce1">
            <text:p>0.167888739172306</text:p>
          </table:table-cell>
          <table:table-cell office:value-type="float" office:value="0.0159073685436447" table:style-name="ce1">
            <text:p>0.0159073685436447</text:p>
          </table:table-cell>
          <table:table-cell office:value-type="float" office:value="0.122943182721496" table:style-name="ce1">
            <text:p>0.122943182721496</text:p>
          </table:table-cell>
          <table:table-cell office:value-type="float" office:value="0.122943182721496" table:style-name="ce1">
            <text:p>0.122943182721496</text:p>
          </table:table-cell>
          <table:table-cell office:value-type="float" office:value="0.122943182721496" table:style-name="ce1">
            <text:p>0.122943182721496</text:p>
          </table:table-cell>
          <table:table-cell office:value-type="float" office:value="0.122943182721496" table:style-name="ce1">
            <text:p>0.122943182721496</text:p>
          </table:table-cell>
          <table:table-cell office:value-type="float" office:value="0.122943182721496" table:style-name="ce1">
            <text:p>0.122943182721496</text:p>
          </table:table-cell>
          <table:table-cell office:value-type="float" office:value="0.122943182721496" table:style-name="ce1">
            <text:p>0.122943182721496</text:p>
          </table:table-cell>
          <table:table-cell office:value-type="float" office:value="0.122943182721496" table:style-name="ce1">
            <text:p>0.122943182721496</text:p>
          </table:table-cell>
          <table:table-cell office:value-type="float" office:value="0.122943182721496" table:style-name="ce1">
            <text:p>0.122943182721496</text:p>
          </table:table-cell>
          <table:table-cell office:value-type="float" office:value="0.122943182721496" table:style-name="ce1">
            <text:p>0.122943182721496</text:p>
          </table:table-cell>
          <table:table-cell office:value-type="float" office:value="0.122943182721496" table:style-name="ce1">
            <text:p>0.122943182721496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0473235824211116" table:style-name="ce1">
            <text:p>0.0473235824211116</text:p>
          </table:table-cell>
          <table:table-cell office:value-type="float" office:value="0.121766319688869" table:style-name="ce1">
            <text:p>0.121766319688869</text:p>
          </table:table-cell>
          <table:table-cell office:value-type="float" office:value="0.0552339185543217" table:style-name="ce1">
            <text:p>0.0552339185543217</text:p>
          </table:table-cell>
          <table:table-cell office:value-type="float" office:value="0.0360060476348022" table:style-name="ce1">
            <text:p>0.0360060476348022</text:p>
          </table:table-cell>
          <table:table-cell office:value-type="float" office:value="0.199085415702608" table:style-name="ce1">
            <text:p>0.199085415702608</text:p>
          </table:table-cell>
          <table:table-cell office:value-type="float" office:value="0.229890560658347" table:style-name="ce1">
            <text:p>0.229890560658347</text:p>
          </table:table-cell>
          <table:table-cell office:value-type="float" office:value="0.124140679023179" table:style-name="ce1">
            <text:p>0.124140679023179</text:p>
          </table:table-cell>
          <table:table-cell office:value-type="float" office:value="0.031937789867866" table:style-name="ce1">
            <text:p>0.031937789867866</text:p>
          </table:table-cell>
          <table:table-cell office:value-type="float" office:value="0.0759990752766427" table:style-name="ce1">
            <text:p>0.0759990752766427</text:p>
          </table:table-cell>
          <table:table-cell office:value-type="float" office:value="0.120572148386454" table:style-name="ce1">
            <text:p>0.120572148386454</text:p>
          </table:table-cell>
          <table:table-cell office:value-type="float" office:value="0.0487820375363561" table:style-name="ce1">
            <text:p>0.0487820375363561</text:p>
          </table:table-cell>
          <table:table-cell office:value-type="float" office:value="0.0626814084333171" table:style-name="ce1">
            <text:p>0.0626814084333171</text:p>
          </table:table-cell>
          <table:table-cell office:value-type="float" office:value="0.0646110997650883" table:style-name="ce1">
            <text:p>0.0646110997650883</text:p>
          </table:table-cell>
          <table:table-cell office:value-type="float" office:value="0.034169519842871" table:style-name="ce1">
            <text:p>0.034169519842871</text:p>
          </table:table-cell>
          <table:table-cell office:value-type="float" office:value="0.0398802875232723" table:style-name="ce1">
            <text:p>0.0398802875232723</text:p>
          </table:table-cell>
          <table:table-cell office:value-type="float" office:value="0.0519114934787504" table:style-name="ce1">
            <text:p>0.0519114934787504</text:p>
          </table:table-cell>
          <table:table-cell office:value-type="float" office:value="0.0696534671146297" table:style-name="ce1">
            <text:p>0.0696534671146297</text:p>
          </table:table-cell>
          <table:table-cell office:value-type="float" office:value="0.0680090345014681" table:style-name="ce1">
            <text:p>0.0680090345014681</text:p>
          </table:table-cell>
          <table:table-cell office:value-type="float" office:value="0.0259809166263113" table:style-name="ce1">
            <text:p>0.0259809166263113</text:p>
          </table:table-cell>
          <table:table-cell office:value-type="float" office:value="0.101045909432213" table:style-name="ce1">
            <text:p>0.101045909432213</text:p>
          </table:table-cell>
          <table:table-cell office:value-type="float" office:value="0.0473235824211116" table:style-name="ce1">
            <text:p>0.0473235824211116</text:p>
          </table:table-cell>
          <table:table-cell office:value-type="float" office:value="0.0468020064307126" table:style-name="ce1">
            <text:p>0.0468020064307126</text:p>
          </table:table-cell>
          <table:table-cell office:value-type="float" office:value="0.102086264758907" table:style-name="ce1">
            <text:p>0.102086264758907</text:p>
          </table:table-cell>
          <table:table-cell office:value-type="float" office:value="0.14464854356793" table:style-name="ce1">
            <text:p>0.14464854356793</text:p>
          </table:table-cell>
          <table:table-cell office:value-type="float" office:value="0.087554850034438" table:style-name="ce1">
            <text:p>0.087554850034438</text:p>
          </table:table-cell>
          <table:table-cell office:value-type="float" office:value="0.0607573104097539" table:style-name="ce1">
            <text:p>0.0607573104097539</text:p>
          </table:table-cell>
          <table:table-cell office:value-type="float" office:value="0.0816399266044435" table:style-name="ce1">
            <text:p>0.0816399266044435</text:p>
          </table:table-cell>
          <table:table-cell office:value-type="float" office:value="0.0921050062616725" table:style-name="ce1">
            <text:p>0.0921050062616725</text:p>
          </table:table-cell>
          <table:table-cell office:value-type="float" office:value="0.0837402138365597" table:style-name="ce1">
            <text:p>0.0837402138365597</text:p>
          </table:table-cell>
          <table:table-cell office:value-type="float" office:value="0.069888386059367" table:style-name="ce1">
            <text:p>0.069888386059367</text:p>
          </table:table-cell>
          <table:table-cell office:value-type="float" office:value="0.0906199829324398" table:style-name="ce1">
            <text:p>0.0906199829324398</text:p>
          </table:table-cell>
          <table:table-cell office:value-type="float" office:value="0.0985904471288862" table:style-name="ce1">
            <text:p>0.0985904471288862</text:p>
          </table:table-cell>
          <table:table-cell office:value-type="float" office:value="0.0557009597896924" table:style-name="ce1">
            <text:p>0.0557009597896924</text:p>
          </table:table-cell>
          <table:table-cell office:value-type="float" office:value="0.076748578576519" table:style-name="ce1">
            <text:p>0.076748578576519</text:p>
          </table:table-cell>
          <table:table-cell office:value-type="float" office:value="0.0602203528217828" table:style-name="ce1">
            <text:p>0.0602203528217828</text:p>
          </table:table-cell>
          <table:table-cell office:value-type="float" office:value="0.0834857183130943" table:style-name="ce1">
            <text:p>0.0834857183130943</text:p>
          </table:table-cell>
          <table:table-cell office:value-type="float" office:value="0.0737505653770136" table:style-name="ce1">
            <text:p>0.0737505653770136</text:p>
          </table:table-cell>
          <table:table-cell office:value-type="float" office:value="0.0376485575482673" table:style-name="ce1">
            <text:p>0.0376485575482673</text:p>
          </table:table-cell>
          <table:table-cell office:value-type="float" office:value="0.049965022222355" table:style-name="ce1">
            <text:p>0.049965022222355</text:p>
          </table:table-cell>
          <table:table-cell office:value-type="float" office:value="0.0655647588145579" table:style-name="ce1">
            <text:p>0.0655647588145579</text:p>
          </table:table-cell>
          <table:table-cell office:value-type="float" office:value="0" table:style-name="ce1">
            <text:p>0</text:p>
          </table:table-cell>
          <table:table-cell office:value-type="float" office:value="0.0540229673272827" table:style-name="ce1">
            <text:p>0.0540229673272827</text:p>
          </table:table-cell>
          <table:table-cell office:value-type="float" office:value="0.126207406406047" table:style-name="ce1">
            <text:p>0.126207406406047</text:p>
          </table:table-cell>
          <table:table-cell office:value-type="float" office:value="0.0191738605371357" table:style-name="ce1">
            <text:p>0.0191738605371357</text:p>
          </table:table-cell>
          <table:table-cell office:value-type="float" office:value="0.0753846813556465" table:style-name="ce1">
            <text:p>0.0753846813556465</text:p>
          </table:table-cell>
          <table:table-cell office:value-type="float" office:value="0.0753846813556465" table:style-name="ce1">
            <text:p>0.0753846813556465</text:p>
          </table:table-cell>
          <table:table-cell office:value-type="float" office:value="0.0753846813556465" table:style-name="ce1">
            <text:p>0.0753846813556465</text:p>
          </table:table-cell>
          <table:table-cell office:value-type="float" office:value="0.0753846813556465" table:style-name="ce1">
            <text:p>0.0753846813556465</text:p>
          </table:table-cell>
          <table:table-cell office:value-type="float" office:value="0.0753846813556465" table:style-name="ce1">
            <text:p>0.0753846813556465</text:p>
          </table:table-cell>
          <table:table-cell office:value-type="float" office:value="0.0753846813556465" table:style-name="ce1">
            <text:p>0.0753846813556465</text:p>
          </table:table-cell>
          <table:table-cell office:value-type="float" office:value="0.0753846813556465" table:style-name="ce1">
            <text:p>0.0753846813556465</text:p>
          </table:table-cell>
          <table:table-cell office:value-type="float" office:value="0.0753846813556465" table:style-name="ce1">
            <text:p>0.0753846813556465</text:p>
          </table:table-cell>
          <table:table-cell office:value-type="float" office:value="0.0753846813556465" table:style-name="ce1">
            <text:p>0.0753846813556465</text:p>
          </table:table-cell>
          <table:table-cell office:value-type="float" office:value="0.0753846813556465" table:style-name="ce1">
            <text:p>0.0753846813556465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0741630718573559" table:style-name="ce1">
            <text:p>0.0741630718573559</text:p>
          </table:table-cell>
          <table:table-cell office:value-type="float" office:value="0.118491437733066" table:style-name="ce1">
            <text:p>0.118491437733066</text:p>
          </table:table-cell>
          <table:table-cell office:value-type="float" office:value="0.056492412901129" table:style-name="ce1">
            <text:p>0.056492412901129</text:p>
          </table:table-cell>
          <table:table-cell office:value-type="float" office:value="0.0584605582268305" table:style-name="ce1">
            <text:p>0.0584605582268305</text:p>
          </table:table-cell>
          <table:table-cell office:value-type="float" office:value="0.197642342184935" table:style-name="ce1">
            <text:p>0.197642342184935</text:p>
          </table:table-cell>
          <table:table-cell office:value-type="float" office:value="0.319900872996111" table:style-name="ce1">
            <text:p>0.319900872996111</text:p>
          </table:table-cell>
          <table:table-cell office:value-type="float" office:value="0.162071698635952" table:style-name="ce1">
            <text:p>0.162071698635952</text:p>
          </table:table-cell>
          <table:table-cell office:value-type="float" office:value="0.0488435639266445" table:style-name="ce1">
            <text:p>0.0488435639266445</text:p>
          </table:table-cell>
          <table:table-cell office:value-type="float" office:value="0.0989456222000963" table:style-name="ce1">
            <text:p>0.0989456222000963</text:p>
          </table:table-cell>
          <table:table-cell office:value-type="float" office:value="0.16005810768106" table:style-name="ce1">
            <text:p>0.16005810768106</text:p>
          </table:table-cell>
          <table:table-cell office:value-type="float" office:value="0.0817797593096443" table:style-name="ce1">
            <text:p>0.0817797593096443</text:p>
          </table:table-cell>
          <table:table-cell office:value-type="float" office:value="0.089973955834412" table:style-name="ce1">
            <text:p>0.089973955834412</text:p>
          </table:table-cell>
          <table:table-cell office:value-type="float" office:value="0.0948121674343602" table:style-name="ce1">
            <text:p>0.0948121674343602</text:p>
          </table:table-cell>
          <table:table-cell office:value-type="float" office:value="0.0345750346879534" table:style-name="ce1">
            <text:p>0.0345750346879534</text:p>
          </table:table-cell>
          <table:table-cell office:value-type="float" office:value="0.0773694357876106" table:style-name="ce1">
            <text:p>0.0773694357876106</text:p>
          </table:table-cell>
          <table:table-cell office:value-type="float" office:value="0.0816986563406278" table:style-name="ce1">
            <text:p>0.0816986563406278</text:p>
          </table:table-cell>
          <table:table-cell office:value-type="float" office:value="0.0928489162533408" table:style-name="ce1">
            <text:p>0.0928489162533408</text:p>
          </table:table-cell>
          <table:table-cell office:value-type="float" office:value="0.120496638725646" table:style-name="ce1">
            <text:p>0.120496638725646</text:p>
          </table:table-cell>
          <table:table-cell office:value-type="float" office:value="0.0513745358907792" table:style-name="ce1">
            <text:p>0.0513745358907792</text:p>
          </table:table-cell>
          <table:table-cell office:value-type="float" office:value="0.169818430504077" table:style-name="ce1">
            <text:p>0.169818430504077</text:p>
          </table:table-cell>
          <table:table-cell office:value-type="float" office:value="0.0741630718573559" table:style-name="ce1">
            <text:p>0.0741630718573559</text:p>
          </table:table-cell>
          <table:table-cell office:value-type="float" office:value="0.0894369982464409" table:style-name="ce1">
            <text:p>0.0894369982464409</text:p>
          </table:table-cell>
          <table:table-cell office:value-type="float" office:value="0.157096450984907" table:style-name="ce1">
            <text:p>0.157096450984907</text:p>
          </table:table-cell>
          <table:table-cell office:value-type="float" office:value="0.194901621162999" table:style-name="ce1">
            <text:p>0.194901621162999</text:p>
          </table:table-cell>
          <table:table-cell office:value-type="float" office:value="0.127633699999095" table:style-name="ce1">
            <text:p>0.127633699999095</text:p>
          </table:table-cell>
          <table:table-cell office:value-type="float" office:value="0.124325258194044" table:style-name="ce1">
            <text:p>0.124325258194044</text:p>
          </table:table-cell>
          <table:table-cell office:value-type="float" office:value="0.147274601771602" table:style-name="ce1">
            <text:p>0.147274601771602</text:p>
          </table:table-cell>
          <table:table-cell office:value-type="float" office:value="0.149976169636082" table:style-name="ce1">
            <text:p>0.149976169636082</text:p>
          </table:table-cell>
          <table:table-cell office:value-type="float" office:value="0.134521859057288" table:style-name="ce1">
            <text:p>0.134521859057288</text:p>
          </table:table-cell>
          <table:table-cell office:value-type="float" office:value="0.111832604311403" table:style-name="ce1">
            <text:p>0.111832604311403</text:p>
          </table:table-cell>
          <table:table-cell office:value-type="float" office:value="0.145445589987575" table:style-name="ce1">
            <text:p>0.145445589987575</text:p>
          </table:table-cell>
          <table:table-cell office:value-type="float" office:value="0.188947544575548" table:style-name="ce1">
            <text:p>0.188947544575548</text:p>
          </table:table-cell>
          <table:table-cell office:value-type="float" office:value="0.111466242623777" table:style-name="ce1">
            <text:p>0.111466242623777</text:p>
          </table:table-cell>
          <table:table-cell office:value-type="float" office:value="0.135081189878091" table:style-name="ce1">
            <text:p>0.135081189878091</text:p>
          </table:table-cell>
          <table:table-cell office:value-type="float" office:value="0.133752779178683" table:style-name="ce1">
            <text:p>0.133752779178683</text:p>
          </table:table-cell>
          <table:table-cell office:value-type="float" office:value="0.163288243171199" table:style-name="ce1">
            <text:p>0.163288243171199</text:p>
          </table:table-cell>
          <table:table-cell office:value-type="float" office:value="0.12230327727684" table:style-name="ce1">
            <text:p>0.12230327727684</text:p>
          </table:table-cell>
          <table:table-cell office:value-type="float" office:value="0.0841457286816421" table:style-name="ce1">
            <text:p>0.0841457286816421</text:p>
          </table:table-cell>
          <table:table-cell office:value-type="float" office:value="0.100934043268052" table:style-name="ce1">
            <text:p>0.100934043268052</text:p>
          </table:table-cell>
          <table:table-cell office:value-type="float" office:value="0.0828872343348348" table:style-name="ce1">
            <text:p>0.0828872343348348</text:p>
          </table:table-cell>
          <table:table-cell office:value-type="float" office:value="0" table:style-name="ce1">
            <text:p>0</text:p>
          </table:table-cell>
          <table:table-cell office:value-type="float" office:value="0.0990938448676092" table:style-name="ce1">
            <text:p>0.0990938448676092</text:p>
          </table:table-cell>
          <table:table-cell office:value-type="float" office:value="0.196492917348184" table:style-name="ce1">
            <text:p>0.196492917348184</text:p>
          </table:table-cell>
          <table:table-cell office:value-type="float" office:value="0.022322893058258" table:style-name="ce1">
            <text:p>0.022322893058258</text:p>
          </table:table-cell>
          <table:table-cell office:value-type="float" office:value="0.115616842785981" table:style-name="ce1">
            <text:p>0.115616842785981</text:p>
          </table:table-cell>
          <table:table-cell office:value-type="float" office:value="0.115616842785981" table:style-name="ce1">
            <text:p>0.115616842785981</text:p>
          </table:table-cell>
          <table:table-cell office:value-type="float" office:value="0.115616842785981" table:style-name="ce1">
            <text:p>0.115616842785981</text:p>
          </table:table-cell>
          <table:table-cell office:value-type="float" office:value="0.115616842785981" table:style-name="ce1">
            <text:p>0.115616842785981</text:p>
          </table:table-cell>
          <table:table-cell office:value-type="float" office:value="0.115616842785981" table:style-name="ce1">
            <text:p>0.115616842785981</text:p>
          </table:table-cell>
          <table:table-cell office:value-type="float" office:value="0.115616842785981" table:style-name="ce1">
            <text:p>0.115616842785981</text:p>
          </table:table-cell>
          <table:table-cell office:value-type="float" office:value="0.115616842785981" table:style-name="ce1">
            <text:p>0.115616842785981</text:p>
          </table:table-cell>
          <table:table-cell office:value-type="float" office:value="0.115616842785981" table:style-name="ce1">
            <text:p>0.115616842785981</text:p>
          </table:table-cell>
          <table:table-cell office:value-type="float" office:value="0.115616842785981" table:style-name="ce1">
            <text:p>0.115616842785981</text:p>
          </table:table-cell>
          <table:table-cell office:value-type="float" office:value="0.115616842785981" table:style-name="ce1">
            <text:p>0.115616842785981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0739561194536588" table:style-name="ce1">
            <text:p>0.0739561194536588</text:p>
          </table:table-cell>
          <table:table-cell office:value-type="float" office:value="0.105274450437485" table:style-name="ce1">
            <text:p>0.105274450437485</text:p>
          </table:table-cell>
          <table:table-cell office:value-type="float" office:value="0.054255089617916" table:style-name="ce1">
            <text:p>0.054255089617916</text:p>
          </table:table-cell>
          <table:table-cell office:value-type="float" office:value="0.056661960056185" table:style-name="ce1">
            <text:p>0.056661960056185</text:p>
          </table:table-cell>
          <table:table-cell office:value-type="float" office:value="0.199697882951387" table:style-name="ce1">
            <text:p>0.199697882951387</text:p>
          </table:table-cell>
          <table:table-cell office:value-type="float" office:value="0.342936912850893" table:style-name="ce1">
            <text:p>0.342936912850893</text:p>
          </table:table-cell>
          <table:table-cell office:value-type="float" office:value="0.153905468652224" table:style-name="ce1">
            <text:p>0.153905468652224</text:p>
          </table:table-cell>
          <table:table-cell office:value-type="float" office:value="0.0480045676954396" table:style-name="ce1">
            <text:p>0.0480045676954396</text:p>
          </table:table-cell>
          <table:table-cell office:value-type="float" office:value="0.0860670300511013" table:style-name="ce1">
            <text:p>0.0860670300511013</text:p>
          </table:table-cell>
          <table:table-cell office:value-type="float" office:value="0.135573401000398" table:style-name="ce1">
            <text:p>0.135573401000398</text:p>
          </table:table-cell>
          <table:table-cell office:value-type="float" office:value="0.0767094254190628" table:style-name="ce1">
            <text:p>0.0767094254190628</text:p>
          </table:table-cell>
          <table:table-cell office:value-type="float" office:value="0.0975528884562962" table:style-name="ce1">
            <text:p>0.0975528884562962</text:p>
          </table:table-cell>
          <table:table-cell office:value-type="float" office:value="0.094938016869041" table:style-name="ce1">
            <text:p>0.094938016869041</text:p>
          </table:table-cell>
          <table:table-cell office:value-type="float" office:value="0.0322510151275158" table:style-name="ce1">
            <text:p>0.0322510151275158</text:p>
          </table:table-cell>
          <table:table-cell office:value-type="float" office:value="0.0706294993969314" table:style-name="ce1">
            <text:p>0.0706294993969314</text:p>
          </table:table-cell>
          <table:table-cell office:value-type="float" office:value="0.0780853792382388" table:style-name="ce1">
            <text:p>0.0780853792382388</text:p>
          </table:table-cell>
          <table:table-cell office:value-type="float" office:value="0.0931901080540308" table:style-name="ce1">
            <text:p>0.0931901080540308</text:p>
          </table:table-cell>
          <table:table-cell office:value-type="float" office:value="0.11090411514887" table:style-name="ce1">
            <text:p>0.11090411514887</text:p>
          </table:table-cell>
          <table:table-cell office:value-type="float" office:value="0.0531224447057894" table:style-name="ce1">
            <text:p>0.0531224447057894</text:p>
          </table:table-cell>
          <table:table-cell office:value-type="float" office:value="0.153656566436967" table:style-name="ce1">
            <text:p>0.153656566436967</text:p>
          </table:table-cell>
          <table:table-cell office:value-type="float" office:value="0.0739561194536588" table:style-name="ce1">
            <text:p>0.0739561194536588</text:p>
          </table:table-cell>
          <table:table-cell office:value-type="float" office:value="0.0856335486649788" table:style-name="ce1">
            <text:p>0.0856335486649788</text:p>
          </table:table-cell>
          <table:table-cell office:value-type="float" office:value="0.149067257052276" table:style-name="ce1">
            <text:p>0.149067257052276</text:p>
          </table:table-cell>
          <table:table-cell office:value-type="float" office:value="0.187238788917995" table:style-name="ce1">
            <text:p>0.187238788917995</text:p>
          </table:table-cell>
          <table:table-cell office:value-type="float" office:value="0.12216344457164" table:style-name="ce1">
            <text:p>0.12216344457164</text:p>
          </table:table-cell>
          <table:table-cell office:value-type="float" office:value="0.10820254728439" table:style-name="ce1">
            <text:p>0.10820254728439</text:p>
          </table:table-cell>
          <table:table-cell office:value-type="float" office:value="0.138132339505573" table:style-name="ce1">
            <text:p>0.138132339505573</text:p>
          </table:table-cell>
          <table:table-cell office:value-type="float" office:value="0.145876274719594" table:style-name="ce1">
            <text:p>0.145876274719594</text:p>
          </table:table-cell>
          <table:table-cell office:value-type="float" office:value="0.129392795430522" table:style-name="ce1">
            <text:p>0.129392795430522</text:p>
          </table:table-cell>
          <table:table-cell office:value-type="float" office:value="0.110906911802974" table:style-name="ce1">
            <text:p>0.110906911802974</text:p>
          </table:table-cell>
          <table:table-cell office:value-type="float" office:value="0.144466761051169" table:style-name="ce1">
            <text:p>0.144466761051169</text:p>
          </table:table-cell>
          <table:table-cell office:value-type="float" office:value="0.191688265597484" table:style-name="ce1">
            <text:p>0.191688265597484</text:p>
          </table:table-cell>
          <table:table-cell office:value-type="float" office:value="0.109365955391661" table:style-name="ce1">
            <text:p>0.109365955391661</text:p>
          </table:table-cell>
          <table:table-cell office:value-type="float" office:value="0.142467153366798" table:style-name="ce1">
            <text:p>0.142467153366798</text:p>
          </table:table-cell>
          <table:table-cell office:value-type="float" office:value="0.133531843504466" table:style-name="ce1">
            <text:p>0.133531843504466</text:p>
          </table:table-cell>
          <table:table-cell office:value-type="float" office:value="0.141080012931206" table:style-name="ce1">
            <text:p>0.141080012931206</text:p>
          </table:table-cell>
          <table:table-cell office:value-type="float" office:value="0.126635294483962" table:style-name="ce1">
            <text:p>0.126635294483962</text:p>
          </table:table-cell>
          <table:table-cell office:value-type="float" office:value="0.0877478191676151" table:style-name="ce1">
            <text:p>0.0877478191676151</text:p>
          </table:table-cell>
          <table:table-cell office:value-type="float" office:value="0.107254481543129" table:style-name="ce1">
            <text:p>0.107254481543129</text:p>
          </table:table-cell>
          <table:table-cell office:value-type="float" office:value="0.0958748959938864" table:style-name="ce1">
            <text:p>0.0958748959938864</text:p>
          </table:table-cell>
          <table:table-cell office:value-type="float" office:value="0" table:style-name="ce1">
            <text:p>0</text:p>
          </table:table-cell>
          <table:table-cell office:value-type="float" office:value="0.0872612013535162" table:style-name="ce1">
            <text:p>0.0872612013535162</text:p>
          </table:table-cell>
          <table:table-cell office:value-type="float" office:value="0.186111737314076" table:style-name="ce1">
            <text:p>0.186111737314076</text:p>
          </table:table-cell>
          <table:table-cell office:value-type="float" office:value="0.0244623334478305" table:style-name="ce1">
            <text:p>0.0244623334478305</text:p>
          </table:table-cell>
          <table:table-cell office:value-type="float" office:value="0.112406593731133" table:style-name="ce1">
            <text:p>0.112406593731133</text:p>
          </table:table-cell>
          <table:table-cell office:value-type="float" office:value="0.112406593731133" table:style-name="ce1">
            <text:p>0.112406593731133</text:p>
          </table:table-cell>
          <table:table-cell office:value-type="float" office:value="0.112406593731133" table:style-name="ce1">
            <text:p>0.112406593731133</text:p>
          </table:table-cell>
          <table:table-cell office:value-type="float" office:value="0.112406593731133" table:style-name="ce1">
            <text:p>0.112406593731133</text:p>
          </table:table-cell>
          <table:table-cell office:value-type="float" office:value="0.112406593731133" table:style-name="ce1">
            <text:p>0.112406593731133</text:p>
          </table:table-cell>
          <table:table-cell office:value-type="float" office:value="0.112406593731133" table:style-name="ce1">
            <text:p>0.112406593731133</text:p>
          </table:table-cell>
          <table:table-cell office:value-type="float" office:value="0.112406593731133" table:style-name="ce1">
            <text:p>0.112406593731133</text:p>
          </table:table-cell>
          <table:table-cell office:value-type="float" office:value="0.112406593731133" table:style-name="ce1">
            <text:p>0.112406593731133</text:p>
          </table:table-cell>
          <table:table-cell office:value-type="float" office:value="0.112406593731133" table:style-name="ce1">
            <text:p>0.112406593731133</text:p>
          </table:table-cell>
          <table:table-cell office:value-type="float" office:value="0.112406593731133" table:style-name="ce1">
            <text:p>0.112406593731133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0329879334839241" table:style-name="ce1">
            <text:p>0.0329879334839241</text:p>
          </table:table-cell>
          <table:table-cell office:value-type="float" office:value="0.10093963657626" table:style-name="ce1">
            <text:p>0.10093963657626</text:p>
          </table:table-cell>
          <table:table-cell office:value-type="float" office:value="0.0475431197682769" table:style-name="ce1">
            <text:p>0.0475431197682769</text:p>
          </table:table-cell>
          <table:table-cell office:value-type="float" office:value="0.0261487158725523" table:style-name="ce1">
            <text:p>0.0261487158725523</text:p>
          </table:table-cell>
          <table:table-cell office:value-type="float" office:value="0.203727861515275" table:style-name="ce1">
            <text:p>0.203727861515275</text:p>
          </table:table-cell>
          <table:table-cell office:value-type="float" office:value="0.158086466537729" table:style-name="ce1">
            <text:p>0.158086466537729</text:p>
          </table:table-cell>
          <table:table-cell office:value-type="float" office:value="0.114153827217737" table:style-name="ce1">
            <text:p>0.114153827217737</text:p>
          </table:table-cell>
          <table:table-cell office:value-type="float" office:value="0.0304275966516972" table:style-name="ce1">
            <text:p>0.0304275966516972</text:p>
          </table:table-cell>
          <table:table-cell office:value-type="float" office:value="0.0718180773911383" table:style-name="ce1">
            <text:p>0.0718180773911383</text:p>
          </table:table-cell>
          <table:table-cell office:value-type="float" office:value="0.112542954453823" table:style-name="ce1">
            <text:p>0.112542954453823</text:p>
          </table:table-cell>
          <table:table-cell office:value-type="float" office:value="0.016312883388727" table:style-name="ce1">
            <text:p>0.016312883388727</text:p>
          </table:table-cell>
          <table:table-cell office:value-type="float" office:value="0.0636294741745786" table:style-name="ce1">
            <text:p>0.0636294741745786</text:p>
          </table:table-cell>
          <table:table-cell office:value-type="float" office:value="0.0381659385575103" table:style-name="ce1">
            <text:p>0.0381659385575103</text:p>
          </table:table-cell>
          <table:table-cell office:value-type="float" office:value="0.0312162531090298" table:style-name="ce1">
            <text:p>0.0312162531090298</text:p>
          </table:table-cell>
          <table:table-cell office:value-type="float" office:value="0.0054255089617916" table:style-name="ce1">
            <text:p>0.0054255089617916</text:p>
          </table:table-cell>
          <table:table-cell office:value-type="float" office:value="0.0327544128662388" table:style-name="ce1">
            <text:p>0.0327544128662388</text:p>
          </table:table-cell>
          <table:table-cell office:value-type="float" office:value="0.0326397500479741" table:style-name="ce1">
            <text:p>0.0326397500479741</text:p>
          </table:table-cell>
          <table:table-cell office:value-type="float" office:value="0.0612551148402688" table:style-name="ce1">
            <text:p>0.0612551148402688</text:p>
          </table:table-cell>
          <table:table-cell office:value-type="float" office:value="0.0122912947871516" table:style-name="ce1">
            <text:p>0.0122912947871516</text:p>
          </table:table-cell>
          <table:table-cell office:value-type="float" office:value="0.0912212635648033" table:style-name="ce1">
            <text:p>0.0912212635648033</text:p>
          </table:table-cell>
          <table:table-cell office:value-type="float" office:value="0.0329879334839241" table:style-name="ce1">
            <text:p>0.0329879334839241</text:p>
          </table:table-cell>
          <table:table-cell office:value-type="float" office:value="0.0444947667948992" table:style-name="ce1">
            <text:p>0.0444947667948992</text:p>
          </table:table-cell>
          <table:table-cell office:value-type="float" office:value="0.0692507489236513" table:style-name="ce1">
            <text:p>0.0692507489236513</text:p>
          </table:table-cell>
          <table:table-cell office:value-type="float" office:value="0.123992456355666" table:style-name="ce1">
            <text:p>0.123992456355666</text:p>
          </table:table-cell>
          <table:table-cell office:value-type="float" office:value="0.063696593873075" table:style-name="ce1">
            <text:p>0.063696593873075</text:p>
          </table:table-cell>
          <table:table-cell office:value-type="float" office:value="0.0548843367913197" table:style-name="ce1">
            <text:p>0.0548843367913197</text:p>
          </table:table-cell>
          <table:table-cell office:value-type="float" office:value="0.0471459948855066" table:style-name="ce1">
            <text:p>0.0471459948855066</text:p>
          </table:table-cell>
          <table:table-cell office:value-type="float" office:value="0.061643849760727" table:style-name="ce1">
            <text:p>0.061643849760727</text:p>
          </table:table-cell>
          <table:table-cell office:value-type="float" office:value="0.0595044093711546" table:style-name="ce1">
            <text:p>0.0595044093711546</text:p>
          </table:table-cell>
          <table:table-cell office:value-type="float" office:value="0.064387367436767" table:style-name="ce1">
            <text:p>0.064387367436767</text:p>
          </table:table-cell>
          <table:table-cell office:value-type="float" office:value="0.0617277493838475" table:style-name="ce1">
            <text:p>0.0617277493838475</text:p>
          </table:table-cell>
          <table:table-cell office:value-type="float" office:value="0.102447033138325" table:style-name="ce1">
            <text:p>0.102447033138325</text:p>
          </table:table-cell>
          <table:table-cell office:value-type="float" office:value="0.0353413179124538" table:style-name="ce1">
            <text:p>0.0353413179124538</text:p>
          </table:table-cell>
          <table:table-cell office:value-type="float" office:value="0.0755683905446241" table:style-name="ce1">
            <text:p>0.0755683905446241</text:p>
          </table:table-cell>
          <table:table-cell office:value-type="float" office:value="0.0339681607473818" table:style-name="ce1">
            <text:p>0.0339681607473818</text:p>
          </table:table-cell>
          <table:table-cell office:value-type="float" office:value="0.0686075184797276" table:style-name="ce1">
            <text:p>0.0686075184797276</text:p>
          </table:table-cell>
          <table:table-cell office:value-type="float" office:value="0.0410772554797912" table:style-name="ce1">
            <text:p>0.0410772554797912</text:p>
          </table:table-cell>
          <table:table-cell office:value-type="float" office:value="0.0280979837830517" table:style-name="ce1">
            <text:p>0.0280979837830517</text:p>
          </table:table-cell>
          <table:table-cell office:value-type="float" office:value="0.0298430959439578" table:style-name="ce1">
            <text:p>0.0298430959439578</text:p>
          </table:table-cell>
          <table:table-cell office:value-type="float" office:value="0.0379254263045649" table:style-name="ce1">
            <text:p>0.0379254263045649</text:p>
          </table:table-cell>
          <table:table-cell office:value-type="float" office:value="0" table:style-name="ce1">
            <text:p>0</text:p>
          </table:table-cell>
          <table:table-cell office:value-type="float" office:value="0.0308526880755077" table:style-name="ce1">
            <text:p>0.0308526880755077</text:p>
          </table:table-cell>
          <table:table-cell office:value-type="float" office:value="0.0648068655523695" table:style-name="ce1">
            <text:p>0.0648068655523695</text:p>
          </table:table-cell>
          <table:table-cell office:value-type="float" office:value="0.00737477687229095" table:style-name="ce1">
            <text:p>0.00737477687229095</text:p>
          </table:table-cell>
          <table:table-cell office:value-type="float" office:value="0.0573389728104789" table:style-name="ce1">
            <text:p>0.0573389728104789</text:p>
          </table:table-cell>
          <table:table-cell office:value-type="float" office:value="0.0573389728104789" table:style-name="ce1">
            <text:p>0.0573389728104789</text:p>
          </table:table-cell>
          <table:table-cell office:value-type="float" office:value="0.0573389728104789" table:style-name="ce1">
            <text:p>0.0573389728104789</text:p>
          </table:table-cell>
          <table:table-cell office:value-type="float" office:value="0.0573389728104789" table:style-name="ce1">
            <text:p>0.0573389728104789</text:p>
          </table:table-cell>
          <table:table-cell office:value-type="float" office:value="0.0573389728104789" table:style-name="ce1">
            <text:p>0.0573389728104789</text:p>
          </table:table-cell>
          <table:table-cell office:value-type="float" office:value="0.0573389728104789" table:style-name="ce1">
            <text:p>0.0573389728104789</text:p>
          </table:table-cell>
          <table:table-cell office:value-type="float" office:value="0.0573389728104789" table:style-name="ce1">
            <text:p>0.0573389728104789</text:p>
          </table:table-cell>
          <table:table-cell office:value-type="float" office:value="0.0573389728104789" table:style-name="ce1">
            <text:p>0.0573389728104789</text:p>
          </table:table-cell>
          <table:table-cell office:value-type="float" office:value="0.0573389728104789" table:style-name="ce1">
            <text:p>0.0573389728104789</text:p>
          </table:table-cell>
          <table:table-cell office:value-type="float" office:value="0.0573389728104789" table:style-name="ce1">
            <text:p>0.0573389728104789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.104148797160619" table:style-name="ce1">
            <text:p>0.104148797160619</text:p>
          </table:table-cell>
          <table:table-cell office:value-type="float" office:value="0.143557848467364" table:style-name="ce1">
            <text:p>0.143557848467364</text:p>
          </table:table-cell>
          <table:table-cell office:value-type="float" office:value="0.0868361099297058" table:style-name="ce1">
            <text:p>0.0868361099297058</text:p>
          </table:table-cell>
          <table:table-cell office:value-type="float" office:value="0.0778623460734435" table:style-name="ce1">
            <text:p>0.0778623460734435</text:p>
          </table:table-cell>
          <table:table-cell office:value-type="float" office:value="0.232407549351962" table:style-name="ce1">
            <text:p>0.232407549351962</text:p>
          </table:table-cell>
          <table:table-cell office:value-type="float" office:value="0.322180146090884" table:style-name="ce1">
            <text:p>0.322180146090884</text:p>
          </table:table-cell>
          <table:table-cell office:value-type="float" office:value="0.23959215374518" table:style-name="ce1">
            <text:p>0.23959215374518</text:p>
          </table:table-cell>
          <table:table-cell office:value-type="float" office:value="0.100455815416265" table:style-name="ce1">
            <text:p>0.100455815416265</text:p>
          </table:table-cell>
          <table:table-cell office:value-type="float" office:value="0.138350478525686" table:style-name="ce1">
            <text:p>0.138350478525686</text:p>
          </table:table-cell>
          <table:table-cell office:value-type="float" office:value="0.239471897618707" table:style-name="ce1">
            <text:p>0.239471897618707</text:p>
          </table:table-cell>
          <table:table-cell office:value-type="float" office:value="0.0827110451262817" table:style-name="ce1">
            <text:p>0.0827110451262817</text:p>
          </table:table-cell>
          <table:table-cell office:value-type="float" office:value="0.163537145386457" table:style-name="ce1">
            <text:p>0.163537145386457</text:p>
          </table:table-cell>
          <table:table-cell office:value-type="float" office:value="0.1284027798777" table:style-name="ce1">
            <text:p>0.1284027798777</text:p>
          </table:table-cell>
          <table:table-cell office:value-type="float" office:value="0.067309870975464" table:style-name="ce1">
            <text:p>0.067309870975464</text:p>
          </table:table-cell>
          <table:table-cell office:value-type="float" office:value="0.0814106009679142" table:style-name="ce1">
            <text:p>0.0814106009679142</text:p>
          </table:table-cell>
          <table:table-cell office:value-type="float" office:value="0.0852056605870643" table:style-name="ce1">
            <text:p>0.0852056605870643</text:p>
          </table:table-cell>
          <table:table-cell office:value-type="float" office:value="0.131644101984255" table:style-name="ce1">
            <text:p>0.131644101984255</text:p>
          </table:table-cell>
          <table:table-cell office:value-type="float" office:value="0.127616920074471" table:style-name="ce1">
            <text:p>0.127616920074471</text:p>
          </table:table-cell>
          <table:table-cell office:value-type="float" office:value="0.099924451136502" table:style-name="ce1">
            <text:p>0.099924451136502</text:p>
          </table:table-cell>
          <table:table-cell office:value-type="float" office:value="0.217697148764836" table:style-name="ce1">
            <text:p>0.217697148764836</text:p>
          </table:table-cell>
          <table:table-cell office:value-type="float" office:value="0.104148797160619" table:style-name="ce1">
            <text:p>0.104148797160619</text:p>
          </table:table-cell>
          <table:table-cell office:value-type="float" office:value="0.145663729007688" table:style-name="ce1">
            <text:p>0.145663729007688</text:p>
          </table:table-cell>
          <table:table-cell office:value-type="float" office:value="0.245828692397136" table:style-name="ce1">
            <text:p>0.245828692397136</text:p>
          </table:table-cell>
          <table:table-cell office:value-type="float" office:value="0.242486690742836" table:style-name="ce1">
            <text:p>0.242486690742836</text:p>
          </table:table-cell>
          <table:table-cell office:value-type="float" office:value="0.175898356526208" table:style-name="ce1">
            <text:p>0.175898356526208</text:p>
          </table:table-cell>
          <table:table-cell office:value-type="float" office:value="0.141636547097905" table:style-name="ce1">
            <text:p>0.141636547097905</text:p>
          </table:table-cell>
          <table:table-cell office:value-type="float" office:value="0.18197828254834" table:style-name="ce1">
            <text:p>0.18197828254834</text:p>
          </table:table-cell>
          <table:table-cell office:value-type="float" office:value="0.21728883726565" table:style-name="ce1">
            <text:p>0.21728883726565</text:p>
          </table:table-cell>
          <table:table-cell office:value-type="float" office:value="0.21846622864344" table:style-name="ce1">
            <text:p>0.21846622864344</text:p>
          </table:table-cell>
          <table:table-cell office:value-type="float" office:value="0.172240332958155" table:style-name="ce1">
            <text:p>0.172240332958155</text:p>
          </table:table-cell>
          <table:table-cell office:value-type="float" office:value="0.194286357260116" table:style-name="ce1">
            <text:p>0.194286357260116</text:p>
          </table:table-cell>
          <table:table-cell office:value-type="float" office:value="0.25197294146366" table:style-name="ce1">
            <text:p>0.25197294146366</text:p>
          </table:table-cell>
          <table:table-cell office:value-type="float" office:value="0.15316435531466" table:style-name="ce1">
            <text:p>0.15316435531466</text:p>
          </table:table-cell>
          <table:table-cell office:value-type="float" office:value="0.189772557536233" table:style-name="ce1">
            <text:p>0.189772557536233</text:p>
          </table:table-cell>
          <table:table-cell office:value-type="float" office:value="0.165903114758454" table:style-name="ce1">
            <text:p>0.165903114758454</text:p>
          </table:table-cell>
          <table:table-cell office:value-type="float" office:value="0.195606377997211" table:style-name="ce1">
            <text:p>0.195606377997211</text:p>
          </table:table-cell>
          <table:table-cell office:value-type="float" office:value="0.142240624384372" table:style-name="ce1">
            <text:p>0.142240624384372</text:p>
          </table:table-cell>
          <table:table-cell office:value-type="float" office:value="0.0998601280921096" table:style-name="ce1">
            <text:p>0.0998601280921096</text:p>
          </table:table-cell>
          <table:table-cell office:value-type="float" office:value="0.132664880732221" table:style-name="ce1">
            <text:p>0.132664880732221</text:p>
          </table:table-cell>
          <table:table-cell office:value-type="float" office:value="0.141756803224378" table:style-name="ce1">
            <text:p>0.141756803224378</text:p>
          </table:table-cell>
          <table:table-cell office:value-type="float" office:value="0" table:style-name="ce1">
            <text:p>0</text:p>
          </table:table-cell>
          <table:table-cell office:value-type="float" office:value="0.15420191398725" table:style-name="ce1">
            <text:p>0.15420191398725</text:p>
          </table:table-cell>
          <table:table-cell office:value-type="float" office:value="0.351779933127793" table:style-name="ce1">
            <text:p>0.351779933127793</text:p>
          </table:table-cell>
          <table:table-cell office:value-type="float" office:value="0.0846267531875329" table:style-name="ce1">
            <text:p>0.0846267531875329</text:p>
          </table:table-cell>
          <table:table-cell office:value-type="float" office:value="0.15849536596988" table:style-name="ce1">
            <text:p>0.15849536596988</text:p>
          </table:table-cell>
          <table:table-cell office:value-type="float" office:value="0.15849536596988" table:style-name="ce1">
            <text:p>0.15849536596988</text:p>
          </table:table-cell>
          <table:table-cell office:value-type="float" office:value="0.15849536596988" table:style-name="ce1">
            <text:p>0.15849536596988</text:p>
          </table:table-cell>
          <table:table-cell office:value-type="float" office:value="0.15849536596988" table:style-name="ce1">
            <text:p>0.15849536596988</text:p>
          </table:table-cell>
          <table:table-cell office:value-type="float" office:value="0.15849536596988" table:style-name="ce1">
            <text:p>0.15849536596988</text:p>
          </table:table-cell>
          <table:table-cell office:value-type="float" office:value="0.15849536596988" table:style-name="ce1">
            <text:p>0.15849536596988</text:p>
          </table:table-cell>
          <table:table-cell office:value-type="float" office:value="0.15849536596988" table:style-name="ce1">
            <text:p>0.15849536596988</text:p>
          </table:table-cell>
          <table:table-cell office:value-type="float" office:value="0.15849536596988" table:style-name="ce1">
            <text:p>0.15849536596988</text:p>
          </table:table-cell>
          <table:table-cell office:value-type="float" office:value="0.15849536596988" table:style-name="ce1">
            <text:p>0.15849536596988</text:p>
          </table:table-cell>
          <table:table-cell office:value-type="float" office:value="0.15849536596988" table:style-name="ce1">
            <text:p>0.15849536596988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.0921036079346205" table:style-name="ce1">
            <text:p>0.0921036079346205</text:p>
          </table:table-cell>
          <table:table-cell office:value-type="float" office:value="0.151710095180572" table:style-name="ce1">
            <text:p>0.151710095180572</text:p>
          </table:table-cell>
          <table:table-cell office:value-type="float" office:value="0.0924294181377383" table:style-name="ce1">
            <text:p>0.0924294181377383</text:p>
          </table:table-cell>
          <table:table-cell office:value-type="float" office:value="0.0632174920668807" table:style-name="ce1">
            <text:p>0.0632174920668807</text:p>
          </table:table-cell>
          <table:table-cell office:value-type="float" office:value="0.224425898539099" table:style-name="ce1">
            <text:p>0.224425898539099</text:p>
          </table:table-cell>
          <table:table-cell office:value-type="float" office:value="0.287809267152524" table:style-name="ce1">
            <text:p>0.287809267152524</text:p>
          </table:table-cell>
          <table:table-cell office:value-type="float" office:value="0.230771506701112" table:style-name="ce1">
            <text:p>0.230771506701112</text:p>
          </table:table-cell>
          <table:table-cell office:value-type="float" office:value="0.0976451780417287" table:style-name="ce1">
            <text:p>0.0976451780417287</text:p>
          </table:table-cell>
          <table:table-cell office:value-type="float" office:value="0.127387594437942" table:style-name="ce1">
            <text:p>0.127387594437942</text:p>
          </table:table-cell>
          <table:table-cell office:value-type="float" office:value="0.211645189283745" table:style-name="ce1">
            <text:p>0.211645189283745</text:p>
          </table:table-cell>
          <table:table-cell office:value-type="float" office:value="0.0393684998222373" table:style-name="ce1">
            <text:p>0.0393684998222373</text:p>
          </table:table-cell>
          <table:table-cell office:value-type="float" office:value="0.178658654126873" table:style-name="ce1">
            <text:p>0.178658654126873</text:p>
          </table:table-cell>
          <table:table-cell office:value-type="float" office:value="0.107022359252495" table:style-name="ce1">
            <text:p>0.107022359252495</text:p>
          </table:table-cell>
          <table:table-cell office:value-type="float" office:value="0.0489610233990132" table:style-name="ce1">
            <text:p>0.0489610233990132</text:p>
          </table:table-cell>
          <table:table-cell office:value-type="float" office:value="0.0459350436584675" table:style-name="ce1">
            <text:p>0.0459350436584675</text:p>
          </table:table-cell>
          <table:table-cell office:value-type="float" office:value="0.0639343094719164" table:style-name="ce1">
            <text:p>0.0639343094719164</text:p>
          </table:table-cell>
          <table:table-cell office:value-type="float" office:value="0.113510596773813" table:style-name="ce1">
            <text:p>0.113510596773813</text:p>
          </table:table-cell>
          <table:table-cell office:value-type="float" office:value="0.116525389897943" table:style-name="ce1">
            <text:p>0.116525389897943</text:p>
          </table:table-cell>
          <table:table-cell office:value-type="float" office:value="0.0817601827309162" table:style-name="ce1">
            <text:p>0.0817601827309162</text:p>
          </table:table-cell>
          <table:table-cell office:value-type="float" office:value="0.204113799781629" table:style-name="ce1">
            <text:p>0.204113799781629</text:p>
          </table:table-cell>
          <table:table-cell office:value-type="float" office:value="0.0921036079346205" table:style-name="ce1">
            <text:p>0.0921036079346205</text:p>
          </table:table-cell>
          <table:table-cell office:value-type="float" office:value="0.140951366842421" table:style-name="ce1">
            <text:p>0.140951366842421</text:p>
          </table:table-cell>
          <table:table-cell office:value-type="float" office:value="0.222188575255886" table:style-name="ce1">
            <text:p>0.222188575255886</text:p>
          </table:table-cell>
          <table:table-cell office:value-type="float" office:value="0.241521845076951" table:style-name="ce1">
            <text:p>0.241521845076951</text:p>
          </table:table-cell>
          <table:table-cell office:value-type="float" office:value="0.163601468430849" table:style-name="ce1">
            <text:p>0.163601468430849</text:p>
          </table:table-cell>
          <table:table-cell office:value-type="float" office:value="0.153732076097775" table:style-name="ce1">
            <text:p>0.153732076097775</text:p>
          </table:table-cell>
          <table:table-cell office:value-type="float" office:value="0.151136781089248" table:style-name="ce1">
            <text:p>0.151136781089248</text:p>
          </table:table-cell>
          <table:table-cell office:value-type="float" office:value="0.219266071717189" table:style-name="ce1">
            <text:p>0.219266071717189</text:p>
          </table:table-cell>
          <table:table-cell office:value-type="float" office:value="0.17995909828524" table:style-name="ce1">
            <text:p>0.17995909828524</text:p>
          </table:table-cell>
          <table:table-cell office:value-type="float" office:value="0.15308045569154" table:style-name="ce1">
            <text:p>0.15308045569154</text:p>
          </table:table-cell>
          <table:table-cell office:value-type="float" office:value="0.16587235156331" table:style-name="ce1">
            <text:p>0.16587235156331</text:p>
          </table:table-cell>
          <table:table-cell office:value-type="float" office:value="0.231568553120757" table:style-name="ce1">
            <text:p>0.231568553120757</text:p>
          </table:table-cell>
          <table:table-cell office:value-type="float" office:value="0.116961667938169" table:style-name="ce1">
            <text:p>0.116961667938169</text:p>
          </table:table-cell>
          <table:table-cell office:value-type="float" office:value="0.166350579415097" table:style-name="ce1">
            <text:p>0.166350579415097</text:p>
          </table:table-cell>
          <table:table-cell office:value-type="float" office:value="0.104964021831939" table:style-name="ce1">
            <text:p>0.104964021831939</text:p>
          </table:table-cell>
          <table:table-cell office:value-type="float" office:value="0.17542572198263" table:style-name="ce1">
            <text:p>0.17542572198263</text:p>
          </table:table-cell>
          <table:table-cell office:value-type="float" office:value="0.117034380944874" table:style-name="ce1">
            <text:p>0.117034380944874</text:p>
          </table:table-cell>
          <table:table-cell office:value-type="float" office:value="0.0809295764620234" table:style-name="ce1">
            <text:p>0.0809295764620234</text:p>
          </table:table-cell>
          <table:table-cell office:value-type="float" office:value="0.095458194532388" table:style-name="ce1">
            <text:p>0.095458194532388</text:p>
          </table:table-cell>
          <table:table-cell office:value-type="float" office:value="0.134046427859605" table:style-name="ce1">
            <text:p>0.134046427859605</text:p>
          </table:table-cell>
          <table:table-cell office:value-type="float" office:value="0" table:style-name="ce1">
            <text:p>0</text:p>
          </table:table-cell>
          <table:table-cell office:value-type="float" office:value="0.126551394860841" table:style-name="ce1">
            <text:p>0.126551394860841</text:p>
          </table:table-cell>
          <table:table-cell office:value-type="float" office:value="0.213944038957246" table:style-name="ce1">
            <text:p>0.213944038957246</text:p>
          </table:table-cell>
          <table:table-cell office:value-type="float" office:value="0.0486645780639874" table:style-name="ce1">
            <text:p>0.0486645780639874</text:p>
          </table:table-cell>
          <table:table-cell office:value-type="float" office:value="0.138051089553315" table:style-name="ce1">
            <text:p>0.138051089553315</text:p>
          </table:table-cell>
          <table:table-cell office:value-type="float" office:value="0.138051089553315" table:style-name="ce1">
            <text:p>0.138051089553315</text:p>
          </table:table-cell>
          <table:table-cell office:value-type="float" office:value="0.138051089553315" table:style-name="ce1">
            <text:p>0.138051089553315</text:p>
          </table:table-cell>
          <table:table-cell office:value-type="float" office:value="0.138051089553315" table:style-name="ce1">
            <text:p>0.138051089553315</text:p>
          </table:table-cell>
          <table:table-cell office:value-type="float" office:value="0.138051089553315" table:style-name="ce1">
            <text:p>0.138051089553315</text:p>
          </table:table-cell>
          <table:table-cell office:value-type="float" office:value="0.138051089553315" table:style-name="ce1">
            <text:p>0.138051089553315</text:p>
          </table:table-cell>
          <table:table-cell office:value-type="float" office:value="0.138051089553315" table:style-name="ce1">
            <text:p>0.138051089553315</text:p>
          </table:table-cell>
          <table:table-cell office:value-type="float" office:value="0.138051089553315" table:style-name="ce1">
            <text:p>0.138051089553315</text:p>
          </table:table-cell>
          <table:table-cell office:value-type="float" office:value="0.138051089553315" table:style-name="ce1">
            <text:p>0.138051089553315</text:p>
          </table:table-cell>
          <table:table-cell office:value-type="float" office:value="0.138051089553315" table:style-name="ce1">
            <text:p>0.138051089553315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.115219280722288" table:style-name="ce1">
            <text:p>0.115219280722288</text:p>
          </table:table-cell>
          <table:table-cell office:value-type="float" office:value="0.15070609635723" table:style-name="ce1">
            <text:p>0.15070609635723</text:p>
          </table:table-cell>
          <table:table-cell office:value-type="float" office:value="0.081382634426874" table:style-name="ce1">
            <text:p>0.081382634426874</text:p>
          </table:table-cell>
          <table:table-cell office:value-type="float" office:value="0.0843977771327666" table:style-name="ce1">
            <text:p>0.0843977771327666</text:p>
          </table:table-cell>
          <table:table-cell office:value-type="float" office:value="0.213239282123034" table:style-name="ce1">
            <text:p>0.213239282123034</text:p>
          </table:table-cell>
          <table:table-cell office:value-type="float" office:value="0.377690933401504" table:style-name="ce1">
            <text:p>0.377690933401504</text:p>
          </table:table-cell>
          <table:table-cell office:value-type="float" office:value="0.206580448701371" table:style-name="ce1">
            <text:p>0.206580448701371</text:p>
          </table:table-cell>
          <table:table-cell office:value-type="float" office:value="0.102525339453237" table:style-name="ce1">
            <text:p>0.102525339453237</text:p>
          </table:table-cell>
          <table:table-cell office:value-type="float" office:value="0.120354009366341" table:style-name="ce1">
            <text:p>0.120354009366341</text:p>
          </table:table-cell>
          <table:table-cell office:value-type="float" office:value="0.19848133841614" table:style-name="ce1">
            <text:p>0.19848133841614</text:p>
          </table:table-cell>
          <table:table-cell office:value-type="float" office:value="0.0791397178354529" table:style-name="ce1">
            <text:p>0.0791397178354529</text:p>
          </table:table-cell>
          <table:table-cell office:value-type="float" office:value="0.164113256131884" table:style-name="ce1">
            <text:p>0.164113256131884</text:p>
          </table:table-cell>
          <table:table-cell office:value-type="float" office:value="0.135702047089182" table:style-name="ce1">
            <text:p>0.135702047089182</text:p>
          </table:table-cell>
          <table:table-cell office:value-type="float" office:value="0.05115919352477" table:style-name="ce1">
            <text:p>0.05115919352477</text:p>
          </table:table-cell>
          <table:table-cell office:value-type="float" office:value="0.0979667932636906" table:style-name="ce1">
            <text:p>0.0979667932636906</text:p>
          </table:table-cell>
          <table:table-cell office:value-type="float" office:value="0.0831892729780685" table:style-name="ce1">
            <text:p>0.0831892729780685</text:p>
          </table:table-cell>
          <table:table-cell office:value-type="float" office:value="0.130469507260568" table:style-name="ce1">
            <text:p>0.130469507260568</text:p>
          </table:table-cell>
          <table:table-cell office:value-type="float" office:value="0.133850662072324" table:style-name="ce1">
            <text:p>0.133850662072324</text:p>
          </table:table-cell>
          <table:table-cell office:value-type="float" office:value="0.130883412067962" table:style-name="ce1">
            <text:p>0.130883412067962</text:p>
          </table:table-cell>
          <table:table-cell office:value-type="float" office:value="0.206289596674554" table:style-name="ce1">
            <text:p>0.206289596674554</text:p>
          </table:table-cell>
          <table:table-cell office:value-type="float" office:value="0.115219280722288" table:style-name="ce1">
            <text:p>0.115219280722288</text:p>
          </table:table-cell>
          <table:table-cell office:value-type="float" office:value="0.157297810080396" table:style-name="ce1">
            <text:p>0.157297810080396</text:p>
          </table:table-cell>
          <table:table-cell office:value-type="float" office:value="0.262259035258232" table:style-name="ce1">
            <text:p>0.262259035258232</text:p>
          </table:table-cell>
          <table:table-cell office:value-type="float" office:value="0.267379708922685" table:style-name="ce1">
            <text:p>0.267379708922685</text:p>
          </table:table-cell>
          <table:table-cell office:value-type="float" office:value="0.215054310636541" table:style-name="ce1">
            <text:p>0.215054310636541</text:p>
          </table:table-cell>
          <table:table-cell office:value-type="float" office:value="0.174525199361137" table:style-name="ce1">
            <text:p>0.174525199361137</text:p>
          </table:table-cell>
          <table:table-cell office:value-type="float" office:value="0.211614426088601" table:style-name="ce1">
            <text:p>0.211614426088601</text:p>
          </table:table-cell>
          <table:table-cell office:value-type="float" office:value="0.254959768046749" table:style-name="ce1">
            <text:p>0.254959768046749</text:p>
          </table:table-cell>
          <table:table-cell office:value-type="float" office:value="0.271770455865991" table:style-name="ce1">
            <text:p>0.271770455865991</text:p>
          </table:table-cell>
          <table:table-cell office:value-type="float" office:value="0.153231475013156" table:style-name="ce1">
            <text:p>0.153231475013156</text:p>
          </table:table-cell>
          <table:table-cell office:value-type="float" office:value="0.198179299772906" table:style-name="ce1">
            <text:p>0.198179299772906</text:p>
          </table:table-cell>
          <table:table-cell office:value-type="float" office:value="0.257513113243716" table:style-name="ce1">
            <text:p>0.257513113243716</text:p>
          </table:table-cell>
          <table:table-cell office:value-type="float" office:value="0.159233094720375" table:style-name="ce1">
            <text:p>0.159233094720375</text:p>
          </table:table-cell>
          <table:table-cell office:value-type="float" office:value="0.187040226476609" table:style-name="ce1">
            <text:p>0.187040226476609</text:p>
          </table:table-cell>
          <table:table-cell office:value-type="float" office:value="0.182168455027413" table:style-name="ce1">
            <text:p>0.182168455027413</text:p>
          </table:table-cell>
          <table:table-cell office:value-type="float" office:value="0.178904759688026" table:style-name="ce1">
            <text:p>0.178904759688026</text:p>
          </table:table-cell>
          <table:table-cell office:value-type="float" office:value="0.171135654587069" table:style-name="ce1">
            <text:p>0.171135654587069</text:p>
          </table:table-cell>
          <table:table-cell office:value-type="float" office:value="0.143348099409563" table:style-name="ce1">
            <text:p>0.143348099409563</text:p>
          </table:table-cell>
          <table:table-cell office:value-type="float" office:value="0.175434111944942" table:style-name="ce1">
            <text:p>0.175434111944942</text:p>
          </table:table-cell>
          <table:table-cell office:value-type="float" office:value="0.165987014381575" table:style-name="ce1">
            <text:p>0.165987014381575</text:p>
          </table:table-cell>
          <table:table-cell office:value-type="float" office:value="0" table:style-name="ce1">
            <text:p>0</text:p>
          </table:table-cell>
          <table:table-cell office:value-type="float" office:value="0.18135183202904" table:style-name="ce1">
            <text:p>0.18135183202904</text:p>
          </table:table-cell>
          <table:table-cell office:value-type="float" office:value="0.37869772887895" table:style-name="ce1">
            <text:p>0.37869772887895</text:p>
          </table:table-cell>
          <table:table-cell office:value-type="float" office:value="0.105031141530436" table:style-name="ce1">
            <text:p>0.105031141530436</text:p>
          </table:table-cell>
          <table:table-cell office:value-type="float" office:value="0.168879013651946" table:style-name="ce1">
            <text:p>0.168879013651946</text:p>
          </table:table-cell>
          <table:table-cell office:value-type="float" office:value="0.168879013651946" table:style-name="ce1">
            <text:p>0.168879013651946</text:p>
          </table:table-cell>
          <table:table-cell office:value-type="float" office:value="0.168879013651946" table:style-name="ce1">
            <text:p>0.168879013651946</text:p>
          </table:table-cell>
          <table:table-cell office:value-type="float" office:value="0.168879013651946" table:style-name="ce1">
            <text:p>0.168879013651946</text:p>
          </table:table-cell>
          <table:table-cell office:value-type="float" office:value="0.168879013651946" table:style-name="ce1">
            <text:p>0.168879013651946</text:p>
          </table:table-cell>
          <table:table-cell office:value-type="float" office:value="0.168879013651946" table:style-name="ce1">
            <text:p>0.168879013651946</text:p>
          </table:table-cell>
          <table:table-cell office:value-type="float" office:value="0.168879013651946" table:style-name="ce1">
            <text:p>0.168879013651946</text:p>
          </table:table-cell>
          <table:table-cell office:value-type="float" office:value="0.168879013651946" table:style-name="ce1">
            <text:p>0.168879013651946</text:p>
          </table:table-cell>
          <table:table-cell office:value-type="float" office:value="0.168879013651946" table:style-name="ce1">
            <text:p>0.168879013651946</text:p>
          </table:table-cell>
          <table:table-cell office:value-type="float" office:value="0.168879013651946" table:style-name="ce1">
            <text:p>0.168879013651946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</table:table-row>
      </table:table>
      <table:table table:name="Predicted SOC stock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45.4504756215799" table:style-name="ce1">
            <text:p>45.4504756215799</text:p>
          </table:table-cell>
          <table:table-cell office:value-type="float" office:value="44.2460194292717" table:style-name="ce1">
            <text:p>44.2460194292717</text:p>
          </table:table-cell>
          <table:table-cell office:value-type="float" office:value="43.313876240849" table:style-name="ce1">
            <text:p>43.313876240849</text:p>
          </table:table-cell>
          <table:table-cell office:value-type="float" office:value="42.5138181462917" table:style-name="ce1">
            <text:p>42.5138181462917</text:p>
          </table:table-cell>
          <table:table-cell office:value-type="float" office:value="42.0704713663924" table:style-name="ce1">
            <text:p>42.0704713663924</text:p>
          </table:table-cell>
          <table:table-cell office:value-type="float" office:value="41.4767333744709" table:style-name="ce1">
            <text:p>41.4767333744709</text:p>
          </table:table-cell>
          <table:table-cell office:value-type="float" office:value="40.8059844198874" table:style-name="ce1">
            <text:p>40.8059844198874</text:p>
          </table:table-cell>
          <table:table-cell office:value-type="float" office:value="40.3284368846816" table:style-name="ce1">
            <text:p>40.3284368846816</text:p>
          </table:table-cell>
          <table:table-cell office:value-type="float" office:value="39.8042026999687" table:style-name="ce1">
            <text:p>39.8042026999687</text:p>
          </table:table-cell>
          <table:table-cell office:value-type="float" office:value="39.3735306709399" table:style-name="ce1">
            <text:p>39.3735306709399</text:p>
          </table:table-cell>
          <table:table-cell office:value-type="float" office:value="38.9110698114147" table:style-name="ce1">
            <text:p>38.9110698114147</text:p>
          </table:table-cell>
          <table:table-cell office:value-type="float" office:value="38.562681930418" table:style-name="ce1">
            <text:p>38.562681930418</text:p>
          </table:table-cell>
          <table:table-cell office:value-type="float" office:value="38.1461840834252" table:style-name="ce1">
            <text:p>38.1461840834252</text:p>
          </table:table-cell>
          <table:table-cell office:value-type="float" office:value="37.7739710537062" table:style-name="ce1">
            <text:p>37.7739710537062</text:p>
          </table:table-cell>
          <table:table-cell office:value-type="float" office:value="37.4363213584876" table:style-name="ce1">
            <text:p>37.4363213584876</text:p>
          </table:table-cell>
          <table:table-cell office:value-type="float" office:value="37.1008820470909" table:style-name="ce1">
            <text:p>37.1008820470909</text:p>
          </table:table-cell>
          <table:table-cell office:value-type="float" office:value="36.763799460161" table:style-name="ce1">
            <text:p>36.763799460161</text:p>
          </table:table-cell>
          <table:table-cell office:value-type="float" office:value="36.4089790578807" table:style-name="ce1">
            <text:p>36.4089790578807</text:p>
          </table:table-cell>
          <table:table-cell office:value-type="float" office:value="36.0275961896675" table:style-name="ce1">
            <text:p>36.0275961896675</text:p>
          </table:table-cell>
          <table:table-cell office:value-type="float" office:value="35.6550712611472" table:style-name="ce1">
            <text:p>35.6550712611472</text:p>
          </table:table-cell>
          <table:table-cell office:value-type="float" office:value="35.2369104612197" table:style-name="ce1">
            <text:p>35.2369104612197</text:p>
          </table:table-cell>
          <table:table-cell office:value-type="float" office:value="34.965985603969" table:style-name="ce1">
            <text:p>34.965985603969</text:p>
          </table:table-cell>
          <table:table-cell office:value-type="float" office:value="34.6425984870967" table:style-name="ce1">
            <text:p>34.6425984870967</text:p>
          </table:table-cell>
          <table:table-cell office:value-type="float" office:value="34.2852289267097" table:style-name="ce1">
            <text:p>34.2852289267097</text:p>
          </table:table-cell>
          <table:table-cell office:value-type="float" office:value="33.8779993386534" table:style-name="ce1">
            <text:p>33.8779993386534</text:p>
          </table:table-cell>
          <table:table-cell office:value-type="float" office:value="33.5033286972623" table:style-name="ce1">
            <text:p>33.5033286972623</text:p>
          </table:table-cell>
          <table:table-cell office:value-type="float" office:value="33.1509423330025" table:style-name="ce1">
            <text:p>33.1509423330025</text:p>
          </table:table-cell>
          <table:table-cell office:value-type="float" office:value="32.8171173417167" table:style-name="ce1">
            <text:p>32.8171173417167</text:p>
          </table:table-cell>
          <table:table-cell office:value-type="float" office:value="32.4534984365355" table:style-name="ce1">
            <text:p>32.4534984365355</text:p>
          </table:table-cell>
          <table:table-cell office:value-type="float" office:value="32.0814089572756" table:style-name="ce1">
            <text:p>32.0814089572756</text:p>
          </table:table-cell>
          <table:table-cell office:value-type="float" office:value="31.7680113358281" table:style-name="ce1">
            <text:p>31.7680113358281</text:p>
          </table:table-cell>
          <table:table-cell office:value-type="float" office:value="31.4150175837276" table:style-name="ce1">
            <text:p>31.4150175837276</text:p>
          </table:table-cell>
          <table:table-cell office:value-type="float" office:value="31.1065199770426" table:style-name="ce1">
            <text:p>31.1065199770426</text:p>
          </table:table-cell>
          <table:table-cell office:value-type="float" office:value="30.7426927789509" table:style-name="ce1">
            <text:p>30.7426927789509</text:p>
          </table:table-cell>
          <table:table-cell office:value-type="float" office:value="30.4312676938923" table:style-name="ce1">
            <text:p>30.4312676938923</text:p>
          </table:table-cell>
          <table:table-cell office:value-type="float" office:value="30.0892342339535" table:style-name="ce1">
            <text:p>30.0892342339535</text:p>
          </table:table-cell>
          <table:table-cell office:value-type="float" office:value="29.7634431962157" table:style-name="ce1">
            <text:p>29.7634431962157</text:p>
          </table:table-cell>
          <table:table-cell office:value-type="float" office:value="29.4593556131524" table:style-name="ce1">
            <text:p>29.4593556131524</text:p>
          </table:table-cell>
          <table:table-cell office:value-type="float" office:value="29.2034580512843" table:style-name="ce1">
            <text:p>29.2034580512843</text:p>
          </table:table-cell>
          <table:table-cell office:value-type="float" office:value="28.9308985954119" table:style-name="ce1">
            <text:p>28.9308985954119</text:p>
          </table:table-cell>
          <table:table-cell office:value-type="float" office:value="28.6778456129624" table:style-name="ce1">
            <text:p>28.6778456129624</text:p>
          </table:table-cell>
          <table:table-cell office:value-type="float" office:value="28.4477852086011" table:style-name="ce1">
            <text:p>28.4477852086011</text:p>
          </table:table-cell>
          <table:table-cell office:value-type="float" office:value="28.1335012532886" table:style-name="ce1">
            <text:p>28.1335012532886</text:p>
          </table:table-cell>
          <table:table-cell office:value-type="float" office:value="27.8420339824822" table:style-name="ce1">
            <text:p>27.8420339824822</text:p>
          </table:table-cell>
          <table:table-cell office:value-type="float" office:value="27.6009560140496" table:style-name="ce1">
            <text:p>27.6009560140496</text:p>
          </table:table-cell>
          <table:table-cell office:value-type="float" office:value="27.3580640916864" table:style-name="ce1">
            <text:p>27.3580640916864</text:p>
          </table:table-cell>
          <table:table-cell office:value-type="float" office:value="27.1317933969809" table:style-name="ce1">
            <text:p>27.1317933969809</text:p>
          </table:table-cell>
          <table:table-cell office:value-type="float" office:value="26.9074227017772" table:style-name="ce1">
            <text:p>26.9074227017772</text:p>
          </table:table-cell>
          <table:table-cell office:value-type="float" office:value="26.6849360516076" table:style-name="ce1">
            <text:p>26.6849360516076</text:p>
          </table:table-cell>
          <table:table-cell office:value-type="float" office:value="26.4643176260256" table:style-name="ce1">
            <text:p>26.4643176260256</text:p>
          </table:table-cell>
          <table:table-cell office:value-type="float" office:value="26.2455517374616" table:style-name="ce1">
            <text:p>26.2455517374616</text:p>
          </table:table-cell>
          <table:table-cell office:value-type="float" office:value="26.0286228300949" table:style-name="ce1">
            <text:p>26.0286228300949</text:p>
          </table:table-cell>
          <table:table-cell office:value-type="float" office:value="25.8135154787401" table:style-name="ce1">
            <text:p>25.8135154787401</text:p>
          </table:table-cell>
          <table:table-cell office:value-type="float" office:value="25.600214387745" table:style-name="ce1">
            <text:p>25.600214387745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45.4504756215799" table:style-name="ce1">
            <text:p>45.4504756215799</text:p>
          </table:table-cell>
          <table:table-cell office:value-type="float" office:value="44.6480713657915" table:style-name="ce1">
            <text:p>44.6480713657915</text:p>
          </table:table-cell>
          <table:table-cell office:value-type="float" office:value="43.8796747931761" table:style-name="ce1">
            <text:p>43.8796747931761</text:p>
          </table:table-cell>
          <table:table-cell office:value-type="float" office:value="44.7754880417611" table:style-name="ce1">
            <text:p>44.7754880417611</text:p>
          </table:table-cell>
          <table:table-cell office:value-type="float" office:value="43.8317675878783" table:style-name="ce1">
            <text:p>43.8317675878783</text:p>
          </table:table-cell>
          <table:table-cell office:value-type="float" office:value="43.6405278655377" table:style-name="ce1">
            <text:p>43.6405278655377</text:p>
          </table:table-cell>
          <table:table-cell office:value-type="float" office:value="42.55592695736" table:style-name="ce1">
            <text:p>42.55592695736</text:p>
          </table:table-cell>
          <table:table-cell office:value-type="float" office:value="42.6155298706687" table:style-name="ce1">
            <text:p>42.6155298706687</text:p>
          </table:table-cell>
          <table:table-cell office:value-type="float" office:value="42.0318123448985" table:style-name="ce1">
            <text:p>42.0318123448985</text:p>
          </table:table-cell>
          <table:table-cell office:value-type="float" office:value="41.6192446067412" table:style-name="ce1">
            <text:p>41.6192446067412</text:p>
          </table:table-cell>
          <table:table-cell office:value-type="float" office:value="41.2130947576206" table:style-name="ce1">
            <text:p>41.2130947576206</text:p>
          </table:table-cell>
          <table:table-cell office:value-type="float" office:value="40.9659476304215" table:style-name="ce1">
            <text:p>40.9659476304215</text:p>
          </table:table-cell>
          <table:table-cell office:value-type="float" office:value="40.7928429007039" table:style-name="ce1">
            <text:p>40.7928429007039</text:p>
          </table:table-cell>
          <table:table-cell office:value-type="float" office:value="40.6000537178174" table:style-name="ce1">
            <text:p>40.6000537178174</text:p>
          </table:table-cell>
          <table:table-cell office:value-type="float" office:value="40.3038892675252" table:style-name="ce1">
            <text:p>40.3038892675252</text:p>
          </table:table-cell>
          <table:table-cell office:value-type="float" office:value="39.9773312138803" table:style-name="ce1">
            <text:p>39.9773312138803</text:p>
          </table:table-cell>
          <table:table-cell office:value-type="float" office:value="39.7525733382401" table:style-name="ce1">
            <text:p>39.7525733382401</text:p>
          </table:table-cell>
          <table:table-cell office:value-type="float" office:value="39.5832270715308" table:style-name="ce1">
            <text:p>39.5832270715308</text:p>
          </table:table-cell>
          <table:table-cell office:value-type="float" office:value="39.361835126139" table:style-name="ce1">
            <text:p>39.361835126139</text:p>
          </table:table-cell>
          <table:table-cell office:value-type="float" office:value="38.9780020182555" table:style-name="ce1">
            <text:p>38.9780020182555</text:p>
          </table:table-cell>
          <table:table-cell office:value-type="float" office:value="38.8637923944209" table:style-name="ce1">
            <text:p>38.8637923944209</text:p>
          </table:table-cell>
          <table:table-cell office:value-type="float" office:value="38.6907061885631" table:style-name="ce1">
            <text:p>38.6907061885631</text:p>
          </table:table-cell>
          <table:table-cell office:value-type="float" office:value="38.451131444144" table:style-name="ce1">
            <text:p>38.451131444144</text:p>
          </table:table-cell>
          <table:table-cell office:value-type="float" office:value="38.372653603701" table:style-name="ce1">
            <text:p>38.372653603701</text:p>
          </table:table-cell>
          <table:table-cell office:value-type="float" office:value="38.3180962532878" table:style-name="ce1">
            <text:p>38.3180962532878</text:p>
          </table:table-cell>
          <table:table-cell office:value-type="float" office:value="38.0577332168214" table:style-name="ce1">
            <text:p>38.0577332168214</text:p>
          </table:table-cell>
          <table:table-cell office:value-type="float" office:value="37.7766056482015" table:style-name="ce1">
            <text:p>37.7766056482015</text:p>
          </table:table-cell>
          <table:table-cell office:value-type="float" office:value="37.6066693603814" table:style-name="ce1">
            <text:p>37.6066693603814</text:p>
          </table:table-cell>
          <table:table-cell office:value-type="float" office:value="37.3756346038973" table:style-name="ce1">
            <text:p>37.3756346038973</text:p>
          </table:table-cell>
          <table:table-cell office:value-type="float" office:value="37.1130882830968" table:style-name="ce1">
            <text:p>37.1130882830968</text:p>
          </table:table-cell>
          <table:table-cell office:value-type="float" office:value="36.9507492203716" table:style-name="ce1">
            <text:p>36.9507492203716</text:p>
          </table:table-cell>
          <table:table-cell office:value-type="float" office:value="36.8230399211803" table:style-name="ce1">
            <text:p>36.8230399211803</text:p>
          </table:table-cell>
          <table:table-cell office:value-type="float" office:value="36.9463604287892" table:style-name="ce1">
            <text:p>36.9463604287892</text:p>
          </table:table-cell>
          <table:table-cell office:value-type="float" office:value="36.4413631429735" table:style-name="ce1">
            <text:p>36.4413631429735</text:p>
          </table:table-cell>
          <table:table-cell office:value-type="float" office:value="36.3474828231986" table:style-name="ce1">
            <text:p>36.3474828231986</text:p>
          </table:table-cell>
          <table:table-cell office:value-type="float" office:value="36.0865250987677" table:style-name="ce1">
            <text:p>36.0865250987677</text:p>
          </table:table-cell>
          <table:table-cell office:value-type="float" office:value="35.9285612635722" table:style-name="ce1">
            <text:p>35.9285612635722</text:p>
          </table:table-cell>
          <table:table-cell office:value-type="float" office:value="35.6852271768784" table:style-name="ce1">
            <text:p>35.6852271768784</text:p>
          </table:table-cell>
          <table:table-cell office:value-type="float" office:value="35.5436476046087" table:style-name="ce1">
            <text:p>35.5436476046087</text:p>
          </table:table-cell>
          <table:table-cell office:value-type="float" office:value="35.2786217015645" table:style-name="ce1">
            <text:p>35.2786217015645</text:p>
          </table:table-cell>
          <table:table-cell office:value-type="float" office:value="35.1446757946562" table:style-name="ce1">
            <text:p>35.1446757946562</text:p>
          </table:table-cell>
          <table:table-cell office:value-type="float" office:value="34.8996736147811" table:style-name="ce1">
            <text:p>34.8996736147811</text:p>
          </table:table-cell>
          <table:table-cell office:value-type="float" office:value="34.6985401894738" table:style-name="ce1">
            <text:p>34.6985401894738</text:p>
          </table:table-cell>
          <table:table-cell office:value-type="float" office:value="34.688673603538" table:style-name="ce1">
            <text:p>34.688673603538</text:p>
          </table:table-cell>
          <table:table-cell office:value-type="float" office:value="34.4331238719808" table:style-name="ce1">
            <text:p>34.4331238719808</text:p>
          </table:table-cell>
          <table:table-cell office:value-type="float" office:value="34.3826024987973" table:style-name="ce1">
            <text:p>34.3826024987973</text:p>
          </table:table-cell>
          <table:table-cell office:value-type="float" office:value="34.3173262628888" table:style-name="ce1">
            <text:p>34.3173262628888</text:p>
          </table:table-cell>
          <table:table-cell office:value-type="float" office:value="34.2424839162428" table:style-name="ce1">
            <text:p>34.2424839162428</text:p>
          </table:table-cell>
          <table:table-cell office:value-type="float" office:value="34.1615311218689" table:style-name="ce1">
            <text:p>34.1615311218689</text:p>
          </table:table-cell>
          <table:table-cell office:value-type="float" office:value="34.0767685870398" table:style-name="ce1">
            <text:p>34.0767685870398</text:p>
          </table:table-cell>
          <table:table-cell office:value-type="float" office:value="33.9897273458918" table:style-name="ce1">
            <text:p>33.9897273458918</text:p>
          </table:table-cell>
          <table:table-cell office:value-type="float" office:value="33.9014255214333" table:style-name="ce1">
            <text:p>33.9014255214333</text:p>
          </table:table-cell>
          <table:table-cell office:value-type="float" office:value="33.8125394381483" table:style-name="ce1">
            <text:p>33.8125394381483</text:p>
          </table:table-cell>
          <table:table-cell office:value-type="float" office:value="33.7235176556502" table:style-name="ce1">
            <text:p>33.7235176556502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45.4504756215799" table:style-name="ce1">
            <text:p>45.4504756215799</text:p>
          </table:table-cell>
          <table:table-cell office:value-type="float" office:value="44.8851761995721" table:style-name="ce1">
            <text:p>44.8851761995721</text:p>
          </table:table-cell>
          <table:table-cell office:value-type="float" office:value="44.0793537726275" table:style-name="ce1">
            <text:p>44.0793537726275</text:p>
          </table:table-cell>
          <table:table-cell office:value-type="float" office:value="47.1937443078214" table:style-name="ce1">
            <text:p>47.1937443078214</text:p>
          </table:table-cell>
          <table:table-cell office:value-type="float" office:value="46.0266638599602" table:style-name="ce1">
            <text:p>46.0266638599602</text:p>
          </table:table-cell>
          <table:table-cell office:value-type="float" office:value="45.4774508493152" table:style-name="ce1">
            <text:p>45.4774508493152</text:p>
          </table:table-cell>
          <table:table-cell office:value-type="float" office:value="43.7617305042301" table:style-name="ce1">
            <text:p>43.7617305042301</text:p>
          </table:table-cell>
          <table:table-cell office:value-type="float" office:value="44.0748082900508" table:style-name="ce1">
            <text:p>44.0748082900508</text:p>
          </table:table-cell>
          <table:table-cell office:value-type="float" office:value="43.4033574622786" table:style-name="ce1">
            <text:p>43.4033574622786</text:p>
          </table:table-cell>
          <table:table-cell office:value-type="float" office:value="42.9389944471096" table:style-name="ce1">
            <text:p>42.9389944471096</text:p>
          </table:table-cell>
          <table:table-cell office:value-type="float" office:value="42.5750549738423" table:style-name="ce1">
            <text:p>42.5750549738423</text:p>
          </table:table-cell>
          <table:table-cell office:value-type="float" office:value="42.2288159366862" table:style-name="ce1">
            <text:p>42.2288159366862</text:p>
          </table:table-cell>
          <table:table-cell office:value-type="float" office:value="42.3416230625524" table:style-name="ce1">
            <text:p>42.3416230625524</text:p>
          </table:table-cell>
          <table:table-cell office:value-type="float" office:value="42.2046843402723" table:style-name="ce1">
            <text:p>42.2046843402723</text:p>
          </table:table-cell>
          <table:table-cell office:value-type="float" office:value="41.882064269946" table:style-name="ce1">
            <text:p>41.882064269946</text:p>
          </table:table-cell>
          <table:table-cell office:value-type="float" office:value="41.5738342593696" table:style-name="ce1">
            <text:p>41.5738342593696</text:p>
          </table:table-cell>
          <table:table-cell office:value-type="float" office:value="41.2902914865792" table:style-name="ce1">
            <text:p>41.2902914865792</text:p>
          </table:table-cell>
          <table:table-cell office:value-type="float" office:value="41.2156489089859" table:style-name="ce1">
            <text:p>41.2156489089859</text:p>
          </table:table-cell>
          <table:table-cell office:value-type="float" office:value="41.0433626704884" table:style-name="ce1">
            <text:p>41.0433626704884</text:p>
          </table:table-cell>
          <table:table-cell office:value-type="float" office:value="40.8712055591041" table:style-name="ce1">
            <text:p>40.8712055591041</text:p>
          </table:table-cell>
          <table:table-cell office:value-type="float" office:value="41.0438683083413" table:style-name="ce1">
            <text:p>41.0438683083413</text:p>
          </table:table-cell>
          <table:table-cell office:value-type="float" office:value="40.9315228109506" table:style-name="ce1">
            <text:p>40.9315228109506</text:p>
          </table:table-cell>
          <table:table-cell office:value-type="float" office:value="40.95746167413" table:style-name="ce1">
            <text:p>40.95746167413</text:p>
          </table:table-cell>
          <table:table-cell office:value-type="float" office:value="41.2676802378106" table:style-name="ce1">
            <text:p>41.2676802378106</text:p>
          </table:table-cell>
          <table:table-cell office:value-type="float" office:value="41.3765271803497" table:style-name="ce1">
            <text:p>41.3765271803497</text:p>
          </table:table-cell>
          <table:table-cell office:value-type="float" office:value="41.2605661319692" table:style-name="ce1">
            <text:p>41.2605661319692</text:p>
          </table:table-cell>
          <table:table-cell office:value-type="float" office:value="41.1320970887501" table:style-name="ce1">
            <text:p>41.1320970887501</text:p>
          </table:table-cell>
          <table:table-cell office:value-type="float" office:value="41.1472740035035" table:style-name="ce1">
            <text:p>41.1472740035035</text:p>
          </table:table-cell>
          <table:table-cell office:value-type="float" office:value="41.370069240976" table:style-name="ce1">
            <text:p>41.370069240976</text:p>
          </table:table-cell>
          <table:table-cell office:value-type="float" office:value="41.3259963602079" table:style-name="ce1">
            <text:p>41.3259963602079</text:p>
          </table:table-cell>
          <table:table-cell office:value-type="float" office:value="41.2515368794602" table:style-name="ce1">
            <text:p>41.2515368794602</text:p>
          </table:table-cell>
          <table:table-cell office:value-type="float" office:value="41.2005964291012" table:style-name="ce1">
            <text:p>41.2005964291012</text:p>
          </table:table-cell>
          <table:table-cell office:value-type="float" office:value="41.8576692110581" table:style-name="ce1">
            <text:p>41.8576692110581</text:p>
          </table:table-cell>
          <table:table-cell office:value-type="float" office:value="41.2251866159198" table:style-name="ce1">
            <text:p>41.2251866159198</text:p>
          </table:table-cell>
          <table:table-cell office:value-type="float" office:value="41.0409316731991" table:style-name="ce1">
            <text:p>41.0409316731991</text:p>
          </table:table-cell>
          <table:table-cell office:value-type="float" office:value="40.6835987958644" table:style-name="ce1">
            <text:p>40.6835987958644</text:p>
          </table:table-cell>
          <table:table-cell office:value-type="float" office:value="40.7271251124951" table:style-name="ce1">
            <text:p>40.7271251124951</text:p>
          </table:table-cell>
          <table:table-cell office:value-type="float" office:value="40.3971160257231" table:style-name="ce1">
            <text:p>40.3971160257231</text:p>
          </table:table-cell>
          <table:table-cell office:value-type="float" office:value="40.3192323319394" table:style-name="ce1">
            <text:p>40.3192323319394</text:p>
          </table:table-cell>
          <table:table-cell office:value-type="float" office:value="40.0044353826383" table:style-name="ce1">
            <text:p>40.0044353826383</text:p>
          </table:table-cell>
          <table:table-cell office:value-type="float" office:value="40.0408714694383" table:style-name="ce1">
            <text:p>40.0408714694383</text:p>
          </table:table-cell>
          <table:table-cell office:value-type="float" office:value="39.4936830623038" table:style-name="ce1">
            <text:p>39.4936830623038</text:p>
          </table:table-cell>
          <table:table-cell office:value-type="float" office:value="39.4925523638746" table:style-name="ce1">
            <text:p>39.4925523638746</text:p>
          </table:table-cell>
          <table:table-cell office:value-type="float" office:value="39.9633434549991" table:style-name="ce1">
            <text:p>39.9633434549991</text:p>
          </table:table-cell>
          <table:table-cell office:value-type="float" office:value="39.4356326714331" table:style-name="ce1">
            <text:p>39.4356326714331</text:p>
          </table:table-cell>
          <table:table-cell office:value-type="float" office:value="39.4197569485862" table:style-name="ce1">
            <text:p>39.4197569485862</text:p>
          </table:table-cell>
          <table:table-cell office:value-type="float" office:value="39.391396133786" table:style-name="ce1">
            <text:p>39.391396133786</text:p>
          </table:table-cell>
          <table:table-cell office:value-type="float" office:value="39.3547835691794" table:style-name="ce1">
            <text:p>39.3547835691794</text:p>
          </table:table-cell>
          <table:table-cell office:value-type="float" office:value="39.3127853985919" table:style-name="ce1">
            <text:p>39.3127853985919</text:p>
          </table:table-cell>
          <table:table-cell office:value-type="float" office:value="39.2673413493934" table:style-name="ce1">
            <text:p>39.2673413493934</text:p>
          </table:table-cell>
          <table:table-cell office:value-type="float" office:value="39.2197634162943" table:style-name="ce1">
            <text:p>39.2197634162943</text:p>
          </table:table-cell>
          <table:table-cell office:value-type="float" office:value="39.1709382561551" table:style-name="ce1">
            <text:p>39.1709382561551</text:p>
          </table:table-cell>
          <table:table-cell office:value-type="float" office:value="39.1214643351244" table:style-name="ce1">
            <text:p>39.1214643351244</text:p>
          </table:table-cell>
          <table:table-cell office:value-type="float" office:value="39.0717448624242" table:style-name="ce1">
            <text:p>39.0717448624242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45.4504756215799" table:style-name="ce1">
            <text:p>45.4504756215799</text:p>
          </table:table-cell>
          <table:table-cell office:value-type="float" office:value="44.8725877517274" table:style-name="ce1">
            <text:p>44.8725877517274</text:p>
          </table:table-cell>
          <table:table-cell office:value-type="float" office:value="44.0689144009913" table:style-name="ce1">
            <text:p>44.0689144009913</text:p>
          </table:table-cell>
          <table:table-cell office:value-type="float" office:value="47.0547397337907" table:style-name="ce1">
            <text:p>47.0547397337907</text:p>
          </table:table-cell>
          <table:table-cell office:value-type="float" office:value="45.7767608554807" table:style-name="ce1">
            <text:p>45.7767608554807</text:p>
          </table:table-cell>
          <table:table-cell office:value-type="float" office:value="45.2971013036206" table:style-name="ce1">
            <text:p>45.2971013036206</text:p>
          </table:table-cell>
          <table:table-cell office:value-type="float" office:value="43.6176147808606" table:style-name="ce1">
            <text:p>43.6176147808606</text:p>
          </table:table-cell>
          <table:table-cell office:value-type="float" office:value="44.0039046737848" table:style-name="ce1">
            <text:p>44.0039046737848</text:p>
          </table:table-cell>
          <table:table-cell office:value-type="float" office:value="43.2656858715085" table:style-name="ce1">
            <text:p>43.2656858715085</text:p>
          </table:table-cell>
          <table:table-cell office:value-type="float" office:value="42.8212717421001" table:style-name="ce1">
            <text:p>42.8212717421001</text:p>
          </table:table-cell>
          <table:table-cell office:value-type="float" office:value="42.4266322549509" table:style-name="ce1">
            <text:p>42.4266322549509</text:p>
          </table:table-cell>
          <table:table-cell office:value-type="float" office:value="42.1313328867131" table:style-name="ce1">
            <text:p>42.1313328867131</text:p>
          </table:table-cell>
          <table:table-cell office:value-type="float" office:value="42.2060827630015" table:style-name="ce1">
            <text:p>42.2060827630015</text:p>
          </table:table-cell>
          <table:table-cell office:value-type="float" office:value="42.0339048310688" table:style-name="ce1">
            <text:p>42.0339048310688</text:p>
          </table:table-cell>
          <table:table-cell office:value-type="float" office:value="41.6864948247137" table:style-name="ce1">
            <text:p>41.6864948247137</text:p>
          </table:table-cell>
          <table:table-cell office:value-type="float" office:value="41.4107419131794" table:style-name="ce1">
            <text:p>41.4107419131794</text:p>
          </table:table-cell>
          <table:table-cell office:value-type="float" office:value="41.0649653947399" table:style-name="ce1">
            <text:p>41.0649653947399</text:p>
          </table:table-cell>
          <table:table-cell office:value-type="float" office:value="40.9984601413181" table:style-name="ce1">
            <text:p>40.9984601413181</text:p>
          </table:table-cell>
          <table:table-cell office:value-type="float" office:value="40.7437316027748" table:style-name="ce1">
            <text:p>40.7437316027748</text:p>
          </table:table-cell>
          <table:table-cell office:value-type="float" office:value="40.5816300549053" table:style-name="ce1">
            <text:p>40.5816300549053</text:p>
          </table:table-cell>
          <table:table-cell office:value-type="float" office:value="40.6068121587032" table:style-name="ce1">
            <text:p>40.6068121587032</text:p>
          </table:table-cell>
          <table:table-cell office:value-type="float" office:value="40.519845211287" table:style-name="ce1">
            <text:p>40.519845211287</text:p>
          </table:table-cell>
          <table:table-cell office:value-type="float" office:value="40.5715776082543" table:style-name="ce1">
            <text:p>40.5715776082543</text:p>
          </table:table-cell>
          <table:table-cell office:value-type="float" office:value="40.7215953847095" table:style-name="ce1">
            <text:p>40.7215953847095</text:p>
          </table:table-cell>
          <table:table-cell office:value-type="float" office:value="40.8935731921551" table:style-name="ce1">
            <text:p>40.8935731921551</text:p>
          </table:table-cell>
          <table:table-cell office:value-type="float" office:value="40.5565318361891" table:style-name="ce1">
            <text:p>40.5565318361891</text:p>
          </table:table-cell>
          <table:table-cell office:value-type="float" office:value="40.3707679256436" table:style-name="ce1">
            <text:p>40.3707679256436</text:p>
          </table:table-cell>
          <table:table-cell office:value-type="float" office:value="40.1440136812545" table:style-name="ce1">
            <text:p>40.1440136812545</text:p>
          </table:table-cell>
          <table:table-cell office:value-type="float" office:value="40.3824273145147" table:style-name="ce1">
            <text:p>40.3824273145147</text:p>
          </table:table-cell>
          <table:table-cell office:value-type="float" office:value="40.2829508607196" table:style-name="ce1">
            <text:p>40.2829508607196</text:p>
          </table:table-cell>
          <table:table-cell office:value-type="float" office:value="40.0764114553681" table:style-name="ce1">
            <text:p>40.0764114553681</text:p>
          </table:table-cell>
          <table:table-cell office:value-type="float" office:value="40.0802766310202" table:style-name="ce1">
            <text:p>40.0802766310202</text:p>
          </table:table-cell>
          <table:table-cell office:value-type="float" office:value="40.5426855081369" table:style-name="ce1">
            <text:p>40.5426855081369</text:p>
          </table:table-cell>
          <table:table-cell office:value-type="float" office:value="39.8673263159756" table:style-name="ce1">
            <text:p>39.8673263159756</text:p>
          </table:table-cell>
          <table:table-cell office:value-type="float" office:value="39.7588908815374" table:style-name="ce1">
            <text:p>39.7588908815374</text:p>
          </table:table-cell>
          <table:table-cell office:value-type="float" office:value="39.1130426075189" table:style-name="ce1">
            <text:p>39.1130426075189</text:p>
          </table:table-cell>
          <table:table-cell office:value-type="float" office:value="39.0372783080796" table:style-name="ce1">
            <text:p>39.0372783080796</text:p>
          </table:table-cell>
          <table:table-cell office:value-type="float" office:value="38.6789899640301" table:style-name="ce1">
            <text:p>38.6789899640301</text:p>
          </table:table-cell>
          <table:table-cell office:value-type="float" office:value="38.6555895060846" table:style-name="ce1">
            <text:p>38.6555895060846</text:p>
          </table:table-cell>
          <table:table-cell office:value-type="float" office:value="38.2588084057262" table:style-name="ce1">
            <text:p>38.2588084057262</text:p>
          </table:table-cell>
          <table:table-cell office:value-type="float" office:value="38.1931849074365" table:style-name="ce1">
            <text:p>38.1931849074365</text:p>
          </table:table-cell>
          <table:table-cell office:value-type="float" office:value="37.8598755452329" table:style-name="ce1">
            <text:p>37.8598755452329</text:p>
          </table:table-cell>
          <table:table-cell office:value-type="float" office:value="37.6635400168722" table:style-name="ce1">
            <text:p>37.6635400168722</text:p>
          </table:table-cell>
          <table:table-cell office:value-type="float" office:value="38.2019660137542" table:style-name="ce1">
            <text:p>38.2019660137542</text:p>
          </table:table-cell>
          <table:table-cell office:value-type="float" office:value="37.7421563921472" table:style-name="ce1">
            <text:p>37.7421563921472</text:p>
          </table:table-cell>
          <table:table-cell office:value-type="float" office:value="37.7525610284704" table:style-name="ce1">
            <text:p>37.7525610284704</text:p>
          </table:table-cell>
          <table:table-cell office:value-type="float" office:value="37.747406942385" table:style-name="ce1">
            <text:p>37.747406942385</text:p>
          </table:table-cell>
          <table:table-cell office:value-type="float" office:value="37.7319513982916" table:style-name="ce1">
            <text:p>37.7319513982916</text:p>
          </table:table-cell>
          <table:table-cell office:value-type="float" office:value="37.709708668194" table:style-name="ce1">
            <text:p>37.709708668194</text:p>
          </table:table-cell>
          <table:table-cell office:value-type="float" office:value="37.6830276284566" table:style-name="ce1">
            <text:p>37.6830276284566</text:p>
          </table:table-cell>
          <table:table-cell office:value-type="float" office:value="37.6534779535422" table:style-name="ce1">
            <text:p>37.6534779535422</text:p>
          </table:table-cell>
          <table:table-cell office:value-type="float" office:value="37.6221083335146" table:style-name="ce1">
            <text:p>37.6221083335146</text:p>
          </table:table-cell>
          <table:table-cell office:value-type="float" office:value="37.5896191238389" table:style-name="ce1">
            <text:p>37.5896191238389</text:p>
          </table:table-cell>
          <table:table-cell office:value-type="float" office:value="37.556477782746" table:style-name="ce1">
            <text:p>37.556477782746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45.4504756215799" table:style-name="ce1">
            <text:p>45.4504756215799</text:p>
          </table:table-cell>
          <table:table-cell office:value-type="float" office:value="44.8797630176697" table:style-name="ce1">
            <text:p>44.8797630176697</text:p>
          </table:table-cell>
          <table:table-cell office:value-type="float" office:value="44.076029134394" table:style-name="ce1">
            <text:p>44.076029134394</text:p>
          </table:table-cell>
          <table:table-cell office:value-type="float" office:value="47.1617613451249" table:style-name="ce1">
            <text:p>47.1617613451249</text:p>
          </table:table-cell>
          <table:table-cell office:value-type="float" office:value="46.0064443358743" table:style-name="ce1">
            <text:p>46.0064443358743</text:p>
          </table:table-cell>
          <table:table-cell office:value-type="float" office:value="45.5467866063812" table:style-name="ce1">
            <text:p>45.5467866063812</text:p>
          </table:table-cell>
          <table:table-cell office:value-type="float" office:value="43.8219736979384" table:style-name="ce1">
            <text:p>43.8219736979384</text:p>
          </table:table-cell>
          <table:table-cell office:value-type="float" office:value="44.2367697651373" table:style-name="ce1">
            <text:p>44.2367697651373</text:p>
          </table:table-cell>
          <table:table-cell office:value-type="float" office:value="43.4402890824032" table:style-name="ce1">
            <text:p>43.4402890824032</text:p>
          </table:table-cell>
          <table:table-cell office:value-type="float" office:value="42.9632458744265" table:style-name="ce1">
            <text:p>42.9632458744265</text:p>
          </table:table-cell>
          <table:table-cell office:value-type="float" office:value="42.5574948375417" table:style-name="ce1">
            <text:p>42.5574948375417</text:p>
          </table:table-cell>
          <table:table-cell office:value-type="float" office:value="42.2650031021928" table:style-name="ce1">
            <text:p>42.2650031021928</text:p>
          </table:table-cell>
          <table:table-cell office:value-type="float" office:value="42.3255576383483" table:style-name="ce1">
            <text:p>42.3255576383483</text:p>
          </table:table-cell>
          <table:table-cell office:value-type="float" office:value="42.1854415314685" table:style-name="ce1">
            <text:p>42.1854415314685</text:p>
          </table:table-cell>
          <table:table-cell office:value-type="float" office:value="41.8857175900906" table:style-name="ce1">
            <text:p>41.8857175900906</text:p>
          </table:table-cell>
          <table:table-cell office:value-type="float" office:value="41.6384281774578" table:style-name="ce1">
            <text:p>41.6384281774578</text:p>
          </table:table-cell>
          <table:table-cell office:value-type="float" office:value="41.4007820377155" table:style-name="ce1">
            <text:p>41.4007820377155</text:p>
          </table:table-cell>
          <table:table-cell office:value-type="float" office:value="41.2912595985817" table:style-name="ce1">
            <text:p>41.2912595985817</text:p>
          </table:table-cell>
          <table:table-cell office:value-type="float" office:value="41.1028041263595" table:style-name="ce1">
            <text:p>41.1028041263595</text:p>
          </table:table-cell>
          <table:table-cell office:value-type="float" office:value="40.8954543559" table:style-name="ce1">
            <text:p>40.8954543559</text:p>
          </table:table-cell>
          <table:table-cell office:value-type="float" office:value="41.0413624327255" table:style-name="ce1">
            <text:p>41.0413624327255</text:p>
          </table:table-cell>
          <table:table-cell office:value-type="float" office:value="40.9314881175342" table:style-name="ce1">
            <text:p>40.9314881175342</text:p>
          </table:table-cell>
          <table:table-cell office:value-type="float" office:value="40.8568893597233" table:style-name="ce1">
            <text:p>40.8568893597233</text:p>
          </table:table-cell>
          <table:table-cell office:value-type="float" office:value="41.0942992057319" table:style-name="ce1">
            <text:p>41.0942992057319</text:p>
          </table:table-cell>
          <table:table-cell office:value-type="float" office:value="41.302836703074" table:style-name="ce1">
            <text:p>41.302836703074</text:p>
          </table:table-cell>
          <table:table-cell office:value-type="float" office:value="41.0809448225541" table:style-name="ce1">
            <text:p>41.0809448225541</text:p>
          </table:table-cell>
          <table:table-cell office:value-type="float" office:value="40.9239918499636" table:style-name="ce1">
            <text:p>40.9239918499636</text:p>
          </table:table-cell>
          <table:table-cell office:value-type="float" office:value="40.8921326978528" table:style-name="ce1">
            <text:p>40.8921326978528</text:p>
          </table:table-cell>
          <table:table-cell office:value-type="float" office:value="41.0243662767029" table:style-name="ce1">
            <text:p>41.0243662767029</text:p>
          </table:table-cell>
          <table:table-cell office:value-type="float" office:value="41.0395516655684" table:style-name="ce1">
            <text:p>41.0395516655684</text:p>
          </table:table-cell>
          <table:table-cell office:value-type="float" office:value="40.824583830618" table:style-name="ce1">
            <text:p>40.824583830618</text:p>
          </table:table-cell>
          <table:table-cell office:value-type="float" office:value="40.808145213163" table:style-name="ce1">
            <text:p>40.808145213163</text:p>
          </table:table-cell>
          <table:table-cell office:value-type="float" office:value="41.249793816034" table:style-name="ce1">
            <text:p>41.249793816034</text:p>
          </table:table-cell>
          <table:table-cell office:value-type="float" office:value="40.7446051947876" table:style-name="ce1">
            <text:p>40.7446051947876</text:p>
          </table:table-cell>
          <table:table-cell office:value-type="float" office:value="40.719452712151" table:style-name="ce1">
            <text:p>40.719452712151</text:p>
          </table:table-cell>
          <table:table-cell office:value-type="float" office:value="40.3746348293715" table:style-name="ce1">
            <text:p>40.3746348293715</text:p>
          </table:table-cell>
          <table:table-cell office:value-type="float" office:value="40.4099809919759" table:style-name="ce1">
            <text:p>40.4099809919759</text:p>
          </table:table-cell>
          <table:table-cell office:value-type="float" office:value="40.1356260474202" table:style-name="ce1">
            <text:p>40.1356260474202</text:p>
          </table:table-cell>
          <table:table-cell office:value-type="float" office:value="40.0728062903847" table:style-name="ce1">
            <text:p>40.0728062903847</text:p>
          </table:table-cell>
          <table:table-cell office:value-type="float" office:value="39.8924047081113" table:style-name="ce1">
            <text:p>39.8924047081113</text:p>
          </table:table-cell>
          <table:table-cell office:value-type="float" office:value="39.8087539587886" table:style-name="ce1">
            <text:p>39.8087539587886</text:p>
          </table:table-cell>
          <table:table-cell office:value-type="float" office:value="39.2649267351589" table:style-name="ce1">
            <text:p>39.2649267351589</text:p>
          </table:table-cell>
          <table:table-cell office:value-type="float" office:value="39.225029971385" table:style-name="ce1">
            <text:p>39.225029971385</text:p>
          </table:table-cell>
          <table:table-cell office:value-type="float" office:value="39.4252205803877" table:style-name="ce1">
            <text:p>39.4252205803877</text:p>
          </table:table-cell>
          <table:table-cell office:value-type="float" office:value="39.0146878312933" table:style-name="ce1">
            <text:p>39.0146878312933</text:p>
          </table:table-cell>
          <table:table-cell office:value-type="float" office:value="39.0143334040052" table:style-name="ce1">
            <text:p>39.0143334040052</text:p>
          </table:table-cell>
          <table:table-cell office:value-type="float" office:value="38.9839697995161" table:style-name="ce1">
            <text:p>38.9839697995161</text:p>
          </table:table-cell>
          <table:table-cell office:value-type="float" office:value="38.9358698441237" table:style-name="ce1">
            <text:p>38.9358698441237</text:p>
          </table:table-cell>
          <table:table-cell office:value-type="float" office:value="38.8812547066613" table:style-name="ce1">
            <text:p>38.8812547066613</text:p>
          </table:table-cell>
          <table:table-cell office:value-type="float" office:value="38.8258102389864" table:style-name="ce1">
            <text:p>38.8258102389864</text:p>
          </table:table-cell>
          <table:table-cell office:value-type="float" office:value="38.779320355675" table:style-name="ce1">
            <text:p>38.779320355675</text:p>
          </table:table-cell>
          <table:table-cell office:value-type="float" office:value="38.765161510716" table:style-name="ce1">
            <text:p>38.765161510716</text:p>
          </table:table-cell>
          <table:table-cell office:value-type="float" office:value="38.7494003467807" table:style-name="ce1">
            <text:p>38.7494003467807</text:p>
          </table:table-cell>
          <table:table-cell office:value-type="float" office:value="38.7326183489055" table:style-name="ce1">
            <text:p>38.7326183489055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45.4504756215799" table:style-name="ce1">
            <text:p>45.4504756215799</text:p>
          </table:table-cell>
          <table:table-cell office:value-type="float" office:value="44.6564039326922" table:style-name="ce1">
            <text:p>44.6564039326922</text:p>
          </table:table-cell>
          <table:table-cell office:value-type="float" office:value="46.2716396374618" table:style-name="ce1">
            <text:p>46.2716396374618</text:p>
          </table:table-cell>
          <table:table-cell office:value-type="float" office:value="47.1947957629592" table:style-name="ce1">
            <text:p>47.1947957629592</text:p>
          </table:table-cell>
          <table:table-cell office:value-type="float" office:value="48.4578363305232" table:style-name="ce1">
            <text:p>48.4578363305232</text:p>
          </table:table-cell>
          <table:table-cell office:value-type="float" office:value="47.0647253294325" table:style-name="ce1">
            <text:p>47.0647253294325</text:p>
          </table:table-cell>
          <table:table-cell office:value-type="float" office:value="47.4138239878195" table:style-name="ce1">
            <text:p>47.4138239878195</text:p>
          </table:table-cell>
          <table:table-cell office:value-type="float" office:value="46.302307536471" table:style-name="ce1">
            <text:p>46.302307536471</text:p>
          </table:table-cell>
          <table:table-cell office:value-type="float" office:value="47.6506964650608" table:style-name="ce1">
            <text:p>47.6506964650608</text:p>
          </table:table-cell>
          <table:table-cell office:value-type="float" office:value="46.2934913542998" table:style-name="ce1">
            <text:p>46.2934913542998</text:p>
          </table:table-cell>
          <table:table-cell office:value-type="float" office:value="47.8260896824579" table:style-name="ce1">
            <text:p>47.8260896824579</text:p>
          </table:table-cell>
          <table:table-cell office:value-type="float" office:value="46.367353524381" table:style-name="ce1">
            <text:p>46.367353524381</text:p>
          </table:table-cell>
          <table:table-cell office:value-type="float" office:value="47.9268181647569" table:style-name="ce1">
            <text:p>47.9268181647569</text:p>
          </table:table-cell>
          <table:table-cell office:value-type="float" office:value="46.3269468903664" table:style-name="ce1">
            <text:p>46.3269468903664</text:p>
          </table:table-cell>
          <table:table-cell office:value-type="float" office:value="48.0295502231849" table:style-name="ce1">
            <text:p>48.0295502231849</text:p>
          </table:table-cell>
          <table:table-cell office:value-type="float" office:value="46.4888135832353" table:style-name="ce1">
            <text:p>46.4888135832353</text:p>
          </table:table-cell>
          <table:table-cell office:value-type="float" office:value="48.1728463594711" table:style-name="ce1">
            <text:p>48.1728463594711</text:p>
          </table:table-cell>
          <table:table-cell office:value-type="float" office:value="46.5179805707843" table:style-name="ce1">
            <text:p>46.5179805707843</text:p>
          </table:table-cell>
          <table:table-cell office:value-type="float" office:value="47.9830793682195" table:style-name="ce1">
            <text:p>47.9830793682195</text:p>
          </table:table-cell>
          <table:table-cell office:value-type="float" office:value="46.1353666520297" table:style-name="ce1">
            <text:p>46.1353666520297</text:p>
          </table:table-cell>
          <table:table-cell office:value-type="float" office:value="47.432308524009" table:style-name="ce1">
            <text:p>47.432308524009</text:p>
          </table:table-cell>
          <table:table-cell office:value-type="float" office:value="46.1971717059487" table:style-name="ce1">
            <text:p>46.1971717059487</text:p>
          </table:table-cell>
          <table:table-cell office:value-type="float" office:value="47.9028782694581" table:style-name="ce1">
            <text:p>47.9028782694581</text:p>
          </table:table-cell>
          <table:table-cell office:value-type="float" office:value="46.2813028129872" table:style-name="ce1">
            <text:p>46.2813028129872</text:p>
          </table:table-cell>
          <table:table-cell office:value-type="float" office:value="47.6820122609287" table:style-name="ce1">
            <text:p>47.6820122609287</text:p>
          </table:table-cell>
          <table:table-cell office:value-type="float" office:value="46.0673407669618" table:style-name="ce1">
            <text:p>46.0673407669618</text:p>
          </table:table-cell>
          <table:table-cell office:value-type="float" office:value="47.6151282892816" table:style-name="ce1">
            <text:p>47.6151282892816</text:p>
          </table:table-cell>
          <table:table-cell office:value-type="float" office:value="46.1010574771137" table:style-name="ce1">
            <text:p>46.1010574771137</text:p>
          </table:table-cell>
          <table:table-cell office:value-type="float" office:value="47.5910339068085" table:style-name="ce1">
            <text:p>47.5910339068085</text:p>
          </table:table-cell>
          <table:table-cell office:value-type="float" office:value="45.9783044284958" table:style-name="ce1">
            <text:p>45.9783044284958</text:p>
          </table:table-cell>
          <table:table-cell office:value-type="float" office:value="47.6998157604138" table:style-name="ce1">
            <text:p>47.6998157604138</text:p>
          </table:table-cell>
          <table:table-cell office:value-type="float" office:value="46.2709297620116" table:style-name="ce1">
            <text:p>46.2709297620116</text:p>
          </table:table-cell>
          <table:table-cell office:value-type="float" office:value="48.481987487393" table:style-name="ce1">
            <text:p>48.481987487393</text:p>
          </table:table-cell>
          <table:table-cell office:value-type="float" office:value="46.4609376007812" table:style-name="ce1">
            <text:p>46.4609376007812</text:p>
          </table:table-cell>
          <table:table-cell office:value-type="float" office:value="48.1042052338521" table:style-name="ce1">
            <text:p>48.1042052338521</text:p>
          </table:table-cell>
          <table:table-cell office:value-type="float" office:value="46.3067083037801" table:style-name="ce1">
            <text:p>46.3067083037801</text:p>
          </table:table-cell>
          <table:table-cell office:value-type="float" office:value="47.6502891311208" table:style-name="ce1">
            <text:p>47.6502891311208</text:p>
          </table:table-cell>
          <table:table-cell office:value-type="float" office:value="46.1262386930725" table:style-name="ce1">
            <text:p>46.1262386930725</text:p>
          </table:table-cell>
          <table:table-cell office:value-type="float" office:value="47.8027215005456" table:style-name="ce1">
            <text:p>47.8027215005456</text:p>
          </table:table-cell>
          <table:table-cell office:value-type="float" office:value="46.334067768221" table:style-name="ce1">
            <text:p>46.334067768221</text:p>
          </table:table-cell>
          <table:table-cell office:value-type="float" office:value="47.9936202802595" table:style-name="ce1">
            <text:p>47.9936202802595</text:p>
          </table:table-cell>
          <table:table-cell office:value-type="float" office:value="46.5491127235723" table:style-name="ce1">
            <text:p>46.5491127235723</text:p>
          </table:table-cell>
          <table:table-cell office:value-type="float" office:value="47.7260435486594" table:style-name="ce1">
            <text:p>47.7260435486594</text:p>
          </table:table-cell>
          <table:table-cell office:value-type="float" office:value="46.2920521127023" table:style-name="ce1">
            <text:p>46.2920521127023</text:p>
          </table:table-cell>
          <table:table-cell office:value-type="float" office:value="47.849403667968" table:style-name="ce1">
            <text:p>47.849403667968</text:p>
          </table:table-cell>
          <table:table-cell office:value-type="float" office:value="47.8116807304167" table:style-name="ce1">
            <text:p>47.8116807304167</text:p>
          </table:table-cell>
          <table:table-cell office:value-type="float" office:value="47.8130415064994" table:style-name="ce1">
            <text:p>47.8130415064994</text:p>
          </table:table-cell>
          <table:table-cell office:value-type="float" office:value="47.8404388568293" table:style-name="ce1">
            <text:p>47.8404388568293</text:p>
          </table:table-cell>
          <table:table-cell office:value-type="float" office:value="47.8851046917254" table:style-name="ce1">
            <text:p>47.8851046917254</text:p>
          </table:table-cell>
          <table:table-cell office:value-type="float" office:value="47.941147238386" table:style-name="ce1">
            <text:p>47.941147238386</text:p>
          </table:table-cell>
          <table:table-cell office:value-type="float" office:value="48.0046081378534" table:style-name="ce1">
            <text:p>48.0046081378534</text:p>
          </table:table-cell>
          <table:table-cell office:value-type="float" office:value="48.0728286350341" table:style-name="ce1">
            <text:p>48.0728286350341</text:p>
          </table:table-cell>
          <table:table-cell office:value-type="float" office:value="48.1440235380281" table:style-name="ce1">
            <text:p>48.1440235380281</text:p>
          </table:table-cell>
          <table:table-cell office:value-type="float" office:value="48.2169948379397" table:style-name="ce1">
            <text:p>48.2169948379397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45.4504756215799" table:style-name="ce1">
            <text:p>45.4504756215799</text:p>
          </table:table-cell>
          <table:table-cell office:value-type="float" office:value="44.9160948013067" table:style-name="ce1">
            <text:p>44.9160948013067</text:p>
          </table:table-cell>
          <table:table-cell office:value-type="float" office:value="46.4896172667536" table:style-name="ce1">
            <text:p>46.4896172667536</text:p>
          </table:table-cell>
          <table:table-cell office:value-type="float" office:value="49.2071396948283" table:style-name="ce1">
            <text:p>49.2071396948283</text:p>
          </table:table-cell>
          <table:table-cell office:value-type="float" office:value="50.3711838675304" table:style-name="ce1">
            <text:p>50.3711838675304</text:p>
          </table:table-cell>
          <table:table-cell office:value-type="float" office:value="48.5795203942488" table:style-name="ce1">
            <text:p>48.5795203942488</text:p>
          </table:table-cell>
          <table:table-cell office:value-type="float" office:value="48.4028715521491" table:style-name="ce1">
            <text:p>48.4028715521491</text:p>
          </table:table-cell>
          <table:table-cell office:value-type="float" office:value="47.7819925236273" table:style-name="ce1">
            <text:p>47.7819925236273</text:p>
          </table:table-cell>
          <table:table-cell office:value-type="float" office:value="49.0858062691352" table:style-name="ce1">
            <text:p>49.0858062691352</text:p>
          </table:table-cell>
          <table:table-cell office:value-type="float" office:value="47.7428330340773" table:style-name="ce1">
            <text:p>47.7428330340773</text:p>
          </table:table-cell>
          <table:table-cell office:value-type="float" office:value="49.3508217575905" table:style-name="ce1">
            <text:p>49.3508217575905</text:p>
          </table:table-cell>
          <table:table-cell office:value-type="float" office:value="47.8289317104094" table:style-name="ce1">
            <text:p>47.8289317104094</text:p>
          </table:table-cell>
          <table:table-cell office:value-type="float" office:value="49.52585826836" table:style-name="ce1">
            <text:p>49.52585826836</text:p>
          </table:table-cell>
          <table:table-cell office:value-type="float" office:value="48.0875170493253" table:style-name="ce1">
            <text:p>48.0875170493253</text:p>
          </table:table-cell>
          <table:table-cell office:value-type="float" office:value="49.665184981616" table:style-name="ce1">
            <text:p>49.665184981616</text:p>
          </table:table-cell>
          <table:table-cell office:value-type="float" office:value="48.2223618386487" table:style-name="ce1">
            <text:p>48.2223618386487</text:p>
          </table:table-cell>
          <table:table-cell office:value-type="float" office:value="49.7951679933691" table:style-name="ce1">
            <text:p>49.7951679933691</text:p>
          </table:table-cell>
          <table:table-cell office:value-type="float" office:value="48.3547798756634" table:style-name="ce1">
            <text:p>48.3547798756634</text:p>
          </table:table-cell>
          <table:table-cell office:value-type="float" office:value="49.8204407492566" table:style-name="ce1">
            <text:p>49.8204407492566</text:p>
          </table:table-cell>
          <table:table-cell office:value-type="float" office:value="48.2231240125188" table:style-name="ce1">
            <text:p>48.2231240125188</text:p>
          </table:table-cell>
          <table:table-cell office:value-type="float" office:value="49.9093810276753" table:style-name="ce1">
            <text:p>49.9093810276753</text:p>
          </table:table-cell>
          <table:table-cell office:value-type="float" office:value="48.7810581890237" table:style-name="ce1">
            <text:p>48.7810581890237</text:p>
          </table:table-cell>
          <table:table-cell office:value-type="float" office:value="50.8083593208509" table:style-name="ce1">
            <text:p>50.8083593208509</text:p>
          </table:table-cell>
          <table:table-cell office:value-type="float" office:value="49.8749047675135" table:style-name="ce1">
            <text:p>49.8749047675135</text:p>
          </table:table-cell>
          <table:table-cell office:value-type="float" office:value="51.6711350469212" table:style-name="ce1">
            <text:p>51.6711350469212</text:p>
          </table:table-cell>
          <table:table-cell office:value-type="float" office:value="50.1549077800911" table:style-name="ce1">
            <text:p>50.1549077800911</text:p>
          </table:table-cell>
          <table:table-cell office:value-type="float" office:value="52.0266714681732" table:style-name="ce1">
            <text:p>52.0266714681732</text:p>
          </table:table-cell>
          <table:table-cell office:value-type="float" office:value="50.6041596725298" table:style-name="ce1">
            <text:p>50.6041596725298</text:p>
          </table:table-cell>
          <table:table-cell office:value-type="float" office:value="52.5594377963153" table:style-name="ce1">
            <text:p>52.5594377963153</text:p>
          </table:table-cell>
          <table:table-cell office:value-type="float" office:value="51.0623759998389" table:style-name="ce1">
            <text:p>51.0623759998389</text:p>
          </table:table-cell>
          <table:table-cell office:value-type="float" office:value="52.9150237282794" table:style-name="ce1">
            <text:p>52.9150237282794</text:p>
          </table:table-cell>
          <table:table-cell office:value-type="float" office:value="51.3990609638017" table:style-name="ce1">
            <text:p>51.3990609638017</text:p>
          </table:table-cell>
          <table:table-cell office:value-type="float" office:value="53.8904741547146" table:style-name="ce1">
            <text:p>53.8904741547146</text:p>
          </table:table-cell>
          <table:table-cell office:value-type="float" office:value="51.7494541858898" table:style-name="ce1">
            <text:p>51.7494541858898</text:p>
          </table:table-cell>
          <table:table-cell office:value-type="float" office:value="53.4439336342022" table:style-name="ce1">
            <text:p>53.4439336342022</text:p>
          </table:table-cell>
          <table:table-cell office:value-type="float" office:value="51.4850703905256" table:style-name="ce1">
            <text:p>51.4850703905256</text:p>
          </table:table-cell>
          <table:table-cell office:value-type="float" office:value="52.9346358370186" table:style-name="ce1">
            <text:p>52.9346358370186</text:p>
          </table:table-cell>
          <table:table-cell office:value-type="float" office:value="51.4335599452659" table:style-name="ce1">
            <text:p>51.4335599452659</text:p>
          </table:table-cell>
          <table:table-cell office:value-type="float" office:value="53.1587281439017" table:style-name="ce1">
            <text:p>53.1587281439017</text:p>
          </table:table-cell>
          <table:table-cell office:value-type="float" office:value="51.8005063273189" table:style-name="ce1">
            <text:p>51.8005063273189</text:p>
          </table:table-cell>
          <table:table-cell office:value-type="float" office:value="53.4811532038774" table:style-name="ce1">
            <text:p>53.4811532038774</text:p>
          </table:table-cell>
          <table:table-cell office:value-type="float" office:value="51.8334120610287" table:style-name="ce1">
            <text:p>51.8334120610287</text:p>
          </table:table-cell>
          <table:table-cell office:value-type="float" office:value="53.1936539512255" table:style-name="ce1">
            <text:p>53.1936539512255</text:p>
          </table:table-cell>
          <table:table-cell office:value-type="float" office:value="52.5300777535273" table:style-name="ce1">
            <text:p>52.5300777535273</text:p>
          </table:table-cell>
          <table:table-cell office:value-type="float" office:value="53.8281238864761" table:style-name="ce1">
            <text:p>53.8281238864761</text:p>
          </table:table-cell>
          <table:table-cell office:value-type="float" office:value="53.7729816829572" table:style-name="ce1">
            <text:p>53.7729816829572</text:p>
          </table:table-cell>
          <table:table-cell office:value-type="float" office:value="53.7913782280004" table:style-name="ce1">
            <text:p>53.7913782280004</text:p>
          </table:table-cell>
          <table:table-cell office:value-type="float" office:value="53.8530433851762" table:style-name="ce1">
            <text:p>53.8530433851762</text:p>
          </table:table-cell>
          <table:table-cell office:value-type="float" office:value="53.9399496120584" table:style-name="ce1">
            <text:p>53.9399496120584</text:p>
          </table:table-cell>
          <table:table-cell office:value-type="float" office:value="54.0413627641375" table:style-name="ce1">
            <text:p>54.0413627641375</text:p>
          </table:table-cell>
          <table:table-cell office:value-type="float" office:value="54.1508936389519" table:style-name="ce1">
            <text:p>54.1508936389519</text:p>
          </table:table-cell>
          <table:table-cell office:value-type="float" office:value="54.2647414502584" table:style-name="ce1">
            <text:p>54.2647414502584</text:p>
          </table:table-cell>
          <table:table-cell office:value-type="float" office:value="54.3806473879983" table:style-name="ce1">
            <text:p>54.3806473879983</text:p>
          </table:table-cell>
          <table:table-cell office:value-type="float" office:value="54.49727120799" table:style-name="ce1">
            <text:p>54.49727120799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45.4504756215799" table:style-name="ce1">
            <text:p>45.4504756215799</text:p>
          </table:table-cell>
          <table:table-cell office:value-type="float" office:value="44.8431027098897" table:style-name="ce1">
            <text:p>44.8431027098897</text:p>
          </table:table-cell>
          <table:table-cell office:value-type="float" office:value="46.4316253977822" table:style-name="ce1">
            <text:p>46.4316253977822</text:p>
          </table:table-cell>
          <table:table-cell office:value-type="float" office:value="46.8538799773908" table:style-name="ce1">
            <text:p>46.8538799773908</text:p>
          </table:table-cell>
          <table:table-cell office:value-type="float" office:value="48.3831008511333" table:style-name="ce1">
            <text:p>48.3831008511333</text:p>
          </table:table-cell>
          <table:table-cell office:value-type="float" office:value="47.0187593090859" table:style-name="ce1">
            <text:p>47.0187593090859</text:p>
          </table:table-cell>
          <table:table-cell office:value-type="float" office:value="47.6304941362373" table:style-name="ce1">
            <text:p>47.6304941362373</text:p>
          </table:table-cell>
          <table:table-cell office:value-type="float" office:value="46.6252538643325" table:style-name="ce1">
            <text:p>46.6252538643325</text:p>
          </table:table-cell>
          <table:table-cell office:value-type="float" office:value="47.9293915055401" table:style-name="ce1">
            <text:p>47.9293915055401</text:p>
          </table:table-cell>
          <table:table-cell office:value-type="float" office:value="46.6075294898571" table:style-name="ce1">
            <text:p>46.6075294898571</text:p>
          </table:table-cell>
          <table:table-cell office:value-type="float" office:value="48.4163578869752" table:style-name="ce1">
            <text:p>48.4163578869752</text:p>
          </table:table-cell>
          <table:table-cell office:value-type="float" office:value="47.0043126560779" table:style-name="ce1">
            <text:p>47.0043126560779</text:p>
          </table:table-cell>
          <table:table-cell office:value-type="float" office:value="48.501290096841" table:style-name="ce1">
            <text:p>48.501290096841</text:p>
          </table:table-cell>
          <table:table-cell office:value-type="float" office:value="47.1025189497439" table:style-name="ce1">
            <text:p>47.1025189497439</text:p>
          </table:table-cell>
          <table:table-cell office:value-type="float" office:value="48.7399789513752" table:style-name="ce1">
            <text:p>48.7399789513752</text:p>
          </table:table-cell>
          <table:table-cell office:value-type="float" office:value="47.3342826424278" table:style-name="ce1">
            <text:p>47.3342826424278</text:p>
          </table:table-cell>
          <table:table-cell office:value-type="float" office:value="48.9452125156395" table:style-name="ce1">
            <text:p>48.9452125156395</text:p>
          </table:table-cell>
          <table:table-cell office:value-type="float" office:value="47.4877132846836" table:style-name="ce1">
            <text:p>47.4877132846836</text:p>
          </table:table-cell>
          <table:table-cell office:value-type="float" office:value="48.9801408566885" table:style-name="ce1">
            <text:p>48.9801408566885</text:p>
          </table:table-cell>
          <table:table-cell office:value-type="float" office:value="47.500964032897" table:style-name="ce1">
            <text:p>47.500964032897</text:p>
          </table:table-cell>
          <table:table-cell office:value-type="float" office:value="48.9765001233174" table:style-name="ce1">
            <text:p>48.9765001233174</text:p>
          </table:table-cell>
          <table:table-cell office:value-type="float" office:value="47.8226042490406" table:style-name="ce1">
            <text:p>47.8226042490406</text:p>
          </table:table-cell>
          <table:table-cell office:value-type="float" office:value="49.6115489172325" table:style-name="ce1">
            <text:p>49.6115489172325</text:p>
          </table:table-cell>
          <table:table-cell office:value-type="float" office:value="48.7966277286731" table:style-name="ce1">
            <text:p>48.7966277286731</text:p>
          </table:table-cell>
          <table:table-cell office:value-type="float" office:value="50.3807686382782" table:style-name="ce1">
            <text:p>50.3807686382782</text:p>
          </table:table-cell>
          <table:table-cell office:value-type="float" office:value="48.9302234130736" table:style-name="ce1">
            <text:p>48.9302234130736</text:p>
          </table:table-cell>
          <table:table-cell office:value-type="float" office:value="50.52204014295" table:style-name="ce1">
            <text:p>50.52204014295</text:p>
          </table:table-cell>
          <table:table-cell office:value-type="float" office:value="49.3230336259268" table:style-name="ce1">
            <text:p>49.3230336259268</text:p>
          </table:table-cell>
          <table:table-cell office:value-type="float" office:value="50.9241971022939" table:style-name="ce1">
            <text:p>50.9241971022939</text:p>
          </table:table-cell>
          <table:table-cell office:value-type="float" office:value="49.668196902731" table:style-name="ce1">
            <text:p>49.668196902731</text:p>
          </table:table-cell>
          <table:table-cell office:value-type="float" office:value="51.2662458253575" table:style-name="ce1">
            <text:p>51.2662458253575</text:p>
          </table:table-cell>
          <table:table-cell office:value-type="float" office:value="49.9648004946514" table:style-name="ce1">
            <text:p>49.9648004946514</text:p>
          </table:table-cell>
          <table:table-cell office:value-type="float" office:value="52.3319886260502" table:style-name="ce1">
            <text:p>52.3319886260502</text:p>
          </table:table-cell>
          <table:table-cell office:value-type="float" office:value="50.4714366837776" table:style-name="ce1">
            <text:p>50.4714366837776</text:p>
          </table:table-cell>
          <table:table-cell office:value-type="float" office:value="52.0851665820629" table:style-name="ce1">
            <text:p>52.0851665820629</text:p>
          </table:table-cell>
          <table:table-cell office:value-type="float" office:value="50.1499239582424" table:style-name="ce1">
            <text:p>50.1499239582424</text:p>
          </table:table-cell>
          <table:table-cell office:value-type="float" office:value="51.4117532442846" table:style-name="ce1">
            <text:p>51.4117532442846</text:p>
          </table:table-cell>
          <table:table-cell office:value-type="float" office:value="49.9220168623899" table:style-name="ce1">
            <text:p>49.9220168623899</text:p>
          </table:table-cell>
          <table:table-cell office:value-type="float" office:value="51.544990348602" table:style-name="ce1">
            <text:p>51.544990348602</text:p>
          </table:table-cell>
          <table:table-cell office:value-type="float" office:value="50.0124673535413" table:style-name="ce1">
            <text:p>50.0124673535413</text:p>
          </table:table-cell>
          <table:table-cell office:value-type="float" office:value="51.5666225961312" table:style-name="ce1">
            <text:p>51.5666225961312</text:p>
          </table:table-cell>
          <table:table-cell office:value-type="float" office:value="50.0149660513531" table:style-name="ce1">
            <text:p>50.0149660513531</text:p>
          </table:table-cell>
          <table:table-cell office:value-type="float" office:value="51.1894815563589" table:style-name="ce1">
            <text:p>51.1894815563589</text:p>
          </table:table-cell>
          <table:table-cell office:value-type="float" office:value="50.2074282968284" table:style-name="ce1">
            <text:p>50.2074282968284</text:p>
          </table:table-cell>
          <table:table-cell office:value-type="float" office:value="51.4954822653105" table:style-name="ce1">
            <text:p>51.4954822653105</text:p>
          </table:table-cell>
          <table:table-cell office:value-type="float" office:value="51.4587445470405" table:style-name="ce1">
            <text:p>51.4587445470405</text:p>
          </table:table-cell>
          <table:table-cell office:value-type="float" office:value="51.4747093800305" table:style-name="ce1">
            <text:p>51.4747093800305</text:p>
          </table:table-cell>
          <table:table-cell office:value-type="float" office:value="51.5215961598827" table:style-name="ce1">
            <text:p>51.5215961598827</text:p>
          </table:table-cell>
          <table:table-cell office:value-type="float" office:value="51.5864640339064" table:style-name="ce1">
            <text:p>51.5864640339064</text:p>
          </table:table-cell>
          <table:table-cell office:value-type="float" office:value="51.661625934347" table:style-name="ce1">
            <text:p>51.661625934347</text:p>
          </table:table-cell>
          <table:table-cell office:value-type="float" office:value="51.7425172904439" table:style-name="ce1">
            <text:p>51.7425172904439</text:p>
          </table:table-cell>
          <table:table-cell office:value-type="float" office:value="51.8264293162992" table:style-name="ce1">
            <text:p>51.8264293162992</text:p>
          </table:table-cell>
          <table:table-cell office:value-type="float" office:value="51.911756151918" table:style-name="ce1">
            <text:p>51.911756151918</text:p>
          </table:table-cell>
          <table:table-cell office:value-type="float" office:value="51.9975474084435" table:style-name="ce1">
            <text:p>51.9975474084435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45.4504756215799" table:style-name="ce1">
            <text:p>45.4504756215799</text:p>
          </table:table-cell>
          <table:table-cell office:value-type="float" office:value="44.6680292074811" table:style-name="ce1">
            <text:p>44.6680292074811</text:p>
          </table:table-cell>
          <table:table-cell office:value-type="float" office:value="47.4928948226841" table:style-name="ce1">
            <text:p>47.4928948226841</text:p>
          </table:table-cell>
          <table:table-cell office:value-type="float" office:value="48.0224284289684" table:style-name="ce1">
            <text:p>48.0224284289684</text:p>
          </table:table-cell>
          <table:table-cell office:value-type="float" office:value="50.6918080112776" table:style-name="ce1">
            <text:p>50.6918080112776</text:p>
          </table:table-cell>
          <table:table-cell office:value-type="float" office:value="50.2055024821072" table:style-name="ce1">
            <text:p>50.2055024821072</text:p>
          </table:table-cell>
          <table:table-cell office:value-type="float" office:value="52.5224272105004" table:style-name="ce1">
            <text:p>52.5224272105004</text:p>
          </table:table-cell>
          <table:table-cell office:value-type="float" office:value="52.2233862076541" table:style-name="ce1">
            <text:p>52.2233862076541</text:p>
          </table:table-cell>
          <table:table-cell office:value-type="float" office:value="54.9453608426353" table:style-name="ce1">
            <text:p>54.9453608426353</text:p>
          </table:table-cell>
          <table:table-cell office:value-type="float" office:value="54.1973972471542" table:style-name="ce1">
            <text:p>54.1973972471542</text:p>
          </table:table-cell>
          <table:table-cell office:value-type="float" office:value="57.1737297582911" table:style-name="ce1">
            <text:p>57.1737297582911</text:p>
          </table:table-cell>
          <table:table-cell office:value-type="float" office:value="56.5187543738345" table:style-name="ce1">
            <text:p>56.5187543738345</text:p>
          </table:table-cell>
          <table:table-cell office:value-type="float" office:value="59.5431590163122" table:style-name="ce1">
            <text:p>59.5431590163122</text:p>
          </table:table-cell>
          <table:table-cell office:value-type="float" office:value="58.8442340780662" table:style-name="ce1">
            <text:p>58.8442340780662</text:p>
          </table:table-cell>
          <table:table-cell office:value-type="float" office:value="61.8890459252538" table:style-name="ce1">
            <text:p>61.8890459252538</text:p>
          </table:table-cell>
          <table:table-cell office:value-type="float" office:value="61.1496770143696" table:style-name="ce1">
            <text:p>61.1496770143696</text:p>
          </table:table-cell>
          <table:table-cell office:value-type="float" office:value="64.243564189462" table:style-name="ce1">
            <text:p>64.243564189462</text:p>
          </table:table-cell>
          <table:table-cell office:value-type="float" office:value="63.5513189744005" table:style-name="ce1">
            <text:p>63.5513189744005</text:p>
          </table:table-cell>
          <table:table-cell office:value-type="float" office:value="66.5214518641384" table:style-name="ce1">
            <text:p>66.5214518641384</text:p>
          </table:table-cell>
          <table:table-cell office:value-type="float" office:value="65.5746874690623" table:style-name="ce1">
            <text:p>65.5746874690623</text:p>
          </table:table-cell>
          <table:table-cell office:value-type="float" office:value="68.5838523550709" table:style-name="ce1">
            <text:p>68.5838523550709</text:p>
          </table:table-cell>
          <table:table-cell office:value-type="float" office:value="67.9859654851072" table:style-name="ce1">
            <text:p>67.9859654851072</text:p>
          </table:table-cell>
          <table:table-cell office:value-type="float" office:value="71.0686985505951" table:style-name="ce1">
            <text:p>71.0686985505951</text:p>
          </table:table-cell>
          <table:table-cell office:value-type="float" office:value="70.4124224090127" table:style-name="ce1">
            <text:p>70.4124224090127</text:p>
          </table:table-cell>
          <table:table-cell office:value-type="float" office:value="73.5407584894286" table:style-name="ce1">
            <text:p>73.5407584894286</text:p>
          </table:table-cell>
          <table:table-cell office:value-type="float" office:value="72.6608852812707" table:style-name="ce1">
            <text:p>72.6608852812707</text:p>
          </table:table-cell>
          <table:table-cell office:value-type="float" office:value="75.5843170411042" table:style-name="ce1">
            <text:p>75.5843170411042</text:p>
          </table:table-cell>
          <table:table-cell office:value-type="float" office:value="74.8014820004226" table:style-name="ce1">
            <text:p>74.8014820004226</text:p>
          </table:table-cell>
          <table:table-cell office:value-type="float" office:value="77.7408571972192" table:style-name="ce1">
            <text:p>77.7408571972192</text:p>
          </table:table-cell>
          <table:table-cell office:value-type="float" office:value="76.7589561444491" table:style-name="ce1">
            <text:p>76.7589561444491</text:p>
          </table:table-cell>
          <table:table-cell office:value-type="float" office:value="79.7646721703247" table:style-name="ce1">
            <text:p>79.7646721703247</text:p>
          </table:table-cell>
          <table:table-cell office:value-type="float" office:value="78.8433634545438" table:style-name="ce1">
            <text:p>78.8433634545438</text:p>
          </table:table-cell>
          <table:table-cell office:value-type="float" office:value="81.9813253674015" table:style-name="ce1">
            <text:p>81.9813253674015</text:p>
          </table:table-cell>
          <table:table-cell office:value-type="float" office:value="80.7681340733948" table:style-name="ce1">
            <text:p>80.7681340733948</text:p>
          </table:table-cell>
          <table:table-cell office:value-type="float" office:value="83.7207785076005" table:style-name="ce1">
            <text:p>83.7207785076005</text:p>
          </table:table-cell>
          <table:table-cell office:value-type="float" office:value="82.5467254547456" table:style-name="ce1">
            <text:p>82.5467254547456</text:p>
          </table:table-cell>
          <table:table-cell office:value-type="float" office:value="85.2555079960733" table:style-name="ce1">
            <text:p>85.2555079960733</text:p>
          </table:table-cell>
          <table:table-cell office:value-type="float" office:value="84.1700571396934" table:style-name="ce1">
            <text:p>84.1700571396934</text:p>
          </table:table-cell>
          <table:table-cell office:value-type="float" office:value="86.9796221482119" table:style-name="ce1">
            <text:p>86.9796221482119</text:p>
          </table:table-cell>
          <table:table-cell office:value-type="float" office:value="85.9178586622563" table:style-name="ce1">
            <text:p>85.9178586622563</text:p>
          </table:table-cell>
          <table:table-cell office:value-type="float" office:value="88.8316210065356" table:style-name="ce1">
            <text:p>88.8316210065356</text:p>
          </table:table-cell>
          <table:table-cell office:value-type="float" office:value="87.6841631299168" table:style-name="ce1">
            <text:p>87.6841631299168</text:p>
          </table:table-cell>
          <table:table-cell office:value-type="float" office:value="90.2235070805468" table:style-name="ce1">
            <text:p>90.2235070805468</text:p>
          </table:table-cell>
          <table:table-cell office:value-type="float" office:value="89.451883361787" table:style-name="ce1">
            <text:p>89.451883361787</text:p>
          </table:table-cell>
          <table:table-cell office:value-type="float" office:value="92.138993287083" table:style-name="ce1">
            <text:p>92.138993287083</text:p>
          </table:table-cell>
          <table:table-cell office:value-type="float" office:value="93.005879745452" table:style-name="ce1">
            <text:p>93.005879745452</text:p>
          </table:table-cell>
          <table:table-cell office:value-type="float" office:value="93.8617012484198" table:style-name="ce1">
            <text:p>93.8617012484198</text:p>
          </table:table-cell>
          <table:table-cell office:value-type="float" office:value="94.7069815383358" table:style-name="ce1">
            <text:p>94.7069815383358</text:p>
          </table:table-cell>
          <table:table-cell office:value-type="float" office:value="95.5421375172172" table:style-name="ce1">
            <text:p>95.5421375172172</text:p>
          </table:table-cell>
          <table:table-cell office:value-type="float" office:value="96.3835346837158" table:style-name="ce1">
            <text:p>96.3835346837158</text:p>
          </table:table-cell>
          <table:table-cell office:value-type="float" office:value="97.2656048864702" table:style-name="ce1">
            <text:p>97.2656048864702</text:p>
          </table:table-cell>
          <table:table-cell office:value-type="float" office:value="98.1652826527396" table:style-name="ce1">
            <text:p>98.1652826527396</text:p>
          </table:table-cell>
          <table:table-cell office:value-type="float" office:value="99.06576141234" table:style-name="ce1">
            <text:p>99.06576141234</text:p>
          </table:table-cell>
          <table:table-cell office:value-type="float" office:value="99.9592774927126" table:style-name="ce1">
            <text:p>99.9592774927126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45.4504756215799" table:style-name="ce1">
            <text:p>45.4504756215799</text:p>
          </table:table-cell>
          <table:table-cell office:value-type="float" office:value="44.8113403984241" table:style-name="ce1">
            <text:p>44.8113403984241</text:p>
          </table:table-cell>
          <table:table-cell office:value-type="float" office:value="46.8116469348771" table:style-name="ce1">
            <text:p>46.8116469348771</text:p>
          </table:table-cell>
          <table:table-cell office:value-type="float" office:value="47.0534954840352" table:style-name="ce1">
            <text:p>47.0534954840352</text:p>
          </table:table-cell>
          <table:table-cell office:value-type="float" office:value="49.1170781597496" table:style-name="ce1">
            <text:p>49.1170781597496</text:p>
          </table:table-cell>
          <table:table-cell office:value-type="float" office:value="47.994553005794" table:style-name="ce1">
            <text:p>47.994553005794</text:p>
          </table:table-cell>
          <table:table-cell office:value-type="float" office:value="49.064939548633" table:style-name="ce1">
            <text:p>49.064939548633</text:p>
          </table:table-cell>
          <table:table-cell office:value-type="float" office:value="48.508239966293" table:style-name="ce1">
            <text:p>48.508239966293</text:p>
          </table:table-cell>
          <table:table-cell office:value-type="float" office:value="50.1823705975999" table:style-name="ce1">
            <text:p>50.1823705975999</text:p>
          </table:table-cell>
          <table:table-cell office:value-type="float" office:value="48.9765968215587" table:style-name="ce1">
            <text:p>48.9765968215587</text:p>
          </table:table-cell>
          <table:table-cell office:value-type="float" office:value="51.0614883088197" table:style-name="ce1">
            <text:p>51.0614883088197</text:p>
          </table:table-cell>
          <table:table-cell office:value-type="float" office:value="50.0224601999602" table:style-name="ce1">
            <text:p>50.0224601999602</text:p>
          </table:table-cell>
          <table:table-cell office:value-type="float" office:value="52.0428435182489" table:style-name="ce1">
            <text:p>52.0428435182489</text:p>
          </table:table-cell>
          <table:table-cell office:value-type="float" office:value="50.9051288458616" table:style-name="ce1">
            <text:p>50.9051288458616</text:p>
          </table:table-cell>
          <table:table-cell office:value-type="float" office:value="52.9053577532782" table:style-name="ce1">
            <text:p>52.9053577532782</text:p>
          </table:table-cell>
          <table:table-cell office:value-type="float" office:value="51.825209967042" table:style-name="ce1">
            <text:p>51.825209967042</text:p>
          </table:table-cell>
          <table:table-cell office:value-type="float" office:value="54.0583286492399" table:style-name="ce1">
            <text:p>54.0583286492399</text:p>
          </table:table-cell>
          <table:table-cell office:value-type="float" office:value="52.7824614645632" table:style-name="ce1">
            <text:p>52.7824614645632</text:p>
          </table:table-cell>
          <table:table-cell office:value-type="float" office:value="54.8853739744372" table:style-name="ce1">
            <text:p>54.8853739744372</text:p>
          </table:table-cell>
          <table:table-cell office:value-type="float" office:value="53.2356971955431" table:style-name="ce1">
            <text:p>53.2356971955431</text:p>
          </table:table-cell>
          <table:table-cell office:value-type="float" office:value="55.3871544297862" table:style-name="ce1">
            <text:p>55.3871544297862</text:p>
          </table:table-cell>
          <table:table-cell office:value-type="float" office:value="54.4390288470825" table:style-name="ce1">
            <text:p>54.4390288470825</text:p>
          </table:table-cell>
          <table:table-cell office:value-type="float" office:value="56.6455573473457" table:style-name="ce1">
            <text:p>56.6455573473457</text:p>
          </table:table-cell>
          <table:table-cell office:value-type="float" office:value="55.5567232485359" table:style-name="ce1">
            <text:p>55.5567232485359</text:p>
          </table:table-cell>
          <table:table-cell office:value-type="float" office:value="57.6026115721502" table:style-name="ce1">
            <text:p>57.6026115721502</text:p>
          </table:table-cell>
          <table:table-cell office:value-type="float" office:value="56.1230027169485" table:style-name="ce1">
            <text:p>56.1230027169485</text:p>
          </table:table-cell>
          <table:table-cell office:value-type="float" office:value="58.2410447351843" table:style-name="ce1">
            <text:p>58.2410447351843</text:p>
          </table:table-cell>
          <table:table-cell office:value-type="float" office:value="57.1321624192656" table:style-name="ce1">
            <text:p>57.1321624192656</text:p>
          </table:table-cell>
          <table:table-cell office:value-type="float" office:value="59.0925247675516" table:style-name="ce1">
            <text:p>59.0925247675516</text:p>
          </table:table-cell>
          <table:table-cell office:value-type="float" office:value="57.5654225224864" table:style-name="ce1">
            <text:p>57.5654225224864</text:p>
          </table:table-cell>
          <table:table-cell office:value-type="float" office:value="59.6904448833859" table:style-name="ce1">
            <text:p>59.6904448833859</text:p>
          </table:table-cell>
          <table:table-cell office:value-type="float" office:value="58.3263722911987" table:style-name="ce1">
            <text:p>58.3263722911987</text:p>
          </table:table-cell>
          <table:table-cell office:value-type="float" office:value="60.9562353110593" table:style-name="ce1">
            <text:p>60.9562353110593</text:p>
          </table:table-cell>
          <table:table-cell office:value-type="float" office:value="59.1987508008033" table:style-name="ce1">
            <text:p>59.1987508008033</text:p>
          </table:table-cell>
          <table:table-cell office:value-type="float" office:value="61.3729607378795" table:style-name="ce1">
            <text:p>61.3729607378795</text:p>
          </table:table-cell>
          <table:table-cell office:value-type="float" office:value="59.9985061730834" table:style-name="ce1">
            <text:p>59.9985061730834</text:p>
          </table:table-cell>
          <table:table-cell office:value-type="float" office:value="61.8346973488671" table:style-name="ce1">
            <text:p>61.8346973488671</text:p>
          </table:table-cell>
          <table:table-cell office:value-type="float" office:value="60.6174217239884" table:style-name="ce1">
            <text:p>60.6174217239884</text:p>
          </table:table-cell>
          <table:table-cell office:value-type="float" office:value="62.6454797719351" table:style-name="ce1">
            <text:p>62.6454797719351</text:p>
          </table:table-cell>
          <table:table-cell office:value-type="float" office:value="61.4492162444011" table:style-name="ce1">
            <text:p>61.4492162444011</text:p>
          </table:table-cell>
          <table:table-cell office:value-type="float" office:value="63.3723036159751" table:style-name="ce1">
            <text:p>63.3723036159751</text:p>
          </table:table-cell>
          <table:table-cell office:value-type="float" office:value="61.9627938104702" table:style-name="ce1">
            <text:p>61.9627938104702</text:p>
          </table:table-cell>
          <table:table-cell office:value-type="float" office:value="63.5899518505968" table:style-name="ce1">
            <text:p>63.5899518505968</text:p>
          </table:table-cell>
          <table:table-cell office:value-type="float" office:value="62.7780722413766" table:style-name="ce1">
            <text:p>62.7780722413766</text:p>
          </table:table-cell>
          <table:table-cell office:value-type="float" office:value="64.5497539502995" table:style-name="ce1">
            <text:p>64.5497539502995</text:p>
          </table:table-cell>
          <table:table-cell office:value-type="float" office:value="64.7430689709313" table:style-name="ce1">
            <text:p>64.7430689709313</text:p>
          </table:table-cell>
          <table:table-cell office:value-type="float" office:value="65.0040366650929" table:style-name="ce1">
            <text:p>65.0040366650929</text:p>
          </table:table-cell>
          <table:table-cell office:value-type="float" office:value="65.3007963858019" table:style-name="ce1">
            <text:p>65.3007963858019</text:p>
          </table:table-cell>
          <table:table-cell office:value-type="float" office:value="65.6157578368397" table:style-name="ce1">
            <text:p>65.6157578368397</text:p>
          </table:table-cell>
          <table:table-cell office:value-type="float" office:value="65.9392166110068" table:style-name="ce1">
            <text:p>65.9392166110068</text:p>
          </table:table-cell>
          <table:table-cell office:value-type="float" office:value="66.2658260203547" table:style-name="ce1">
            <text:p>66.2658260203547</text:p>
          </table:table-cell>
          <table:table-cell office:value-type="float" office:value="66.5926473661248" table:style-name="ce1">
            <text:p>66.5926473661248</text:p>
          </table:table-cell>
          <table:table-cell office:value-type="float" office:value="66.918072483617" table:style-name="ce1">
            <text:p>66.918072483617</text:p>
          </table:table-cell>
          <table:table-cell office:value-type="float" office:value="67.2412283222836" table:style-name="ce1">
            <text:p>67.2412283222836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45.4504756215799" table:style-name="ce1">
            <text:p>45.4504756215799</text:p>
          </table:table-cell>
          <table:table-cell office:value-type="float" office:value="44.8102353626702" table:style-name="ce1">
            <text:p>44.8102353626702</text:p>
          </table:table-cell>
          <table:table-cell office:value-type="float" office:value="46.7969653311143" table:style-name="ce1">
            <text:p>46.7969653311143</text:p>
          </table:table-cell>
          <table:table-cell office:value-type="float" office:value="46.8996668008114" table:style-name="ce1">
            <text:p>46.8996668008114</text:p>
          </table:table-cell>
          <table:table-cell office:value-type="float" office:value="48.9783717400817" table:style-name="ce1">
            <text:p>48.9783717400817</text:p>
          </table:table-cell>
          <table:table-cell office:value-type="float" office:value="47.9083913348027" table:style-name="ce1">
            <text:p>47.9083913348027</text:p>
          </table:table-cell>
          <table:table-cell office:value-type="float" office:value="49.0828277374238" table:style-name="ce1">
            <text:p>49.0828277374238</text:p>
          </table:table-cell>
          <table:table-cell office:value-type="float" office:value="48.4675647172117" table:style-name="ce1">
            <text:p>48.4675647172117</text:p>
          </table:table-cell>
          <table:table-cell office:value-type="float" office:value="50.1369972095205" table:style-name="ce1">
            <text:p>50.1369972095205</text:p>
          </table:table-cell>
          <table:table-cell office:value-type="float" office:value="48.9097733290507" table:style-name="ce1">
            <text:p>48.9097733290507</text:p>
          </table:table-cell>
          <table:table-cell office:value-type="float" office:value="50.9658483304659" table:style-name="ce1">
            <text:p>50.9658483304659</text:p>
          </table:table-cell>
          <table:table-cell office:value-type="float" office:value="49.9165160998518" table:style-name="ce1">
            <text:p>49.9165160998518</text:p>
          </table:table-cell>
          <table:table-cell office:value-type="float" office:value="52.0057930317923" table:style-name="ce1">
            <text:p>52.0057930317923</text:p>
          </table:table-cell>
          <table:table-cell office:value-type="float" office:value="50.8705638413459" table:style-name="ce1">
            <text:p>50.8705638413459</text:p>
          </table:table-cell>
          <table:table-cell office:value-type="float" office:value="52.8568726623896" table:style-name="ce1">
            <text:p>52.8568726623896</text:p>
          </table:table-cell>
          <table:table-cell office:value-type="float" office:value="51.7369506923782" table:style-name="ce1">
            <text:p>51.7369506923782</text:p>
          </table:table-cell>
          <table:table-cell office:value-type="float" office:value="53.9566273349515" table:style-name="ce1">
            <text:p>53.9566273349515</text:p>
          </table:table-cell>
          <table:table-cell office:value-type="float" office:value="52.6992797772444" table:style-name="ce1">
            <text:p>52.6992797772444</text:p>
          </table:table-cell>
          <table:table-cell office:value-type="float" office:value="54.7464012341764" table:style-name="ce1">
            <text:p>54.7464012341764</text:p>
          </table:table-cell>
          <table:table-cell office:value-type="float" office:value="53.1278893241407" table:style-name="ce1">
            <text:p>53.1278893241407</text:p>
          </table:table-cell>
          <table:table-cell office:value-type="float" office:value="55.1930825291175" table:style-name="ce1">
            <text:p>55.1930825291175</text:p>
          </table:table-cell>
          <table:table-cell office:value-type="float" office:value="54.2690945846431" table:style-name="ce1">
            <text:p>54.2690945846431</text:p>
          </table:table-cell>
          <table:table-cell office:value-type="float" office:value="56.4697523453892" table:style-name="ce1">
            <text:p>56.4697523453892</text:p>
          </table:table-cell>
          <table:table-cell office:value-type="float" office:value="55.3499462815246" table:style-name="ce1">
            <text:p>55.3499462815246</text:p>
          </table:table-cell>
          <table:table-cell office:value-type="float" office:value="57.3789767064654" table:style-name="ce1">
            <text:p>57.3789767064654</text:p>
          </table:table-cell>
          <table:table-cell office:value-type="float" office:value="55.8975293612246" table:style-name="ce1">
            <text:p>55.8975293612246</text:p>
          </table:table-cell>
          <table:table-cell office:value-type="float" office:value="57.9365135238067" table:style-name="ce1">
            <text:p>57.9365135238067</text:p>
          </table:table-cell>
          <table:table-cell office:value-type="float" office:value="56.8132662841668" table:style-name="ce1">
            <text:p>56.8132662841668</text:p>
          </table:table-cell>
          <table:table-cell office:value-type="float" office:value="58.7961402414694" table:style-name="ce1">
            <text:p>58.7961402414694</text:p>
          </table:table-cell>
          <table:table-cell office:value-type="float" office:value="57.278786747372" table:style-name="ce1">
            <text:p>57.278786747372</text:p>
          </table:table-cell>
          <table:table-cell office:value-type="float" office:value="59.4283585063683" table:style-name="ce1">
            <text:p>59.4283585063683</text:p>
          </table:table-cell>
          <table:table-cell office:value-type="float" office:value="58.0875010676358" table:style-name="ce1">
            <text:p>58.0875010676358</text:p>
          </table:table-cell>
          <table:table-cell office:value-type="float" office:value="60.7528275759019" table:style-name="ce1">
            <text:p>60.7528275759019</text:p>
          </table:table-cell>
          <table:table-cell office:value-type="float" office:value="58.9573963105045" table:style-name="ce1">
            <text:p>58.9573963105045</text:p>
          </table:table-cell>
          <table:table-cell office:value-type="float" office:value="61.1837964406483" table:style-name="ce1">
            <text:p>61.1837964406483</text:p>
          </table:table-cell>
          <table:table-cell office:value-type="float" office:value="59.7880255673651" table:style-name="ce1">
            <text:p>59.7880255673651</text:p>
          </table:table-cell>
          <table:table-cell office:value-type="float" office:value="61.5470391123621" table:style-name="ce1">
            <text:p>61.5470391123621</text:p>
          </table:table-cell>
          <table:table-cell office:value-type="float" office:value="60.3645019276481" table:style-name="ce1">
            <text:p>60.3645019276481</text:p>
          </table:table-cell>
          <table:table-cell office:value-type="float" office:value="62.4064580157348" table:style-name="ce1">
            <text:p>62.4064580157348</text:p>
          </table:table-cell>
          <table:table-cell office:value-type="float" office:value="61.23353694204" table:style-name="ce1">
            <text:p>61.23353694204</text:p>
          </table:table-cell>
          <table:table-cell office:value-type="float" office:value="63.2030738086134" table:style-name="ce1">
            <text:p>63.2030738086134</text:p>
          </table:table-cell>
          <table:table-cell office:value-type="float" office:value="61.7865511909893" table:style-name="ce1">
            <text:p>61.7865511909893</text:p>
          </table:table-cell>
          <table:table-cell office:value-type="float" office:value="63.3724950931401" table:style-name="ce1">
            <text:p>63.3724950931401</text:p>
          </table:table-cell>
          <table:table-cell office:value-type="float" office:value="62.5167952415057" table:style-name="ce1">
            <text:p>62.5167952415057</text:p>
          </table:table-cell>
          <table:table-cell office:value-type="float" office:value="64.3141002571563" table:style-name="ce1">
            <text:p>64.3141002571563</text:p>
          </table:table-cell>
          <table:table-cell office:value-type="float" office:value="64.5015513906073" table:style-name="ce1">
            <text:p>64.5015513906073</text:p>
          </table:table-cell>
          <table:table-cell office:value-type="float" office:value="64.7574382176964" table:style-name="ce1">
            <text:p>64.7574382176964</text:p>
          </table:table-cell>
          <table:table-cell office:value-type="float" office:value="65.0495548587366" table:style-name="ce1">
            <text:p>65.0495548587366</text:p>
          </table:table-cell>
          <table:table-cell office:value-type="float" office:value="65.3601260416063" table:style-name="ce1">
            <text:p>65.3601260416063</text:p>
          </table:table-cell>
          <table:table-cell office:value-type="float" office:value="65.6793482659414" table:style-name="ce1">
            <text:p>65.6793482659414</text:p>
          </table:table-cell>
          <table:table-cell office:value-type="float" office:value="66.0018217323109" table:style-name="ce1">
            <text:p>66.0018217323109</text:p>
          </table:table-cell>
          <table:table-cell office:value-type="float" office:value="66.3245792246879" table:style-name="ce1">
            <text:p>66.3245792246879</text:p>
          </table:table-cell>
          <table:table-cell office:value-type="float" office:value="66.6459972022394" table:style-name="ce1">
            <text:p>66.6459972022394</text:p>
          </table:table-cell>
          <table:table-cell office:value-type="float" office:value="66.9651942524376" table:style-name="ce1">
            <text:p>66.9651942524376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45.4504756215799" table:style-name="ce1">
            <text:p>45.4504756215799</text:p>
          </table:table-cell>
          <table:table-cell office:value-type="float" office:value="44.5914830821531" table:style-name="ce1">
            <text:p>44.5914830821531</text:p>
          </table:table-cell>
          <table:table-cell office:value-type="float" office:value="46.5090765261918" table:style-name="ce1">
            <text:p>46.5090765261918</text:p>
          </table:table-cell>
          <table:table-cell office:value-type="float" office:value="46.1354749478463" table:style-name="ce1">
            <text:p>46.1354749478463</text:p>
          </table:table-cell>
          <table:table-cell office:value-type="float" office:value="47.9274634416049" table:style-name="ce1">
            <text:p>47.9274634416049</text:p>
          </table:table-cell>
          <table:table-cell office:value-type="float" office:value="47.0488079315697" table:style-name="ce1">
            <text:p>47.0488079315697</text:p>
          </table:table-cell>
          <table:table-cell office:value-type="float" office:value="48.1068220672083" table:style-name="ce1">
            <text:p>48.1068220672083</text:p>
          </table:table-cell>
          <table:table-cell office:value-type="float" office:value="47.2332457867045" table:style-name="ce1">
            <text:p>47.2332457867045</text:p>
          </table:table-cell>
          <table:table-cell office:value-type="float" office:value="48.7325869895856" table:style-name="ce1">
            <text:p>48.7325869895856</text:p>
          </table:table-cell>
          <table:table-cell office:value-type="float" office:value="47.4916755586463" table:style-name="ce1">
            <text:p>47.4916755586463</text:p>
          </table:table-cell>
          <table:table-cell office:value-type="float" office:value="49.5168488275677" table:style-name="ce1">
            <text:p>49.5168488275677</text:p>
          </table:table-cell>
          <table:table-cell office:value-type="float" office:value="48.1725856000614" table:style-name="ce1">
            <text:p>48.1725856000614</text:p>
          </table:table-cell>
          <table:table-cell office:value-type="float" office:value="50.0294812710407" table:style-name="ce1">
            <text:p>50.0294812710407</text:p>
          </table:table-cell>
          <table:table-cell office:value-type="float" office:value="48.5731282684831" table:style-name="ce1">
            <text:p>48.5731282684831</text:p>
          </table:table-cell>
          <table:table-cell office:value-type="float" office:value="50.5971791488554" table:style-name="ce1">
            <text:p>50.5971791488554</text:p>
          </table:table-cell>
          <table:table-cell office:value-type="float" office:value="49.1331009168491" table:style-name="ce1">
            <text:p>49.1331009168491</text:p>
          </table:table-cell>
          <table:table-cell office:value-type="float" office:value="51.0896708251387" table:style-name="ce1">
            <text:p>51.0896708251387</text:p>
          </table:table-cell>
          <table:table-cell office:value-type="float" office:value="49.5468867284324" table:style-name="ce1">
            <text:p>49.5468867284324</text:p>
          </table:table-cell>
          <table:table-cell office:value-type="float" office:value="51.3199256138268" table:style-name="ce1">
            <text:p>51.3199256138268</text:p>
          </table:table-cell>
          <table:table-cell office:value-type="float" office:value="49.6516342589328" table:style-name="ce1">
            <text:p>49.6516342589328</text:p>
          </table:table-cell>
          <table:table-cell office:value-type="float" office:value="51.3131702638354" table:style-name="ce1">
            <text:p>51.3131702638354</text:p>
          </table:table-cell>
          <table:table-cell office:value-type="float" office:value="50.1652786591383" table:style-name="ce1">
            <text:p>50.1652786591383</text:p>
          </table:table-cell>
          <table:table-cell office:value-type="float" office:value="52.1645823123137" table:style-name="ce1">
            <text:p>52.1645823123137</text:p>
          </table:table-cell>
          <table:table-cell office:value-type="float" office:value="50.6843242137951" table:style-name="ce1">
            <text:p>50.6843242137951</text:p>
          </table:table-cell>
          <table:table-cell office:value-type="float" office:value="52.4249104393917" table:style-name="ce1">
            <text:p>52.4249104393917</text:p>
          </table:table-cell>
          <table:table-cell office:value-type="float" office:value="50.8980469638814" table:style-name="ce1">
            <text:p>50.8980469638814</text:p>
          </table:table-cell>
          <table:table-cell office:value-type="float" office:value="52.7035245252043" table:style-name="ce1">
            <text:p>52.7035245252043</text:p>
          </table:table-cell>
          <table:table-cell office:value-type="float" office:value="51.3811200118685" table:style-name="ce1">
            <text:p>51.3811200118685</text:p>
          </table:table-cell>
          <table:table-cell office:value-type="float" office:value="53.0614576502619" table:style-name="ce1">
            <text:p>53.0614576502619</text:p>
          </table:table-cell>
          <table:table-cell office:value-type="float" office:value="51.6116846611964" table:style-name="ce1">
            <text:p>51.6116846611964</text:p>
          </table:table-cell>
          <table:table-cell office:value-type="float" office:value="53.640019987923" table:style-name="ce1">
            <text:p>53.640019987923</text:p>
          </table:table-cell>
          <table:table-cell office:value-type="float" office:value="52.2141493999353" table:style-name="ce1">
            <text:p>52.2141493999353</text:p>
          </table:table-cell>
          <table:table-cell office:value-type="float" office:value="54.4591087592361" table:style-name="ce1">
            <text:p>54.4591087592361</text:p>
          </table:table-cell>
          <table:table-cell office:value-type="float" office:value="52.6800965955686" table:style-name="ce1">
            <text:p>52.6800965955686</text:p>
          </table:table-cell>
          <table:table-cell office:value-type="float" office:value="54.6503335401513" table:style-name="ce1">
            <text:p>54.6503335401513</text:p>
          </table:table-cell>
          <table:table-cell office:value-type="float" office:value="52.9514360336933" table:style-name="ce1">
            <text:p>52.9514360336933</text:p>
          </table:table-cell>
          <table:table-cell office:value-type="float" office:value="54.5352211283983" table:style-name="ce1">
            <text:p>54.5352211283983</text:p>
          </table:table-cell>
          <table:table-cell office:value-type="float" office:value="53.0278195000169" table:style-name="ce1">
            <text:p>53.0278195000169</text:p>
          </table:table-cell>
          <table:table-cell office:value-type="float" office:value="54.8971199429535" table:style-name="ce1">
            <text:p>54.8971199429535</text:p>
          </table:table-cell>
          <table:table-cell office:value-type="float" office:value="53.5056517000951" table:style-name="ce1">
            <text:p>53.5056517000951</text:p>
          </table:table-cell>
          <table:table-cell office:value-type="float" office:value="55.39582639512" table:style-name="ce1">
            <text:p>55.39582639512</text:p>
          </table:table-cell>
          <table:table-cell office:value-type="float" office:value="54.0702315748311" table:style-name="ce1">
            <text:p>54.0702315748311</text:p>
          </table:table-cell>
          <table:table-cell office:value-type="float" office:value="55.5067843369833" table:style-name="ce1">
            <text:p>55.5067843369833</text:p>
          </table:table-cell>
          <table:table-cell office:value-type="float" office:value="54.1425530510005" table:style-name="ce1">
            <text:p>54.1425530510005</text:p>
          </table:table-cell>
          <table:table-cell office:value-type="float" office:value="56.0023009281106" table:style-name="ce1">
            <text:p>56.0023009281106</text:p>
          </table:table-cell>
          <table:table-cell office:value-type="float" office:value="56.1431701911948" table:style-name="ce1">
            <text:p>56.1431701911948</text:p>
          </table:table-cell>
          <table:table-cell office:value-type="float" office:value="56.3156573179116" table:style-name="ce1">
            <text:p>56.3156573179116</text:p>
          </table:table-cell>
          <table:table-cell office:value-type="float" office:value="56.5086792198866" table:style-name="ce1">
            <text:p>56.5086792198866</text:p>
          </table:table-cell>
          <table:table-cell office:value-type="float" office:value="56.7148026230812" table:style-name="ce1">
            <text:p>56.7148026230812</text:p>
          </table:table-cell>
          <table:table-cell office:value-type="float" office:value="56.9290440813036" table:style-name="ce1">
            <text:p>56.9290440813036</text:p>
          </table:table-cell>
          <table:table-cell office:value-type="float" office:value="57.1480645042795" table:style-name="ce1">
            <text:p>57.1480645042795</text:p>
          </table:table-cell>
          <table:table-cell office:value-type="float" office:value="57.369628497525" table:style-name="ce1">
            <text:p>57.369628497525</text:p>
          </table:table-cell>
          <table:table-cell office:value-type="float" office:value="57.5922414530492" table:style-name="ce1">
            <text:p>57.5922414530492</text:p>
          </table:table-cell>
          <table:table-cell office:value-type="float" office:value="57.8149059525529" table:style-name="ce1">
            <text:p>57.8149059525529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45.4504756215799" table:style-name="ce1">
            <text:p>45.4504756215799</text:p>
          </table:table-cell>
          <table:table-cell office:value-type="float" office:value="44.9714511194087" table:style-name="ce1">
            <text:p>44.9714511194087</text:p>
          </table:table-cell>
          <table:table-cell office:value-type="float" office:value="47.7391350645112" table:style-name="ce1">
            <text:p>47.7391350645112</text:p>
          </table:table-cell>
          <table:table-cell office:value-type="float" office:value="50.317405203213" table:style-name="ce1">
            <text:p>50.317405203213</text:p>
          </table:table-cell>
          <table:table-cell office:value-type="float" office:value="52.8957763234647" table:style-name="ce1">
            <text:p>52.8957763234647</text:p>
          </table:table-cell>
          <table:table-cell office:value-type="float" office:value="52.1305083209266" table:style-name="ce1">
            <text:p>52.1305083209266</text:p>
          </table:table-cell>
          <table:table-cell office:value-type="float" office:value="53.6574543662284" table:style-name="ce1">
            <text:p>53.6574543662284</text:p>
          </table:table-cell>
          <table:table-cell office:value-type="float" office:value="53.7667788323753" table:style-name="ce1">
            <text:p>53.7667788323753</text:p>
          </table:table-cell>
          <table:table-cell office:value-type="float" office:value="56.3950772364608" table:style-name="ce1">
            <text:p>56.3950772364608</text:p>
          </table:table-cell>
          <table:table-cell office:value-type="float" office:value="55.5345267458761" table:style-name="ce1">
            <text:p>55.5345267458761</text:p>
          </table:table-cell>
          <table:table-cell office:value-type="float" office:value="59.0974072439182" table:style-name="ce1">
            <text:p>59.0974072439182</text:p>
          </table:table-cell>
          <table:table-cell office:value-type="float" office:value="58.3547146649154" table:style-name="ce1">
            <text:p>58.3547146649154</text:p>
          </table:table-cell>
          <table:table-cell office:value-type="float" office:value="61.5388758979526" table:style-name="ce1">
            <text:p>61.5388758979526</text:p>
          </table:table-cell>
          <table:table-cell office:value-type="float" office:value="60.9411875955213" table:style-name="ce1">
            <text:p>60.9411875955213</text:p>
          </table:table-cell>
          <table:table-cell office:value-type="float" office:value="63.941928088568" table:style-name="ce1">
            <text:p>63.941928088568</text:p>
          </table:table-cell>
          <table:table-cell office:value-type="float" office:value="63.3028281443917" table:style-name="ce1">
            <text:p>63.3028281443917</text:p>
          </table:table-cell>
          <table:table-cell office:value-type="float" office:value="66.4020911707245" table:style-name="ce1">
            <text:p>66.4020911707245</text:p>
          </table:table-cell>
          <table:table-cell office:value-type="float" office:value="65.8492711318557" table:style-name="ce1">
            <text:p>65.8492711318557</text:p>
          </table:table-cell>
          <table:table-cell office:value-type="float" office:value="69.0065958843994" table:style-name="ce1">
            <text:p>69.0065958843994</text:p>
          </table:table-cell>
          <table:table-cell office:value-type="float" office:value="68.2679277277597" table:style-name="ce1">
            <text:p>68.2679277277597</text:p>
          </table:table-cell>
          <table:table-cell office:value-type="float" office:value="71.5983989620655" table:style-name="ce1">
            <text:p>71.5983989620655</text:p>
          </table:table-cell>
          <table:table-cell office:value-type="float" office:value="71.1025435539008" table:style-name="ce1">
            <text:p>71.1025435539008</text:p>
          </table:table-cell>
          <table:table-cell office:value-type="float" office:value="74.4882663569347" table:style-name="ce1">
            <text:p>74.4882663569347</text:p>
          </table:table-cell>
          <table:table-cell office:value-type="float" office:value="74.2834531691298" table:style-name="ce1">
            <text:p>74.2834531691298</text:p>
          </table:table-cell>
          <table:table-cell office:value-type="float" office:value="77.5647162452647" table:style-name="ce1">
            <text:p>77.5647162452647</text:p>
          </table:table-cell>
          <table:table-cell office:value-type="float" office:value="76.8256767501163" table:style-name="ce1">
            <text:p>76.8256767501163</text:p>
          </table:table-cell>
          <table:table-cell office:value-type="float" office:value="79.936416228921" table:style-name="ce1">
            <text:p>79.936416228921</text:p>
          </table:table-cell>
          <table:table-cell office:value-type="float" office:value="79.3829448169135" table:style-name="ce1">
            <text:p>79.3829448169135</text:p>
          </table:table-cell>
          <table:table-cell office:value-type="float" office:value="82.6296954175569" table:style-name="ce1">
            <text:p>82.6296954175569</text:p>
          </table:table-cell>
          <table:table-cell office:value-type="float" office:value="81.9726482591312" table:style-name="ce1">
            <text:p>81.9726482591312</text:p>
          </table:table-cell>
          <table:table-cell office:value-type="float" office:value="85.1828526538912" table:style-name="ce1">
            <text:p>85.1828526538912</text:p>
          </table:table-cell>
          <table:table-cell office:value-type="float" office:value="84.4263490994195" table:style-name="ce1">
            <text:p>84.4263490994195</text:p>
          </table:table-cell>
          <table:table-cell office:value-type="float" office:value="88.0069234194276" table:style-name="ce1">
            <text:p>88.0069234194276</text:p>
          </table:table-cell>
          <table:table-cell office:value-type="float" office:value="86.8764772702749" table:style-name="ce1">
            <text:p>86.8764772702749</text:p>
          </table:table-cell>
          <table:table-cell office:value-type="float" office:value="90.0495792108086" table:style-name="ce1">
            <text:p>90.0495792108086</text:p>
          </table:table-cell>
          <table:table-cell office:value-type="float" office:value="88.992813275818" table:style-name="ce1">
            <text:p>88.992813275818</text:p>
          </table:table-cell>
          <table:table-cell office:value-type="float" office:value="91.845847109383" table:style-name="ce1">
            <text:p>91.845847109383</text:p>
          </table:table-cell>
          <table:table-cell office:value-type="float" office:value="90.7375543390359" table:style-name="ce1">
            <text:p>90.7375543390359</text:p>
          </table:table-cell>
          <table:table-cell office:value-type="float" office:value="93.5916755680298" table:style-name="ce1">
            <text:p>93.5916755680298</text:p>
          </table:table-cell>
          <table:table-cell office:value-type="float" office:value="92.6848751109809" table:style-name="ce1">
            <text:p>92.6848751109809</text:p>
          </table:table-cell>
          <table:table-cell office:value-type="float" office:value="95.7037492045684" table:style-name="ce1">
            <text:p>95.7037492045684</text:p>
          </table:table-cell>
          <table:table-cell office:value-type="float" office:value="94.3043906030665" table:style-name="ce1">
            <text:p>94.3043906030665</text:p>
          </table:table-cell>
          <table:table-cell office:value-type="float" office:value="97.1323626993838" table:style-name="ce1">
            <text:p>97.1323626993838</text:p>
          </table:table-cell>
          <table:table-cell office:value-type="float" office:value="97.2409583150007" table:style-name="ce1">
            <text:p>97.2409583150007</text:p>
          </table:table-cell>
          <table:table-cell office:value-type="float" office:value="99.9803183579104" table:style-name="ce1">
            <text:p>99.9803183579104</text:p>
          </table:table-cell>
          <table:table-cell office:value-type="float" office:value="100.903656619091" table:style-name="ce1">
            <text:p>100.903656619091</text:p>
          </table:table-cell>
          <table:table-cell office:value-type="float" office:value="101.829529339575" table:style-name="ce1">
            <text:p>101.829529339575</text:p>
          </table:table-cell>
          <table:table-cell office:value-type="float" office:value="102.754830092763" table:style-name="ce1">
            <text:p>102.754830092763</text:p>
          </table:table-cell>
          <table:table-cell office:value-type="float" office:value="103.677247595416" table:style-name="ce1">
            <text:p>103.677247595416</text:p>
          </table:table-cell>
          <table:table-cell office:value-type="float" office:value="104.595068704138" table:style-name="ce1">
            <text:p>104.595068704138</text:p>
          </table:table-cell>
          <table:table-cell office:value-type="float" office:value="105.50703015343" table:style-name="ce1">
            <text:p>105.50703015343</text:p>
          </table:table-cell>
          <table:table-cell office:value-type="float" office:value="106.412206976661" table:style-name="ce1">
            <text:p>106.412206976661</text:p>
          </table:table-cell>
          <table:table-cell office:value-type="float" office:value="107.309928534599" table:style-name="ce1">
            <text:p>107.309928534599</text:p>
          </table:table-cell>
          <table:table-cell office:value-type="float" office:value="108.199715321376" table:style-name="ce1">
            <text:p>108.199715321376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45.4504756215799" table:style-name="ce1">
            <text:p>45.4504756215799</text:p>
          </table:table-cell>
          <table:table-cell office:value-type="float" office:value="44.9071350519511" table:style-name="ce1">
            <text:p>44.9071350519511</text:p>
          </table:table-cell>
          <table:table-cell office:value-type="float" office:value="46.7952566754482" table:style-name="ce1">
            <text:p>46.7952566754482</text:p>
          </table:table-cell>
          <table:table-cell office:value-type="float" office:value="49.3284492859725" table:style-name="ce1">
            <text:p>49.3284492859725</text:p>
          </table:table-cell>
          <table:table-cell office:value-type="float" office:value="50.8297848850581" table:style-name="ce1">
            <text:p>50.8297848850581</text:p>
          </table:table-cell>
          <table:table-cell office:value-type="float" office:value="49.3622188002895" table:style-name="ce1">
            <text:p>49.3622188002895</text:p>
          </table:table-cell>
          <table:table-cell office:value-type="float" office:value="49.5111195663196" table:style-name="ce1">
            <text:p>49.5111195663196</text:p>
          </table:table-cell>
          <table:table-cell office:value-type="float" office:value="49.0568538618538" table:style-name="ce1">
            <text:p>49.0568538618538</text:p>
          </table:table-cell>
          <table:table-cell office:value-type="float" office:value="50.5156100397345" table:style-name="ce1">
            <text:p>50.5156100397345</text:p>
          </table:table-cell>
          <table:table-cell office:value-type="float" office:value="49.2714247299727" table:style-name="ce1">
            <text:p>49.2714247299727</text:p>
          </table:table-cell>
          <table:table-cell office:value-type="float" office:value="51.206497940128" table:style-name="ce1">
            <text:p>51.206497940128</text:p>
          </table:table-cell>
          <table:table-cell office:value-type="float" office:value="49.8402120925767" table:style-name="ce1">
            <text:p>49.8402120925767</text:p>
          </table:table-cell>
          <table:table-cell office:value-type="float" office:value="51.9360280682893" table:style-name="ce1">
            <text:p>51.9360280682893</text:p>
          </table:table-cell>
          <table:table-cell office:value-type="float" office:value="50.5832460750149" table:style-name="ce1">
            <text:p>50.5832460750149</text:p>
          </table:table-cell>
          <table:table-cell office:value-type="float" office:value="52.5632497265061" table:style-name="ce1">
            <text:p>52.5632497265061</text:p>
          </table:table-cell>
          <table:table-cell office:value-type="float" office:value="51.1744229545269" table:style-name="ce1">
            <text:p>51.1744229545269</text:p>
          </table:table-cell>
          <table:table-cell office:value-type="float" office:value="53.1429806465188" table:style-name="ce1">
            <text:p>53.1429806465188</text:p>
          </table:table-cell>
          <table:table-cell office:value-type="float" office:value="51.770151920897" table:style-name="ce1">
            <text:p>51.770151920897</text:p>
          </table:table-cell>
          <table:table-cell office:value-type="float" office:value="53.6694575543367" table:style-name="ce1">
            <text:p>53.6694575543367</text:p>
          </table:table-cell>
          <table:table-cell office:value-type="float" office:value="52.162361713047" table:style-name="ce1">
            <text:p>52.162361713047</text:p>
          </table:table-cell>
          <table:table-cell office:value-type="float" office:value="54.2836939248998" table:style-name="ce1">
            <text:p>54.2836939248998</text:p>
          </table:table-cell>
          <table:table-cell office:value-type="float" office:value="53.3024626366264" table:style-name="ce1">
            <text:p>53.3024626366264</text:p>
          </table:table-cell>
          <table:table-cell office:value-type="float" office:value="55.6303813103781" table:style-name="ce1">
            <text:p>55.6303813103781</text:p>
          </table:table-cell>
          <table:table-cell office:value-type="float" office:value="54.7088831220974" table:style-name="ce1">
            <text:p>54.7088831220974</text:p>
          </table:table-cell>
          <table:table-cell office:value-type="float" office:value="56.7037541090827" table:style-name="ce1">
            <text:p>56.7037541090827</text:p>
          </table:table-cell>
          <table:table-cell office:value-type="float" office:value="55.2773734587733" table:style-name="ce1">
            <text:p>55.2773734587733</text:p>
          </table:table-cell>
          <table:table-cell office:value-type="float" office:value="57.3563300637083" table:style-name="ce1">
            <text:p>57.3563300637083</text:p>
          </table:table-cell>
          <table:table-cell office:value-type="float" office:value="56.2018037697669" table:style-name="ce1">
            <text:p>56.2018037697669</text:p>
          </table:table-cell>
          <table:table-cell office:value-type="float" office:value="58.3398179290292" table:style-name="ce1">
            <text:p>58.3398179290292</text:p>
          </table:table-cell>
          <table:table-cell office:value-type="float" office:value="57.0528441707975" table:style-name="ce1">
            <text:p>57.0528441707975</text:p>
          </table:table-cell>
          <table:table-cell office:value-type="float" office:value="59.1632729733762" table:style-name="ce1">
            <text:p>59.1632729733762</text:p>
          </table:table-cell>
          <table:table-cell office:value-type="float" office:value="57.8604591734004" table:style-name="ce1">
            <text:p>57.8604591734004</text:p>
          </table:table-cell>
          <table:table-cell office:value-type="float" office:value="60.3900149178086" table:style-name="ce1">
            <text:p>60.3900149178086</text:p>
          </table:table-cell>
          <table:table-cell office:value-type="float" office:value="58.6421445126148" table:style-name="ce1">
            <text:p>58.6421445126148</text:p>
          </table:table-cell>
          <table:table-cell office:value-type="float" office:value="60.7324868090128" table:style-name="ce1">
            <text:p>60.7324868090128</text:p>
          </table:table-cell>
          <table:table-cell office:value-type="float" office:value="59.0080374206925" table:style-name="ce1">
            <text:p>59.0080374206925</text:p>
          </table:table-cell>
          <table:table-cell office:value-type="float" office:value="60.7691715875115" table:style-name="ce1">
            <text:p>60.7691715875115</text:p>
          </table:table-cell>
          <table:table-cell office:value-type="float" office:value="59.2762288804603" table:style-name="ce1">
            <text:p>59.2762288804603</text:p>
          </table:table-cell>
          <table:table-cell office:value-type="float" office:value="61.1430710229841" table:style-name="ce1">
            <text:p>61.1430710229841</text:p>
          </table:table-cell>
          <table:table-cell office:value-type="float" office:value="59.7385383196173" table:style-name="ce1">
            <text:p>59.7385383196173</text:p>
          </table:table-cell>
          <table:table-cell office:value-type="float" office:value="61.8195865299782" table:style-name="ce1">
            <text:p>61.8195865299782</text:p>
          </table:table-cell>
          <table:table-cell office:value-type="float" office:value="60.1224182592473" table:style-name="ce1">
            <text:p>60.1224182592473</text:p>
          </table:table-cell>
          <table:table-cell office:value-type="float" office:value="61.8009536752147" table:style-name="ce1">
            <text:p>61.8009536752147</text:p>
          </table:table-cell>
          <table:table-cell office:value-type="float" office:value="60.9734164047034" table:style-name="ce1">
            <text:p>60.9734164047034</text:p>
          </table:table-cell>
          <table:table-cell office:value-type="float" office:value="62.6629446460984" table:style-name="ce1">
            <text:p>62.6629446460984</text:p>
          </table:table-cell>
          <table:table-cell office:value-type="float" office:value="62.8720160951406" table:style-name="ce1">
            <text:p>62.8720160951406</text:p>
          </table:table-cell>
          <table:table-cell office:value-type="float" office:value="63.1055984916213" table:style-name="ce1">
            <text:p>63.1055984916213</text:p>
          </table:table-cell>
          <table:table-cell office:value-type="float" office:value="63.3545426668538" table:style-name="ce1">
            <text:p>63.3545426668538</text:p>
          </table:table-cell>
          <table:table-cell office:value-type="float" office:value="63.6127201536853" table:style-name="ce1">
            <text:p>63.6127201536853</text:p>
          </table:table-cell>
          <table:table-cell office:value-type="float" office:value="63.8760299312657" table:style-name="ce1">
            <text:p>63.8760299312657</text:p>
          </table:table-cell>
          <table:table-cell office:value-type="float" office:value="64.1417317207732" table:style-name="ce1">
            <text:p>64.1417317207732</text:p>
          </table:table-cell>
          <table:table-cell office:value-type="float" office:value="64.4079984730041" table:style-name="ce1">
            <text:p>64.4079984730041</text:p>
          </table:table-cell>
          <table:table-cell office:value-type="float" office:value="64.6736159848322" table:style-name="ce1">
            <text:p>64.6736159848322</text:p>
          </table:table-cell>
          <table:table-cell office:value-type="float" office:value="64.9377812734475" table:style-name="ce1">
            <text:p>64.9377812734475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45.4504756215799" table:style-name="ce1">
            <text:p>45.4504756215799</text:p>
          </table:table-cell>
          <table:table-cell office:value-type="float" office:value="45.0305626828871" table:style-name="ce1">
            <text:p>45.0305626828871</text:p>
          </table:table-cell>
          <table:table-cell office:value-type="float" office:value="47.3541648788579" table:style-name="ce1">
            <text:p>47.3541648788579</text:p>
          </table:table-cell>
          <table:table-cell office:value-type="float" office:value="49.3707236786655" table:style-name="ce1">
            <text:p>49.3707236786655</text:p>
          </table:table-cell>
          <table:table-cell office:value-type="float" office:value="51.5743694842746" table:style-name="ce1">
            <text:p>51.5743694842746</text:p>
          </table:table-cell>
          <table:table-cell office:value-type="float" office:value="50.5481544210186" table:style-name="ce1">
            <text:p>50.5481544210186</text:p>
          </table:table-cell>
          <table:table-cell office:value-type="float" office:value="51.6074717126193" table:style-name="ce1">
            <text:p>51.6074717126193</text:p>
          </table:table-cell>
          <table:table-cell office:value-type="float" office:value="51.2787789154903" table:style-name="ce1">
            <text:p>51.2787789154903</text:p>
          </table:table-cell>
          <table:table-cell office:value-type="float" office:value="53.6578821166369" table:style-name="ce1">
            <text:p>53.6578821166369</text:p>
          </table:table-cell>
          <table:table-cell office:value-type="float" office:value="52.7791179250587" table:style-name="ce1">
            <text:p>52.7791179250587</text:p>
          </table:table-cell>
          <table:table-cell office:value-type="float" office:value="55.3266987398631" table:style-name="ce1">
            <text:p>55.3266987398631</text:p>
          </table:table-cell>
          <table:table-cell office:value-type="float" office:value="54.5084422759357" table:style-name="ce1">
            <text:p>54.5084422759357</text:p>
          </table:table-cell>
          <table:table-cell office:value-type="float" office:value="57.2332455792362" table:style-name="ce1">
            <text:p>57.2332455792362</text:p>
          </table:table-cell>
          <table:table-cell office:value-type="float" office:value="56.5582819212577" table:style-name="ce1">
            <text:p>56.5582819212577</text:p>
          </table:table-cell>
          <table:table-cell office:value-type="float" office:value="58.9879860514613" table:style-name="ce1">
            <text:p>58.9879860514613</text:p>
          </table:table-cell>
          <table:table-cell office:value-type="float" office:value="58.3610097882661" table:style-name="ce1">
            <text:p>58.3610097882661</text:p>
          </table:table-cell>
          <table:table-cell office:value-type="float" office:value="60.988148554308" table:style-name="ce1">
            <text:p>60.988148554308</text:p>
          </table:table-cell>
          <table:table-cell office:value-type="float" office:value="60.3372638842468" table:style-name="ce1">
            <text:p>60.3372638842468</text:p>
          </table:table-cell>
          <table:table-cell office:value-type="float" office:value="62.9608602844678" table:style-name="ce1">
            <text:p>62.9608602844678</text:p>
          </table:table-cell>
          <table:table-cell office:value-type="float" office:value="62.199025395486" table:style-name="ce1">
            <text:p>62.199025395486</text:p>
          </table:table-cell>
          <table:table-cell office:value-type="float" office:value="64.9961134484739" table:style-name="ce1">
            <text:p>64.9961134484739</text:p>
          </table:table-cell>
          <table:table-cell office:value-type="float" office:value="64.4569368065448" table:style-name="ce1">
            <text:p>64.4569368065448</text:p>
          </table:table-cell>
          <table:table-cell office:value-type="float" office:value="67.4086543136637" table:style-name="ce1">
            <text:p>67.4086543136637</text:p>
          </table:table-cell>
          <table:table-cell office:value-type="float" office:value="67.144352968719" table:style-name="ce1">
            <text:p>67.144352968719</text:p>
          </table:table-cell>
          <table:table-cell office:value-type="float" office:value="69.9336867020769" table:style-name="ce1">
            <text:p>69.9336867020769</text:p>
          </table:table-cell>
          <table:table-cell office:value-type="float" office:value="69.1475376256716" table:style-name="ce1">
            <text:p>69.1475376256716</text:p>
          </table:table-cell>
          <table:table-cell office:value-type="float" office:value="71.8357223375987" table:style-name="ce1">
            <text:p>71.8357223375987</text:p>
          </table:table-cell>
          <table:table-cell office:value-type="float" office:value="71.198807826237" table:style-name="ce1">
            <text:p>71.198807826237</text:p>
          </table:table-cell>
          <table:table-cell office:value-type="float" office:value="74.0150494902816" table:style-name="ce1">
            <text:p>74.0150494902816</text:p>
          </table:table-cell>
          <table:table-cell office:value-type="float" office:value="73.3731981358081" table:style-name="ce1">
            <text:p>73.3731981358081</text:p>
          </table:table-cell>
          <table:table-cell office:value-type="float" office:value="75.8323032678864" table:style-name="ce1">
            <text:p>75.8323032678864</text:p>
          </table:table-cell>
          <table:table-cell office:value-type="float" office:value="74.8498674373183" table:style-name="ce1">
            <text:p>74.8498674373183</text:p>
          </table:table-cell>
          <table:table-cell office:value-type="float" office:value="77.9802142485095" table:style-name="ce1">
            <text:p>77.9802142485095</text:p>
          </table:table-cell>
          <table:table-cell office:value-type="float" office:value="76.580492132439" table:style-name="ce1">
            <text:p>76.580492132439</text:p>
          </table:table-cell>
          <table:table-cell office:value-type="float" office:value="79.2169150311588" table:style-name="ce1">
            <text:p>79.2169150311588</text:p>
          </table:table-cell>
          <table:table-cell office:value-type="float" office:value="78.0466192740689" table:style-name="ce1">
            <text:p>78.0466192740689</text:p>
          </table:table-cell>
          <table:table-cell office:value-type="float" office:value="80.2567576327826" table:style-name="ce1">
            <text:p>80.2567576327826</text:p>
          </table:table-cell>
          <table:table-cell office:value-type="float" office:value="79.1660888013262" table:style-name="ce1">
            <text:p>79.1660888013262</text:p>
          </table:table-cell>
          <table:table-cell office:value-type="float" office:value="81.7537266411587" table:style-name="ce1">
            <text:p>81.7537266411587</text:p>
          </table:table-cell>
          <table:table-cell office:value-type="float" office:value="80.9494177564127" table:style-name="ce1">
            <text:p>80.9494177564127</text:p>
          </table:table-cell>
          <table:table-cell office:value-type="float" office:value="83.561456237884" table:style-name="ce1">
            <text:p>83.561456237884</text:p>
          </table:table-cell>
          <table:table-cell office:value-type="float" office:value="81.9674724006648" table:style-name="ce1">
            <text:p>81.9674724006648</text:p>
          </table:table-cell>
          <table:table-cell office:value-type="float" office:value="84.3698425336327" table:style-name="ce1">
            <text:p>84.3698425336327</text:p>
          </table:table-cell>
          <table:table-cell office:value-type="float" office:value="84.6457958688402" table:style-name="ce1">
            <text:p>84.6457958688402</text:p>
          </table:table-cell>
          <table:table-cell office:value-type="float" office:value="86.8625569133464" table:style-name="ce1">
            <text:p>86.8625569133464</text:p>
          </table:table-cell>
          <table:table-cell office:value-type="float" office:value="87.4098030915067" table:style-name="ce1">
            <text:p>87.4098030915067</text:p>
          </table:table-cell>
          <table:table-cell office:value-type="float" office:value="88.0000124211881" table:style-name="ce1">
            <text:p>88.0000124211881</text:p>
          </table:table-cell>
          <table:table-cell office:value-type="float" office:value="88.618890611226" table:style-name="ce1">
            <text:p>88.618890611226</text:p>
          </table:table-cell>
          <table:table-cell office:value-type="float" office:value="89.2562675256244" table:style-name="ce1">
            <text:p>89.2562675256244</text:p>
          </table:table-cell>
          <table:table-cell office:value-type="float" office:value="89.9049126217927" table:style-name="ce1">
            <text:p>89.9049126217927</text:p>
          </table:table-cell>
          <table:table-cell office:value-type="float" office:value="90.5596905730516" table:style-name="ce1">
            <text:p>90.5596905730516</text:p>
          </table:table-cell>
          <table:table-cell office:value-type="float" office:value="91.2169593812724" table:style-name="ce1">
            <text:p>91.2169593812724</text:p>
          </table:table-cell>
          <table:table-cell office:value-type="float" office:value="91.8741413413184" table:style-name="ce1">
            <text:p>91.8741413413184</text:p>
          </table:table-cell>
          <table:table-cell office:value-type="float" office:value="92.5671749609157" table:style-name="ce1">
            <text:p>92.5671749609157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</table:table-row>
      </table:table>
      <table:table table:name="Thomas calculations IR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84691968911917" table:style-name="ce1">
            <text:p>0.484691968911917</text:p>
          </table:table-cell>
          <table:table-cell office:value-type="float" office:value="0.236647830310881" table:style-name="ce1">
            <text:p>0.236647830310881</text:p>
          </table:table-cell>
          <table:table-cell office:value-type="float" office:value="0.231607127643948" table:style-name="ce1">
            <text:p>0.231607127643948</text:p>
          </table:table-cell>
          <table:table-cell office:value-type="float" office:value="0.463214255287897" table:style-name="ce1">
            <text:p>0.463214255287897</text:p>
          </table:table-cell>
          <table:table-cell office:value-type="float" office:value="0.91507704015544" table:style-name="ce1">
            <text:p>0.91507704015544</text:p>
          </table:table-cell>
          <table:table-cell office:value-type="float" office:value="1.16232776162791" table:style-name="ce1">
            <text:p>1.16232776162791</text:p>
          </table:table-cell>
          <table:table-cell office:value-type="float" office:value="0.147221696891192" table:style-name="ce1">
            <text:p>0.147221696891192</text:p>
          </table:table-cell>
          <table:table-cell office:value-type="float" office:value="NA" table:style-name="ce1">
            <text:p>NA</text:p>
          </table:table-cell>
          <table:table-cell office:value-type="float" office:value="0.549639297279793" table:style-name="ce1">
            <text:p>0.549639297279793</text:p>
          </table:table-cell>
          <table:table-cell office:value-type="float" office:value="0.09148464306698" table:style-name="ce1">
            <text:p>0.09148464306698</text:p>
          </table:table-cell>
          <table:table-cell office:value-type="float" office:value="0.311880958230958" table:style-name="ce1">
            <text:p>0.311880958230958</text:p>
          </table:table-cell>
          <table:table-cell office:value-type="float" office:value="0.165768518654524" table:style-name="ce1">
            <text:p>0.165768518654524</text:p>
          </table:table-cell>
          <table:table-cell office:value-type="float" office:value="0.0952074544653349" table:style-name="ce1">
            <text:p>0.0952074544653349</text:p>
          </table:table-cell>
          <table:table-cell office:value-type="float" office:value="0.11797504857513" table:style-name="ce1">
            <text:p>0.11797504857513</text:p>
          </table:table-cell>
          <table:table-cell office:value-type="float" office:value="0.11682044286134" table:style-name="ce1">
            <text:p>0.11682044286134</text:p>
          </table:table-cell>
          <table:table-cell office:value-type="float" office:value="0.626069040697674" table:style-name="ce1">
            <text:p>0.626069040697674</text:p>
          </table:table-cell>
          <table:table-cell office:value-type="float" office:value="0.179246474735605" table:style-name="ce1">
            <text:p>0.179246474735605</text:p>
          </table:table-cell>
          <table:table-cell office:value-type="float" office:value="0.167281525259067" table:style-name="ce1">
            <text:p>0.167281525259067</text:p>
          </table:table-cell>
          <table:table-cell office:value-type="float" office:value="0.269179946386604" table:style-name="ce1">
            <text:p>0.269179946386604</text:p>
          </table:table-cell>
          <table:table-cell office:value-type="float" office:value="NA" table:style-name="ce1">
            <text:p>NA</text:p>
          </table:table-cell>
          <table:table-cell office:value-type="float" office:value="0.208215204015544" table:style-name="ce1">
            <text:p>0.208215204015544</text:p>
          </table:table-cell>
          <table:table-cell office:value-type="float" office:value="0.234709470475911" table:style-name="ce1">
            <text:p>0.234709470475911</text:p>
          </table:table-cell>
          <table:table-cell office:value-type="float" office:value="1.22493466569767" table:style-name="ce1">
            <text:p>1.22493466569767</text:p>
          </table:table-cell>
          <table:table-cell office:value-type="float" office:value="0.209683904964747" table:style-name="ce1">
            <text:p>0.209683904964747</text:p>
          </table:table-cell>
          <table:table-cell office:value-type="float" office:value="0.267580667098446" table:style-name="ce1">
            <text:p>0.267580667098446</text:p>
          </table:table-cell>
          <table:table-cell office:value-type="float" office:value="0.19193160987074" table:style-name="ce1">
            <text:p>0.19193160987074</text:p>
          </table:table-cell>
          <table:table-cell office:value-type="float" office:value="0.766121075581395" table:style-name="ce1">
            <text:p>0.766121075581395</text:p>
          </table:table-cell>
          <table:table-cell office:value-type="float" office:value="0.747117732558139" table:style-name="ce1">
            <text:p>0.747117732558139</text:p>
          </table:table-cell>
          <table:table-cell office:value-type="float" office:value="0.175592604289072" table:style-name="ce1">
            <text:p>0.175592604289072</text:p>
          </table:table-cell>
          <table:table-cell office:value-type="float" office:value="0.919970058139535" table:style-name="ce1">
            <text:p>0.919970058139535</text:p>
          </table:table-cell>
          <table:table-cell office:value-type="float" office:value="0.511201658476658" table:style-name="ce1">
            <text:p>0.511201658476658</text:p>
          </table:table-cell>
          <table:table-cell office:value-type="float" office:value="0.127058174206816" table:style-name="ce1">
            <text:p>0.127058174206816</text:p>
          </table:table-cell>
          <table:table-cell office:value-type="float" office:value="0.776664026162791" table:style-name="ce1">
            <text:p>0.776664026162791</text:p>
          </table:table-cell>
          <table:table-cell office:value-type="float" office:value="0.11437303907168" table:style-name="ce1">
            <text:p>0.11437303907168</text:p>
          </table:table-cell>
          <table:table-cell office:value-type="float" office:value="0.327634828009828" table:style-name="ce1">
            <text:p>0.327634828009828</text:p>
          </table:table-cell>
          <table:table-cell office:value-type="float" office:value="0.40440675872093" table:style-name="ce1">
            <text:p>0.40440675872093</text:p>
          </table:table-cell>
          <table:table-cell office:value-type="float" office:value="0.203679938471503" table:style-name="ce1">
            <text:p>0.203679938471503</text:p>
          </table:table-cell>
          <table:table-cell office:value-type="float" office:value="0.0380209349294947" table:style-name="ce1">
            <text:p>0.0380209349294947</text:p>
          </table:table-cell>
          <table:table-cell office:value-type="float" office:value="0.435905450581395" table:style-name="ce1">
            <text:p>0.435905450581395</text:p>
          </table:table-cell>
          <table:table-cell office:value-type="float" office:value="NA" table:style-name="ce1">
            <text:p>NA</text:p>
          </table:table-cell>
          <table:table-cell office:value-type="float" office:value="0.115786328584019" table:style-name="ce1">
            <text:p>0.115786328584019</text:p>
          </table:table-cell>
          <table:table-cell office:value-type="float" office:value="0.582102073255814" table:style-name="ce1">
            <text:p>0.582102073255814</text:p>
          </table:table-cell>
          <table:table-cell office:value-type="float" office:value="0.0170284150998825" table:style-name="ce1">
            <text:p>0.0170284150998825</text:p>
          </table:table-cell>
          <table:table-cell office:value-type="float" office:value="0.483622399795337" table:style-name="ce1">
            <text:p>0.483622399795337</text:p>
          </table:table-cell>
          <table:table-cell office:value-type="float" office:value="0.292124293886658" table:style-name="ce1">
            <text:p>0.292124293886658</text:p>
          </table:table-cell>
          <table:table-cell office:value-type="float" office:value="0.696720284650259" table:style-name="ce1">
            <text:p>0.696720284650259</text:p>
          </table:table-cell>
          <table:table-cell office:value-type="float" office:value="0.119459849549223" table:style-name="ce1">
            <text:p>0.119459849549223</text:p>
          </table:table-cell>
          <table:table-cell office:value-type="float" office:value="0.284669122051166" table:style-name="ce1">
            <text:p>0.284669122051166</text:p>
          </table:table-cell>
          <table:table-cell office:value-type="float" office:value="0.354083354393782" table:style-name="ce1">
            <text:p>0.354083354393782</text:p>
          </table:table-cell>
          <table:table-cell office:value-type="float" office:value="0.325749589134715" table:style-name="ce1">
            <text:p>0.325749589134715</text:p>
          </table:table-cell>
          <table:table-cell office:value-type="float" office:value="0.11818117290544" table:style-name="ce1">
            <text:p>0.11818117290544</text:p>
          </table:table-cell>
          <table:table-cell office:value-type="float" office:value="0.193504663212435" table:style-name="ce1">
            <text:p>0.193504663212435</text:p>
          </table:table-cell>
          <table:table-cell office:value-type="float" office:value="0.147726466131801" table:style-name="ce1">
            <text:p>0.147726466131801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0514831606218" table:style-name="ce1">
            <text:p>0.590514831606218</text:p>
          </table:table-cell>
          <table:table-cell office:value-type="float" office:value="0.378578384067357" table:style-name="ce1">
            <text:p>0.378578384067357</text:p>
          </table:table-cell>
          <table:table-cell office:value-type="float" office:value="0.256925692200352" table:style-name="ce1">
            <text:p>0.256925692200352</text:p>
          </table:table-cell>
          <table:table-cell office:value-type="float" office:value="0.513851384400705" table:style-name="ce1">
            <text:p>0.513851384400705</text:p>
          </table:table-cell>
          <table:table-cell office:value-type="float" office:value="1.29551604598446" table:style-name="ce1">
            <text:p>1.29551604598446</text:p>
          </table:table-cell>
          <table:table-cell office:value-type="float" office:value="1.97934135174419" table:style-name="ce1">
            <text:p>1.97934135174419</text:p>
          </table:table-cell>
          <table:table-cell office:value-type="float" office:value="0.387881492875648" table:style-name="ce1">
            <text:p>0.387881492875648</text:p>
          </table:table-cell>
          <table:table-cell office:value-type="float" office:value="NA" table:style-name="ce1">
            <text:p>NA</text:p>
          </table:table-cell>
          <table:table-cell office:value-type="float" office:value="0.912227963082901" table:style-name="ce1">
            <text:p>0.912227963082901</text:p>
          </table:table-cell>
          <table:table-cell office:value-type="float" office:value="0.114131745740306" table:style-name="ce1">
            <text:p>0.114131745740306</text:p>
          </table:table-cell>
          <table:table-cell office:value-type="float" office:value="0.755158323095823" table:style-name="ce1">
            <text:p>0.755158323095823</text:p>
          </table:table-cell>
          <table:table-cell office:value-type="float" office:value="0.304891359430082" table:style-name="ce1">
            <text:p>0.304891359430082</text:p>
          </table:table-cell>
          <table:table-cell office:value-type="float" office:value="0.15115303686839" table:style-name="ce1">
            <text:p>0.15115303686839</text:p>
          </table:table-cell>
          <table:table-cell office:value-type="float" office:value="0.215366968911917" table:style-name="ce1">
            <text:p>0.215366968911917</text:p>
          </table:table-cell>
          <table:table-cell office:value-type="float" office:value="0.14470705787309" table:style-name="ce1">
            <text:p>0.14470705787309</text:p>
          </table:table-cell>
          <table:table-cell office:value-type="float" office:value="1.10974316860465" table:style-name="ce1">
            <text:p>1.10974316860465</text:p>
          </table:table-cell>
          <table:table-cell office:value-type="float" office:value="0.268387125440658" table:style-name="ce1">
            <text:p>0.268387125440658</text:p>
          </table:table-cell>
          <table:table-cell office:value-type="float" office:value="0.412825453367876" table:style-name="ce1">
            <text:p>0.412825453367876</text:p>
          </table:table-cell>
          <table:table-cell office:value-type="float" office:value="0.510645630141011" table:style-name="ce1">
            <text:p>0.510645630141011</text:p>
          </table:table-cell>
          <table:table-cell office:value-type="float" office:value="NA" table:style-name="ce1">
            <text:p>NA</text:p>
          </table:table-cell>
          <table:table-cell office:value-type="float" office:value="0.568187370466321" table:style-name="ce1">
            <text:p>0.568187370466321</text:p>
          </table:table-cell>
          <table:table-cell office:value-type="float" office:value="0.518470428172738" table:style-name="ce1">
            <text:p>0.518470428172738</text:p>
          </table:table-cell>
          <table:table-cell office:value-type="float" office:value="2.10780915697674" table:style-name="ce1">
            <text:p>2.10780915697674</text:p>
          </table:table-cell>
          <table:table-cell office:value-type="float" office:value="0.434500348854289" table:style-name="ce1">
            <text:p>0.434500348854289</text:p>
          </table:table-cell>
          <table:table-cell office:value-type="float" office:value="0.607958160621762" table:style-name="ce1">
            <text:p>0.607958160621762</text:p>
          </table:table-cell>
          <table:table-cell office:value-type="float" office:value="0.398719994858989" table:style-name="ce1">
            <text:p>0.398719994858989</text:p>
          </table:table-cell>
          <table:table-cell office:value-type="float" office:value="2.00381140988372" table:style-name="ce1">
            <text:p>2.00381140988372</text:p>
          </table:table-cell>
          <table:table-cell office:value-type="float" office:value="1.7375042877907" table:style-name="ce1">
            <text:p>1.7375042877907</text:p>
          </table:table-cell>
          <table:table-cell office:value-type="float" office:value="0.36545598560517" table:style-name="ce1">
            <text:p>0.36545598560517</text:p>
          </table:table-cell>
          <table:table-cell office:value-type="float" office:value="1.6206207122093" table:style-name="ce1">
            <text:p>1.6206207122093</text:p>
          </table:table-cell>
          <table:table-cell office:value-type="float" office:value="1.00236850429975" table:style-name="ce1">
            <text:p>1.00236850429975</text:p>
          </table:table-cell>
          <table:table-cell office:value-type="float" office:value="0.284346955787309" table:style-name="ce1">
            <text:p>0.284346955787309</text:p>
          </table:table-cell>
          <table:table-cell office:value-type="float" office:value="1.39067158430233" table:style-name="ce1">
            <text:p>1.39067158430233</text:p>
          </table:table-cell>
          <table:table-cell office:value-type="float" office:value="0.253254586515864" table:style-name="ce1">
            <text:p>0.253254586515864</text:p>
          </table:table-cell>
          <table:table-cell office:value-type="float" office:value="0.742315494471744" table:style-name="ce1">
            <text:p>0.742315494471744</text:p>
          </table:table-cell>
          <table:table-cell office:value-type="float" office:value="0.857493313953488" table:style-name="ce1">
            <text:p>0.857493313953488</text:p>
          </table:table-cell>
          <table:table-cell office:value-type="float" office:value="0.450968199481865" table:style-name="ce1">
            <text:p>0.450968199481865</text:p>
          </table:table-cell>
          <table:table-cell office:value-type="float" office:value="0.167940158636898" table:style-name="ce1">
            <text:p>0.167940158636898</text:p>
          </table:table-cell>
          <table:table-cell office:value-type="float" office:value="1.2319632994186" table:style-name="ce1">
            <text:p>1.2319632994186</text:p>
          </table:table-cell>
          <table:table-cell office:value-type="float" office:value="NA" table:style-name="ce1">
            <text:p>NA</text:p>
          </table:table-cell>
          <table:table-cell office:value-type="float" office:value="0.348220747649824" table:style-name="ce1">
            <text:p>0.348220747649824</text:p>
          </table:table-cell>
          <table:table-cell office:value-type="float" office:value="1.42410740232558" table:style-name="ce1">
            <text:p>1.42410740232558</text:p>
          </table:table-cell>
          <table:table-cell office:value-type="float" office:value="0.0598407461809636" table:style-name="ce1">
            <text:p>0.0598407461809636</text:p>
          </table:table-cell>
          <table:table-cell office:value-type="float" office:value="1.00208160458744" table:style-name="ce1">
            <text:p>1.00208160458744</text:p>
          </table:table-cell>
          <table:table-cell office:value-type="float" office:value="0.661680762586788" table:style-name="ce1">
            <text:p>0.661680762586788</text:p>
          </table:table-cell>
          <table:table-cell office:value-type="float" office:value="1.05167920810687" table:style-name="ce1">
            <text:p>1.05167920810687</text:p>
          </table:table-cell>
          <table:table-cell office:value-type="float" office:value="0.315549079968264" table:style-name="ce1">
            <text:p>0.315549079968264</text:p>
          </table:table-cell>
          <table:table-cell office:value-type="float" office:value="0.558241056343912" table:style-name="ce1">
            <text:p>0.558241056343912</text:p>
          </table:table-cell>
          <table:table-cell office:value-type="float" office:value="0.99380222615285" table:style-name="ce1">
            <text:p>0.99380222615285</text:p>
          </table:table-cell>
          <table:table-cell office:value-type="float" office:value="0.471171528303109" table:style-name="ce1">
            <text:p>0.471171528303109</text:p>
          </table:table-cell>
          <table:table-cell office:value-type="float" office:value="0.341481291102979" table:style-name="ce1">
            <text:p>0.341481291102979</text:p>
          </table:table-cell>
          <table:table-cell office:value-type="float" office:value="0.506089119170984" table:style-name="ce1">
            <text:p>0.506089119170984</text:p>
          </table:table-cell>
          <table:table-cell office:value-type="float" office:value="0.426851613878724" table:style-name="ce1">
            <text:p>0.426851613878724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85572555051813" table:style-name="ce1">
            <text:p>0.585572555051813</text:p>
          </table:table-cell>
          <table:table-cell office:value-type="float" office:value="0.370380019430052" table:style-name="ce1">
            <text:p>0.370380019430052</text:p>
          </table:table-cell>
          <table:table-cell office:value-type="float" office:value="0.259424801703878" table:style-name="ce1">
            <text:p>0.259424801703878</text:p>
          </table:table-cell>
          <table:table-cell office:value-type="float" office:value="0.518849603407756" table:style-name="ce1">
            <text:p>0.518849603407756</text:p>
          </table:table-cell>
          <table:table-cell office:value-type="float" office:value="1.19858928108808" table:style-name="ce1">
            <text:p>1.19858928108808</text:p>
          </table:table-cell>
          <table:table-cell office:value-type="float" office:value="2.0565261627907" table:style-name="ce1">
            <text:p>2.0565261627907</text:p>
          </table:table-cell>
          <table:table-cell office:value-type="float" office:value="0.341889248704663" table:style-name="ce1">
            <text:p>0.341889248704663</text:p>
          </table:table-cell>
          <table:table-cell office:value-type="float" office:value="NA" table:style-name="ce1">
            <text:p>NA</text:p>
          </table:table-cell>
          <table:table-cell office:value-type="float" office:value="0.90222712111399" table:style-name="ce1">
            <text:p>0.90222712111399</text:p>
          </table:table-cell>
          <table:table-cell office:value-type="float" office:value="0.123059599001175" table:style-name="ce1">
            <text:p>0.123059599001175</text:p>
          </table:table-cell>
          <table:table-cell office:value-type="float" office:value="0.712405973587223" table:style-name="ce1">
            <text:p>0.712405973587223</text:p>
          </table:table-cell>
          <table:table-cell office:value-type="float" office:value="0.27641874632785" table:style-name="ce1">
            <text:p>0.27641874632785</text:p>
          </table:table-cell>
          <table:table-cell office:value-type="float" office:value="0.128230170387779" table:style-name="ce1">
            <text:p>0.128230170387779</text:p>
          </table:table-cell>
          <table:table-cell office:value-type="float" office:value="0.235891952720207" table:style-name="ce1">
            <text:p>0.235891952720207</text:p>
          </table:table-cell>
          <table:table-cell office:value-type="float" office:value="0.102067079171563" table:style-name="ce1">
            <text:p>0.102067079171563</text:p>
          </table:table-cell>
          <table:table-cell office:value-type="float" office:value="1.08982870639535" table:style-name="ce1">
            <text:p>1.08982870639535</text:p>
          </table:table-cell>
          <table:table-cell office:value-type="float" office:value="0.219025403936545" table:style-name="ce1">
            <text:p>0.219025403936545</text:p>
          </table:table-cell>
          <table:table-cell office:value-type="float" office:value="0.396079857512953" table:style-name="ce1">
            <text:p>0.396079857512953</text:p>
          </table:table-cell>
          <table:table-cell office:value-type="float" office:value="0.414128297591069" table:style-name="ce1">
            <text:p>0.414128297591069</text:p>
          </table:table-cell>
          <table:table-cell office:value-type="float" office:value="NA" table:style-name="ce1">
            <text:p>NA</text:p>
          </table:table-cell>
          <table:table-cell office:value-type="float" office:value="0.571734180699482" table:style-name="ce1">
            <text:p>0.571734180699482</text:p>
          </table:table-cell>
          <table:table-cell office:value-type="float" office:value="0.44649607447121" table:style-name="ce1">
            <text:p>0.44649607447121</text:p>
          </table:table-cell>
          <table:table-cell office:value-type="float" office:value="2.098828125" table:style-name="ce1">
            <text:p>2.098828125</text:p>
          </table:table-cell>
          <table:table-cell office:value-type="float" office:value="0.32071330787309" table:style-name="ce1">
            <text:p>0.32071330787309</text:p>
          </table:table-cell>
          <table:table-cell office:value-type="float" office:value="0.473993393782383" table:style-name="ce1">
            <text:p>0.473993393782383</text:p>
          </table:table-cell>
          <table:table-cell office:value-type="float" office:value="0.247463546562867" table:style-name="ce1">
            <text:p>0.247463546562867</text:p>
          </table:table-cell>
          <table:table-cell office:value-type="float" office:value="2.00172885174419" table:style-name="ce1">
            <text:p>2.00172885174419</text:p>
          </table:table-cell>
          <table:table-cell office:value-type="float" office:value="1.49709898255814" table:style-name="ce1">
            <text:p>1.49709898255814</text:p>
          </table:table-cell>
          <table:table-cell office:value-type="float" office:value="0.259838447414806" table:style-name="ce1">
            <text:p>0.259838447414806</text:p>
          </table:table-cell>
          <table:table-cell office:value-type="float" office:value="1.53653742732558" table:style-name="ce1">
            <text:p>1.53653742732558</text:p>
          </table:table-cell>
          <table:table-cell office:value-type="float" office:value="0.874967644348894" table:style-name="ce1">
            <text:p>0.874967644348894</text:p>
          </table:table-cell>
          <table:table-cell office:value-type="float" office:value="0.174179314776733" table:style-name="ce1">
            <text:p>0.174179314776733</text:p>
          </table:table-cell>
          <table:table-cell office:value-type="float" office:value="1.09815893895349" table:style-name="ce1">
            <text:p>1.09815893895349</text:p>
          </table:table-cell>
          <table:table-cell office:value-type="float" office:value="0.0360561178025852" table:style-name="ce1">
            <text:p>0.0360561178025852</text:p>
          </table:table-cell>
          <table:table-cell office:value-type="float" office:value="0.513085273341523" table:style-name="ce1">
            <text:p>0.513085273341523</text:p>
          </table:table-cell>
          <table:table-cell office:value-type="float" office:value="0.537690479651163" table:style-name="ce1">
            <text:p>0.537690479651163</text:p>
          </table:table-cell>
          <table:table-cell office:value-type="float" office:value="0.434571470207254" table:style-name="ce1">
            <text:p>0.434571470207254</text:p>
          </table:table-cell>
          <table:table-cell office:value-type="float" office:value="0.0723879994124559" table:style-name="ce1">
            <text:p>0.0723879994124559</text:p>
          </table:table-cell>
          <table:table-cell office:value-type="float" office:value="0.875325218023256" table:style-name="ce1">
            <text:p>0.875325218023256</text:p>
          </table:table-cell>
          <table:table-cell office:value-type="float" office:value="NA" table:style-name="ce1">
            <text:p>NA</text:p>
          </table:table-cell>
          <table:table-cell office:value-type="float" office:value="0.171490617655699" table:style-name="ce1">
            <text:p>0.171490617655699</text:p>
          </table:table-cell>
          <table:table-cell office:value-type="float" office:value="1.64510638953488" table:style-name="ce1">
            <text:p>1.64510638953488</text:p>
          </table:table-cell>
          <table:table-cell office:value-type="float" office:value="0.0168215922444183" table:style-name="ce1">
            <text:p>0.0168215922444183</text:p>
          </table:table-cell>
          <table:table-cell office:value-type="float" office:value="0.718030153142487" table:style-name="ce1">
            <text:p>0.718030153142487</text:p>
          </table:table-cell>
          <table:table-cell office:value-type="float" office:value="0.421627966542746" table:style-name="ce1">
            <text:p>0.421627966542746</text:p>
          </table:table-cell>
          <table:table-cell office:value-type="float" office:value="0.548793237678109" table:style-name="ce1">
            <text:p>0.548793237678109</text:p>
          </table:table-cell>
          <table:table-cell office:value-type="float" office:value="0.139015117608808" table:style-name="ce1">
            <text:p>0.139015117608808</text:p>
          </table:table-cell>
          <table:table-cell office:value-type="float" office:value="0.159410211411917" table:style-name="ce1">
            <text:p>0.159410211411917</text:p>
          </table:table-cell>
          <table:table-cell office:value-type="float" office:value="0.311717938820596" table:style-name="ce1">
            <text:p>0.311717938820596</text:p>
          </table:table-cell>
          <table:table-cell office:value-type="float" office:value="0.248786399541451" table:style-name="ce1">
            <text:p>0.248786399541451</text:p>
          </table:table-cell>
          <table:table-cell office:value-type="float" office:value="0.147590617873057" table:style-name="ce1">
            <text:p>0.147590617873057</text:p>
          </table:table-cell>
          <table:table-cell office:value-type="float" office:value="0.152570984455959" table:style-name="ce1">
            <text:p>0.152570984455959</text:p>
          </table:table-cell>
          <table:table-cell office:value-type="float" office:value="0.184488272341321" table:style-name="ce1">
            <text:p>0.18448827234132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3712775259067" table:style-name="ce1">
            <text:p>0.593712775259067</text:p>
          </table:table-cell>
          <table:table-cell office:value-type="float" office:value="0.376775906735751" table:style-name="ce1">
            <text:p>0.376775906735751</text:p>
          </table:table-cell>
          <table:table-cell office:value-type="float" office:value="0.272919993022914" table:style-name="ce1">
            <text:p>0.272919993022914</text:p>
          </table:table-cell>
          <table:table-cell office:value-type="float" office:value="0.545839986045828" table:style-name="ce1">
            <text:p>0.545839986045828</text:p>
          </table:table-cell>
          <table:table-cell office:value-type="float" office:value="1.37668567033679" table:style-name="ce1">
            <text:p>1.37668567033679</text:p>
          </table:table-cell>
          <table:table-cell office:value-type="float" office:value="2.15076191860465" table:style-name="ce1">
            <text:p>2.15076191860465</text:p>
          </table:table-cell>
          <table:table-cell office:value-type="float" office:value="0.332586139896373" table:style-name="ce1">
            <text:p>0.332586139896373</text:p>
          </table:table-cell>
          <table:table-cell office:value-type="float" office:value="NA" table:style-name="ce1">
            <text:p>NA</text:p>
          </table:table-cell>
          <table:table-cell office:value-type="float" office:value="0.857862920984456" table:style-name="ce1">
            <text:p>0.857862920984456</text:p>
          </table:table-cell>
          <table:table-cell office:value-type="float" office:value="0.124748652320799" table:style-name="ce1">
            <text:p>0.124748652320799</text:p>
          </table:table-cell>
          <table:table-cell office:value-type="float" office:value="0.698478639434889" table:style-name="ce1">
            <text:p>0.698478639434889</text:p>
          </table:table-cell>
          <table:table-cell office:value-type="float" office:value="0.296239269976498" table:style-name="ce1">
            <text:p>0.296239269976498</text:p>
          </table:table-cell>
          <table:table-cell office:value-type="float" office:value="0.161011592978848" table:style-name="ce1">
            <text:p>0.161011592978848</text:p>
          </table:table-cell>
          <table:table-cell office:value-type="float" office:value="0.280837597150259" table:style-name="ce1">
            <text:p>0.280837597150259</text:p>
          </table:table-cell>
          <table:table-cell office:value-type="float" office:value="0.181418114717979" table:style-name="ce1">
            <text:p>0.181418114717979</text:p>
          </table:table-cell>
          <table:table-cell office:value-type="float" office:value="1.06809200581395" table:style-name="ce1">
            <text:p>1.06809200581395</text:p>
          </table:table-cell>
          <table:table-cell office:value-type="float" office:value="0.256770575058754" table:style-name="ce1">
            <text:p>0.256770575058754</text:p>
          </table:table-cell>
          <table:table-cell office:value-type="float" office:value="0.386602315414508" table:style-name="ce1">
            <text:p>0.386602315414508</text:p>
          </table:table-cell>
          <table:table-cell office:value-type="float" office:value="0.492307336956522" table:style-name="ce1">
            <text:p>0.492307336956522</text:p>
          </table:table-cell>
          <table:table-cell office:value-type="float" office:value="NA" table:style-name="ce1">
            <text:p>NA</text:p>
          </table:table-cell>
          <table:table-cell office:value-type="float" office:value="0.474632982512953" table:style-name="ce1">
            <text:p>0.474632982512953</text:p>
          </table:table-cell>
          <table:table-cell office:value-type="float" office:value="0.501338601645123" table:style-name="ce1">
            <text:p>0.501338601645123</text:p>
          </table:table-cell>
          <table:table-cell office:value-type="float" office:value="2.17926693313953" table:style-name="ce1">
            <text:p>2.17926693313953</text:p>
          </table:table-cell>
          <table:table-cell office:value-type="float" office:value="0.386034859723854" table:style-name="ce1">
            <text:p>0.386034859723854</text:p>
          </table:table-cell>
          <table:table-cell office:value-type="float" office:value="0.546848364637306" table:style-name="ce1">
            <text:p>0.546848364637306</text:p>
          </table:table-cell>
          <table:table-cell office:value-type="float" office:value="0.376038421709753" table:style-name="ce1">
            <text:p>0.376038421709753</text:p>
          </table:table-cell>
          <table:table-cell office:value-type="float" office:value="1.82692412790698" table:style-name="ce1">
            <text:p>1.82692412790698</text:p>
          </table:table-cell>
          <table:table-cell office:value-type="float" office:value="1.7468757994186" table:style-name="ce1">
            <text:p>1.7468757994186</text:p>
          </table:table-cell>
          <table:table-cell office:value-type="float" office:value="0.297066561398355" table:style-name="ce1">
            <text:p>0.297066561398355</text:p>
          </table:table-cell>
          <table:table-cell office:value-type="float" office:value="1.58769026162791" table:style-name="ce1">
            <text:p>1.58769026162791</text:p>
          </table:table-cell>
          <table:table-cell office:value-type="float" office:value="0.870115909090909" table:style-name="ce1">
            <text:p>0.870115909090909</text:p>
          </table:table-cell>
          <table:table-cell office:value-type="float" office:value="0.294481275705053" table:style-name="ce1">
            <text:p>0.294481275705053</text:p>
          </table:table-cell>
          <table:table-cell office:value-type="float" office:value="1.37696140988372" table:style-name="ce1">
            <text:p>1.37696140988372</text:p>
          </table:table-cell>
          <table:table-cell office:value-type="float" office:value="0.2411209789953" table:style-name="ce1">
            <text:p>0.2411209789953</text:p>
          </table:table-cell>
          <table:table-cell office:value-type="float" office:value="0.727760288697789" table:style-name="ce1">
            <text:p>0.727760288697789</text:p>
          </table:table-cell>
          <table:table-cell office:value-type="float" office:value="0.966176816860465" table:style-name="ce1">
            <text:p>0.966176816860465</text:p>
          </table:table-cell>
          <table:table-cell office:value-type="float" office:value="0.469574417098446" table:style-name="ce1">
            <text:p>0.469574417098446</text:p>
          </table:table-cell>
          <table:table-cell office:value-type="float" office:value="0.249152599882491" table:style-name="ce1">
            <text:p>0.249152599882491</text:p>
          </table:table-cell>
          <table:table-cell office:value-type="float" office:value="1.03698379360465" table:style-name="ce1">
            <text:p>1.03698379360465</text:p>
          </table:table-cell>
          <table:table-cell office:value-type="float" office:value="NA" table:style-name="ce1">
            <text:p>NA</text:p>
          </table:table-cell>
          <table:table-cell office:value-type="float" office:value="0.32219553833725" table:style-name="ce1">
            <text:p>0.32219553833725</text:p>
          </table:table-cell>
          <table:table-cell office:value-type="float" office:value="1.03303422209302" table:style-name="ce1">
            <text:p>1.03303422209302</text:p>
          </table:table-cell>
          <table:table-cell office:value-type="float" office:value="0.0969999192126909" table:style-name="ce1">
            <text:p>0.0969999192126909</text:p>
          </table:table-cell>
          <table:table-cell office:value-type="float" office:value="0.879402960017487" table:style-name="ce1">
            <text:p>0.879402960017487</text:p>
          </table:table-cell>
          <table:table-cell office:value-type="float" office:value="0.696619099387306" table:style-name="ce1">
            <text:p>0.696619099387306</text:p>
          </table:table-cell>
          <table:table-cell office:value-type="float" office:value="1.23637512738731" table:style-name="ce1">
            <text:p>1.23637512738731</text:p>
          </table:table-cell>
          <table:table-cell office:value-type="float" office:value="0.339240511754534" table:style-name="ce1">
            <text:p>0.339240511754534</text:p>
          </table:table-cell>
          <table:table-cell office:value-type="float" office:value="0.522293250835492" table:style-name="ce1">
            <text:p>0.522293250835492</text:p>
          </table:table-cell>
          <table:table-cell office:value-type="float" office:value="0.910283827313472" table:style-name="ce1">
            <text:p>0.910283827313472</text:p>
          </table:table-cell>
          <table:table-cell office:value-type="float" office:value="0.579825185135363" table:style-name="ce1">
            <text:p>0.579825185135363</text:p>
          </table:table-cell>
          <table:table-cell office:value-type="float" office:value="0.385403012119819" table:style-name="ce1">
            <text:p>0.385403012119819</text:p>
          </table:table-cell>
          <table:table-cell office:value-type="float" office:value="0.51074067357513" table:style-name="ce1">
            <text:p>0.51074067357513</text:p>
          </table:table-cell>
          <table:table-cell office:value-type="float" office:value="0.481753765149773" table:style-name="ce1">
            <text:p>0.481753765149773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74400404792746" table:style-name="ce1">
            <text:p>0.474400404792746</text:p>
          </table:table-cell>
          <table:table-cell office:value-type="float" office:value="0.287233484455959" table:style-name="ce1">
            <text:p>0.287233484455959</text:p>
          </table:table-cell>
          <table:table-cell office:value-type="float" office:value="0.253909525558167" table:style-name="ce1">
            <text:p>0.253909525558167</text:p>
          </table:table-cell>
          <table:table-cell office:value-type="float" office:value="0.507819051116334" table:style-name="ce1">
            <text:p>0.507819051116334</text:p>
          </table:table-cell>
          <table:table-cell office:value-type="float" office:value="0.682092308937824" table:style-name="ce1">
            <text:p>0.682092308937824</text:p>
          </table:table-cell>
          <table:table-cell office:value-type="float" office:value="1.27348430232558" table:style-name="ce1">
            <text:p>1.27348430232558</text:p>
          </table:table-cell>
          <table:table-cell office:value-type="float" office:value="0.17891041126943" table:style-name="ce1">
            <text:p>0.17891041126943</text:p>
          </table:table-cell>
          <table:table-cell office:value-type="float" office:value="NA" table:style-name="ce1">
            <text:p>NA</text:p>
          </table:table-cell>
          <table:table-cell office:value-type="float" office:value="0.495739410621762" table:style-name="ce1">
            <text:p>0.495739410621762</text:p>
          </table:table-cell>
          <table:table-cell office:value-type="float" office:value="0.0851420754994124" table:style-name="ce1">
            <text:p>0.0851420754994124</text:p>
          </table:table-cell>
          <table:table-cell office:value-type="float" office:value="0.378321191646192" table:style-name="ce1">
            <text:p>0.378321191646192</text:p>
          </table:table-cell>
          <table:table-cell office:value-type="float" office:value="0.108271764835488" table:style-name="ce1">
            <text:p>0.108271764835488</text:p>
          </table:table-cell>
          <table:table-cell office:value-type="float" office:value="0.0837977269388954" table:style-name="ce1">
            <text:p>0.0837977269388954</text:p>
          </table:table-cell>
          <table:table-cell office:value-type="float" office:value="0.114311949481865" table:style-name="ce1">
            <text:p>0.114311949481865</text:p>
          </table:table-cell>
          <table:table-cell office:value-type="float" office:value="0.142845652173913" table:style-name="ce1">
            <text:p>0.142845652173913</text:p>
          </table:table-cell>
          <table:table-cell office:value-type="float" office:value="0.547973110465116" table:style-name="ce1">
            <text:p>0.547973110465116</text:p>
          </table:table-cell>
          <table:table-cell office:value-type="float" office:value="0.218611758225617" table:style-name="ce1">
            <text:p>0.218611758225617</text:p>
          </table:table-cell>
          <table:table-cell office:value-type="float" office:value="0.0640170174870466" table:style-name="ce1">
            <text:p>0.0640170174870466</text:p>
          </table:table-cell>
          <table:table-cell office:value-type="float" office:value="0.258114923619271" table:style-name="ce1">
            <text:p>0.258114923619271</text:p>
          </table:table-cell>
          <table:table-cell office:value-type="float" office:value="NA" table:style-name="ce1">
            <text:p>NA</text:p>
          </table:table-cell>
          <table:table-cell office:value-type="float" office:value="0.24688125" table:style-name="ce1">
            <text:p>0.24688125</text:p>
          </table:table-cell>
          <table:table-cell office:value-type="float" office:value="0.215130240158637" table:style-name="ce1">
            <text:p>0.215130240158637</text:p>
          </table:table-cell>
          <table:table-cell office:value-type="float" office:value="1.28884316860465" table:style-name="ce1">
            <text:p>1.28884316860465</text:p>
          </table:table-cell>
          <table:table-cell office:value-type="float" office:value="0.185864806110458" table:style-name="ce1">
            <text:p>0.185864806110458</text:p>
          </table:table-cell>
          <table:table-cell office:value-type="float" office:value="0.310781978626943" table:style-name="ce1">
            <text:p>0.310781978626943</text:p>
          </table:table-cell>
          <table:table-cell office:value-type="float" office:value="0.130953337984724" table:style-name="ce1">
            <text:p>0.130953337984724</text:p>
          </table:table-cell>
          <table:table-cell office:value-type="float" office:value="0.883134811046512" table:style-name="ce1">
            <text:p>0.883134811046512</text:p>
          </table:table-cell>
          <table:table-cell office:value-type="float" office:value="0.663945566860465" table:style-name="ce1">
            <text:p>0.663945566860465</text:p>
          </table:table-cell>
          <table:table-cell office:value-type="float" office:value="0.191069847972973" table:style-name="ce1">
            <text:p>0.191069847972973</text:p>
          </table:table-cell>
          <table:table-cell office:value-type="float" office:value="0.930903488372093" table:style-name="ce1">
            <text:p>0.930903488372093</text:p>
          </table:table-cell>
          <table:table-cell office:value-type="float" office:value="0.640486133292383" table:style-name="ce1">
            <text:p>0.640486133292383</text:p>
          </table:table-cell>
          <table:table-cell office:value-type="float" office:value="0.124679711368978" table:style-name="ce1">
            <text:p>0.124679711368978</text:p>
          </table:table-cell>
          <table:table-cell office:value-type="float" office:value="0.822740625" table:style-name="ce1">
            <text:p>0.822740625</text:p>
          </table:table-cell>
          <table:table-cell office:value-type="float" office:value="0.130953337984724" table:style-name="ce1">
            <text:p>0.130953337984724</text:p>
          </table:table-cell>
          <table:table-cell office:value-type="float" office:value="0.404178086609337" table:style-name="ce1">
            <text:p>0.404178086609337</text:p>
          </table:table-cell>
          <table:table-cell office:value-type="float" office:value="0.539773037790698" table:style-name="ce1">
            <text:p>0.539773037790698</text:p>
          </table:table-cell>
          <table:table-cell office:value-type="float" office:value="0.204086949481865" table:style-name="ce1">
            <text:p>0.204086949481865</text:p>
          </table:table-cell>
          <table:table-cell office:value-type="float" office:value="0.113201042890717" table:style-name="ce1">
            <text:p>0.113201042890717</text:p>
          </table:table-cell>
          <table:table-cell office:value-type="float" office:value="0.67305675872093" table:style-name="ce1">
            <text:p>0.67305675872093</text:p>
          </table:table-cell>
          <table:table-cell office:value-type="float" office:value="NA" table:style-name="ce1">
            <text:p>NA</text:p>
          </table:table-cell>
          <table:table-cell office:value-type="float" office:value="0.158288425381904" table:style-name="ce1">
            <text:p>0.158288425381904</text:p>
          </table:table-cell>
          <table:table-cell office:value-type="float" office:value="0.429408910465116" table:style-name="ce1">
            <text:p>0.429408910465116</text:p>
          </table:table-cell>
          <table:table-cell office:value-type="float" office:value="0.0294033159518214" table:style-name="ce1">
            <text:p>0.0294033159518214</text:p>
          </table:table-cell>
          <table:table-cell office:value-type="float" office:value="0.439658526392487" table:style-name="ce1">
            <text:p>0.439658526392487</text:p>
          </table:table-cell>
          <table:table-cell office:value-type="float" office:value="0.421734854611399" table:style-name="ce1">
            <text:p>0.421734854611399</text:p>
          </table:table-cell>
          <table:table-cell office:value-type="float" office:value="0.70149101885557" table:style-name="ce1">
            <text:p>0.70149101885557</text:p>
          </table:table-cell>
          <table:table-cell office:value-type="float" office:value="0.209659597711788" table:style-name="ce1">
            <text:p>0.209659597711788</text:p>
          </table:table-cell>
          <table:table-cell office:value-type="float" office:value="0.335417466637306" table:style-name="ce1">
            <text:p>0.335417466637306</text:p>
          </table:table-cell>
          <table:table-cell office:value-type="float" office:value="0.500588607246762" table:style-name="ce1">
            <text:p>0.500588607246762</text:p>
          </table:table-cell>
          <table:table-cell office:value-type="float" office:value="0.327168590770725" table:style-name="ce1">
            <text:p>0.327168590770725</text:p>
          </table:table-cell>
          <table:table-cell office:value-type="float" office:value="0.233902709277202" table:style-name="ce1">
            <text:p>0.233902709277202</text:p>
          </table:table-cell>
          <table:table-cell office:value-type="float" office:value="0.298629792746114" table:style-name="ce1">
            <text:p>0.298629792746114</text:p>
          </table:table-cell>
          <table:table-cell office:value-type="float" office:value="0.292378386596503" table:style-name="ce1">
            <text:p>0.292378386596503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75106557642487" table:style-name="ce1">
            <text:p>0.575106557642487</text:p>
          </table:table-cell>
          <table:table-cell office:value-type="float" office:value="0.402359455958549" table:style-name="ce1">
            <text:p>0.402359455958549</text:p>
          </table:table-cell>
          <table:table-cell office:value-type="float" office:value="0.254633405552291" table:style-name="ce1">
            <text:p>0.254633405552291</text:p>
          </table:table-cell>
          <table:table-cell office:value-type="float" office:value="0.509266811104583" table:style-name="ce1">
            <text:p>0.509266811104583</text:p>
          </table:table-cell>
          <table:table-cell office:value-type="float" office:value="1.18248327396373" table:style-name="ce1">
            <text:p>1.18248327396373</text:p>
          </table:table-cell>
          <table:table-cell office:value-type="float" office:value="2.23979127906977" table:style-name="ce1">
            <text:p>2.23979127906977</text:p>
          </table:table-cell>
          <table:table-cell office:value-type="float" office:value="0.433524870466321" table:style-name="ce1">
            <text:p>0.433524870466321</text:p>
          </table:table-cell>
          <table:table-cell office:value-type="float" office:value="NA" table:style-name="ce1">
            <text:p>NA</text:p>
          </table:table-cell>
          <table:table-cell office:value-type="float" office:value="0.907227542098446" table:style-name="ce1">
            <text:p>0.907227542098446</text:p>
          </table:table-cell>
          <table:table-cell office:value-type="float" office:value="0.0972412125440658" table:style-name="ce1">
            <text:p>0.0972412125440658</text:p>
          </table:table-cell>
          <table:table-cell office:value-type="float" office:value="0.721881127149877" table:style-name="ce1">
            <text:p>0.721881127149877</text:p>
          </table:table-cell>
          <table:table-cell office:value-type="float" office:value="0.289310704318449" table:style-name="ce1">
            <text:p>0.289310704318449</text:p>
          </table:table-cell>
          <table:table-cell office:value-type="float" office:value="0.123473244712103" table:style-name="ce1">
            <text:p>0.123473244712103</text:p>
          </table:table-cell>
          <table:table-cell office:value-type="float" office:value="0.285082140544041" table:style-name="ce1">
            <text:p>0.285082140544041</text:p>
          </table:table-cell>
          <table:table-cell office:value-type="float" office:value="0.167733335781434" table:style-name="ce1">
            <text:p>0.167733335781434</text:p>
          </table:table-cell>
          <table:table-cell office:value-type="float" office:value="1.20762340116279" table:style-name="ce1">
            <text:p>1.20762340116279</text:p>
          </table:table-cell>
          <table:table-cell office:value-type="float" office:value="0.291723637632197" table:style-name="ce1">
            <text:p>0.291723637632197</text:p>
          </table:table-cell>
          <table:table-cell office:value-type="float" office:value="0.380555294689119" table:style-name="ce1">
            <text:p>0.380555294689119</text:p>
          </table:table-cell>
          <table:table-cell office:value-type="float" office:value="0.5463915136604" table:style-name="ce1">
            <text:p>0.5463915136604</text:p>
          </table:table-cell>
          <table:table-cell office:value-type="float" office:value="NA" table:style-name="ce1">
            <text:p>NA</text:p>
          </table:table-cell>
          <table:table-cell office:value-type="float" office:value="0.613423737046632" table:style-name="ce1">
            <text:p>0.613423737046632</text:p>
          </table:table-cell>
          <table:table-cell office:value-type="float" office:value="0.545702104142186" table:style-name="ce1">
            <text:p>0.545702104142186</text:p>
          </table:table-cell>
          <table:table-cell office:value-type="float" office:value="2.33676039244186" table:style-name="ce1">
            <text:p>2.33676039244186</text:p>
          </table:table-cell>
          <table:table-cell office:value-type="float" office:value="0.422814857520564" table:style-name="ce1">
            <text:p>0.422814857520564</text:p>
          </table:table-cell>
          <table:table-cell office:value-type="float" office:value="0.718490722150259" table:style-name="ce1">
            <text:p>0.718490722150259</text:p>
          </table:table-cell>
          <table:table-cell office:value-type="float" office:value="0.369557972238543" table:style-name="ce1">
            <text:p>0.369557972238543</text:p>
          </table:table-cell>
          <table:table-cell office:value-type="float" office:value="2.1722382994186" table:style-name="ce1">
            <text:p>2.1722382994186</text:p>
          </table:table-cell>
          <table:table-cell office:value-type="float" office:value="1.77759353197674" table:style-name="ce1">
            <text:p>1.77759353197674</text:p>
          </table:table-cell>
          <table:table-cell office:value-type="float" office:value="0.407613377643948" table:style-name="ce1">
            <text:p>0.407613377643948</text:p>
          </table:table-cell>
          <table:table-cell office:value-type="float" office:value="1.6461320494186" table:style-name="ce1">
            <text:p>1.6461320494186</text:p>
          </table:table-cell>
          <table:table-cell office:value-type="float" office:value="1.0286249539312" table:style-name="ce1">
            <text:p>1.0286249539312</text:p>
          </table:table-cell>
          <table:table-cell office:value-type="float" office:value="0.30230607373678" table:style-name="ce1">
            <text:p>0.30230607373678</text:p>
          </table:table-cell>
          <table:table-cell office:value-type="float" office:value="1.45596845930233" table:style-name="ce1">
            <text:p>1.45596845930233</text:p>
          </table:table-cell>
          <table:table-cell office:value-type="float" office:value="0.302375014688602" table:style-name="ce1">
            <text:p>0.302375014688602</text:p>
          </table:table-cell>
          <table:table-cell office:value-type="float" office:value="0.720625383906634" table:style-name="ce1">
            <text:p>0.720625383906634</text:p>
          </table:table-cell>
          <table:table-cell office:value-type="float" office:value="0.982446802325581" table:style-name="ce1">
            <text:p>0.982446802325581</text:p>
          </table:table-cell>
          <table:table-cell office:value-type="float" office:value="0.478412370466321" table:style-name="ce1">
            <text:p>0.478412370466321</text:p>
          </table:table-cell>
          <table:table-cell office:value-type="float" office:value="0.248015074177438" table:style-name="ce1">
            <text:p>0.248015074177438</text:p>
          </table:table-cell>
          <table:table-cell office:value-type="float" office:value="1.26398263081395" table:style-name="ce1">
            <text:p>1.26398263081395</text:p>
          </table:table-cell>
          <table:table-cell office:value-type="float" office:value="NA" table:style-name="ce1">
            <text:p>NA</text:p>
          </table:table-cell>
          <table:table-cell office:value-type="float" office:value="0.374211486486486" table:style-name="ce1">
            <text:p>0.374211486486486</text:p>
          </table:table-cell>
          <table:table-cell office:value-type="float" office:value="1.51117499302326" table:style-name="ce1">
            <text:p>1.51117499302326</text:p>
          </table:table-cell>
          <table:table-cell office:value-type="float" office:value="0.105203892479436" table:style-name="ce1">
            <text:p>0.105203892479436</text:p>
          </table:table-cell>
          <table:table-cell office:value-type="float" office:value="1.29210520068653" table:style-name="ce1">
            <text:p>1.29210520068653</text:p>
          </table:table-cell>
          <table:table-cell office:value-type="float" office:value="0.735335989187176" table:style-name="ce1">
            <text:p>0.735335989187176</text:p>
          </table:table-cell>
          <table:table-cell office:value-type="float" office:value="1.33784794943394" table:style-name="ce1">
            <text:p>1.33784794943394</text:p>
          </table:table-cell>
          <table:table-cell office:value-type="float" office:value="0.42313656564443" table:style-name="ce1">
            <text:p>0.42313656564443</text:p>
          </table:table-cell>
          <table:table-cell office:value-type="float" office:value="0.558135368376296" table:style-name="ce1">
            <text:p>0.558135368376296</text:p>
          </table:table-cell>
          <table:table-cell office:value-type="float" office:value="0.866309406511011" table:style-name="ce1">
            <text:p>0.866309406511011</text:p>
          </table:table-cell>
          <table:table-cell office:value-type="float" office:value="0.638479844189767" table:style-name="ce1">
            <text:p>0.638479844189767</text:p>
          </table:table-cell>
          <table:table-cell office:value-type="float" office:value="0.436098610404793" table:style-name="ce1">
            <text:p>0.436098610404793</text:p>
          </table:table-cell>
          <table:table-cell office:value-type="float" office:value="0.571210880829015" table:style-name="ce1">
            <text:p>0.571210880829015</text:p>
          </table:table-cell>
          <table:table-cell office:value-type="float" office:value="0.545123263005991" table:style-name="ce1">
            <text:p>0.54512326300599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16040236398964" table:style-name="ce1">
            <text:p>0.616040236398964</text:p>
          </table:table-cell>
          <table:table-cell office:value-type="float" office:value="0.257579825129534" table:style-name="ce1">
            <text:p>0.257579825129534</text:p>
          </table:table-cell>
          <table:table-cell office:value-type="float" office:value="0.242344680890129" table:style-name="ce1">
            <text:p>0.242344680890129</text:p>
          </table:table-cell>
          <table:table-cell office:value-type="float" office:value="0.484689361780259" table:style-name="ce1">
            <text:p>0.484689361780259</text:p>
          </table:table-cell>
          <table:table-cell office:value-type="float" office:value="1.5086735265544" table:style-name="ce1">
            <text:p>1.5086735265544</text:p>
          </table:table-cell>
          <table:table-cell office:value-type="float" office:value="1.53731838662791" table:style-name="ce1">
            <text:p>1.53731838662791</text:p>
          </table:table-cell>
          <table:table-cell office:value-type="float" office:value="0.237229274611399" table:style-name="ce1">
            <text:p>0.237229274611399</text:p>
          </table:table-cell>
          <table:table-cell office:value-type="float" office:value="NA" table:style-name="ce1">
            <text:p>NA</text:p>
          </table:table-cell>
          <table:table-cell office:value-type="float" office:value="0.619994057642487" table:style-name="ce1">
            <text:p>0.619994057642487</text:p>
          </table:table-cell>
          <table:table-cell office:value-type="float" office:value="0.133366271298472" table:style-name="ce1">
            <text:p>0.133366271298472</text:p>
          </table:table-cell>
          <table:table-cell office:value-type="float" office:value="0.391506495700246" table:style-name="ce1">
            <text:p>0.391506495700246</text:p>
          </table:table-cell>
          <table:table-cell office:value-type="float" office:value="0.308097113689777" table:style-name="ce1">
            <text:p>0.308097113689777</text:p>
          </table:table-cell>
          <table:table-cell office:value-type="float" office:value="0.10489365819624" table:style-name="ce1">
            <text:p>0.10489365819624</text:p>
          </table:table-cell>
          <table:table-cell office:value-type="float" office:value="0.326655408031088" table:style-name="ce1">
            <text:p>0.326655408031088</text:p>
          </table:table-cell>
          <table:table-cell office:value-type="float" office:value="0.152497385428907" table:style-name="ce1">
            <text:p>0.152497385428907</text:p>
          </table:table-cell>
          <table:table-cell office:value-type="float" office:value="1.08839694767442" table:style-name="ce1">
            <text:p>1.08839694767442</text:p>
          </table:table-cell>
          <table:table-cell office:value-type="float" office:value="0.257977041715629" table:style-name="ce1">
            <text:p>0.257977041715629</text:p>
          </table:table-cell>
          <table:table-cell office:value-type="float" office:value="0.509926651554404" table:style-name="ce1">
            <text:p>0.509926651554404</text:p>
          </table:table-cell>
          <table:table-cell office:value-type="float" office:value="0.410233133813161" table:style-name="ce1">
            <text:p>0.410233133813161</text:p>
          </table:table-cell>
          <table:table-cell office:value-type="float" office:value="NA" table:style-name="ce1">
            <text:p>NA</text:p>
          </table:table-cell>
          <table:table-cell office:value-type="float" office:value="0.409918231865285" table:style-name="ce1">
            <text:p>0.409918231865285</text:p>
          </table:table-cell>
          <table:table-cell office:value-type="float" office:value="0.577380471504113" table:style-name="ce1">
            <text:p>0.577380471504113</text:p>
          </table:table-cell>
          <table:table-cell office:value-type="float" office:value="1.9134804505814" table:style-name="ce1">
            <text:p>1.9134804505814</text:p>
          </table:table-cell>
          <table:table-cell office:value-type="float" office:value="0.406544792890717" table:style-name="ce1">
            <text:p>0.406544792890717</text:p>
          </table:table-cell>
          <table:table-cell office:value-type="float" office:value="0.497018588082902" table:style-name="ce1">
            <text:p>0.497018588082902</text:p>
          </table:table-cell>
          <table:table-cell office:value-type="float" office:value="0.402684099588719" table:style-name="ce1">
            <text:p>0.402684099588719</text:p>
          </table:table-cell>
          <table:table-cell office:value-type="float" office:value="1.56556308139535" table:style-name="ce1">
            <text:p>1.56556308139535</text:p>
          </table:table-cell>
          <table:table-cell office:value-type="float" office:value="1.88328335755814" table:style-name="ce1">
            <text:p>1.88328335755814</text:p>
          </table:table-cell>
          <table:table-cell office:value-type="float" office:value="0.286518595769683" table:style-name="ce1">
            <text:p>0.286518595769683</text:p>
          </table:table-cell>
          <table:table-cell office:value-type="float" office:value="1.73594236918605" table:style-name="ce1">
            <text:p>1.73594236918605</text:p>
          </table:table-cell>
          <table:table-cell office:value-type="float" office:value="0.915037269656019" table:style-name="ce1">
            <text:p>0.915037269656019</text:p>
          </table:table-cell>
          <table:table-cell office:value-type="float" office:value="0.364042696092832" table:style-name="ce1">
            <text:p>0.364042696092832</text:p>
          </table:table-cell>
          <table:table-cell office:value-type="float" office:value="1.30433219476744" table:style-name="ce1">
            <text:p>1.30433219476744</text:p>
          </table:table-cell>
          <table:table-cell office:value-type="float" office:value="0.249256011310223" table:style-name="ce1">
            <text:p>0.249256011310223</text:p>
          </table:table-cell>
          <table:table-cell office:value-type="float" office:value="0.547161578624079" table:style-name="ce1">
            <text:p>0.547161578624079</text:p>
          </table:table-cell>
          <table:table-cell office:value-type="float" office:value="0.761695639534884" table:style-name="ce1">
            <text:p>0.761695639534884</text:p>
          </table:table-cell>
          <table:table-cell office:value-type="float" office:value="0.354448445595855" table:style-name="ce1">
            <text:p>0.354448445595855</text:p>
          </table:table-cell>
          <table:table-cell office:value-type="float" office:value="0.111684341950646" table:style-name="ce1">
            <text:p>0.111684341950646</text:p>
          </table:table-cell>
          <table:table-cell office:value-type="float" office:value="0.828207340116279" table:style-name="ce1">
            <text:p>0.828207340116279</text:p>
          </table:table-cell>
          <table:table-cell office:value-type="float" office:value="NA" table:style-name="ce1">
            <text:p>NA</text:p>
          </table:table-cell>
          <table:table-cell office:value-type="float" office:value="0.236536405699177" table:style-name="ce1">
            <text:p>0.236536405699177</text:p>
          </table:table-cell>
          <table:table-cell office:value-type="float" office:value="0.975124527906977" table:style-name="ce1">
            <text:p>0.975124527906977</text:p>
          </table:table-cell>
          <table:table-cell office:value-type="float" office:value="0.0391929311104583" table:style-name="ce1">
            <text:p>0.0391929311104583</text:p>
          </table:table-cell>
          <table:table-cell office:value-type="float" office:value="0.972420802799223" table:style-name="ce1">
            <text:p>0.972420802799223</text:p>
          </table:table-cell>
          <table:table-cell office:value-type="float" office:value="0.59842002504987" table:style-name="ce1">
            <text:p>0.59842002504987</text:p>
          </table:table-cell>
          <table:table-cell office:value-type="float" office:value="1.15207415103497" table:style-name="ce1">
            <text:p>1.15207415103497</text:p>
          </table:table-cell>
          <table:table-cell office:value-type="float" office:value="0.287868040204663" table:style-name="ce1">
            <text:p>0.287868040204663</text:p>
          </table:table-cell>
          <table:table-cell office:value-type="float" office:value="0.545640783901554" table:style-name="ce1">
            <text:p>0.545640783901554</text:p>
          </table:table-cell>
          <table:table-cell office:value-type="float" office:value="0.706929897683938" table:style-name="ce1">
            <text:p>0.706929897683938</text:p>
          </table:table-cell>
          <table:table-cell office:value-type="float" office:value="0.530942158055052" table:style-name="ce1">
            <text:p>0.530942158055052</text:p>
          </table:table-cell>
          <table:table-cell office:value-type="float" office:value="0.273419053979922" table:style-name="ce1">
            <text:p>0.273419053979922</text:p>
          </table:table-cell>
          <table:table-cell office:value-type="float" office:value="0.382357772020725" table:style-name="ce1">
            <text:p>0.382357772020725</text:p>
          </table:table-cell>
          <table:table-cell office:value-type="float" office:value="0.341773817474903" table:style-name="ce1">
            <text:p>0.341773817474903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06321696891192" table:style-name="ce1">
            <text:p>0.506321696891192</text:p>
          </table:table-cell>
          <table:table-cell office:value-type="float" office:value="0.229670498704663" table:style-name="ce1">
            <text:p>0.229670498704663</text:p>
          </table:table-cell>
          <table:table-cell office:value-type="float" office:value="0.24537808277027" table:style-name="ce1">
            <text:p>0.24537808277027</text:p>
          </table:table-cell>
          <table:table-cell office:value-type="float" office:value="0.490756165540541" table:style-name="ce1">
            <text:p>0.490756165540541</text:p>
          </table:table-cell>
          <table:table-cell office:value-type="float" office:value="0.955894430051814" table:style-name="ce1">
            <text:p>0.955894430051814</text:p>
          </table:table-cell>
          <table:table-cell office:value-type="float" office:value="1.1554292877907" table:style-name="ce1">
            <text:p>1.1554292877907</text:p>
          </table:table-cell>
          <table:table-cell office:value-type="float" office:value="0.132801878238342" table:style-name="ce1">
            <text:p>0.132801878238342</text:p>
          </table:table-cell>
          <table:table-cell office:value-type="float" office:value="NA" table:style-name="ce1">
            <text:p>NA</text:p>
          </table:table-cell>
          <table:table-cell office:value-type="float" office:value="0.501321275906736" table:style-name="ce1">
            <text:p>0.501321275906736</text:p>
          </table:table-cell>
          <table:table-cell office:value-type="float" office:value="0.120233019976498" table:style-name="ce1">
            <text:p>0.120233019976498</text:p>
          </table:table-cell>
          <table:table-cell office:value-type="float" office:value="0.255829146191646" table:style-name="ce1">
            <text:p>0.255829146191646</text:p>
          </table:table-cell>
          <table:table-cell office:value-type="float" office:value="0.159253598707403" table:style-name="ce1">
            <text:p>0.159253598707403</text:p>
          </table:table-cell>
          <table:table-cell office:value-type="float" office:value="0.0842113726498237" table:style-name="ce1">
            <text:p>0.0842113726498237</text:p>
          </table:table-cell>
          <table:table-cell office:value-type="float" office:value="0.165827914507772" table:style-name="ce1">
            <text:p>0.165827914507772</text:p>
          </table:table-cell>
          <table:table-cell office:value-type="float" office:value="0.127954406580494" table:style-name="ce1">
            <text:p>0.127954406580494</text:p>
          </table:table-cell>
          <table:table-cell office:value-type="float" office:value="0.648326380813954" table:style-name="ce1">
            <text:p>0.648326380813954</text:p>
          </table:table-cell>
          <table:table-cell office:value-type="float" office:value="0.167629924353701" table:style-name="ce1">
            <text:p>0.167629924353701</text:p>
          </table:table-cell>
          <table:table-cell office:value-type="float" office:value="0.108032351036269" table:style-name="ce1">
            <text:p>0.108032351036269</text:p>
          </table:table-cell>
          <table:table-cell office:value-type="float" office:value="0.24908365893067" table:style-name="ce1">
            <text:p>0.24908365893067</text:p>
          </table:table-cell>
          <table:table-cell office:value-type="float" office:value="NA" table:style-name="ce1">
            <text:p>NA</text:p>
          </table:table-cell>
          <table:table-cell office:value-type="float" office:value="0.19460940738342" table:style-name="ce1">
            <text:p>0.19460940738342</text:p>
          </table:table-cell>
          <table:table-cell office:value-type="float" office:value="0.251634474148061" table:style-name="ce1">
            <text:p>0.251634474148061</text:p>
          </table:table-cell>
          <table:table-cell office:value-type="float" office:value="1.3463738372093" table:style-name="ce1">
            <text:p>1.3463738372093</text:p>
          </table:table-cell>
          <table:table-cell office:value-type="float" office:value="0.215819649676851" table:style-name="ce1">
            <text:p>0.215819649676851</text:p>
          </table:table-cell>
          <table:table-cell office:value-type="float" office:value="0.252637548575129" table:style-name="ce1">
            <text:p>0.252637548575129</text:p>
          </table:table-cell>
          <table:table-cell office:value-type="float" office:value="0.201238638366627" table:style-name="ce1">
            <text:p>0.201238638366627</text:p>
          </table:table-cell>
          <table:table-cell office:value-type="float" office:value="0.857232994186047" table:style-name="ce1">
            <text:p>0.857232994186047</text:p>
          </table:table-cell>
          <table:table-cell office:value-type="float" office:value="0.77939738372093" table:style-name="ce1">
            <text:p>0.77939738372093</text:p>
          </table:table-cell>
          <table:table-cell office:value-type="float" office:value="0.172283438601645" table:style-name="ce1">
            <text:p>0.172283438601645</text:p>
          </table:table-cell>
          <table:table-cell office:value-type="float" office:value="0.843436046511628" table:style-name="ce1">
            <text:p>0.843436046511628</text:p>
          </table:table-cell>
          <table:table-cell office:value-type="float" office:value="0.40240863022113" table:style-name="ce1">
            <text:p>0.40240863022113</text:p>
          </table:table-cell>
          <table:table-cell office:value-type="float" office:value="0.137295905552291" table:style-name="ce1">
            <text:p>0.137295905552291</text:p>
          </table:table-cell>
          <table:table-cell office:value-type="float" office:value="0.714317441860465" table:style-name="ce1">
            <text:p>0.714317441860465</text:p>
          </table:table-cell>
          <table:table-cell office:value-type="float" office:value="0.148429869271445" table:style-name="ce1">
            <text:p>0.148429869271445</text:p>
          </table:table-cell>
          <table:table-cell office:value-type="float" office:value="0.340763052825553" table:style-name="ce1">
            <text:p>0.340763052825553</text:p>
          </table:table-cell>
          <table:table-cell office:value-type="float" office:value="0.686463226744186" table:style-name="ce1">
            <text:p>0.686463226744186</text:p>
          </table:table-cell>
          <table:table-cell office:value-type="float" office:value="0.156524805699482" table:style-name="ce1">
            <text:p>0.156524805699482</text:p>
          </table:table-cell>
          <table:table-cell office:value-type="float" office:value="0.123163010428907" table:style-name="ce1">
            <text:p>0.123163010428907</text:p>
          </table:table-cell>
          <table:table-cell office:value-type="float" office:value="0.610189534883721" table:style-name="ce1">
            <text:p>0.610189534883721</text:p>
          </table:table-cell>
          <table:table-cell office:value-type="float" office:value="NA" table:style-name="ce1">
            <text:p>NA</text:p>
          </table:table-cell>
          <table:table-cell office:value-type="float" office:value="0.133159448443008" table:style-name="ce1">
            <text:p>0.133159448443008</text:p>
          </table:table-cell>
          <table:table-cell office:value-type="float" office:value="0.733008401162791" table:style-name="ce1">
            <text:p>0.733008401162791</text:p>
          </table:table-cell>
          <table:table-cell office:value-type="float" office:value="0.0472590224735605" table:style-name="ce1">
            <text:p>0.0472590224735605</text:p>
          </table:table-cell>
          <table:table-cell office:value-type="float" office:value="0.60077705139443" table:style-name="ce1">
            <text:p>0.60077705139443</text:p>
          </table:table-cell>
          <table:table-cell office:value-type="float" office:value="0.454512488572539" table:style-name="ce1">
            <text:p>0.454512488572539</text:p>
          </table:table-cell>
          <table:table-cell office:value-type="float" office:value="0.885903809648316" table:style-name="ce1">
            <text:p>0.885903809648316</text:p>
          </table:table-cell>
          <table:table-cell office:value-type="float" office:value="0.385617937966321" table:style-name="ce1">
            <text:p>0.385617937966321</text:p>
          </table:table-cell>
          <table:table-cell office:value-type="float" office:value="0.36172742352785" table:style-name="ce1">
            <text:p>0.36172742352785</text:p>
          </table:table-cell>
          <table:table-cell office:value-type="float" office:value="0.618775910900907" table:style-name="ce1">
            <text:p>0.618775910900907</text:p>
          </table:table-cell>
          <table:table-cell office:value-type="float" office:value="0.500210666125648" table:style-name="ce1">
            <text:p>0.500210666125648</text:p>
          </table:table-cell>
          <table:table-cell office:value-type="float" office:value="0.390830959795337" table:style-name="ce1">
            <text:p>0.390830959795337</text:p>
          </table:table-cell>
          <table:table-cell office:value-type="float" office:value="0.451200777202073" table:style-name="ce1">
            <text:p>0.451200777202073</text:p>
          </table:table-cell>
          <table:table-cell office:value-type="float" office:value="0.488538699744171" table:style-name="ce1">
            <text:p>0.488538699744171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92657755829016" table:style-name="ce1">
            <text:p>0.492657755829016</text:p>
          </table:table-cell>
          <table:table-cell office:value-type="float" office:value="0.234903497409326" table:style-name="ce1">
            <text:p>0.234903497409326</text:p>
          </table:table-cell>
          <table:table-cell office:value-type="float" office:value="0.24360285326087" table:style-name="ce1">
            <text:p>0.24360285326087</text:p>
          </table:table-cell>
          <table:table-cell office:value-type="float" office:value="0.487205706521739" table:style-name="ce1">
            <text:p>0.487205706521739</text:p>
          </table:table-cell>
          <table:table-cell office:value-type="float" office:value="1.33017012629534" table:style-name="ce1">
            <text:p>1.33017012629534</text:p>
          </table:table-cell>
          <table:table-cell office:value-type="float" office:value="1.50855305232558" table:style-name="ce1">
            <text:p>1.50855305232558</text:p>
          </table:table-cell>
          <table:table-cell office:value-type="float" office:value="0.203098494170984" table:style-name="ce1">
            <text:p>0.203098494170984</text:p>
          </table:table-cell>
          <table:table-cell office:value-type="float" office:value="NA" table:style-name="ce1">
            <text:p>NA</text:p>
          </table:table-cell>
          <table:table-cell office:value-type="float" office:value="0.665521146373057" table:style-name="ce1">
            <text:p>0.665521146373057</text:p>
          </table:table-cell>
          <table:table-cell office:value-type="float" office:value="0.201583343125734" table:style-name="ce1">
            <text:p>0.201583343125734</text:p>
          </table:table-cell>
          <table:table-cell office:value-type="float" office:value="0.367247819410319" table:style-name="ce1">
            <text:p>0.367247819410319</text:p>
          </table:table-cell>
          <table:table-cell office:value-type="float" office:value="0.233709826674501" table:style-name="ce1">
            <text:p>0.233709826674501</text:p>
          </table:table-cell>
          <table:table-cell office:value-type="float" office:value="0.0852110164512338" table:style-name="ce1">
            <text:p>0.0852110164512338</text:p>
          </table:table-cell>
          <table:table-cell office:value-type="float" office:value="0.321713131476684" table:style-name="ce1">
            <text:p>0.321713131476684</text:p>
          </table:table-cell>
          <table:table-cell office:value-type="float" office:value="0.20137652027027" table:style-name="ce1">
            <text:p>0.20137652027027</text:p>
          </table:table-cell>
          <table:table-cell office:value-type="float" office:value="0.864261627906977" table:style-name="ce1">
            <text:p>0.864261627906977</text:p>
          </table:table-cell>
          <table:table-cell office:value-type="float" office:value="0.297032090922444" table:style-name="ce1">
            <text:p>0.297032090922444</text:p>
          </table:table-cell>
          <table:table-cell office:value-type="float" office:value="0.213622636010363" table:style-name="ce1">
            <text:p>0.213622636010363</text:p>
          </table:table-cell>
          <table:table-cell office:value-type="float" office:value="0.418609459459459" table:style-name="ce1">
            <text:p>0.418609459459459</text:p>
          </table:table-cell>
          <table:table-cell office:value-type="float" office:value="NA" table:style-name="ce1">
            <text:p>NA</text:p>
          </table:table-cell>
          <table:table-cell office:value-type="float" office:value="0.371891774611399" table:style-name="ce1">
            <text:p>0.371891774611399</text:p>
          </table:table-cell>
          <table:table-cell office:value-type="float" office:value="0.387241326380729" table:style-name="ce1">
            <text:p>0.387241326380729</text:p>
          </table:table-cell>
          <table:table-cell office:value-type="float" office:value="1.81416845930233" table:style-name="ce1">
            <text:p>1.81416845930233</text:p>
          </table:table-cell>
          <table:table-cell office:value-type="float" office:value="0.314612033636898" table:style-name="ce1">
            <text:p>0.314612033636898</text:p>
          </table:table-cell>
          <table:table-cell office:value-type="float" office:value="0.516962127590674" table:style-name="ce1">
            <text:p>0.516962127590674</text:p>
          </table:table-cell>
          <table:table-cell office:value-type="float" office:value="0.363043052291422" table:style-name="ce1">
            <text:p>0.363043052291422</text:p>
          </table:table-cell>
          <table:table-cell office:value-type="float" office:value="1.39596475290698" table:style-name="ce1">
            <text:p>1.39596475290698</text:p>
          </table:table-cell>
          <table:table-cell office:value-type="float" office:value="1.25213808139535" table:style-name="ce1">
            <text:p>1.25213808139535</text:p>
          </table:table-cell>
          <table:table-cell office:value-type="float" office:value="0.275660395857814" table:style-name="ce1">
            <text:p>0.275660395857814</text:p>
          </table:table-cell>
          <table:table-cell office:value-type="float" office:value="1.3537929505814" table:style-name="ce1">
            <text:p>1.3537929505814</text:p>
          </table:table-cell>
          <table:table-cell office:value-type="float" office:value="0.771254668304668" table:style-name="ce1">
            <text:p>0.771254668304668</text:p>
          </table:table-cell>
          <table:table-cell office:value-type="float" office:value="0.274764163484136" table:style-name="ce1">
            <text:p>0.274764163484136</text:p>
          </table:table-cell>
          <table:table-cell office:value-type="float" office:value="1.25734447674419" table:style-name="ce1">
            <text:p>1.25734447674419</text:p>
          </table:table-cell>
          <table:table-cell office:value-type="float" office:value="0.329710102085781" table:style-name="ce1">
            <text:p>0.329710102085781</text:p>
          </table:table-cell>
          <table:table-cell office:value-type="float" office:value="0.666514265970516" table:style-name="ce1">
            <text:p>0.666514265970516</text:p>
          </table:table-cell>
          <table:table-cell office:value-type="float" office:value="1.13837834302326" table:style-name="ce1">
            <text:p>1.13837834302326</text:p>
          </table:table-cell>
          <table:table-cell office:value-type="float" office:value="0.349855035621762" table:style-name="ce1">
            <text:p>0.349855035621762</text:p>
          </table:table-cell>
          <table:table-cell office:value-type="float" office:value="0.248807895123384" table:style-name="ce1">
            <text:p>0.248807895123384</text:p>
          </table:table-cell>
          <table:table-cell office:value-type="float" office:value="0.771457630813954" table:style-name="ce1">
            <text:p>0.771457630813954</text:p>
          </table:table-cell>
          <table:table-cell office:value-type="float" office:value="NA" table:style-name="ce1">
            <text:p>NA</text:p>
          </table:table-cell>
          <table:table-cell office:value-type="float" office:value="0.244257792303173" table:style-name="ce1">
            <text:p>0.244257792303173</text:p>
          </table:table-cell>
          <table:table-cell office:value-type="float" office:value="1.14130017209302" table:style-name="ce1">
            <text:p>1.14130017209302</text:p>
          </table:table-cell>
          <table:table-cell office:value-type="float" office:value="0.0550148795534665" table:style-name="ce1">
            <text:p>0.0550148795534665</text:p>
          </table:table-cell>
          <table:table-cell office:value-type="float" office:value="1.34323794972863" table:style-name="ce1">
            <text:p>1.34323794972863</text:p>
          </table:table-cell>
          <table:table-cell office:value-type="float" office:value="0.629778572096503" table:style-name="ce1">
            <text:p>0.629778572096503</text:p>
          </table:table-cell>
          <table:table-cell office:value-type="float" office:value="1.34547224015868" table:style-name="ce1">
            <text:p>1.34547224015868</text:p>
          </table:table-cell>
          <table:table-cell office:value-type="float" office:value="0.403022039648316" table:style-name="ce1">
            <text:p>0.403022039648316</text:p>
          </table:table-cell>
          <table:table-cell office:value-type="float" office:value="0.58718515825842" table:style-name="ce1">
            <text:p>0.58718515825842</text:p>
          </table:table-cell>
          <table:table-cell office:value-type="float" office:value="0.9253305429307" table:style-name="ce1">
            <text:p>0.9253305429307</text:p>
          </table:table-cell>
          <table:table-cell office:value-type="float" office:value="0.617448906157383" table:style-name="ce1">
            <text:p>0.617448906157383</text:p>
          </table:table-cell>
          <table:table-cell office:value-type="float" office:value="0.46500513241127" table:style-name="ce1">
            <text:p>0.46500513241127</text:p>
          </table:table-cell>
          <table:table-cell office:value-type="float" office:value="0.533068134715026" table:style-name="ce1">
            <text:p>0.533068134715026</text:p>
          </table:table-cell>
          <table:table-cell office:value-type="float" office:value="0.581256415514087" table:style-name="ce1">
            <text:p>0.581256415514087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37711269430052" table:style-name="ce1">
            <text:p>0.437711269430052</text:p>
          </table:table-cell>
          <table:table-cell office:value-type="float" office:value="0.225600388601036" table:style-name="ce1">
            <text:p>0.225600388601036</text:p>
          </table:table-cell>
          <table:table-cell office:value-type="float" office:value="0.246136433240305" table:style-name="ce1">
            <text:p>0.246136433240305</text:p>
          </table:table-cell>
          <table:table-cell office:value-type="float" office:value="0.492272866480611" table:style-name="ce1">
            <text:p>0.492272866480611</text:p>
          </table:table-cell>
          <table:table-cell office:value-type="float" office:value="1.42593400259067" table:style-name="ce1">
            <text:p>1.42593400259067</text:p>
          </table:table-cell>
          <table:table-cell office:value-type="float" office:value="1.43253968023256" table:style-name="ce1">
            <text:p>1.43253968023256</text:p>
          </table:table-cell>
          <table:table-cell office:value-type="float" office:value="0.199609828367876" table:style-name="ce1">
            <text:p>0.199609828367876</text:p>
          </table:table-cell>
          <table:table-cell office:value-type="float" office:value="NA" table:style-name="ce1">
            <text:p>NA</text:p>
          </table:table-cell>
          <table:table-cell office:value-type="float" office:value="0.563710249352332" table:style-name="ce1">
            <text:p>0.563710249352332</text:p>
          </table:table-cell>
          <table:table-cell office:value-type="float" office:value="0.189070560370153" table:style-name="ce1">
            <text:p>0.189070560370153</text:p>
          </table:table-cell>
          <table:table-cell office:value-type="float" office:value="0.398184766584767" table:style-name="ce1">
            <text:p>0.398184766584767</text:p>
          </table:table-cell>
          <table:table-cell office:value-type="float" office:value="0.234020060957697" table:style-name="ce1">
            <text:p>0.234020060957697</text:p>
          </table:table-cell>
          <table:table-cell office:value-type="float" office:value="0.0794889174500588" table:style-name="ce1">
            <text:p>0.0794889174500588</text:p>
          </table:table-cell>
          <table:table-cell office:value-type="float" office:value="0.29368751619171" table:style-name="ce1">
            <text:p>0.29368751619171</text:p>
          </table:table-cell>
          <table:table-cell office:value-type="float" office:value="0.192483137485311" table:style-name="ce1">
            <text:p>0.192483137485311</text:p>
          </table:table-cell>
          <table:table-cell office:value-type="float" office:value="0.867385465116279" table:style-name="ce1">
            <text:p>0.867385465116279</text:p>
          </table:table-cell>
          <table:table-cell office:value-type="float" office:value="0.273385344447709" table:style-name="ce1">
            <text:p>0.273385344447709</text:p>
          </table:table-cell>
          <table:table-cell office:value-type="float" office:value="0.220890689766839" table:style-name="ce1">
            <text:p>0.220890689766839</text:p>
          </table:table-cell>
          <table:table-cell office:value-type="float" office:value="0.378761589306698" table:style-name="ce1">
            <text:p>0.378761589306698</text:p>
          </table:table-cell>
          <table:table-cell office:value-type="float" office:value="NA" table:style-name="ce1">
            <text:p>NA</text:p>
          </table:table-cell>
          <table:table-cell office:value-type="float" office:value="0.356076489637306" table:style-name="ce1">
            <text:p>0.356076489637306</text:p>
          </table:table-cell>
          <table:table-cell office:value-type="float" office:value="0.367455273207991" table:style-name="ce1">
            <text:p>0.367455273207991</text:p>
          </table:table-cell>
          <table:table-cell office:value-type="float" office:value="1.74284084302326" table:style-name="ce1">
            <text:p>1.74284084302326</text:p>
          </table:table-cell>
          <table:table-cell office:value-type="float" office:value="0.301134077555817" table:style-name="ce1">
            <text:p>0.301134077555817</text:p>
          </table:table-cell>
          <table:table-cell office:value-type="float" office:value="0.449921599740933" table:style-name="ce1">
            <text:p>0.449921599740933</text:p>
          </table:table-cell>
          <table:table-cell office:value-type="float" office:value="0.340499361045828" table:style-name="ce1">
            <text:p>0.340499361045828</text:p>
          </table:table-cell>
          <table:table-cell office:value-type="float" office:value="1.35782790697674" table:style-name="ce1">
            <text:p>1.35782790697674</text:p>
          </table:table-cell>
          <table:table-cell office:value-type="float" office:value="1.20436940406977" table:style-name="ce1">
            <text:p>1.20436940406977</text:p>
          </table:table-cell>
          <table:table-cell office:value-type="float" office:value="0.273385344447709" table:style-name="ce1">
            <text:p>0.273385344447709</text:p>
          </table:table-cell>
          <table:table-cell office:value-type="float" office:value="1.34468175872093" table:style-name="ce1">
            <text:p>1.34468175872093</text:p>
          </table:table-cell>
          <table:table-cell office:value-type="float" office:value="0.782442199017199" table:style-name="ce1">
            <text:p>0.782442199017199</text:p>
          </table:table-cell>
          <table:table-cell office:value-type="float" office:value="0.269593592097532" table:style-name="ce1">
            <text:p>0.269593592097532</text:p>
          </table:table-cell>
          <table:table-cell office:value-type="float" office:value="1.32606889534884" table:style-name="ce1">
            <text:p>1.32606889534884</text:p>
          </table:table-cell>
          <table:table-cell office:value-type="float" office:value="0.32915857447121" table:style-name="ce1">
            <text:p>0.32915857447121</text:p>
          </table:table-cell>
          <table:table-cell office:value-type="float" office:value="0.575872435503685" table:style-name="ce1">
            <text:p>0.575872435503685</text:p>
          </table:table-cell>
          <table:table-cell office:value-type="float" office:value="1.17872790697674" table:style-name="ce1">
            <text:p>1.17872790697674</text:p>
          </table:table-cell>
          <table:table-cell office:value-type="float" office:value="0.36485629857513" table:style-name="ce1">
            <text:p>0.36485629857513</text:p>
          </table:table-cell>
          <table:table-cell office:value-type="float" office:value="0.264388550235018" table:style-name="ce1">
            <text:p>0.264388550235018</text:p>
          </table:table-cell>
          <table:table-cell office:value-type="float" office:value="0.892376162790698" table:style-name="ce1">
            <text:p>0.892376162790698</text:p>
          </table:table-cell>
          <table:table-cell office:value-type="float" office:value="NA" table:style-name="ce1">
            <text:p>NA</text:p>
          </table:table-cell>
          <table:table-cell office:value-type="float" office:value="0.215095769682726" table:style-name="ce1">
            <text:p>0.215095769682726</text:p>
          </table:table-cell>
          <table:table-cell office:value-type="float" office:value="1.08095388488372" table:style-name="ce1">
            <text:p>1.08095388488372</text:p>
          </table:table-cell>
          <table:table-cell office:value-type="float" office:value="0.0602888623678026" table:style-name="ce1">
            <text:p>0.0602888623678026</text:p>
          </table:table-cell>
          <table:table-cell office:value-type="float" office:value="1.14678616165415" table:style-name="ce1">
            <text:p>1.14678616165415</text:p>
          </table:table-cell>
          <table:table-cell office:value-type="float" office:value="0.646585361475389" table:style-name="ce1">
            <text:p>0.646585361475389</text:p>
          </table:table-cell>
          <table:table-cell office:value-type="float" office:value="1.23917530499417" table:style-name="ce1">
            <text:p>1.23917530499417</text:p>
          </table:table-cell>
          <table:table-cell office:value-type="float" office:value="0.435005313709197" table:style-name="ce1">
            <text:p>0.435005313709197</text:p>
          </table:table-cell>
          <table:table-cell office:value-type="float" office:value="0.644338297876943" table:style-name="ce1">
            <text:p>0.644338297876943</text:p>
          </table:table-cell>
          <table:table-cell office:value-type="float" office:value="0.967072699055052" table:style-name="ce1">
            <text:p>0.967072699055052</text:p>
          </table:table-cell>
          <table:table-cell office:value-type="float" office:value="0.673029915744171" table:style-name="ce1">
            <text:p>0.673029915744171</text:p>
          </table:table-cell>
          <table:table-cell office:value-type="float" office:value="0.483704309016839" table:style-name="ce1">
            <text:p>0.483704309016839</text:p>
          </table:table-cell>
          <table:table-cell office:value-type="float" office:value="0.568419948186529" table:style-name="ce1">
            <text:p>0.568419948186529</text:p>
          </table:table-cell>
          <table:table-cell office:value-type="float" office:value="0.604630386271049" table:style-name="ce1">
            <text:p>0.60463038627104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1968649611399" table:style-name="ce1">
            <text:p>0.41968649611399</text:p>
          </table:table-cell>
          <table:table-cell office:value-type="float" office:value="0.197691062176166" table:style-name="ce1">
            <text:p>0.197691062176166</text:p>
          </table:table-cell>
          <table:table-cell office:value-type="float" office:value="0.251100181771445" table:style-name="ce1">
            <text:p>0.251100181771445</text:p>
          </table:table-cell>
          <table:table-cell office:value-type="float" office:value="0.502200363542891" table:style-name="ce1">
            <text:p>0.502200363542891</text:p>
          </table:table-cell>
          <table:table-cell office:value-type="float" office:value="0.657322781735751" table:style-name="ce1">
            <text:p>0.657322781735751</text:p>
          </table:table-cell>
          <table:table-cell office:value-type="float" office:value="1.06249513081395" table:style-name="ce1">
            <text:p>1.06249513081395</text:p>
          </table:table-cell>
          <table:table-cell office:value-type="float" office:value="0.126522279792746" table:style-name="ce1">
            <text:p>0.126522279792746</text:p>
          </table:table-cell>
          <table:table-cell office:value-type="float" office:value="NA" table:style-name="ce1">
            <text:p>NA</text:p>
          </table:table-cell>
          <table:table-cell office:value-type="float" office:value="0.467946373056995" table:style-name="ce1">
            <text:p>0.467946373056995</text:p>
          </table:table-cell>
          <table:table-cell office:value-type="float" office:value="0.0401925749118684" table:style-name="ce1">
            <text:p>0.0401925749118684</text:p>
          </table:table-cell>
          <table:table-cell office:value-type="float" office:value="0.259710534398034" table:style-name="ce1">
            <text:p>0.259710534398034</text:p>
          </table:table-cell>
          <table:table-cell office:value-type="float" office:value="0.094069928760282" table:style-name="ce1">
            <text:p>0.094069928760282</text:p>
          </table:table-cell>
          <table:table-cell office:value-type="float" office:value="0.0769381022326674" table:style-name="ce1">
            <text:p>0.0769381022326674</text:p>
          </table:table-cell>
          <table:table-cell office:value-type="float" office:value="0.0225600388601036" table:style-name="ce1">
            <text:p>0.0225600388601036</text:p>
          </table:table-cell>
          <table:table-cell office:value-type="float" office:value="0.0807298545828437" table:style-name="ce1">
            <text:p>0.0807298545828437</text:p>
          </table:table-cell>
          <table:table-cell office:value-type="float" office:value="0.303793168604651" table:style-name="ce1">
            <text:p>0.303793168604651</text:p>
          </table:table-cell>
          <table:table-cell office:value-type="float" office:value="0.150980684488837" table:style-name="ce1">
            <text:p>0.150980684488837</text:p>
          </table:table-cell>
          <table:table-cell office:value-type="float" office:value="0.051108954015544" table:style-name="ce1">
            <text:p>0.051108954015544</text:p>
          </table:table-cell>
          <table:table-cell office:value-type="float" office:value="0.224850914365452" table:style-name="ce1">
            <text:p>0.224850914365452</text:p>
          </table:table-cell>
          <table:table-cell office:value-type="float" office:value="NA" table:style-name="ce1">
            <text:p>NA</text:p>
          </table:table-cell>
          <table:table-cell office:value-type="float" office:value="0.18501557642487" table:style-name="ce1">
            <text:p>0.18501557642487</text:p>
          </table:table-cell>
          <table:table-cell office:value-type="float" office:value="0.170697796709753" table:style-name="ce1">
            <text:p>0.170697796709753</text:p>
          </table:table-cell>
          <table:table-cell office:value-type="float" office:value="1.15412768895349" table:style-name="ce1">
            <text:p>1.15412768895349</text:p>
          </table:table-cell>
          <table:table-cell office:value-type="float" office:value="0.157013017773208" table:style-name="ce1">
            <text:p>0.157013017773208</text:p>
          </table:table-cell>
          <table:table-cell office:value-type="float" office:value="0.228216887953368" table:style-name="ce1">
            <text:p>0.228216887953368</text:p>
          </table:table-cell>
          <table:table-cell office:value-type="float" office:value="0.116199974294947" table:style-name="ce1">
            <text:p>0.116199974294947</text:p>
          </table:table-cell>
          <table:table-cell office:value-type="float" office:value="0.57374476744186" table:style-name="ce1">
            <text:p>0.57374476744186</text:p>
          </table:table-cell>
          <table:table-cell office:value-type="float" office:value="0.553830305232558" table:style-name="ce1">
            <text:p>0.553830305232558</text:p>
          </table:table-cell>
          <table:table-cell office:value-type="float" office:value="0.158702071092832" table:style-name="ce1">
            <text:p>0.158702071092832</text:p>
          </table:table-cell>
          <table:table-cell office:value-type="float" office:value="0.574525726744186" table:style-name="ce1">
            <text:p>0.574525726744186</text:p>
          </table:table-cell>
          <table:table-cell office:value-type="float" office:value="0.4181625" table:style-name="ce1">
            <text:p>0.4181625</text:p>
          </table:table-cell>
          <table:table-cell office:value-type="float" office:value="0.087106892626322" table:style-name="ce1">
            <text:p>0.087106892626322</text:p>
          </table:table-cell>
          <table:table-cell office:value-type="float" office:value="0.703384011627907" table:style-name="ce1">
            <text:p>0.703384011627907</text:p>
          </table:table-cell>
          <table:table-cell office:value-type="float" office:value="0.083728785987074" table:style-name="ce1">
            <text:p>0.083728785987074</text:p>
          </table:table-cell>
          <table:table-cell office:value-type="float" office:value="0.280030743243243" table:style-name="ce1">
            <text:p>0.280030743243243</text:p>
          </table:table-cell>
          <table:table-cell office:value-type="float" office:value="0.382279578488372" table:style-name="ce1">
            <text:p>0.382279578488372</text:p>
          </table:table-cell>
          <table:table-cell office:value-type="float" office:value="0.116812159974093" table:style-name="ce1">
            <text:p>0.116812159974093</text:p>
          </table:table-cell>
          <table:table-cell office:value-type="float" office:value="0.0735599955934195" table:style-name="ce1">
            <text:p>0.0735599955934195</text:p>
          </table:table-cell>
          <table:table-cell office:value-type="float" office:value="0.352993604651163" table:style-name="ce1">
            <text:p>0.352993604651163</text:p>
          </table:table-cell>
          <table:table-cell office:value-type="float" office:value="NA" table:style-name="ce1">
            <text:p>NA</text:p>
          </table:table-cell>
          <table:table-cell office:value-type="float" office:value="0.0760418698589894" table:style-name="ce1">
            <text:p>0.0760418698589894</text:p>
          </table:table-cell>
          <table:table-cell office:value-type="float" office:value="0.376372402325581" table:style-name="ce1">
            <text:p>0.376372402325581</text:p>
          </table:table-cell>
          <table:table-cell office:value-type="float" office:value="0.0181659408049354" table:style-name="ce1">
            <text:p>0.0181659408049354</text:p>
          </table:table-cell>
          <table:table-cell office:value-type="float" office:value="0.287561232979275" table:style-name="ce1">
            <text:p>0.287561232979275</text:p>
          </table:table-cell>
          <table:table-cell office:value-type="float" office:value="0.359204576246114" table:style-name="ce1">
            <text:p>0.359204576246114</text:p>
          </table:table-cell>
          <table:table-cell office:value-type="float" office:value="0.483551054253886" table:style-name="ce1">
            <text:p>0.483551054253886</text:p>
          </table:table-cell>
          <table:table-cell office:value-type="float" office:value="0.218364275518135" table:style-name="ce1">
            <text:p>0.218364275518135</text:p>
          </table:table-cell>
          <table:table-cell office:value-type="float" office:value="0.217319477479275" table:style-name="ce1">
            <text:p>0.217319477479275</text:p>
          </table:table-cell>
          <table:table-cell office:value-type="float" office:value="0.315876395897021" table:style-name="ce1">
            <text:p>0.315876395897021</text:p>
          </table:table-cell>
          <table:table-cell office:value-type="float" office:value="0.239016213425518" table:style-name="ce1">
            <text:p>0.239016213425518</text:p>
          </table:table-cell>
          <table:table-cell office:value-type="float" office:value="0.212425905025259" table:style-name="ce1">
            <text:p>0.212425905025259</text:p>
          </table:table-cell>
          <table:table-cell office:value-type="float" office:value="0.145128497409326" table:style-name="ce1">
            <text:p>0.145128497409326</text:p>
          </table:table-cell>
          <table:table-cell office:value-type="float" office:value="0.265532381281574" table:style-name="ce1">
            <text:p>0.265532381281574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6910718911917" table:style-name="ce1">
            <text:p>0.596910718911917</text:p>
          </table:table-cell>
          <table:table-cell office:value-type="float" office:value="0.361076910621762" table:style-name="ce1">
            <text:p>0.361076910621762</text:p>
          </table:table-cell>
          <table:table-cell office:value-type="float" office:value="0.286449654817861" table:style-name="ce1">
            <text:p>0.286449654817861</text:p>
          </table:table-cell>
          <table:table-cell office:value-type="float" office:value="0.572899309635723" table:style-name="ce1">
            <text:p>0.572899309635723</text:p>
          </table:table-cell>
          <table:table-cell office:value-type="float" office:value="1.33964766839378" table:style-name="ce1">
            <text:p>1.33964766839378</text:p>
          </table:table-cell>
          <table:table-cell office:value-type="float" office:value="2.23015944767442" table:style-name="ce1">
            <text:p>2.23015944767442</text:p>
          </table:table-cell>
          <table:table-cell office:value-type="float" office:value="0.417709585492228" table:style-name="ce1">
            <text:p>0.417709585492228</text:p>
          </table:table-cell>
          <table:table-cell office:value-type="float" office:value="NA" table:style-name="ce1">
            <text:p>NA</text:p>
          </table:table-cell>
          <table:table-cell office:value-type="float" office:value="0.995723364637306" table:style-name="ce1">
            <text:p>0.995723364637306</text:p>
          </table:table-cell>
          <table:table-cell office:value-type="float" office:value="0.203892865011751" table:style-name="ce1">
            <text:p>0.203892865011751</text:p>
          </table:table-cell>
          <table:table-cell office:value-type="float" office:value="0.667541692260442" table:style-name="ce1">
            <text:p>0.667541692260442</text:p>
          </table:table-cell>
          <table:table-cell office:value-type="float" office:value="0.316507909811986" table:style-name="ce1">
            <text:p>0.316507909811986</text:p>
          </table:table-cell>
          <table:table-cell office:value-type="float" office:value="0.165906400558167" table:style-name="ce1">
            <text:p>0.165906400558167</text:p>
          </table:table-cell>
          <table:table-cell office:value-type="float" office:value="0.338516871761658" table:style-name="ce1">
            <text:p>0.338516871761658</text:p>
          </table:table-cell>
          <table:table-cell office:value-type="float" office:value="0.210028609723854" table:style-name="ce1">
            <text:p>0.210028609723854</text:p>
          </table:table-cell>
          <table:table-cell office:value-type="float" office:value="1.22532514534884" table:style-name="ce1">
            <text:p>1.22532514534884</text:p>
          </table:table-cell>
          <table:table-cell office:value-type="float" office:value="0.314577563160987" table:style-name="ce1">
            <text:p>0.314577563160987</text:p>
          </table:table-cell>
          <table:table-cell office:value-type="float" office:value="0.415500097150259" table:style-name="ce1">
            <text:p>0.415500097150259</text:p>
          </table:table-cell>
          <table:table-cell office:value-type="float" office:value="0.536636368977673" table:style-name="ce1">
            <text:p>0.536636368977673</text:p>
          </table:table-cell>
          <table:table-cell office:value-type="float" office:value="NA" table:style-name="ce1">
            <text:p>NA</text:p>
          </table:table-cell>
          <table:table-cell office:value-type="float" office:value="0.605690527849741" table:style-name="ce1">
            <text:p>0.605690527849741</text:p>
          </table:table-cell>
          <table:table-cell office:value-type="float" office:value="0.605990966509988" table:style-name="ce1">
            <text:p>0.605990966509988</text:p>
          </table:table-cell>
          <table:table-cell office:value-type="float" office:value="2.25710254360465" table:style-name="ce1">
            <text:p>2.25710254360465</text:p>
          </table:table-cell>
          <table:table-cell office:value-type="float" office:value="0.433604116480611" table:style-name="ce1">
            <text:p>0.433604116480611</text:p>
          </table:table-cell>
          <table:table-cell office:value-type="float" office:value="0.588944931994819" table:style-name="ce1">
            <text:p>0.588944931994819</text:p>
          </table:table-cell>
          <table:table-cell office:value-type="float" office:value="0.448598773501763" table:style-name="ce1">
            <text:p>0.448598773501763</text:p>
          </table:table-cell>
          <table:table-cell office:value-type="float" office:value="2.02255443313953" table:style-name="ce1">
            <text:p>2.02255443313953</text:p>
          </table:table-cell>
          <table:table-cell office:value-type="float" office:value="2.03348786337209" table:style-name="ce1">
            <text:p>2.03348786337209</text:p>
          </table:table-cell>
          <table:table-cell office:value-type="float" office:value="0.424572851792009" table:style-name="ce1">
            <text:p>0.424572851792009</text:p>
          </table:table-cell>
          <table:table-cell office:value-type="float" office:value="1.8084414244186" table:style-name="ce1">
            <text:p>1.8084414244186</text:p>
          </table:table-cell>
          <table:table-cell office:value-type="float" office:value="1.02851079545455" table:style-name="ce1">
            <text:p>1.02851079545455</text:p>
          </table:table-cell>
          <table:table-cell office:value-type="float" office:value="0.377555122649824" table:style-name="ce1">
            <text:p>0.377555122649824</text:p>
          </table:table-cell>
          <table:table-cell office:value-type="float" office:value="1.76639978197674" table:style-name="ce1">
            <text:p>1.76639978197674</text:p>
          </table:table-cell>
          <table:table-cell office:value-type="float" office:value="0.408957726204465" table:style-name="ce1">
            <text:p>0.408957726204465</text:p>
          </table:table-cell>
          <table:table-cell office:value-type="float" office:value="0.798424385749386" table:style-name="ce1">
            <text:p>0.798424385749386</text:p>
          </table:table-cell>
          <table:table-cell office:value-type="float" office:value="1.3239863372093" table:style-name="ce1">
            <text:p>1.3239863372093</text:p>
          </table:table-cell>
          <table:table-cell office:value-type="float" office:value="0.415209375" table:style-name="ce1">
            <text:p>0.415209375</text:p>
          </table:table-cell>
          <table:table-cell office:value-type="float" office:value="0.327021404964747" table:style-name="ce1">
            <text:p>0.327021404964747</text:p>
          </table:table-cell>
          <table:table-cell office:value-type="float" office:value="1.31943074127907" table:style-name="ce1">
            <text:p>1.31943074127907</text:p>
          </table:table-cell>
          <table:table-cell office:value-type="float" office:value="NA" table:style-name="ce1">
            <text:p>NA</text:p>
          </table:table-cell>
          <table:table-cell office:value-type="float" office:value="0.380105937867215" table:style-name="ce1">
            <text:p>0.380105937867215</text:p>
          </table:table-cell>
          <table:table-cell office:value-type="float" office:value="2.04324568953488" table:style-name="ce1">
            <text:p>2.04324568953488</text:p>
          </table:table-cell>
          <table:table-cell office:value-type="float" office:value="0.208615320211516" table:style-name="ce1">
            <text:p>0.208615320211516</text:p>
          </table:table-cell>
          <table:table-cell office:value-type="float" office:value="1.20650092856347" table:style-name="ce1">
            <text:p>1.20650092856347</text:p>
          </table:table-cell>
          <table:table-cell office:value-type="float" office:value="0.999963530918394" table:style-name="ce1">
            <text:p>0.999963530918394</text:p>
          </table:table-cell>
          <table:table-cell office:value-type="float" office:value="1.47948960677526" table:style-name="ce1">
            <text:p>1.47948960677526</text:p>
          </table:table-cell>
          <table:table-cell office:value-type="float" office:value="0.740935725744171" table:style-name="ce1">
            <text:p>0.740935725744171</text:p>
          </table:table-cell>
          <table:table-cell office:value-type="float" office:value="0.652872902450129" table:style-name="ce1">
            <text:p>0.652872902450129</text:p>
          </table:table-cell>
          <table:table-cell office:value-type="float" office:value="1.16953672120531" table:style-name="ce1">
            <text:p>1.16953672120531</text:p>
          </table:table-cell>
          <table:table-cell office:value-type="float" office:value="0.73424851158614" table:style-name="ce1">
            <text:p>0.73424851158614</text:p>
          </table:table-cell>
          <table:table-cell office:value-type="float" office:value="0.571048792764249" table:style-name="ce1">
            <text:p>0.571048792764249</text:p>
          </table:table-cell>
          <table:table-cell office:value-type="float" office:value="0.679126943005181" table:style-name="ce1">
            <text:p>0.679126943005181</text:p>
          </table:table-cell>
          <table:table-cell office:value-type="float" office:value="0.713810990955311" table:style-name="ce1">
            <text:p>0.713810990955311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30808921632124" table:style-name="ce1">
            <text:p>0.630808921632124</text:p>
          </table:table-cell>
          <table:table-cell office:value-type="float" office:value="0.384334682642487" table:style-name="ce1">
            <text:p>0.384334682642487</text:p>
          </table:table-cell>
          <table:table-cell office:value-type="float" office:value="0.276608333945358" table:style-name="ce1">
            <text:p>0.276608333945358</text:p>
          </table:table-cell>
          <table:table-cell office:value-type="float" office:value="0.553216667890717" table:style-name="ce1">
            <text:p>0.553216667890717</text:p>
          </table:table-cell>
          <table:table-cell office:value-type="float" office:value="1.19672865932642" table:style-name="ce1">
            <text:p>1.19672865932642</text:p>
          </table:table-cell>
          <table:table-cell office:value-type="float" office:value="2.14802856104651" table:style-name="ce1">
            <text:p>2.14802856104651</text:p>
          </table:table-cell>
          <table:table-cell office:value-type="float" office:value="0.406022555051814" table:style-name="ce1">
            <text:p>0.406022555051814</text:p>
          </table:table-cell>
          <table:table-cell office:value-type="float" office:value="NA" table:style-name="ce1">
            <text:p>NA</text:p>
          </table:table-cell>
          <table:table-cell office:value-type="float" office:value="0.880015948834197" table:style-name="ce1">
            <text:p>0.880015948834197</text:p>
          </table:table-cell>
          <table:table-cell office:value-type="float" office:value="0.0970343896886016" table:style-name="ce1">
            <text:p>0.0970343896886016</text:p>
          </table:table-cell>
          <table:table-cell office:value-type="float" office:value="0.729244348894349" table:style-name="ce1">
            <text:p>0.729244348894349</text:p>
          </table:table-cell>
          <table:table-cell office:value-type="float" office:value="0.263802552144536" table:style-name="ce1">
            <text:p>0.263802552144536</text:p>
          </table:table-cell>
          <table:table-cell office:value-type="float" office:value="0.120681136163337" table:style-name="ce1">
            <text:p>0.120681136163337</text:p>
          </table:table-cell>
          <table:table-cell office:value-type="float" office:value="0.191004452720207" table:style-name="ce1">
            <text:p>0.191004452720207</text:p>
          </table:table-cell>
          <table:table-cell office:value-type="float" office:value="0.15759901586369" table:style-name="ce1">
            <text:p>0.15759901586369</text:p>
          </table:table-cell>
          <table:table-cell office:value-type="float" office:value="1.05650777616279" table:style-name="ce1">
            <text:p>1.05650777616279</text:p>
          </table:table-cell>
          <table:table-cell office:value-type="float" office:value="0.287242475763807" table:style-name="ce1">
            <text:p>0.287242475763807</text:p>
          </table:table-cell>
          <table:table-cell office:value-type="float" office:value="0.339970482512953" table:style-name="ce1">
            <text:p>0.339970482512953</text:p>
          </table:table-cell>
          <table:table-cell office:value-type="float" office:value="0.50316553686839" table:style-name="ce1">
            <text:p>0.50316553686839</text:p>
          </table:table-cell>
          <table:table-cell office:value-type="float" office:value="NA" table:style-name="ce1">
            <text:p>NA</text:p>
          </table:table-cell>
          <table:table-cell office:value-type="float" office:value="0.58609585492228" table:style-name="ce1">
            <text:p>0.58609585492228</text:p>
          </table:table-cell>
          <table:table-cell office:value-type="float" office:value="0.547701391745006" table:style-name="ce1">
            <text:p>0.547701391745006</text:p>
          </table:table-cell>
          <table:table-cell office:value-type="float" office:value="2.24812151162791" table:style-name="ce1">
            <text:p>2.24812151162791</text:p>
          </table:table-cell>
          <table:table-cell office:value-type="float" office:value="0.403270097679201" table:style-name="ce1">
            <text:p>0.403270097679201</text:p>
          </table:table-cell>
          <table:table-cell office:value-type="float" office:value="0.639239863989637" table:style-name="ce1">
            <text:p>0.639239863989637</text:p>
          </table:table-cell>
          <table:table-cell office:value-type="float" office:value="0.372556903642773" table:style-name="ce1">
            <text:p>0.372556903642773</text:p>
          </table:table-cell>
          <table:table-cell office:value-type="float" office:value="2.04090697674419" table:style-name="ce1">
            <text:p>2.04090697674419</text:p>
          </table:table-cell>
          <table:table-cell office:value-type="float" office:value="1.67502754360465" table:style-name="ce1">
            <text:p>1.67502754360465</text:p>
          </table:table-cell>
          <table:table-cell office:value-type="float" office:value="0.37734829979436" table:style-name="ce1">
            <text:p>0.37734829979436</text:p>
          </table:table-cell>
          <table:table-cell office:value-type="float" office:value="1.54395654069767" table:style-name="ce1">
            <text:p>1.54395654069767</text:p>
          </table:table-cell>
          <table:table-cell office:value-type="float" office:value="0.945232186732187" table:style-name="ce1">
            <text:p>0.945232186732187</text:p>
          </table:table-cell>
          <table:table-cell office:value-type="float" office:value="0.288311060517039" table:style-name="ce1">
            <text:p>0.288311060517039</text:p>
          </table:table-cell>
          <table:table-cell office:value-type="float" office:value="1.54838197674419" table:style-name="ce1">
            <text:p>1.54838197674419</text:p>
          </table:table-cell>
          <table:table-cell office:value-type="float" office:value="0.258735392185664" table:style-name="ce1">
            <text:p>0.258735392185664</text:p>
          </table:table-cell>
          <table:table-cell office:value-type="float" office:value="0.716059044840295" table:style-name="ce1">
            <text:p>0.716059044840295</text:p>
          </table:table-cell>
          <table:table-cell office:value-type="float" office:value="1.08930806686047" table:style-name="ce1">
            <text:p>1.08930806686047</text:p>
          </table:table-cell>
          <table:table-cell office:value-type="float" office:value="0.336481816709845" table:style-name="ce1">
            <text:p>0.336481816709845</text:p>
          </table:table-cell>
          <table:table-cell office:value-type="float" office:value="0.235295468566392" table:style-name="ce1">
            <text:p>0.235295468566392</text:p>
          </table:table-cell>
          <table:table-cell office:value-type="float" office:value="1.24771264534884" table:style-name="ce1">
            <text:p>1.24771264534884</text:p>
          </table:table-cell>
          <table:table-cell office:value-type="float" office:value="NA" table:style-name="ce1">
            <text:p>NA</text:p>
          </table:table-cell>
          <table:table-cell office:value-type="float" office:value="0.311957806991774" table:style-name="ce1">
            <text:p>0.311957806991774</text:p>
          </table:table-cell>
          <table:table-cell office:value-type="float" office:value="1.24266244186047" table:style-name="ce1">
            <text:p>1.24266244186047</text:p>
          </table:table-cell>
          <table:table-cell office:value-type="float" office:value="0.119957256169213" table:style-name="ce1">
            <text:p>0.119957256169213</text:p>
          </table:table-cell>
          <table:table-cell office:value-type="float" office:value="1.14162362702137" table:style-name="ce1">
            <text:p>1.14162362702137</text:p>
          </table:table-cell>
          <table:table-cell office:value-type="float" office:value="0.835913266070596" table:style-name="ce1">
            <text:p>0.835913266070596</text:p>
          </table:table-cell>
          <table:table-cell office:value-type="float" office:value="1.08413366137111" table:style-name="ce1">
            <text:p>1.08413366137111</text:p>
          </table:table-cell>
          <table:table-cell office:value-type="float" office:value="0.372590005488342" table:style-name="ce1">
            <text:p>0.372590005488342</text:p>
          </table:table-cell>
          <table:table-cell office:value-type="float" office:value="0.641631083910622" table:style-name="ce1">
            <text:p>0.641631083910622</text:p>
          </table:table-cell>
          <table:table-cell office:value-type="float" office:value="0.913323413448187" table:style-name="ce1">
            <text:p>0.913323413448187</text:p>
          </table:table-cell>
          <table:table-cell office:value-type="float" office:value="0.534065372160622" table:style-name="ce1">
            <text:p>0.534065372160622</text:p>
          </table:table-cell>
          <table:table-cell office:value-type="float" office:value="0.530844809549223" table:style-name="ce1">
            <text:p>0.530844809549223</text:p>
          </table:table-cell>
          <table:table-cell office:value-type="float" office:value="0.465155440414508" table:style-name="ce1">
            <text:p>0.465155440414508</text:p>
          </table:table-cell>
          <table:table-cell office:value-type="float" office:value="0.663556011936529" table:style-name="ce1">
            <text:p>0.663556011936529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26622522668394" table:style-name="ce1">
            <text:p>0.626622522668394</text:p>
          </table:table-cell>
          <table:table-cell office:value-type="float" office:value="0.338400582901554" table:style-name="ce1">
            <text:p>0.338400582901554</text:p>
          </table:table-cell>
          <table:table-cell office:value-type="float" office:value="0.262820143581081" table:style-name="ce1">
            <text:p>0.262820143581081</text:p>
          </table:table-cell>
          <table:table-cell office:value-type="float" office:value="0.525640287162162" table:style-name="ce1">
            <text:p>0.525640287162162</text:p>
          </table:table-cell>
          <table:table-cell office:value-type="float" office:value="1.57048105569948" table:style-name="ce1">
            <text:p>1.57048105569948</text:p>
          </table:table-cell>
          <table:table-cell office:value-type="float" office:value="1.9228519622093" table:style-name="ce1">
            <text:p>1.9228519622093</text:p>
          </table:table-cell>
          <table:table-cell office:value-type="float" office:value="0.426314961139896" table:style-name="ce1">
            <text:p>0.426314961139896</text:p>
          </table:table-cell>
          <table:table-cell office:value-type="float" office:value="NA" table:style-name="ce1">
            <text:p>NA</text:p>
          </table:table-cell>
          <table:table-cell office:value-type="float" office:value="0.82530204015544" table:style-name="ce1">
            <text:p>0.82530204015544</text:p>
          </table:table-cell>
          <table:table-cell office:value-type="float" office:value="0.195068423178613" table:style-name="ce1">
            <text:p>0.195068423178613</text:p>
          </table:table-cell>
          <table:table-cell office:value-type="float" office:value="0.669881941031941" table:style-name="ce1">
            <text:p>0.669881941031941</text:p>
          </table:table-cell>
          <table:table-cell office:value-type="float" office:value="0.334501498237368" table:style-name="ce1">
            <text:p>0.334501498237368</text:p>
          </table:table-cell>
          <table:table-cell office:value-type="float" office:value="0.126093000881316" table:style-name="ce1">
            <text:p>0.126093000881316</text:p>
          </table:table-cell>
          <table:table-cell office:value-type="float" office:value="0.407359876943005" table:style-name="ce1">
            <text:p>0.407359876943005</text:p>
          </table:table-cell>
          <table:table-cell office:value-type="float" office:value="0.205064861192714" table:style-name="ce1">
            <text:p>0.205064861192714</text:p>
          </table:table-cell>
          <table:table-cell office:value-type="float" office:value="1.21439171511628" table:style-name="ce1">
            <text:p>1.21439171511628</text:p>
          </table:table-cell>
          <table:table-cell office:value-type="float" office:value="0.329951395417156" table:style-name="ce1">
            <text:p>0.329951395417156</text:p>
          </table:table-cell>
          <table:table-cell office:value-type="float" office:value="0.544231865284974" table:style-name="ce1">
            <text:p>0.544231865284974</text:p>
          </table:table-cell>
          <table:table-cell office:value-type="float" office:value="0.508508460634548" table:style-name="ce1">
            <text:p>0.508508460634548</text:p>
          </table:table-cell>
          <table:table-cell office:value-type="float" office:value="NA" table:style-name="ce1">
            <text:p>NA</text:p>
          </table:table-cell>
          <table:table-cell office:value-type="float" office:value="0.65406669365285" table:style-name="ce1">
            <text:p>0.65406669365285</text:p>
          </table:table-cell>
          <table:table-cell office:value-type="float" office:value="0.646493775705053" table:style-name="ce1">
            <text:p>0.646493775705053</text:p>
          </table:table-cell>
          <table:table-cell office:value-type="float" office:value="2.48878713662791" table:style-name="ce1">
            <text:p>2.48878713662791</text:p>
          </table:table-cell>
          <table:table-cell office:value-type="float" office:value="0.530121449030552" table:style-name="ce1">
            <text:p>0.530121449030552</text:p>
          </table:table-cell>
          <table:table-cell office:value-type="float" office:value="0.725700631476684" table:style-name="ce1">
            <text:p>0.725700631476684</text:p>
          </table:table-cell>
          <table:table-cell office:value-type="float" office:value="0.521641711956522" table:style-name="ce1">
            <text:p>0.521641711956522</text:p>
          </table:table-cell>
          <table:table-cell office:value-type="float" office:value="2.37320515988372" table:style-name="ce1">
            <text:p>2.37320515988372</text:p>
          </table:table-cell>
          <table:table-cell office:value-type="float" office:value="2.52965734011628" table:style-name="ce1">
            <text:p>2.52965734011628</text:p>
          </table:table-cell>
          <table:table-cell office:value-type="float" office:value="0.377727475029377" table:style-name="ce1">
            <text:p>0.377727475029377</text:p>
          </table:table-cell>
          <table:table-cell office:value-type="float" office:value="1.84462587209302" table:style-name="ce1">
            <text:p>1.84462587209302</text:p>
          </table:table-cell>
          <table:table-cell office:value-type="float" office:value="1.05111417383292" table:style-name="ce1">
            <text:p>1.05111417383292</text:p>
          </table:table-cell>
          <table:table-cell office:value-type="float" office:value="0.392515309195065" table:style-name="ce1">
            <text:p>0.392515309195065</text:p>
          </table:table-cell>
          <table:table-cell office:value-type="float" office:value="1.74101860465116" table:style-name="ce1">
            <text:p>1.74101860465116</text:p>
          </table:table-cell>
          <table:table-cell office:value-type="float" office:value="0.449046889688602" table:style-name="ce1">
            <text:p>0.449046889688602</text:p>
          </table:table-cell>
          <table:table-cell office:value-type="float" office:value="0.730271775184275" table:style-name="ce1">
            <text:p>0.730271775184275</text:p>
          </table:table-cell>
          <table:table-cell office:value-type="float" office:value="1.59289665697674" table:style-name="ce1">
            <text:p>1.59289665697674</text:p>
          </table:table-cell>
          <table:table-cell office:value-type="float" office:value="0.59603855246114" table:style-name="ce1">
            <text:p>0.59603855246114</text:p>
          </table:table-cell>
          <table:table-cell office:value-type="float" office:value="0.432466590775558" table:style-name="ce1">
            <text:p>0.432466590775558</text:p>
          </table:table-cell>
          <table:table-cell office:value-type="float" office:value="1.54499781976744" table:style-name="ce1">
            <text:p>1.54499781976744</text:p>
          </table:table-cell>
          <table:table-cell office:value-type="float" office:value="NA" table:style-name="ce1">
            <text:p>NA</text:p>
          </table:table-cell>
          <table:table-cell office:value-type="float" office:value="0.447047602085781" table:style-name="ce1">
            <text:p>0.447047602085781</text:p>
          </table:table-cell>
          <table:table-cell office:value-type="float" office:value="2.66035348255814" table:style-name="ce1">
            <text:p>2.66035348255814</text:p>
          </table:table-cell>
          <table:table-cell office:value-type="float" office:value="0.258907744565217" table:style-name="ce1">
            <text:p>0.258907744565217</text:p>
          </table:table-cell>
          <table:table-cell office:value-type="float" office:value="1.25967201665479" table:style-name="ce1">
            <text:p>1.25967201665479</text:p>
          </table:table-cell>
          <table:table-cell office:value-type="float" office:value="1.17344105688731" table:style-name="ce1">
            <text:p>1.17344105688731</text:p>
          </table:table-cell>
          <table:table-cell office:value-type="float" office:value="1.41540886299288" table:style-name="ce1">
            <text:p>1.41540886299288</text:p>
          </table:table-cell>
          <table:table-cell office:value-type="float" office:value="0.646668912695596" table:style-name="ce1">
            <text:p>0.646668912695596</text:p>
          </table:table-cell>
          <table:table-cell office:value-type="float" office:value="0.561189018485751" table:style-name="ce1">
            <text:p>0.561189018485751</text:p>
          </table:table-cell>
          <table:table-cell office:value-type="float" office:value="1.01769771697927" table:style-name="ce1">
            <text:p>1.01769771697927</text:p>
          </table:table-cell>
          <table:table-cell office:value-type="float" office:value="0.801319537352332" table:style-name="ce1">
            <text:p>0.801319537352332</text:p>
          </table:table-cell>
          <table:table-cell office:value-type="float" office:value="0.66435440163342" table:style-name="ce1">
            <text:p>0.66435440163342</text:p>
          </table:table-cell>
          <table:table-cell office:value-type="float" office:value="0.603771761658031" table:style-name="ce1">
            <text:p>0.603771761658031</text:p>
          </table:table-cell>
          <table:table-cell office:value-type="float" office:value="0.830443002041775" table:style-name="ce1">
            <text:p>0.83044300204177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